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31144481152296" calcext:value-type="float">
            <text:p>-0,31144481152296</text:p>
          </table:table-cell>
          <table:table-cell office:value-type="float" office:value="-0.013585707638413" calcext:value-type="float">
            <text:p>-0,013585707638413</text:p>
          </table:table-cell>
          <table:table-cell office:value-type="float" office:value="3.2258712134923" calcext:value-type="float">
            <text:p>3,22587121349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14</text:p>
          </table:table-cell>
          <table:table-cell office:value-type="float" office:value="1.2310620397329" calcext:value-type="float">
            <text:p>1,2310620397329</text:p>
          </table:table-cell>
          <table:table-cell office:value-type="float" office:value="-0.010321902809665" calcext:value-type="float">
            <text:p>-0,010321902809665</text:p>
          </table:table-cell>
          <table:table-cell office:value-type="float" office:value="2.7676100374027" calcext:value-type="float">
            <text:p>2,76761003740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25</text:p>
          </table:table-cell>
          <table:table-cell office:value-type="float" office:value="2.7635878324509" calcext:value-type="float">
            <text:p>2,7635878324509</text:p>
          </table:table-cell>
          <table:table-cell office:value-type="float" office:value="-0.070385062135756" calcext:value-type="float">
            <text:p>-0,070385062135756</text:p>
          </table:table-cell>
          <table:table-cell office:value-type="float" office:value="21.216850751525" calcext:value-type="float">
            <text:p>21,2168507515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36</text:p>
          </table:table-cell>
          <table:table-cell office:value-type="float" office:value="4.2268508672714" calcext:value-type="float">
            <text:p>4,2268508672714</text:p>
          </table:table-cell>
          <table:table-cell office:value-type="float" office:value="-0.019582691602409" calcext:value-type="float">
            <text:p>-0,019582691602409</text:p>
          </table:table-cell>
          <table:table-cell office:value-type="float" office:value="5.4309983162364" calcext:value-type="float">
            <text:p>5,430998316236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47</text:p>
          </table:table-cell>
          <table:table-cell office:value-type="float" office:value="5.7519662380219" calcext:value-type="float">
            <text:p>5,7519662380219</text:p>
          </table:table-cell>
          <table:table-cell office:value-type="float" office:value="0.086915558204055" calcext:value-type="float">
            <text:p>0,086915558204055</text:p>
          </table:table-cell>
          <table:table-cell office:value-type="float" office:value="-25.813400175921" calcext:value-type="float">
            <text:p>-25,81340017592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58</text:p>
          </table:table-cell>
          <table:table-cell office:value-type="float" office:value="7.3048895597458" calcext:value-type="float">
            <text:p>7,3048895597458</text:p>
          </table:table-cell>
          <table:table-cell office:value-type="float" office:value="0.12331174686551" calcext:value-type="float">
            <text:p>0,12331174686551</text:p>
          </table:table-cell>
          <table:table-cell office:value-type="float" office:value="-40.783958450244" calcext:value-type="float">
            <text:p>-40,7839584502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69</text:p>
          </table:table-cell>
          <table:table-cell office:value-type="float" office:value="8.6826676130295" calcext:value-type="float">
            <text:p>8,6826676130295</text:p>
          </table:table-cell>
          <table:table-cell office:value-type="float" office:value="-0.010820156894624" calcext:value-type="float">
            <text:p>-0,010820156894624</text:p>
          </table:table-cell>
          <table:table-cell office:value-type="float" office:value="2.7791941479133" calcext:value-type="float">
            <text:p>2,779194147913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80</text:p>
          </table:table-cell>
          <table:table-cell office:value-type="float" office:value="-0.22898312658072" calcext:value-type="float">
            <text:p>-0,22898312658072</text:p>
          </table:table-cell>
          <table:table-cell office:value-type="float" office:value="1.5017558634281" calcext:value-type="float">
            <text:p>1,5017558634281</text:p>
          </table:table-cell>
          <table:table-cell office:value-type="float" office:value="-0.47278893625091" calcext:value-type="float">
            <text:p>-0,4727889362509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91</text:p>
          </table:table-cell>
          <table:table-cell office:value-type="float" office:value="1.3206812739372" calcext:value-type="float">
            <text:p>1,3206812739372</text:p>
          </table:table-cell>
          <table:table-cell office:value-type="float" office:value="1.4729899168015" calcext:value-type="float">
            <text:p>1,4729899168015</text:p>
          </table:table-cell>
          <table:table-cell office:value-type="float" office:value="9.6896662833584" calcext:value-type="float">
            <text:p>9,689666283358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02</text:p>
          </table:table-cell>
          <table:table-cell office:value-type="float" office:value="2.7754831314087" calcext:value-type="float">
            <text:p>2,7754831314087</text:p>
          </table:table-cell>
          <table:table-cell office:value-type="float" office:value="1.5734992921352" calcext:value-type="float">
            <text:p>1,5734992921352</text:p>
          </table:table-cell>
          <table:table-cell office:value-type="float" office:value="-22.817094234904" calcext:value-type="float">
            <text:p>-22,81709423490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13</text:p>
          </table:table-cell>
          <table:table-cell office:value-type="float" office:value="4.289191365242" calcext:value-type="float">
            <text:p>4,289191365242</text:p>
          </table:table-cell>
          <table:table-cell office:value-type="float" office:value="1.6149710118771" calcext:value-type="float">
            <text:p>1,6149710118771</text:p>
          </table:table-cell>
          <table:table-cell office:value-type="float" office:value="-36.834011032323" calcext:value-type="float">
            <text:p>-36,83401103232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24</text:p>
          </table:table-cell>
          <table:table-cell office:value-type="float" office:value="5.7734549045563" calcext:value-type="float">
            <text:p>5,7734549045563</text:p>
          </table:table-cell>
          <table:table-cell office:value-type="float" office:value="1.5334182977676" calcext:value-type="float">
            <text:p>1,5334182977676</text:p>
          </table:table-cell>
          <table:table-cell office:value-type="float" office:value="-10.614322818768" calcext:value-type="float">
            <text:p>-10,61432281876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35</text:p>
          </table:table-cell>
          <table:table-cell office:value-type="float" office:value="7.272714972496" calcext:value-type="float">
            <text:p>7,272714972496</text:p>
          </table:table-cell>
          <table:table-cell office:value-type="float" office:value="1.4286811649799" calcext:value-type="float">
            <text:p>1,4286811649799</text:p>
          </table:table-cell>
          <table:table-cell office:value-type="float" office:value="22.143492463288" calcext:value-type="float">
            <text:p>22,1434924632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46</text:p>
          </table:table-cell>
          <table:table-cell office:value-type="float" office:value="8.6761158704758" calcext:value-type="float">
            <text:p>8,6761158704758</text:p>
          </table:table-cell>
          <table:table-cell office:value-type="float" office:value="1.4998668432236" calcext:value-type="float">
            <text:p>1,4998668432236</text:p>
          </table:table-cell>
          <table:table-cell office:value-type="float" office:value="0.032665554632783" calcext:value-type="float">
            <text:p>0,03266555463278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57</text:p>
          </table:table-cell>
          <table:table-cell office:value-type="float" office:value="-0.32389219850302" calcext:value-type="float">
            <text:p>-0,32389219850302</text:p>
          </table:table-cell>
          <table:table-cell office:value-type="float" office:value="2.9998511075974" calcext:value-type="float">
            <text:p>2,9998511075974</text:p>
          </table:table-cell>
          <table:table-cell office:value-type="float" office:value="0.016961888866914" calcext:value-type="float">
            <text:p>0,0169618888669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68</text:p>
          </table:table-cell>
          <table:table-cell office:value-type="float" office:value="1.2373735010624" calcext:value-type="float">
            <text:p>1,2373735010624</text:p>
          </table:table-cell>
          <table:table-cell office:value-type="float" office:value="2.9369816184044" calcext:value-type="float">
            <text:p>2,9369816184044</text:p>
          </table:table-cell>
          <table:table-cell office:value-type="float" office:value="18.147286336133" calcext:value-type="float">
            <text:p>18,14728633613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79</text:p>
          </table:table-cell>
          <table:table-cell office:value-type="float" office:value="2.7491095662117" calcext:value-type="float">
            <text:p>2,7491095662117</text:p>
          </table:table-cell>
          <table:table-cell office:value-type="float" office:value="3.0834582448006" calcext:value-type="float">
            <text:p>3,0834582448006</text:p>
          </table:table-cell>
          <table:table-cell office:value-type="float" office:value="-24.068148272812" calcext:value-type="float">
            <text:p>-24,06814827281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90</text:p>
          </table:table-cell>
          <table:table-cell office:value-type="float" office:value="4.2735823988914" calcext:value-type="float">
            <text:p>4,2735823988914</text:p>
          </table:table-cell>
          <table:table-cell office:value-type="float" office:value="2.9667019844055" calcext:value-type="float">
            <text:p>2,9667019844055</text:p>
          </table:table-cell>
          <table:table-cell office:value-type="float" office:value="10.404140136804" calcext:value-type="float">
            <text:p>10,4041401368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01</text:p>
          </table:table-cell>
          <table:table-cell office:value-type="float" office:value="5.7755863666534" calcext:value-type="float">
            <text:p>5,7755863666534</text:p>
          </table:table-cell>
          <table:table-cell office:value-type="float" office:value="3.0042693018913" calcext:value-type="float">
            <text:p>3,0042693018913</text:p>
          </table:table-cell>
          <table:table-cell office:value-type="float" office:value="-1.3158152912073" calcext:value-type="float">
            <text:p>-1,315815291207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12</text:p>
          </table:table-cell>
          <table:table-cell office:value-type="float" office:value="7.2622716426849" calcext:value-type="float">
            <text:p>7,2622716426849</text:p>
          </table:table-cell>
          <table:table-cell office:value-type="float" office:value="3.0184406042099" calcext:value-type="float">
            <text:p>3,0184406042099</text:p>
          </table:table-cell>
          <table:table-cell office:value-type="float" office:value="-5.5651467791788" calcext:value-type="float">
            <text:p>-5,565146779178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23</text:p>
          </table:table-cell>
          <table:table-cell office:value-type="float" office:value="8.8822108507156" calcext:value-type="float">
            <text:p>8,8822108507156</text:p>
          </table:table-cell>
          <table:table-cell office:value-type="float" office:value="2.9768854379654" calcext:value-type="float">
            <text:p>2,9768854379654</text:p>
          </table:table-cell>
          <table:table-cell office:value-type="float" office:value="10.417667353988" calcext:value-type="float">
            <text:p>10,41766735398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34</text:p>
          </table:table-cell>
          <table:table-cell office:value-type="float" office:value="-0.31545799225569" calcext:value-type="float">
            <text:p>-0,31545799225569</text:p>
          </table:table-cell>
          <table:table-cell office:value-type="float" office:value="4.4871383905411" calcext:value-type="float">
            <text:p>4,4871383905411</text:p>
          </table:table-cell>
          <table:table-cell office:value-type="float" office:value="3.1899721094757" calcext:value-type="float">
            <text:p>3,189972109475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45</text:p>
          </table:table-cell>
          <table:table-cell office:value-type="float" office:value="1.216898933053" calcext:value-type="float">
            <text:p>1,216898933053</text:p>
          </table:table-cell>
          <table:table-cell office:value-type="float" office:value="4.4457641243935" calcext:value-type="float">
            <text:p>4,4457641243935</text:p>
          </table:table-cell>
          <table:table-cell office:value-type="float" office:value="14.849178920126" calcext:value-type="float">
            <text:p>14,84917892012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56</text:p>
          </table:table-cell>
          <table:table-cell office:value-type="float" office:value="2.7252769470215" calcext:value-type="float">
            <text:p>2,7252769470215</text:p>
          </table:table-cell>
          <table:table-cell office:value-type="float" office:value="4.5262885093689" calcext:value-type="float">
            <text:p>4,5262885093689</text:p>
          </table:table-cell>
          <table:table-cell office:value-type="float" office:value="-7.2177330589598" calcext:value-type="float">
            <text:p>-7,217733058959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67</text:p>
          </table:table-cell>
          <table:table-cell office:value-type="float" office:value="4.2227140069008" calcext:value-type="float">
            <text:p>4,2227140069008</text:p>
          </table:table-cell>
          <table:table-cell office:value-type="float" office:value="4.5603394508362" calcext:value-type="float">
            <text:p>4,5603394508362</text:p>
          </table:table-cell>
          <table:table-cell office:value-type="float" office:value="-16.754806421365" calcext:value-type="float">
            <text:p>-16,75480642136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78</text:p>
          </table:table-cell>
          <table:table-cell office:value-type="float" office:value="5.8308136463165" calcext:value-type="float">
            <text:p>5,8308136463165</text:p>
          </table:table-cell>
          <table:table-cell office:value-type="float" office:value="4.36637789011" calcext:value-type="float">
            <text:p>4,36637789011</text:p>
          </table:table-cell>
          <table:table-cell office:value-type="float" office:value="48.052345111871" calcext:value-type="float">
            <text:p>48,05234511187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89</text:p>
          </table:table-cell>
          <table:table-cell office:value-type="float" office:value="7.2015726566315" calcext:value-type="float">
            <text:p>7,2015726566315</text:p>
          </table:table-cell>
          <table:table-cell office:value-type="float" office:value="4.5379790663719" calcext:value-type="float">
            <text:p>4,5379790663719</text:p>
          </table:table-cell>
          <table:table-cell office:value-type="float" office:value="-9.9905230057467" calcext:value-type="float">
            <text:p>-9,990523005746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00</text:p>
          </table:table-cell>
          <table:table-cell office:value-type="float" office:value="8.8026320934296" calcext:value-type="float">
            <text:p>8,8026320934296</text:p>
          </table:table-cell>
          <table:table-cell office:value-type="float" office:value="4.412234723568" calcext:value-type="float">
            <text:p>4,412234723568</text:p>
          </table:table-cell>
          <table:table-cell office:value-type="float" office:value="30.087103889247" calcext:value-type="float">
            <text:p>30,08710388924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11</text:p>
          </table:table-cell>
          <table:table-cell office:value-type="float" office:value="-0.25086695328355" calcext:value-type="float">
            <text:p>-0,25086695328355</text:p>
          </table:table-cell>
          <table:table-cell office:value-type="float" office:value="5.9168618917465" calcext:value-type="float">
            <text:p>5,9168618917465</text:p>
          </table:table-cell>
          <table:table-cell office:value-type="float" office:value="24.311590346561" calcext:value-type="float">
            <text:p>24,31159034656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22</text:p>
          </table:table-cell>
          <table:table-cell office:value-type="float" office:value="1.2585949897766" calcext:value-type="float">
            <text:p>1,2585949897766</text:p>
          </table:table-cell>
          <table:table-cell office:value-type="float" office:value="5.9213072061539" calcext:value-type="float">
            <text:p>5,9213072061539</text:p>
          </table:table-cell>
          <table:table-cell office:value-type="float" office:value="23.648430397556" calcext:value-type="float">
            <text:p>23,64843039755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33</text:p>
          </table:table-cell>
          <table:table-cell office:value-type="float" office:value="2.7097424864769" calcext:value-type="float">
            <text:p>2,7097424864769</text:p>
          </table:table-cell>
          <table:table-cell office:value-type="float" office:value="5.9792101383209" calcext:value-type="float">
            <text:p>5,9792101383209</text:p>
          </table:table-cell>
          <table:table-cell office:value-type="float" office:value="5.5510583481971" calcext:value-type="float">
            <text:p>5,551058348197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44</text:p>
          </table:table-cell>
          <table:table-cell office:value-type="float" office:value="4.2726582288742" calcext:value-type="float">
            <text:p>4,2726582288742</text:p>
          </table:table-cell>
          <table:table-cell office:value-type="float" office:value="6.0710477828979" calcext:value-type="float">
            <text:p>6,0710477828979</text:p>
          </table:table-cell>
          <table:table-cell office:value-type="float" office:value="-22.18632409527" calcext:value-type="float">
            <text:p>-22,1863240952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55</text:p>
          </table:table-cell>
          <table:table-cell office:value-type="float" office:value="5.6966716051102" calcext:value-type="float">
            <text:p>5,6966716051102</text:p>
          </table:table-cell>
          <table:table-cell office:value-type="float" office:value="5.9736031293869" calcext:value-type="float">
            <text:p>5,9736031293869</text:p>
          </table:table-cell>
          <table:table-cell office:value-type="float" office:value="6.836966581785" calcext:value-type="float">
            <text:p>6,8369665817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66</text:p>
          </table:table-cell>
          <table:table-cell office:value-type="float" office:value="7.3132282495499" calcext:value-type="float">
            <text:p>7,3132282495499</text:p>
          </table:table-cell>
          <table:table-cell office:value-type="float" office:value="6.1231625080109" calcext:value-type="float">
            <text:p>6,1231625080109</text:p>
          </table:table-cell>
          <table:table-cell office:value-type="float" office:value="-42.000130103652" calcext:value-type="float">
            <text:p>-42,0001301036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77</text:p>
          </table:table-cell>
          <table:table-cell office:value-type="float" office:value="8.7861287593842" calcext:value-type="float">
            <text:p>8,7861287593842</text:p>
          </table:table-cell>
          <table:table-cell office:value-type="float" office:value="6.0537403821945" calcext:value-type="float">
            <text:p>6,0537403821945</text:p>
          </table:table-cell>
          <table:table-cell office:value-type="float" office:value="-17.500768041914" calcext:value-type="float">
            <text:p>-17,50076804191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88</text:p>
          </table:table-cell>
          <table:table-cell office:value-type="float" office:value="-0.3237722069025" calcext:value-type="float">
            <text:p>-0,3237722069025</text:p>
          </table:table-cell>
          <table:table-cell office:value-type="float" office:value="7.4990701675415" calcext:value-type="float">
            <text:p>7,4990701675415</text:p>
          </table:table-cell>
          <table:table-cell office:value-type="float" office:value="0.050558034956431" calcext:value-type="float">
            <text:p>0,0505580349564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99</text:p>
          </table:table-cell>
          <table:table-cell office:value-type="float" office:value="1.2300131469965" calcext:value-type="float">
            <text:p>1,2300131469965</text:p>
          </table:table-cell>
          <table:table-cell office:value-type="float" office:value="7.529268860817" calcext:value-type="float">
            <text:p>7,529268860817</text:p>
          </table:table-cell>
          <table:table-cell office:value-type="float" office:value="-7.997909928583" calcext:value-type="float">
            <text:p>-7,99790992858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10</text:p>
          </table:table-cell>
          <table:table-cell office:value-type="float" office:value="2.8453296422958" calcext:value-type="float">
            <text:p>2,8453296422958</text:p>
          </table:table-cell>
          <table:table-cell office:value-type="float" office:value="7.4112200737" calcext:value-type="float">
            <text:p>7,4112200737</text:p>
          </table:table-cell>
          <table:table-cell office:value-type="float" office:value="33.53087917255" calcext:value-type="float">
            <text:p>33,5308791725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21</text:p>
          </table:table-cell>
          <table:table-cell office:value-type="float" office:value="4.3428748846054" calcext:value-type="float">
            <text:p>4,3428748846054</text:p>
          </table:table-cell>
          <table:table-cell office:value-type="float" office:value="7.5903517007828" calcext:value-type="float">
            <text:p>7,5903517007828</text:p>
          </table:table-cell>
          <table:table-cell office:value-type="float" office:value="-34.140663162159" calcext:value-type="float">
            <text:p>-34,1406631621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32</text:p>
          </table:table-cell>
          <table:table-cell office:value-type="float" office:value="5.7336366176605" calcext:value-type="float">
            <text:p>5,7336366176605</text:p>
          </table:table-cell>
          <table:table-cell office:value-type="float" office:value="7.4903738498688" calcext:value-type="float">
            <text:p>7,4903738498688</text:p>
          </table:table-cell>
          <table:table-cell office:value-type="float" office:value="2.7331801688975" calcext:value-type="float">
            <text:p>2,733180168897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43</text:p>
          </table:table-cell>
          <table:table-cell office:value-type="float" office:value="7.1951550245285" calcext:value-type="float">
            <text:p>7,1951550245285</text:p>
          </table:table-cell>
          <table:table-cell office:value-type="float" office:value="7.4690091609955" calcext:value-type="float">
            <text:p>7,4690091609955</text:p>
          </table:table-cell>
          <table:table-cell office:value-type="float" office:value="7.8542528638415" calcext:value-type="float">
            <text:p>7,85425286384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54</text:p>
          </table:table-cell>
          <table:table-cell office:value-type="float" office:value="8.7083804607391" calcext:value-type="float">
            <text:p>8,7083804607391</text:p>
          </table:table-cell>
          <table:table-cell office:value-type="float" office:value="7.5338846445084" calcext:value-type="float">
            <text:p>7,5338846445084</text:p>
          </table:table-cell>
          <table:table-cell office:value-type="float" office:value="-9.0594223350476" calcext:value-type="float">
            <text:p>-9,059422335047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65</text:p>
          </table:table-cell>
          <table:table-cell office:value-type="float" office:value="-0.13094167225063" calcext:value-type="float">
            <text:p>-0,13094167225063</text:p>
          </table:table-cell>
          <table:table-cell office:value-type="float" office:value="9.071963429451" calcext:value-type="float">
            <text:p>9,071963429451</text:p>
          </table:table-cell>
          <table:table-cell office:value-type="float" office:value="-30.100948871321" calcext:value-type="float">
            <text:p>-30,1009488713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76</text:p>
          </table:table-cell>
          <table:table-cell office:value-type="float" office:value="1.2854778766632" calcext:value-type="float">
            <text:p>1,2854778766632</text:p>
          </table:table-cell>
          <table:table-cell office:value-type="float" office:value="9.0132075548172" calcext:value-type="float">
            <text:p>9,0132075548172</text:p>
          </table:table-cell>
          <table:table-cell office:value-type="float" office:value="-4.3727429998908" calcext:value-type="float">
            <text:p>-4,372742999890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87</text:p>
          </table:table-cell>
          <table:table-cell office:value-type="float" office:value="2.7581402659416" calcext:value-type="float">
            <text:p>2,7581402659416</text:p>
          </table:table-cell>
          <table:table-cell office:value-type="float" office:value="9.0749800205231" calcext:value-type="float">
            <text:p>9,0749800205231</text:p>
          </table:table-cell>
          <table:table-cell office:value-type="float" office:value="-22.3905290388" calcext:value-type="float">
            <text:p>-22,390529038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98</text:p>
          </table:table-cell>
          <table:table-cell office:value-type="float" office:value="4.1779828071594" calcext:value-type="float">
            <text:p>4,1779828071594</text:p>
          </table:table-cell>
          <table:table-cell office:value-type="float" office:value="8.9996320009232" calcext:value-type="float">
            <text:p>8,9996320009232</text:p>
          </table:table-cell>
          <table:table-cell office:value-type="float" office:value="-0.055278477905567" calcext:value-type="float">
            <text:p>-0,05527847790556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09</text:p>
          </table:table-cell>
          <table:table-cell office:value-type="float" office:value="5.70696413517" calcext:value-type="float">
            <text:p>5,70696413517</text:p>
          </table:table-cell>
          <table:table-cell office:value-type="float" office:value="8.9632207155228" calcext:value-type="float">
            <text:p>8,9632207155228</text:p>
          </table:table-cell>
          <table:table-cell office:value-type="float" office:value="9.9166597530341" calcext:value-type="float">
            <text:p>9,916659753034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20</text:p>
          </table:table-cell>
          <table:table-cell office:value-type="float" office:value="7.2719150781631" calcext:value-type="float">
            <text:p>7,2719150781631</text:p>
          </table:table-cell>
          <table:table-cell office:value-type="float" office:value="9.049164056778" calcext:value-type="float">
            <text:p>9,049164056778</text:p>
          </table:table-cell>
          <table:table-cell office:value-type="float" office:value="-15.380384436079" calcext:value-type="float">
            <text:p>-15,38038443607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31</text:p>
          </table:table-cell>
          <table:table-cell office:value-type="float" office:value="8.7240409851074" calcext:value-type="float">
            <text:p>8,7240409851074</text:p>
          </table:table-cell>
          <table:table-cell office:value-type="float" office:value="8.9335125684738" calcext:value-type="float">
            <text:p>8,9335125684738</text:p>
          </table:table-cell>
          <table:table-cell office:value-type="float" office:value="18.494352223767" calcext:value-type="float">
            <text:p>18,4943522237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42</text:p>
          </table:table-cell>
          <table:table-cell office:value-type="float" office:value="-0.22059315815568" calcext:value-type="float">
            <text:p>-0,22059315815568</text:p>
          </table:table-cell>
          <table:table-cell office:value-type="float" office:value="10.609622001648" calcext:value-type="float">
            <text:p>10,609622001648</text:p>
          </table:table-cell>
          <table:table-cell office:value-type="float" office:value="-34.376301203564" calcext:value-type="float">
            <text:p>-34,37630120356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53</text:p>
          </table:table-cell>
          <table:table-cell office:value-type="float" office:value="1.2081424146891" calcext:value-type="float">
            <text:p>1,2081424146891</text:p>
          </table:table-cell>
          <table:table-cell office:value-type="float" office:value="10.539219379425" calcext:value-type="float">
            <text:p>10,539219379425</text:p>
          </table:table-cell>
          <table:table-cell office:value-type="float" office:value="-10.410194753841" calcext:value-type="float">
            <text:p>-10,41019475384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69717139005661" calcext:value-type="float">
            <text:p>-0,69717139005661</text:p>
          </table:table-cell>
          <table:table-cell office:value-type="float" office:value="-0.058044837787747" calcext:value-type="float">
            <text:p>-0,058044837787747</text:p>
          </table:table-cell>
          <table:table-cell office:value-type="float" office:value="7.7781891746885" calcext:value-type="float">
            <text:p>7,77818917468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14</text:p>
          </table:table-cell>
          <table:table-cell office:value-type="float" office:value="0.91280125081539" calcext:value-type="float">
            <text:p>0,91280125081539</text:p>
          </table:table-cell>
          <table:table-cell office:value-type="float" office:value="-0.043637887574732" calcext:value-type="float">
            <text:p>-0,043637887574732</text:p>
          </table:table-cell>
          <table:table-cell office:value-type="float" office:value="6.876683776166" calcext:value-type="float">
            <text:p>6,87668377616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25</text:p>
          </table:table-cell>
          <table:table-cell office:value-type="float" office:value="2.5623986124992" calcext:value-type="float">
            <text:p>2,5623986124992</text:p>
          </table:table-cell>
          <table:table-cell office:value-type="float" office:value="-0.28170231729746" calcext:value-type="float">
            <text:p>-0,28170231729746</text:p>
          </table:table-cell>
          <table:table-cell office:value-type="float" office:value="52.000874546683" calcext:value-type="float">
            <text:p>52,00087454668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36</text:p>
          </table:table-cell>
          <table:table-cell office:value-type="float" office:value="3.9050832390785" calcext:value-type="float">
            <text:p>3,9050832390785</text:p>
          </table:table-cell>
          <table:table-cell office:value-type="float" office:value="-0.083923097699881" calcext:value-type="float">
            <text:p>-0,083923097699881</text:p>
          </table:table-cell>
          <table:table-cell office:value-type="float" office:value="12.485961435707" calcext:value-type="float">
            <text:p>12,48596143570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47</text:p>
          </table:table-cell>
          <table:table-cell office:value-type="float" office:value="5.5768477916718" calcext:value-type="float">
            <text:p>5,5768477916718</text:p>
          </table:table-cell>
          <table:table-cell office:value-type="float" office:value="0.34647721797228" calcext:value-type="float">
            <text:p>0,34647721797228</text:p>
          </table:table-cell>
          <table:table-cell office:value-type="float" office:value="-63.903066003399" calcext:value-type="float">
            <text:p>-63,9030660033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58</text:p>
          </table:table-cell>
          <table:table-cell office:value-type="float" office:value="7.3073530197144" calcext:value-type="float">
            <text:p>7,3073530197144</text:p>
          </table:table-cell>
          <table:table-cell office:value-type="float" office:value="0.39426200091839" calcext:value-type="float">
            <text:p>0,39426200091839</text:p>
          </table:table-cell>
          <table:table-cell office:value-type="float" office:value="-100.21038343952" calcext:value-type="float">
            <text:p>-100,210383439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69</text:p>
          </table:table-cell>
          <table:table-cell office:value-type="float" office:value="8.2945185899734" calcext:value-type="float">
            <text:p>8,2945185899734</text:p>
          </table:table-cell>
          <table:table-cell office:value-type="float" office:value="-0.049719396047294" calcext:value-type="float">
            <text:p>-0,049719396047294</text:p>
          </table:table-cell>
          <table:table-cell office:value-type="float" office:value="6.7925008523996" calcext:value-type="float">
            <text:p>6,792500852399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80</text:p>
          </table:table-cell>
          <table:table-cell office:value-type="float" office:value="-0.49190375953913" calcext:value-type="float">
            <text:p>-0,49190375953913</text:p>
          </table:table-cell>
          <table:table-cell office:value-type="float" office:value="1.5061780810356" calcext:value-type="float">
            <text:p>1,5061780810356</text:p>
          </table:table-cell>
          <table:table-cell office:value-type="float" office:value="-1.0132648904992" calcext:value-type="float">
            <text:p>-1,013264890499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91</text:p>
          </table:table-cell>
          <table:table-cell office:value-type="float" office:value="1.1441989243031" calcext:value-type="float">
            <text:p>1,1441989243031</text:p>
          </table:table-cell>
          <table:table-cell office:value-type="float" office:value="1.3959519565105" calcext:value-type="float">
            <text:p>1,3959519565105</text:p>
          </table:table-cell>
          <table:table-cell office:value-type="float" office:value="23.837244244897" calcext:value-type="float">
            <text:p>23,83724424489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02</text:p>
          </table:table-cell>
          <table:table-cell office:value-type="float" office:value="2.5988504290581" calcext:value-type="float">
            <text:p>2,5988504290581</text:p>
          </table:table-cell>
          <table:table-cell office:value-type="float" office:value="1.7905451357365" calcext:value-type="float">
            <text:p>1,7905451357365</text:p>
          </table:table-cell>
          <table:table-cell office:value-type="float" office:value="-56.307542096278" calcext:value-type="float">
            <text:p>-56,30754209627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13</text:p>
          </table:table-cell>
          <table:table-cell office:value-type="float" office:value="4.2449361085892" calcext:value-type="float">
            <text:p>4,2449361085892</text:p>
          </table:table-cell>
          <table:table-cell office:value-type="float" office:value="1.8942530453205" calcext:value-type="float">
            <text:p>1,8942530453205</text:p>
          </table:table-cell>
          <table:table-cell office:value-type="float" office:value="-90.417600741052" calcext:value-type="float">
            <text:p>-90,41760074105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24</text:p>
          </table:table-cell>
          <table:table-cell office:value-type="float" office:value="5.5301630496979" calcext:value-type="float">
            <text:p>5,5301630496979</text:p>
          </table:table-cell>
          <table:table-cell office:value-type="float" office:value="1.6402170062065" calcext:value-type="float">
            <text:p>1,6402170062065</text:p>
          </table:table-cell>
          <table:table-cell office:value-type="float" office:value="-26.15265690597" calcext:value-type="float">
            <text:p>-26,1526569059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35</text:p>
          </table:table-cell>
          <table:table-cell office:value-type="float" office:value="7.0893090963364" calcext:value-type="float">
            <text:p>7,0893090963364</text:p>
          </table:table-cell>
          <table:table-cell office:value-type="float" office:value="1.2150247395039" calcext:value-type="float">
            <text:p>1,2150247395039</text:p>
          </table:table-cell>
          <table:table-cell office:value-type="float" office:value="54.774924448341" calcext:value-type="float">
            <text:p>54,77492444834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46</text:p>
          </table:table-cell>
          <table:table-cell office:value-type="float" office:value="8.2768714427948" calcext:value-type="float">
            <text:p>8,2768714427948</text:p>
          </table:table-cell>
          <table:table-cell office:value-type="float" office:value="1.4995104074478" calcext:value-type="float">
            <text:p>1,4995104074478</text:p>
          </table:table-cell>
          <table:table-cell office:value-type="float" office:value="0.086060656934597" calcext:value-type="float">
            <text:p>0,0860606569345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57</text:p>
          </table:table-cell>
          <table:table-cell office:value-type="float" office:value="-0.72293624281883" calcext:value-type="float">
            <text:p>-0,72293624281883</text:p>
          </table:table-cell>
          <table:table-cell office:value-type="float" office:value="2.9997938871384" calcext:value-type="float">
            <text:p>2,9997938871384</text:p>
          </table:table-cell>
          <table:table-cell office:value-type="float" office:value="-0.023364546748804" calcext:value-type="float">
            <text:p>-0,02336454674880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68</text:p>
          </table:table-cell>
          <table:table-cell office:value-type="float" office:value="0.9868947416544" calcext:value-type="float">
            <text:p>0,9868947416544</text:p>
          </table:table-cell>
          <table:table-cell office:value-type="float" office:value="2.7358138561249" calcext:value-type="float">
            <text:p>2,7358138561249</text:p>
          </table:table-cell>
          <table:table-cell office:value-type="float" office:value="44.477237257988" calcext:value-type="float">
            <text:p>44,47723725798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79</text:p>
          </table:table-cell>
          <table:table-cell office:value-type="float" office:value="2.5510174036026" calcext:value-type="float">
            <text:p>2,5510174036026</text:p>
          </table:table-cell>
          <table:table-cell office:value-type="float" office:value="3.3340674638748" calcext:value-type="float">
            <text:p>3,3340674638748</text:p>
          </table:table-cell>
          <table:table-cell office:value-type="float" office:value="-59.032112929472" calcext:value-type="float">
            <text:p>-59,03211292947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90</text:p>
          </table:table-cell>
          <table:table-cell office:value-type="float" office:value="4.0329986810684" calcext:value-type="float">
            <text:p>4,0329986810684</text:p>
          </table:table-cell>
          <table:table-cell office:value-type="float" office:value="2.8638583421707" calcext:value-type="float">
            <text:p>2,8638583421707</text:p>
          </table:table-cell>
          <table:table-cell office:value-type="float" office:value="25.450835562056" calcext:value-type="float">
            <text:p>25,45083556205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01</text:p>
          </table:table-cell>
          <table:table-cell office:value-type="float" office:value="5.5180895328522" calcext:value-type="float">
            <text:p>5,5180895328522</text:p>
          </table:table-cell>
          <table:table-cell office:value-type="float" office:value="3.017084300518" calcext:value-type="float">
            <text:p>3,017084300518</text:p>
          </table:table-cell>
          <table:table-cell office:value-type="float" office:value="-3.1833050262397" calcext:value-type="float">
            <text:p>-3,183305026239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12</text:p>
          </table:table-cell>
          <table:table-cell office:value-type="float" office:value="6.9933992624283" calcext:value-type="float">
            <text:p>6,9933992624283</text:p>
          </table:table-cell>
          <table:table-cell office:value-type="float" office:value="3.0776232481003" calcext:value-type="float">
            <text:p>3,0776232481003</text:p>
          </table:table-cell>
          <table:table-cell office:value-type="float" office:value="-13.798125420406" calcext:value-type="float">
            <text:p>-13,7981254204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23</text:p>
          </table:table-cell>
          <table:table-cell office:value-type="float" office:value="8.7946557998657" calcext:value-type="float">
            <text:p>8,7946557998657</text:p>
          </table:table-cell>
          <table:table-cell office:value-type="float" office:value="2.9232674837112" calcext:value-type="float">
            <text:p>2,9232674837112</text:p>
          </table:table-cell>
          <table:table-cell office:value-type="float" office:value="25.489416661536" calcext:value-type="float">
            <text:p>25,48941666153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34</text:p>
          </table:table-cell>
          <table:table-cell office:value-type="float" office:value="-0.70024028420448" calcext:value-type="float">
            <text:p>-0,70024028420448</text:p>
          </table:table-cell>
          <table:table-cell office:value-type="float" office:value="4.4433078169823" calcext:value-type="float">
            <text:p>4,4433078169823</text:p>
          </table:table-cell>
          <table:table-cell office:value-type="float" office:value="7.7633003520358" calcext:value-type="float">
            <text:p>7,763300352035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45</text:p>
          </table:table-cell>
          <table:table-cell office:value-type="float" office:value="0.9220764786005" calcext:value-type="float">
            <text:p>0,9220764786005</text:p>
          </table:table-cell>
          <table:table-cell office:value-type="float" office:value="4.2636543512344" calcext:value-type="float">
            <text:p>4,2636543512344</text:p>
          </table:table-cell>
          <table:table-cell office:value-type="float" office:value="37.321185610097" calcext:value-type="float">
            <text:p>37,32118561009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56</text:p>
          </table:table-cell>
          <table:table-cell office:value-type="float" office:value="2.4073067307472" calcext:value-type="float">
            <text:p>2,4073067307472</text:p>
          </table:table-cell>
          <table:table-cell office:value-type="float" office:value="4.6141791343689" calcext:value-type="float">
            <text:p>4,6141791343689</text:p>
          </table:table-cell>
          <table:table-cell office:value-type="float" office:value="-17.629886508747" calcext:value-type="float">
            <text:p>-17,62988650874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67</text:p>
          </table:table-cell>
          <table:table-cell office:value-type="float" office:value="3.9451357722282" calcext:value-type="float">
            <text:p>3,9451357722282</text:p>
          </table:table-cell>
          <table:table-cell office:value-type="float" office:value="4.7595143318176" calcext:value-type="float">
            <text:p>4,7595143318176</text:p>
          </table:table-cell>
          <table:table-cell office:value-type="float" office:value="-41.20059263934" calcext:value-type="float">
            <text:p>-41,200592639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78</text:p>
          </table:table-cell>
          <table:table-cell office:value-type="float" office:value="5.9100860357285" calcext:value-type="float">
            <text:p>5,9100860357285</text:p>
          </table:table-cell>
          <table:table-cell office:value-type="float" office:value="4.1274762153625" calcext:value-type="float">
            <text:p>4,1274762153625</text:p>
          </table:table-cell>
          <table:table-cell office:value-type="float" office:value="118.41398591449" calcext:value-type="float">
            <text:p>118,4139859144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89</text:p>
          </table:table-cell>
          <table:table-cell office:value-type="float" office:value="6.8617802858353" calcext:value-type="float">
            <text:p>6,8617802858353</text:p>
          </table:table-cell>
          <table:table-cell office:value-type="float" office:value="4.6681600809097" calcext:value-type="float">
            <text:p>4,6681600809097</text:p>
          </table:table-cell>
          <table:table-cell office:value-type="float" office:value="-24.442748658976" calcext:value-type="float">
            <text:p>-24,44274865897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00</text:p>
          </table:table-cell>
          <table:table-cell office:value-type="float" office:value="8.7113523483276" calcext:value-type="float">
            <text:p>8,7113523483276</text:p>
          </table:table-cell>
          <table:table-cell office:value-type="float" office:value="4.1783800721169" calcext:value-type="float">
            <text:p>4,1783800721169</text:p>
          </table:table-cell>
          <table:table-cell office:value-type="float" office:value="75.062791253351" calcext:value-type="float">
            <text:p>75,06279125335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11</text:p>
          </table:table-cell>
          <table:table-cell office:value-type="float" office:value="-0.45101594179869" calcext:value-type="float">
            <text:p>-0,45101594179869</text:p>
          </table:table-cell>
          <table:table-cell office:value-type="float" office:value="5.6858146190643" calcext:value-type="float">
            <text:p>5,6858146190643</text:p>
          </table:table-cell>
          <table:table-cell office:value-type="float" office:value="53.728606670525" calcext:value-type="float">
            <text:p>53,72860667052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22</text:p>
          </table:table-cell>
          <table:table-cell office:value-type="float" office:value="1.0707026720047" calcext:value-type="float">
            <text:p>1,0707026720047</text:p>
          </table:table-cell>
          <table:table-cell office:value-type="float" office:value="5.6828463077545" calcext:value-type="float">
            <text:p>5,6828463077545</text:p>
          </table:table-cell>
          <table:table-cell office:value-type="float" office:value="58.55782320545" calcext:value-type="float">
            <text:p>58,5578232054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33</text:p>
          </table:table-cell>
          <table:table-cell office:value-type="float" office:value="2.3620787262917" calcext:value-type="float">
            <text:p>2,3620787262917</text:p>
          </table:table-cell>
          <table:table-cell office:value-type="float" office:value="5.9071040153503" calcext:value-type="float">
            <text:p>5,9071040153503</text:p>
          </table:table-cell>
          <table:table-cell office:value-type="float" office:value="13.652268773431" calcext:value-type="float">
            <text:p>13,65226877343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44</text:p>
          </table:table-cell>
          <table:table-cell office:value-type="float" office:value="4.0884551405907" calcext:value-type="float">
            <text:p>4,0884551405907</text:p>
          </table:table-cell>
          <table:table-cell office:value-type="float" office:value="6.2820780277252" calcext:value-type="float">
            <text:p>6,2820780277252</text:p>
          </table:table-cell>
          <table:table-cell office:value-type="float" office:value="-54.468845106234" calcext:value-type="float">
            <text:p>-54,4688451062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55</text:p>
          </table:table-cell>
          <table:table-cell office:value-type="float" office:value="5.3340911865234" calcext:value-type="float">
            <text:p>5,3340911865234</text:p>
          </table:table-cell>
          <table:table-cell office:value-type="float" office:value="5.8811181783676" calcext:value-type="float">
            <text:p>5,8811181783676</text:p>
          </table:table-cell>
          <table:table-cell office:value-type="float" office:value="17.023398048559" calcext:value-type="float">
            <text:p>17,02339804855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66</text:p>
          </table:table-cell>
          <table:table-cell office:value-type="float" office:value="7.3332643508911" calcext:value-type="float">
            <text:p>7,3332643508911</text:p>
          </table:table-cell>
          <table:table-cell office:value-type="float" office:value="6.388396024704" calcext:value-type="float">
            <text:p>6,388396024704</text:p>
          </table:table-cell>
          <table:table-cell office:value-type="float" office:value="-104.13939937664" calcext:value-type="float">
            <text:p>-104,139399376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77</text:p>
          </table:table-cell>
          <table:table-cell office:value-type="float" office:value="8.591782450676" calcext:value-type="float">
            <text:p>8,591782450676</text:p>
          </table:table-cell>
          <table:table-cell office:value-type="float" office:value="6.2130886316299" calcext:value-type="float">
            <text:p>6,2130886316299</text:p>
          </table:table-cell>
          <table:table-cell office:value-type="float" office:value="-42.949256243979" calcext:value-type="float">
            <text:p>-42,94925624397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88</text:p>
          </table:table-cell>
          <table:table-cell office:value-type="float" office:value="-0.72194956243038" calcext:value-type="float">
            <text:p>-0,72194956243038</text:p>
          </table:table-cell>
          <table:table-cell office:value-type="float" office:value="7.4982005357742" calcext:value-type="float">
            <text:p>7,4982005357742</text:p>
          </table:table-cell>
          <table:table-cell office:value-type="float" office:value="0.079145686920424" calcext:value-type="float">
            <text:p>0,0791456869204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99</text:p>
          </table:table-cell>
          <table:table-cell office:value-type="float" office:value="0.92063374817371" calcext:value-type="float">
            <text:p>0,92063374817371</text:p>
          </table:table-cell>
          <table:table-cell office:value-type="float" office:value="7.6251876354218" calcext:value-type="float">
            <text:p>7,6251876354218</text:p>
          </table:table-cell>
          <table:table-cell office:value-type="float" office:value="-19.670193362388" calcext:value-type="float">
            <text:p>-19,6701933623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10</text:p>
          </table:table-cell>
          <table:table-cell office:value-type="float" office:value="2.8096652030945" calcext:value-type="float">
            <text:p>2,8096652030945</text:p>
          </table:table-cell>
          <table:table-cell office:value-type="float" office:value="7.2136247158051" calcext:value-type="float">
            <text:p>7,2136247158051</text:p>
          </table:table-cell>
          <table:table-cell office:value-type="float" office:value="82.11594174622" calcext:value-type="float">
            <text:p>82,1159417462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21</text:p>
          </table:table-cell>
          <table:table-cell office:value-type="float" office:value="4.3109822273254" calcext:value-type="float">
            <text:p>4,3109822273254</text:p>
          </table:table-cell>
          <table:table-cell office:value-type="float" office:value="7.792454957962" calcext:value-type="float">
            <text:p>7,792454957962</text:p>
          </table:table-cell>
          <table:table-cell office:value-type="float" office:value="-83.655816734217" calcext:value-type="float">
            <text:p>-83,65581673421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32</text:p>
          </table:table-cell>
          <table:table-cell office:value-type="float" office:value="5.4150199890137" calcext:value-type="float">
            <text:p>5,4150199890137</text:p>
          </table:table-cell>
          <table:table-cell office:value-type="float" office:value="7.4578702449799" calcext:value-type="float">
            <text:p>7,4578702449799</text:p>
          </table:table-cell>
          <table:table-cell office:value-type="float" office:value="6.7730680772453" calcext:value-type="float">
            <text:p>6,773068077245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43</text:p>
          </table:table-cell>
          <table:table-cell office:value-type="float" office:value="6.837637424469" calcext:value-type="float">
            <text:p>6,837637424469</text:p>
          </table:table-cell>
          <table:table-cell office:value-type="float" office:value="7.3642855882645" calcext:value-type="float">
            <text:p>7,3642855882645</text:p>
          </table:table-cell>
          <table:table-cell office:value-type="float" office:value="19.21775766239" calcext:value-type="float">
            <text:p>19,217757662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54</text:p>
          </table:table-cell>
          <table:table-cell office:value-type="float" office:value="8.3712422847748" calcext:value-type="float">
            <text:p>8,3712422847748</text:p>
          </table:table-cell>
          <table:table-cell office:value-type="float" office:value="7.6505559682846" calcext:value-type="float">
            <text:p>7,6505559682846</text:p>
          </table:table-cell>
          <table:table-cell office:value-type="float" office:value="-22.177411302639" calcext:value-type="float">
            <text:p>-22,17741130263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65</text:p>
          </table:table-cell>
          <table:table-cell office:value-type="float" office:value="-0.164416693151" calcext:value-type="float">
            <text:p>-0,164416693151</text:p>
          </table:table-cell>
          <table:table-cell office:value-type="float" office:value="9.2261552810669" calcext:value-type="float">
            <text:p>9,2261552810669</text:p>
          </table:table-cell>
          <table:table-cell office:value-type="float" office:value="-73.739037392246" calcext:value-type="float">
            <text:p>-73,73903739224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76</text:p>
          </table:table-cell>
          <table:table-cell office:value-type="float" office:value="1.053636521101" calcext:value-type="float">
            <text:p>1,053636521101</text:p>
          </table:table-cell>
          <table:table-cell office:value-type="float" office:value="9.0546023845673" calcext:value-type="float">
            <text:p>9,0546023845673</text:p>
          </table:table-cell>
          <table:table-cell office:value-type="float" office:value="-10.787311632922" calcext:value-type="float">
            <text:p>-10,78731163292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87</text:p>
          </table:table-cell>
          <table:table-cell office:value-type="float" office:value="2.5595209002495" calcext:value-type="float">
            <text:p>2,5595209002495</text:p>
          </table:table-cell>
          <table:table-cell office:value-type="float" office:value="9.3029630184174" calcext:value-type="float">
            <text:p>9,3029630184174</text:p>
          </table:table-cell>
          <table:table-cell office:value-type="float" office:value="-55.501731338015" calcext:value-type="float">
            <text:p>-55,50173133801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98</text:p>
          </table:table-cell>
          <table:table-cell office:value-type="float" office:value="3.7809520959854" calcext:value-type="float">
            <text:p>3,7809520959854</text:p>
          </table:table-cell>
          <table:table-cell office:value-type="float" office:value="9.0001332759857" calcext:value-type="float">
            <text:p>9,0001332759857</text:p>
          </table:table-cell>
          <table:table-cell office:value-type="float" office:value="-0.10438700084972" calcext:value-type="float">
            <text:p>-0,1043870008497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09</text:p>
          </table:table-cell>
          <table:table-cell office:value-type="float" office:value="5.3729522228241" calcext:value-type="float">
            <text:p>5,3729522228241</text:p>
          </table:table-cell>
          <table:table-cell office:value-type="float" office:value="8.8356816768646" calcext:value-type="float">
            <text:p>8,8356816768646</text:p>
          </table:table-cell>
          <table:table-cell office:value-type="float" office:value="24.446869352061" calcext:value-type="float">
            <text:p>24,44686935206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20</text:p>
          </table:table-cell>
          <table:table-cell office:value-type="float" office:value="7.0487606525421" calcext:value-type="float">
            <text:p>7,0487606525421</text:p>
          </table:table-cell>
          <table:table-cell office:value-type="float" office:value="9.2003977298737" calcext:value-type="float">
            <text:p>9,2003977298737</text:p>
          </table:table-cell>
          <table:table-cell office:value-type="float" office:value="-37.635191990312" calcext:value-type="float">
            <text:p>-37,63519199031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31</text:p>
          </table:table-cell>
          <table:table-cell office:value-type="float" office:value="8.4641569852829" calcext:value-type="float">
            <text:p>8,4641569852829</text:p>
          </table:table-cell>
          <table:table-cell office:value-type="float" office:value="8.7184256315231" calcext:value-type="float">
            <text:p>8,7184256315231</text:p>
          </table:table-cell>
          <table:table-cell office:value-type="float" office:value="45.750401581928" calcext:value-type="float">
            <text:p>45,7504015819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42</text:p>
          </table:table-cell>
          <table:table-cell office:value-type="float" office:value="-0.28746362775564" calcext:value-type="float">
            <text:p>-0,28746362775564</text:p>
          </table:table-cell>
          <table:table-cell office:value-type="float" office:value="10.875675678253" calcext:value-type="float">
            <text:p>10,875675678253</text:p>
          </table:table-cell>
          <table:table-cell office:value-type="float" office:value="-84.709812121786" calcext:value-type="float">
            <text:p>-84,7098121217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53</text:p>
          </table:table-cell>
          <table:table-cell office:value-type="float" office:value="0.87377399206161" calcext:value-type="float">
            <text:p>0,87377399206161</text:p>
          </table:table-cell>
          <table:table-cell office:value-type="float" office:value="10.674958229065" calcext:value-type="float">
            <text:p>10,674958229065</text:p>
          </table:table-cell>
          <table:table-cell office:value-type="float" office:value="-25.731408292321" calcext:value-type="float">
            <text:p>-25,73140829232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92545576393604" calcext:value-type="float">
            <text:p>-0,92545576393604</text:p>
          </table:table-cell>
          <table:table-cell office:value-type="float" office:value="0.0087820866610855" calcext:value-type="float">
            <text:p>0,0087820866610855</text:p>
          </table:table-cell>
          <table:table-cell office:value-type="float" office:value="10.541366733563" calcext:value-type="float">
            <text:p>10,5413667335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14</text:p>
          </table:table-cell>
          <table:table-cell office:value-type="float" office:value="0.59137932956219" calcext:value-type="float">
            <text:p>0,59137932956219</text:p>
          </table:table-cell>
          <table:table-cell office:value-type="float" office:value="-0.11075470596552" calcext:value-type="float">
            <text:p>-0,11075470596552</text:p>
          </table:table-cell>
          <table:table-cell office:value-type="float" office:value="14.378926176934" calcext:value-type="float">
            <text:p>14,37892617693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25</text:p>
          </table:table-cell>
          <table:table-cell office:value-type="float" office:value="2.4984124302864" calcext:value-type="float">
            <text:p>2,4984124302864</text:p>
          </table:table-cell>
          <table:table-cell office:value-type="float" office:value="-0.56777946650982" calcext:value-type="float">
            <text:p>-0,56777946650982</text:p>
          </table:table-cell>
          <table:table-cell office:value-type="float" office:value="82.832956010369" calcext:value-type="float">
            <text:p>82,8329560103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36</text:p>
          </table:table-cell>
          <table:table-cell office:value-type="float" office:value="3.6171323060989" calcext:value-type="float">
            <text:p>3,6171323060989</text:p>
          </table:table-cell>
          <table:table-cell office:value-type="float" office:value="-0.10033329948783" calcext:value-type="float">
            <text:p>-0,10033329948783</text:p>
          </table:table-cell>
          <table:table-cell office:value-type="float" office:value="1.2134223891671" calcext:value-type="float">
            <text:p>1,213422389167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47</text:p>
          </table:table-cell>
          <table:table-cell office:value-type="float" office:value="5.5986404418945" calcext:value-type="float">
            <text:p>5,5986404418945</text:p>
          </table:table-cell>
          <table:table-cell office:value-type="float" office:value="0.65934017300606" calcext:value-type="float">
            <text:p>0,65934017300606</text:p>
          </table:table-cell>
          <table:table-cell office:value-type="float" office:value="-101.96507432658" calcext:value-type="float">
            <text:p>-101,9650743265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58</text:p>
          </table:table-cell>
          <table:table-cell office:value-type="float" office:value="7.5413143634796" calcext:value-type="float">
            <text:p>7,5413143634796</text:p>
          </table:table-cell>
          <table:table-cell office:value-type="float" office:value="0.53056687116623" calcext:value-type="float">
            <text:p>0,53056687116623</text:p>
          </table:table-cell>
          <table:table-cell office:value-type="float" office:value="-159.61020159873" calcext:value-type="float">
            <text:p>-159,610201598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69</text:p>
          </table:table-cell>
          <table:table-cell office:value-type="float" office:value="7.9105943441391" calcext:value-type="float">
            <text:p>7,9105943441391</text:p>
          </table:table-cell>
          <table:table-cell office:value-type="float" office:value="-0.11546305380762" calcext:value-type="float">
            <text:p>-0,11546305380762</text:p>
          </table:table-cell>
          <table:table-cell office:value-type="float" office:value="10.864918019362" calcext:value-type="float">
            <text:p>10,86491801936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80</text:p>
          </table:table-cell>
          <table:table-cell office:value-type="float" office:value="-0.75413167476654" calcext:value-type="float">
            <text:p>-0,75413167476654</text:p>
          </table:table-cell>
          <table:table-cell office:value-type="float" office:value="1.5132088959217" calcext:value-type="float">
            <text:p>1,5132088959217</text:p>
          </table:table-cell>
          <table:table-cell office:value-type="float" office:value="-1.5176833387773" calcext:value-type="float">
            <text:p>-1,517683338777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91</text:p>
          </table:table-cell>
          <table:table-cell office:value-type="float" office:value="0.99147744476795" calcext:value-type="float">
            <text:p>0,99147744476795</text:p>
          </table:table-cell>
          <table:table-cell office:value-type="float" office:value="1.2785568833351" calcext:value-type="float">
            <text:p>1,2785568833351</text:p>
          </table:table-cell>
          <table:table-cell office:value-type="float" office:value="37.94985098444" calcext:value-type="float">
            <text:p>37,949850984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02</text:p>
          </table:table-cell>
          <table:table-cell office:value-type="float" office:value="2.5193721055984" calcext:value-type="float">
            <text:p>2,5193721055984</text:p>
          </table:table-cell>
          <table:table-cell office:value-type="float" office:value="2.0992556214333" calcext:value-type="float">
            <text:p>2,0992556214333</text:p>
          </table:table-cell>
          <table:table-cell office:value-type="float" office:value="-73.174208592457" calcext:value-type="float">
            <text:p>-73,17420859245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13</text:p>
          </table:table-cell>
          <table:table-cell office:value-type="float" office:value="4.442310333252" calcext:value-type="float">
            <text:p>4,442310333252</text:p>
          </table:table-cell>
          <table:table-cell office:value-type="float" office:value="2.0961852371693" calcext:value-type="float">
            <text:p>2,0961852371693</text:p>
          </table:table-cell>
          <table:table-cell office:value-type="float" office:value="-143.96349943368" calcext:value-type="float">
            <text:p>-143,9634994336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24</text:p>
          </table:table-cell>
          <table:table-cell office:value-type="float" office:value="5.3084683418274" calcext:value-type="float">
            <text:p>5,3084683418274</text:p>
          </table:table-cell>
          <table:table-cell office:value-type="float" office:value="1.8067002296448" calcext:value-type="float">
            <text:p>1,8067002296448</text:p>
          </table:table-cell>
          <table:table-cell office:value-type="float" office:value="-36.677581869113" calcext:value-type="float">
            <text:p>-36,67758186911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35</text:p>
          </table:table-cell>
          <table:table-cell office:value-type="float" office:value="7.0708423852921" calcext:value-type="float">
            <text:p>7,0708423852921</text:p>
          </table:table-cell>
          <table:table-cell office:value-type="float" office:value="0.95551811158657" calcext:value-type="float">
            <text:p>0,95551811158657</text:p>
          </table:table-cell>
          <table:table-cell office:value-type="float" office:value="96.480438663701" calcext:value-type="float">
            <text:p>96,4804386637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46</text:p>
          </table:table-cell>
          <table:table-cell office:value-type="float" office:value="7.8950178623199" calcext:value-type="float">
            <text:p>7,8950178623199</text:p>
          </table:table-cell>
          <table:table-cell office:value-type="float" office:value="1.5161469578743" calcext:value-type="float">
            <text:p>1,5161469578743</text:p>
          </table:table-cell>
          <table:table-cell office:value-type="float" office:value="-7.1232975193649" calcext:value-type="float">
            <text:p>-7,123297519364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57</text:p>
          </table:table-cell>
          <table:table-cell office:value-type="float" office:value="-1.1220495402813" calcext:value-type="float">
            <text:p>-1,1220495402813</text:p>
          </table:table-cell>
          <table:table-cell office:value-type="float" office:value="2.9997605085373" calcext:value-type="float">
            <text:p>2,9997605085373</text:p>
          </table:table-cell>
          <table:table-cell office:value-type="float" office:value="0.0037472320840676" calcext:value-type="float">
            <text:p>0,003747232084067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68</text:p>
          </table:table-cell>
          <table:table-cell office:value-type="float" office:value="0.85233137011528" calcext:value-type="float">
            <text:p>0,85233137011528</text:p>
          </table:table-cell>
          <table:table-cell office:value-type="float" office:value="2.4436220526695" calcext:value-type="float">
            <text:p>2,4436220526695</text:p>
          </table:table-cell>
          <table:table-cell office:value-type="float" office:value="70.79647301109" calcext:value-type="float">
            <text:p>70,796473011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79</text:p>
          </table:table-cell>
          <table:table-cell office:value-type="float" office:value="2.5319823622704" calcext:value-type="float">
            <text:p>2,5319823622704</text:p>
          </table:table-cell>
          <table:table-cell office:value-type="float" office:value="3.6540600657463" calcext:value-type="float">
            <text:p>3,6540600657463</text:p>
          </table:table-cell>
          <table:table-cell office:value-type="float" office:value="-93.950920803532" calcext:value-type="float">
            <text:p>-93,95092080353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90</text:p>
          </table:table-cell>
          <table:table-cell office:value-type="float" office:value="3.8275867700577" calcext:value-type="float">
            <text:p>3,8275867700577</text:p>
          </table:table-cell>
          <table:table-cell office:value-type="float" office:value="2.7019855380058" calcext:value-type="float">
            <text:p>2,7019855380058</text:p>
          </table:table-cell>
          <table:table-cell office:value-type="float" office:value="40.470447509911" calcext:value-type="float">
            <text:p>40,4704475099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01</text:p>
          </table:table-cell>
          <table:table-cell office:value-type="float" office:value="5.2613812685013" calcext:value-type="float">
            <text:p>5,2613812685013</text:p>
          </table:table-cell>
          <table:table-cell office:value-type="float" office:value="3.0383878946304" calcext:value-type="float">
            <text:p>3,0383878946304</text:p>
          </table:table-cell>
          <table:table-cell office:value-type="float" office:value="-5.1069887485474" calcext:value-type="float">
            <text:p>-5,106988748547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12</text:p>
          </table:table-cell>
          <table:table-cell office:value-type="float" office:value="6.7357665300369" calcext:value-type="float">
            <text:p>6,7357665300369</text:p>
          </table:table-cell>
          <table:table-cell office:value-type="float" office:value="3.1751430034637" calcext:value-type="float">
            <text:p>3,1751430034637</text:p>
          </table:table-cell>
          <table:table-cell office:value-type="float" office:value="-22.012995306853" calcext:value-type="float">
            <text:p>-22,01299530685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23</text:p>
          </table:table-cell>
          <table:table-cell office:value-type="float" office:value="8.7241619825363" calcext:value-type="float">
            <text:p>8,7241619825363</text:p>
          </table:table-cell>
          <table:table-cell office:value-type="float" office:value="2.8482341766357" calcext:value-type="float">
            <text:p>2,8482341766357</text:p>
          </table:table-cell>
          <table:table-cell office:value-type="float" office:value="40.521716995604" calcext:value-type="float">
            <text:p>40,52171699560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34</text:p>
          </table:table-cell>
          <table:table-cell office:value-type="float" office:value="-1.0803022235632" calcext:value-type="float">
            <text:p>-1,0803022235632</text:p>
          </table:table-cell>
          <table:table-cell office:value-type="float" office:value="4.368596971035" calcext:value-type="float">
            <text:p>4,368596971035</text:p>
          </table:table-cell>
          <table:table-cell office:value-type="float" office:value="12.421549125841" calcext:value-type="float">
            <text:p>12,42154912584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45</text:p>
          </table:table-cell>
          <table:table-cell office:value-type="float" office:value="0.74315674602985" calcext:value-type="float">
            <text:p>0,74315674602985</text:p>
          </table:table-cell>
          <table:table-cell office:value-type="float" office:value="3.9776706695557" calcext:value-type="float">
            <text:p>3,9776706695557</text:p>
          </table:table-cell>
          <table:table-cell office:value-type="float" office:value="64.058353946467" calcext:value-type="float">
            <text:p>64,05835394646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56</text:p>
          </table:table-cell>
          <table:table-cell office:value-type="float" office:value="2.1817764639854" calcext:value-type="float">
            <text:p>2,1817764639854</text:p>
          </table:table-cell>
          <table:table-cell office:value-type="float" office:value="4.7918385267258" calcext:value-type="float">
            <text:p>4,7918385267258</text:p>
          </table:table-cell>
          <table:table-cell office:value-type="float" office:value="-45.892264812615" calcext:value-type="float">
            <text:p>-45,89226481261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67</text:p>
          </table:table-cell>
          <table:table-cell office:value-type="float" office:value="3.775101006031" calcext:value-type="float">
            <text:p>3,775101006031</text:p>
          </table:table-cell>
          <table:table-cell office:value-type="float" office:value="5.0562137365341" calcext:value-type="float">
            <text:p>5,0562137365341</text:p>
          </table:table-cell>
          <table:table-cell office:value-type="float" office:value="-65.689369371742" calcext:value-type="float">
            <text:p>-65,68936937174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78</text:p>
          </table:table-cell>
          <table:table-cell office:value-type="float" office:value="6.1613529920578" calcext:value-type="float">
            <text:p>6,1613529920578</text:p>
          </table:table-cell>
          <table:table-cell office:value-type="float" office:value="4.1217762231827" calcext:value-type="float">
            <text:p>4,1217762231827</text:p>
          </table:table-cell>
          <table:table-cell office:value-type="float" office:value="-171.41574811024" calcext:value-type="float">
            <text:p>-171,4157481102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89</text:p>
          </table:table-cell>
          <table:table-cell office:value-type="float" office:value="6.5666496753693" calcext:value-type="float">
            <text:p>6,5666496753693</text:p>
          </table:table-cell>
          <table:table-cell office:value-type="float" office:value="4.8791742324829" calcext:value-type="float">
            <text:p>4,8791742324829</text:p>
          </table:table-cell>
          <table:table-cell office:value-type="float" office:value="-39.014643544604" calcext:value-type="float">
            <text:p>-39,01464354460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00</text:p>
          </table:table-cell>
          <table:table-cell office:value-type="float" office:value="8.8119012117386" calcext:value-type="float">
            <text:p>8,8119012117386</text:p>
          </table:table-cell>
          <table:table-cell office:value-type="float" office:value="3.9490896463394" calcext:value-type="float">
            <text:p>3,9490896463394</text:p>
          </table:table-cell>
          <table:table-cell office:value-type="float" office:value="120.03024064811" calcext:value-type="float">
            <text:p>120,030240648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11</text:p>
          </table:table-cell>
          <table:table-cell office:value-type="float" office:value="-0.54435689002275" calcext:value-type="float">
            <text:p>-0,54435689002275</text:p>
          </table:table-cell>
          <table:table-cell office:value-type="float" office:value="5.4082381725311" calcext:value-type="float">
            <text:p>5,4082381725311</text:p>
          </table:table-cell>
          <table:table-cell office:value-type="float" office:value="75.093160009688" calcext:value-type="float">
            <text:p>75,09316000968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22</text:p>
          </table:table-cell>
          <table:table-cell office:value-type="float" office:value="1.0033724457026" calcext:value-type="float">
            <text:p>1,0033724457026</text:p>
          </table:table-cell>
          <table:table-cell office:value-type="float" office:value="5.4381150007248" calcext:value-type="float">
            <text:p>5,4381150007248</text:p>
          </table:table-cell>
          <table:table-cell office:value-type="float" office:value="70.643693018871" calcext:value-type="float">
            <text:p>70,64369301887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33</text:p>
          </table:table-cell>
          <table:table-cell office:value-type="float" office:value="2.0280638337135" calcext:value-type="float">
            <text:p>2,0280638337135</text:p>
          </table:table-cell>
          <table:table-cell office:value-type="float" office:value="5.786726474762" calcext:value-type="float">
            <text:p>5,786726474762</text:p>
          </table:table-cell>
          <table:table-cell office:value-type="float" office:value="21.727883322224" calcext:value-type="float">
            <text:p>21,72788332222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44</text:p>
          </table:table-cell>
          <table:table-cell office:value-type="float" office:value="4.0446123480797" calcext:value-type="float">
            <text:p>4,0446123480797</text:p>
          </table:table-cell>
          <table:table-cell office:value-type="float" office:value="6.5585196018219" calcext:value-type="float">
            <text:p>6,5585196018219</text:p>
          </table:table-cell>
          <table:table-cell office:value-type="float" office:value="-86.70987900655" calcext:value-type="float">
            <text:p>-86,709879006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55</text:p>
          </table:table-cell>
          <table:table-cell office:value-type="float" office:value="5.0131678581238" calcext:value-type="float">
            <text:p>5,0131678581238</text:p>
          </table:table-cell>
          <table:table-cell office:value-type="float" office:value="5.7110297679901" calcext:value-type="float">
            <text:p>5,7110297679901</text:p>
          </table:table-cell>
          <table:table-cell office:value-type="float" office:value="31.34141074624" calcext:value-type="float">
            <text:p>31,3414107462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66</text:p>
          </table:table-cell>
          <table:table-cell office:value-type="float" office:value="7.576487660408" calcext:value-type="float">
            <text:p>7,576487660408</text:p>
          </table:table-cell>
          <table:table-cell office:value-type="float" office:value="6.4945721626282" calcext:value-type="float">
            <text:p>6,4945721626282</text:p>
          </table:table-cell>
          <table:table-cell office:value-type="float" office:value="-166.28118685097" calcext:value-type="float">
            <text:p>-166,2811868509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77</text:p>
          </table:table-cell>
          <table:table-cell office:value-type="float" office:value="8.4846889972687" calcext:value-type="float">
            <text:p>8,4846889972687</text:p>
          </table:table-cell>
          <table:table-cell office:value-type="float" office:value="6.4402210712433" calcext:value-type="float">
            <text:p>6,4402210712433</text:p>
          </table:table-cell>
          <table:table-cell office:value-type="float" office:value="-68.386653426346" calcext:value-type="float">
            <text:p>-68,38665342634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88</text:p>
          </table:table-cell>
          <table:table-cell office:value-type="float" office:value="-1.1202249675989" calcext:value-type="float">
            <text:p>-1,1202249675989</text:p>
          </table:table-cell>
          <table:table-cell office:value-type="float" office:value="7.4974286556244" calcext:value-type="float">
            <text:p>7,4974286556244</text:p>
          </table:table-cell>
          <table:table-cell office:value-type="float" office:value="0.10937687593874" calcext:value-type="float">
            <text:p>0,109376875938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99</text:p>
          </table:table-cell>
          <table:table-cell office:value-type="float" office:value="0.6378261744976" calcext:value-type="float">
            <text:p>0,6378261744976</text:p>
          </table:table-cell>
          <table:table-cell office:value-type="float" office:value="7.7824527025223" calcext:value-type="float">
            <text:p>7,7824527025223</text:p>
          </table:table-cell>
          <table:table-cell office:value-type="float" office:value="-31.394115299176" calcext:value-type="float">
            <text:p>-31,3941152991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10</text:p>
          </table:table-cell>
          <table:table-cell office:value-type="float" office:value="2.7682986855507" calcext:value-type="float">
            <text:p>2,7682986855507</text:p>
          </table:table-cell>
          <table:table-cell office:value-type="float" office:value="6.9125437736511" calcext:value-type="float">
            <text:p>6,9125437736511</text:p>
          </table:table-cell>
          <table:table-cell office:value-type="float" office:value="78.637530089943" calcext:value-type="float">
            <text:p>78,63753008994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21</text:p>
          </table:table-cell>
          <table:table-cell office:value-type="float" office:value="4.443487226963" calcext:value-type="float">
            <text:p>4,443487226963</text:p>
          </table:table-cell>
          <table:table-cell office:value-type="float" office:value="7.9478228092194" calcext:value-type="float">
            <text:p>7,9478228092194</text:p>
          </table:table-cell>
          <table:table-cell office:value-type="float" office:value="-133.17719234782" calcext:value-type="float">
            <text:p>-133,1771923478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32</text:p>
          </table:table-cell>
          <table:table-cell office:value-type="float" office:value="5.0997966527939" calcext:value-type="float">
            <text:p>5,0997966527939</text:p>
          </table:table-cell>
          <table:table-cell office:value-type="float" office:value="7.4025136232376" calcext:value-type="float">
            <text:p>7,4025136232376</text:p>
          </table:table-cell>
          <table:table-cell office:value-type="float" office:value="10.904510499565" calcext:value-type="float">
            <text:p>10,90451049956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43</text:p>
          </table:table-cell>
          <table:table-cell office:value-type="float" office:value="6.50874376297" calcext:value-type="float">
            <text:p>6,50874376297</text:p>
          </table:table-cell>
          <table:table-cell office:value-type="float" office:value="7.191344499588" calcext:value-type="float">
            <text:p>7,191344499588</text:p>
          </table:table-cell>
          <table:table-cell office:value-type="float" office:value="30.529644458917" calcext:value-type="float">
            <text:p>30,5296444589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54</text:p>
          </table:table-cell>
          <table:table-cell office:value-type="float" office:value="8.0324393510818" calcext:value-type="float">
            <text:p>8,0324393510818</text:p>
          </table:table-cell>
          <table:table-cell office:value-type="float" office:value="7.8210312128067" calcext:value-type="float">
            <text:p>7,8210312128067</text:p>
          </table:table-cell>
          <table:table-cell office:value-type="float" office:value="-25.88781182933" calcext:value-type="float">
            <text:p>-25,887811829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65</text:p>
          </table:table-cell>
          <table:table-cell office:value-type="float" office:value="-0.083466656506062" calcext:value-type="float">
            <text:p>-0,083466656506062</text:p>
          </table:table-cell>
          <table:table-cell office:value-type="float" office:value="9.3599873781204" calcext:value-type="float">
            <text:p>9,3599873781204</text:p>
          </table:table-cell>
          <table:table-cell office:value-type="float" office:value="-117.33246457045" calcext:value-type="float">
            <text:p>-117,332464570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76</text:p>
          </table:table-cell>
          <table:table-cell office:value-type="float" office:value="0.82751348614693" calcext:value-type="float">
            <text:p>0,82751348614693</text:p>
          </table:table-cell>
          <table:table-cell office:value-type="float" office:value="9.1214025020599" calcext:value-type="float">
            <text:p>9,1214025020599</text:p>
          </table:table-cell>
          <table:table-cell office:value-type="float" office:value="-17.172438323877" calcext:value-type="float">
            <text:p>-17,17243832387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87</text:p>
          </table:table-cell>
          <table:table-cell office:value-type="float" office:value="2.5187727808952" calcext:value-type="float">
            <text:p>2,5187727808952</text:p>
          </table:table-cell>
          <table:table-cell office:value-type="float" office:value="9.6039164066315" calcext:value-type="float">
            <text:p>9,6039164066315</text:p>
          </table:table-cell>
          <table:table-cell office:value-type="float" office:value="-88.607154074748" calcext:value-type="float">
            <text:p>-88,60715407474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98</text:p>
          </table:table-cell>
          <table:table-cell office:value-type="float" office:value="3.3835762739182" calcext:value-type="float">
            <text:p>3,3835762739182</text:p>
          </table:table-cell>
          <table:table-cell office:value-type="float" office:value="9.0007984638214" calcext:value-type="float">
            <text:p>9,0007984638214</text:p>
          </table:table-cell>
          <table:table-cell office:value-type="float" office:value="-0.13425170182944" calcext:value-type="float">
            <text:p>-0,1342517018294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09</text:p>
          </table:table-cell>
          <table:table-cell office:value-type="float" office:value="5.0821906328201" calcext:value-type="float">
            <text:p>5,0821906328201</text:p>
          </table:table-cell>
          <table:table-cell office:value-type="float" office:value="8.6288011074066" calcext:value-type="float">
            <text:p>8,6288011074066</text:p>
          </table:table-cell>
          <table:table-cell office:value-type="float" office:value="38.949347985019" calcext:value-type="float">
            <text:p>38,94934798501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20</text:p>
          </table:table-cell>
          <table:table-cell office:value-type="float" office:value="6.8756467103958" calcext:value-type="float">
            <text:p>6,8756467103958</text:p>
          </table:table-cell>
          <table:table-cell office:value-type="float" office:value="9.4249105453491" calcext:value-type="float">
            <text:p>9,4249105453491</text:p>
          </table:table-cell>
          <table:table-cell office:value-type="float" office:value="-53.518519659711" calcext:value-type="float">
            <text:p>-53,51851965971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31</text:p>
          </table:table-cell>
          <table:table-cell office:value-type="float" office:value="8.3321046829224" calcext:value-type="float">
            <text:p>8,3321046829224</text:p>
          </table:table-cell>
          <table:table-cell office:value-type="float" office:value="8.4083020687103" calcext:value-type="float">
            <text:p>8,4083020687103</text:p>
          </table:table-cell>
          <table:table-cell office:value-type="float" office:value="72.970907399609" calcext:value-type="float">
            <text:p>72,9709073996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42</text:p>
          </table:table-cell>
          <table:table-cell office:value-type="float" office:value="-0.07674312684685" calcext:value-type="float">
            <text:p>-0,07674312684685</text:p>
          </table:table-cell>
          <table:table-cell office:value-type="float" office:value="11.067185401917" calcext:value-type="float">
            <text:p>11,067185401917</text:p>
          </table:table-cell>
          <table:table-cell office:value-type="float" office:value="-135.36677694624" calcext:value-type="float">
            <text:p>-135,366776946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53</text:p>
          </table:table-cell>
          <table:table-cell office:value-type="float" office:value="0.61364084482193" calcext:value-type="float">
            <text:p>0,61364084482193</text:p>
          </table:table-cell>
          <table:table-cell office:value-type="float" office:value="10.896036624908" calcext:value-type="float">
            <text:p>10,896036624908</text:p>
          </table:table-cell>
          <table:table-cell office:value-type="float" office:value="-48.865707057297" calcext:value-type="float">
            <text:p>-48,86570705729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1.1431940644979" calcext:value-type="float">
            <text:p>-1,1431940644979</text:p>
          </table:table-cell>
          <table:table-cell office:value-type="float" office:value="0.26827830821276" calcext:value-type="float">
            <text:p>0,26827830821276</text:p>
          </table:table-cell>
          <table:table-cell office:value-type="float" office:value="7.7020631284471" calcext:value-type="float">
            <text:p>7,70206312844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14</text:p>
          </table:table-cell>
          <table:table-cell office:value-type="float" office:value="0.28203036636114" calcext:value-type="float">
            <text:p>0,28203036636114</text:p>
          </table:table-cell>
          <table:table-cell office:value-type="float" office:value="-0.24744877591729" calcext:value-type="float">
            <text:p>-0,24744877591729</text:p>
          </table:table-cell>
          <table:table-cell office:value-type="float" office:value="26.61711471096" calcext:value-type="float">
            <text:p>26,6171147109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25</text:p>
          </table:table-cell>
          <table:table-cell office:value-type="float" office:value="2.7019888162613" calcext:value-type="float">
            <text:p>2,7019888162613</text:p>
          </table:table-cell>
          <table:table-cell office:value-type="float" office:value="-0.5850188806653" calcext:value-type="float">
            <text:p>-0,5850188806653</text:p>
          </table:table-cell>
          <table:table-cell office:value-type="float" office:value="115.97955150969" calcext:value-type="float">
            <text:p>115,979551509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36</text:p>
          </table:table-cell>
          <table:table-cell office:value-type="float" office:value="3.3320689201355" calcext:value-type="float">
            <text:p>3,3320689201355</text:p>
          </table:table-cell>
          <table:table-cell office:value-type="float" office:value="-0.059818709269166" calcext:value-type="float">
            <text:p>-0,059818709269166</text:p>
          </table:table-cell>
          <table:table-cell office:value-type="float" office:value="-10.173433430635" calcext:value-type="float">
            <text:p>-10,17343343063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47</text:p>
          </table:table-cell>
          <table:table-cell office:value-type="float" office:value="5.7840657234192" calcext:value-type="float">
            <text:p>5,7840657234192</text:p>
          </table:table-cell>
          <table:table-cell office:value-type="float" office:value="0.89523419737816" calcext:value-type="float">
            <text:p>0,89523419737816</text:p>
          </table:table-cell>
          <table:table-cell office:value-type="float" office:value="-133.36149598383" calcext:value-type="float">
            <text:p>-133,3614959838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58</text:p>
          </table:table-cell>
          <table:table-cell office:value-type="float" office:value="7.7781921625137" calcext:value-type="float">
            <text:p>7,7781921625137</text:p>
          </table:table-cell>
          <table:table-cell office:value-type="float" office:value="0.39883725345135" calcext:value-type="float">
            <text:p>0,39883725345135</text:p>
          </table:table-cell>
          <table:table-cell office:value-type="float" office:value="141.17733688112" calcext:value-type="float">
            <text:p>141,177336881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69</text:p>
          </table:table-cell>
          <table:table-cell office:value-type="float" office:value="7.5321638584137" calcext:value-type="float">
            <text:p>7,5321638584137</text:p>
          </table:table-cell>
          <table:table-cell office:value-type="float" office:value="-0.20785465836525" calcext:value-type="float">
            <text:p>-0,20785465836525</text:p>
          </table:table-cell>
          <table:table-cell office:value-type="float" office:value="14.916312732514" calcext:value-type="float">
            <text:p>14,9163127325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80</text:p>
          </table:table-cell>
          <table:table-cell office:value-type="float" office:value="-1.0164804756641" calcext:value-type="float">
            <text:p>-1,0164804756641</text:p>
          </table:table-cell>
          <table:table-cell office:value-type="float" office:value="1.5217658877373" calcext:value-type="float">
            <text:p>1,5217658877373</text:p>
          </table:table-cell>
          <table:table-cell office:value-type="float" office:value="-1.9623077456739" calcext:value-type="float">
            <text:p>-1,962307745673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91</text:p>
          </table:table-cell>
          <table:table-cell office:value-type="float" office:value="0.87233886122704" calcext:value-type="float">
            <text:p>0,87233886122704</text:p>
          </table:table-cell>
          <table:table-cell office:value-type="float" office:value="1.1275832355022" calcext:value-type="float">
            <text:p>1,1275832355022</text:p>
          </table:table-cell>
          <table:table-cell office:value-type="float" office:value="52.037820694553" calcext:value-type="float">
            <text:p>52,0378206945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02</text:p>
          </table:table-cell>
          <table:table-cell office:value-type="float" office:value="2.3658294975758" calcext:value-type="float">
            <text:p>2,3658294975758</text:p>
          </table:table-cell>
          <table:table-cell office:value-type="float" office:value="2.4417884647846" calcext:value-type="float">
            <text:p>2,4417884647846</text:p>
          </table:table-cell>
          <table:table-cell office:value-type="float" office:value="-63.192851224523" calcext:value-type="float">
            <text:p>-63,19285122452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13</text:p>
          </table:table-cell>
          <table:table-cell office:value-type="float" office:value="4.6635794639587" calcext:value-type="float">
            <text:p>4,6635794639587</text:p>
          </table:table-cell>
          <table:table-cell office:value-type="float" office:value="2.189454138279" calcext:value-type="float">
            <text:p>2,189454138279</text:p>
          </table:table-cell>
          <table:table-cell office:value-type="float" office:value="-139.5969998305" calcext:value-type="float">
            <text:p>-139,59699983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24</text:p>
          </table:table-cell>
          <table:table-cell office:value-type="float" office:value="5.1659905910492" calcext:value-type="float">
            <text:p>5,1659905910492</text:p>
          </table:table-cell>
          <table:table-cell office:value-type="float" office:value="2.0097021758556" calcext:value-type="float">
            <text:p>2,0097021758556</text:p>
          </table:table-cell>
          <table:table-cell office:value-type="float" office:value="-72.527478454979" calcext:value-type="float">
            <text:p>-72,5274784549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35</text:p>
          </table:table-cell>
          <table:table-cell office:value-type="float" office:value="7.2749245166779" calcext:value-type="float">
            <text:p>7,2749245166779</text:p>
          </table:table-cell>
          <table:table-cell office:value-type="float" office:value="0.88000163435936" calcext:value-type="float">
            <text:p>0,88000163435936</text:p>
          </table:table-cell>
          <table:table-cell office:value-type="float" office:value="165.42874324094" calcext:value-type="float">
            <text:p>165,428743240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46</text:p>
          </table:table-cell>
          <table:table-cell office:value-type="float" office:value="7.5996887683868" calcext:value-type="float">
            <text:p>7,5996887683868</text:p>
          </table:table-cell>
          <table:table-cell office:value-type="float" office:value="1.6770532727242" calcext:value-type="float">
            <text:p>1,6770532727242</text:p>
          </table:table-cell>
          <table:table-cell office:value-type="float" office:value="-34.856529372513" calcext:value-type="float">
            <text:p>-34,8565293725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57</text:p>
          </table:table-cell>
          <table:table-cell office:value-type="float" office:value="-1.521387398243" calcext:value-type="float">
            <text:p>-1,521387398243</text:p>
          </table:table-cell>
          <table:table-cell office:value-type="float" office:value="2.9996341466904" calcext:value-type="float">
            <text:p>2,9996341466904</text:p>
          </table:table-cell>
          <table:table-cell office:value-type="float" office:value="0.011622455548703" calcext:value-type="float">
            <text:p>0,0116224555487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68</text:p>
          </table:table-cell>
          <table:table-cell office:value-type="float" office:value="0.83327934145927" calcext:value-type="float">
            <text:p>0,83327934145927</text:p>
          </table:table-cell>
          <table:table-cell office:value-type="float" office:value="2.1489170193672" calcext:value-type="float">
            <text:p>2,1489170193672</text:p>
          </table:table-cell>
          <table:table-cell office:value-type="float" office:value="84.708650400684" calcext:value-type="float">
            <text:p>84,70865040068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79</text:p>
          </table:table-cell>
          <table:table-cell office:value-type="float" office:value="2.6323533058167" calcext:value-type="float">
            <text:p>2,6323533058167</text:p>
          </table:table-cell>
          <table:table-cell office:value-type="float" office:value="4.0136289596558" calcext:value-type="float">
            <text:p>4,0136289596558</text:p>
          </table:table-cell>
          <table:table-cell office:value-type="float" office:value="-103.91604824431" calcext:value-type="float">
            <text:p>-103,9160482443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90</text:p>
          </table:table-cell>
          <table:table-cell office:value-type="float" office:value="3.5964405536652" calcext:value-type="float">
            <text:p>3,5964405536652</text:p>
          </table:table-cell>
          <table:table-cell office:value-type="float" office:value="2.5119557976723" calcext:value-type="float">
            <text:p>2,5119557976723</text:p>
          </table:table-cell>
          <table:table-cell office:value-type="float" office:value="38.021389086535" calcext:value-type="float">
            <text:p>38,0213890865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01</text:p>
          </table:table-cell>
          <table:table-cell office:value-type="float" office:value="4.9921956658363" calcext:value-type="float">
            <text:p>4,9921956658363</text:p>
          </table:table-cell>
          <table:table-cell office:value-type="float" office:value="3.054746389389" calcext:value-type="float">
            <text:p>3,054746389389</text:p>
          </table:table-cell>
          <table:table-cell office:value-type="float" office:value="-1.8370818987394" calcext:value-type="float">
            <text:p>-1,837081898739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12</text:p>
          </table:table-cell>
          <table:table-cell office:value-type="float" office:value="6.4948052167892" calcext:value-type="float">
            <text:p>6,4948052167892</text:p>
          </table:table-cell>
          <table:table-cell office:value-type="float" office:value="3.3089303970337" calcext:value-type="float">
            <text:p>3,3089303970337</text:p>
          </table:table-cell>
          <table:table-cell office:value-type="float" office:value="-30.215347648426" calcext:value-type="float">
            <text:p>-30,2153476484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23</text:p>
          </table:table-cell>
          <table:table-cell office:value-type="float" office:value="8.6750173568726" calcext:value-type="float">
            <text:p>8,6750173568726</text:p>
          </table:table-cell>
          <table:table-cell office:value-type="float" office:value="2.7578014135361" calcext:value-type="float">
            <text:p>2,7578014135361</text:p>
          </table:table-cell>
          <table:table-cell office:value-type="float" office:value="55.519054649742" calcext:value-type="float">
            <text:p>55,51905464974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34</text:p>
          </table:table-cell>
          <table:table-cell office:value-type="float" office:value="-1.453283727169" calcext:value-type="float">
            <text:p>-1,453283727169</text:p>
          </table:table-cell>
          <table:table-cell office:value-type="float" office:value="4.2637091875076" calcext:value-type="float">
            <text:p>4,2637091875076</text:p>
          </table:table-cell>
          <table:table-cell office:value-type="float" office:value="17.03822536833" calcext:value-type="float">
            <text:p>17,0382253683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45</text:p>
          </table:table-cell>
          <table:table-cell office:value-type="float" office:value="0.71248307824135" calcext:value-type="float">
            <text:p>0,71248307824135</text:p>
          </table:table-cell>
          <table:table-cell office:value-type="float" office:value="3.6403343081474" calcext:value-type="float">
            <text:p>3,6403343081474</text:p>
          </table:table-cell>
          <table:table-cell office:value-type="float" office:value="90.778991674921" calcext:value-type="float">
            <text:p>90,77899167492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56</text:p>
          </table:table-cell>
          <table:table-cell office:value-type="float" office:value="2.0677652955055" calcext:value-type="float">
            <text:p>2,0677652955055</text:p>
          </table:table-cell>
          <table:table-cell office:value-type="float" office:value="5.0056666135788" calcext:value-type="float">
            <text:p>5,0056666135788</text:p>
          </table:table-cell>
          <table:table-cell office:value-type="float" office:value="-64.106510702971" calcext:value-type="float">
            <text:p>-64,10651070297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67</text:p>
          </table:table-cell>
          <table:table-cell office:value-type="float" office:value="3.7425941228867" calcext:value-type="float">
            <text:p>3,7425941228867</text:p>
          </table:table-cell>
          <table:table-cell office:value-type="float" office:value="5.3972697257996" calcext:value-type="float">
            <text:p>5,3972697257996</text:p>
          </table:table-cell>
          <table:table-cell office:value-type="float" office:value="-90.198377135453" calcext:value-type="float">
            <text:p>-90,1983771354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78</text:p>
          </table:table-cell>
          <table:table-cell office:value-type="float" office:value="6.2505561113358" calcext:value-type="float">
            <text:p>6,2505561113358</text:p>
          </table:table-cell>
          <table:table-cell office:value-type="float" office:value="4.3563786149025" calcext:value-type="float">
            <text:p>4,3563786149025</text:p>
          </table:table-cell>
          <table:table-cell office:value-type="float" office:value="-101.11865799898" calcext:value-type="float">
            <text:p>-101,1186579989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89</text:p>
          </table:table-cell>
          <table:table-cell office:value-type="float" office:value="6.3332056999207" calcext:value-type="float">
            <text:p>6,3332056999207</text:p>
          </table:table-cell>
          <table:table-cell office:value-type="float" office:value="5.1585179567337" calcext:value-type="float">
            <text:p>5,1585179567337</text:p>
          </table:table-cell>
          <table:table-cell office:value-type="float" office:value="-53.528015021306" calcext:value-type="float">
            <text:p>-53,52801502130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00</text:p>
          </table:table-cell>
          <table:table-cell office:value-type="float" office:value="9.0449273586273" calcext:value-type="float">
            <text:p>9,0449273586273</text:p>
          </table:table-cell>
          <table:table-cell office:value-type="float" office:value="3.8573947548866" calcext:value-type="float">
            <text:p>3,8573947548866</text:p>
          </table:table-cell>
          <table:table-cell office:value-type="float" office:value="164.97431894776" calcext:value-type="float">
            <text:p>164,9743189477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11</text:p>
          </table:table-cell>
          <table:table-cell office:value-type="float" office:value="-0.53769536316395" calcext:value-type="float">
            <text:p>-0,53769536316395</text:p>
          </table:table-cell>
          <table:table-cell office:value-type="float" office:value="5.1130443811417" calcext:value-type="float">
            <text:p>5,1130443811417</text:p>
          </table:table-cell>
          <table:table-cell office:value-type="float" office:value="95.081828961706" calcext:value-type="float">
            <text:p>95,08182896170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22</text:p>
          </table:table-cell>
          <table:table-cell office:value-type="float" office:value="0.88985949754715" calcext:value-type="float">
            <text:p>0,88985949754715</text:p>
          </table:table-cell>
          <table:table-cell office:value-type="float" office:value="5.2833425998688" calcext:value-type="float">
            <text:p>5,2833425998688</text:p>
          </table:table-cell>
          <table:table-cell office:value-type="float" office:value="53.246823845396" calcext:value-type="float">
            <text:p>53,24682384539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33</text:p>
          </table:table-cell>
          <table:table-cell office:value-type="float" office:value="1.7742152512074" calcext:value-type="float">
            <text:p>1,7742152512074</text:p>
          </table:table-cell>
          <table:table-cell office:value-type="float" office:value="5.590945482254" calcext:value-type="float">
            <text:p>5,590945482254</text:p>
          </table:table-cell>
          <table:table-cell office:value-type="float" office:value="44.702242134483" calcext:value-type="float">
            <text:p>44,7022421344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44</text:p>
          </table:table-cell>
          <table:table-cell office:value-type="float" office:value="4.1543984413147" calcext:value-type="float">
            <text:p>4,1543984413147</text:p>
          </table:table-cell>
          <table:table-cell office:value-type="float" office:value="6.8160998821259" calcext:value-type="float">
            <text:p>6,8160998821259</text:p>
          </table:table-cell>
          <table:table-cell office:value-type="float" office:value="-118.93460097586" calcext:value-type="float">
            <text:p>-118,9346009758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55</text:p>
          </table:table-cell>
          <table:table-cell office:value-type="float" office:value="4.7446909546852" calcext:value-type="float">
            <text:p>4,7446909546852</text:p>
          </table:table-cell>
          <table:table-cell office:value-type="float" office:value="5.4657304286957" calcext:value-type="float">
            <text:p>5,4657304286957</text:p>
          </table:table-cell>
          <table:table-cell office:value-type="float" office:value="45.845912140646" calcext:value-type="float">
            <text:p>45,84591214064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66</text:p>
          </table:table-cell>
          <table:table-cell office:value-type="float" office:value="7.7857649326324" calcext:value-type="float">
            <text:p>7,7857649326324</text:p>
          </table:table-cell>
          <table:table-cell office:value-type="float" office:value="6.3293606042862" calcext:value-type="float">
            <text:p>6,3293606042862</text:p>
          </table:table-cell>
          <table:table-cell office:value-type="float" office:value="131.73382904879" calcext:value-type="float">
            <text:p>131,733829048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77</text:p>
          </table:table-cell>
          <table:table-cell office:value-type="float" office:value="8.474029302597" calcext:value-type="float">
            <text:p>8,474029302597</text:p>
          </table:table-cell>
          <table:table-cell office:value-type="float" office:value="6.6784888505936" calcext:value-type="float">
            <text:p>6,6784888505936</text:p>
          </table:table-cell>
          <table:table-cell office:value-type="float" office:value="-88.038648769354" calcext:value-type="float">
            <text:p>-88,0386487693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88</text:p>
          </table:table-cell>
          <table:table-cell office:value-type="float" office:value="-1.5178681910038" calcext:value-type="float">
            <text:p>-1,5178681910038</text:p>
          </table:table-cell>
          <table:table-cell office:value-type="float" office:value="7.4965620040894" calcext:value-type="float">
            <text:p>7,4965620040894</text:p>
          </table:table-cell>
          <table:table-cell office:value-type="float" office:value="0.11624124755335" calcext:value-type="float">
            <text:p>0,116241247553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99</text:p>
          </table:table-cell>
          <table:table-cell office:value-type="float" office:value="0.39181105792522" calcext:value-type="float">
            <text:p>0,39181105792522</text:p>
          </table:table-cell>
          <table:table-cell office:value-type="float" office:value="7.994356751442" calcext:value-type="float">
            <text:p>7,994356751442</text:p>
          </table:table-cell>
          <table:table-cell office:value-type="float" office:value="-43.165988982863" calcext:value-type="float">
            <text:p>-43,1659889828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10</text:p>
          </table:table-cell>
          <table:table-cell office:value-type="float" office:value="2.6632273197174" calcext:value-type="float">
            <text:p>2,6632273197174</text:p>
          </table:table-cell>
          <table:table-cell office:value-type="float" office:value="6.6114264726639" calcext:value-type="float">
            <text:p>6,6114264726639</text:p>
          </table:table-cell>
          <table:table-cell office:value-type="float" office:value="68.665131641801" calcext:value-type="float">
            <text:p>68,66513164180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21</text:p>
          </table:table-cell>
          <table:table-cell office:value-type="float" office:value="4.6691924333572" calcext:value-type="float">
            <text:p>4,6691924333572</text:p>
          </table:table-cell>
          <table:table-cell office:value-type="float" office:value="7.968407869339" calcext:value-type="float">
            <text:p>7,968407869339</text:p>
          </table:table-cell>
          <table:table-cell office:value-type="float" office:value="174.86569076587" calcext:value-type="float">
            <text:p>174,865690765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32</text:p>
          </table:table-cell>
          <table:table-cell office:value-type="float" office:value="4.789145886898" calcext:value-type="float">
            <text:p>4,789145886898</text:p>
          </table:table-cell>
          <table:table-cell office:value-type="float" office:value="7.3235148191452" calcext:value-type="float">
            <text:p>7,3235148191452</text:p>
          </table:table-cell>
          <table:table-cell office:value-type="float" office:value="15.103549714301" calcext:value-type="float">
            <text:p>15,1035497143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43</text:p>
          </table:table-cell>
          <table:table-cell office:value-type="float" office:value="6.2204772233963" calcext:value-type="float">
            <text:p>6,2204772233963</text:p>
          </table:table-cell>
          <table:table-cell office:value-type="float" office:value="6.9573050737381" calcext:value-type="float">
            <text:p>6,9573050737381</text:p>
          </table:table-cell>
          <table:table-cell office:value-type="float" office:value="41.878528655714" calcext:value-type="float">
            <text:p>41,8785286557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54</text:p>
          </table:table-cell>
          <table:table-cell office:value-type="float" office:value="7.9639548063278" calcext:value-type="float">
            <text:p>7,9639548063278</text:p>
          </table:table-cell>
          <table:table-cell office:value-type="float" office:value="8.035529255867" calcext:value-type="float">
            <text:p>8,035529255867</text:p>
          </table:table-cell>
          <table:table-cell office:value-type="float" office:value="-93.028862764881" calcext:value-type="float">
            <text:p>-93,0288627648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65</text:p>
          </table:table-cell>
          <table:table-cell office:value-type="float" office:value="0.071424678899348" calcext:value-type="float">
            <text:p>0,071424678899348</text:p>
          </table:table-cell>
          <table:table-cell office:value-type="float" office:value="9.3997383117676" calcext:value-type="float">
            <text:p>9,3997383117676</text:p>
          </table:table-cell>
          <table:table-cell office:value-type="float" office:value="-162.94021363471" calcext:value-type="float">
            <text:p>-162,940213634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76</text:p>
          </table:table-cell>
          <table:table-cell office:value-type="float" office:value="0.60936979949474" calcext:value-type="float">
            <text:p>0,60936979949474</text:p>
          </table:table-cell>
          <table:table-cell office:value-type="float" office:value="9.2074978351593" calcext:value-type="float">
            <text:p>9,2074978351593</text:p>
          </table:table-cell>
          <table:table-cell office:value-type="float" office:value="-20.625478332969" calcext:value-type="float">
            <text:p>-20,6254783329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87</text:p>
          </table:table-cell>
          <table:table-cell office:value-type="float" office:value="2.6848500967026" calcext:value-type="float">
            <text:p>2,6848500967026</text:p>
          </table:table-cell>
          <table:table-cell office:value-type="float" office:value="9.8213070631027" calcext:value-type="float">
            <text:p>9,8213070631027</text:p>
          </table:table-cell>
          <table:table-cell office:value-type="float" office:value="-135.75581684234" calcext:value-type="float">
            <text:p>-135,7558168423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98</text:p>
          </table:table-cell>
          <table:table-cell office:value-type="float" office:value="2.9863896965981" calcext:value-type="float">
            <text:p>2,9863896965981</text:p>
          </table:table-cell>
          <table:table-cell office:value-type="float" office:value="9.0018403530121" calcext:value-type="float">
            <text:p>9,0018403530121</text:p>
          </table:table-cell>
          <table:table-cell office:value-type="float" office:value="-0.22215138569142" calcext:value-type="float">
            <text:p>-0,2221513856914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09</text:p>
          </table:table-cell>
          <table:table-cell office:value-type="float" office:value="4.9563282728195" calcext:value-type="float">
            <text:p>4,9563282728195</text:p>
          </table:table-cell>
          <table:table-cell office:value-type="float" office:value="8.3775061368942" calcext:value-type="float">
            <text:p>8,3775061368942</text:p>
          </table:table-cell>
          <table:table-cell office:value-type="float" office:value="83.440392639986" calcext:value-type="float">
            <text:p>83,4403926399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20</text:p>
          </table:table-cell>
          <table:table-cell office:value-type="float" office:value="6.739816069603" calcext:value-type="float">
            <text:p>6,739816069603</text:p>
          </table:table-cell>
          <table:table-cell office:value-type="float" office:value="9.6850001811981" calcext:value-type="float">
            <text:p>9,6850001811981</text:p>
          </table:table-cell>
          <table:table-cell office:value-type="float" office:value="-64.460739967929" calcext:value-type="float">
            <text:p>-64,46073996792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31</text:p>
          </table:table-cell>
          <table:table-cell office:value-type="float" office:value="8.1406050920486" calcext:value-type="float">
            <text:p>8,1406050920486</text:p>
          </table:table-cell>
          <table:table-cell office:value-type="float" office:value="8.3140742778778" calcext:value-type="float">
            <text:p>8,3140742778778</text:p>
          </table:table-cell>
          <table:table-cell office:value-type="float" office:value="6.9481300510419" calcext:value-type="float">
            <text:p>6,94813005104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42</text:p>
          </table:table-cell>
          <table:table-cell office:value-type="float" office:value="0.20831612870097" calcext:value-type="float">
            <text:p>0,20831612870097</text:p>
          </table:table-cell>
          <table:table-cell office:value-type="float" office:value="11.067416667938" calcext:value-type="float">
            <text:p>11,067416667938</text:p>
          </table:table-cell>
          <table:table-cell office:value-type="float" office:value="177.65748424894" calcext:value-type="float">
            <text:p>177,657484248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53</text:p>
          </table:table-cell>
          <table:table-cell office:value-type="float" office:value="0.52979696542025" calcext:value-type="float">
            <text:p>0,52979696542025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95.547849964944" calcext:value-type="float">
            <text:p>-95,5478499649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1.3685570657253" calcext:value-type="float">
            <text:p>-1,3685570657253</text:p>
          </table:table-cell>
          <table:table-cell office:value-type="float" office:value="0.53679615259171" calcext:value-type="float">
            <text:p>0,53679615259171</text:p>
          </table:table-cell>
          <table:table-cell office:value-type="float" office:value="2.4467747017836" calcext:value-type="float">
            <text:p>2,44677470178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14</text:p>
          </table:table-cell>
          <table:table-cell office:value-type="float" office:value="0.0096925953403115" calcext:value-type="float">
            <text:p>0,0096925953403115</text:p>
          </table:table-cell>
          <table:table-cell office:value-type="float" office:value="-0.44658649712801" calcext:value-type="float">
            <text:p>-0,44658649712801</text:p>
          </table:table-cell>
          <table:table-cell office:value-type="float" office:value="38.813153269944" calcext:value-type="float">
            <text:p>38,81315326994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25</text:p>
          </table:table-cell>
          <table:table-cell office:value-type="float" office:value="2.944248020649" calcext:value-type="float">
            <text:p>2,944248020649</text:p>
          </table:table-cell>
          <table:table-cell office:value-type="float" office:value="-0.57932555675507" calcext:value-type="float">
            <text:p>-0,57932555675507</text:p>
          </table:table-cell>
          <table:table-cell office:value-type="float" office:value="142.16141032565" calcext:value-type="float">
            <text:p>142,161410325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36</text:p>
          </table:table-cell>
          <table:table-cell office:value-type="float" office:value="3.0629795789719" calcext:value-type="float">
            <text:p>3,0629795789719</text:p>
          </table:table-cell>
          <table:table-cell office:value-type="float" office:value="0.030553217511624" calcext:value-type="float">
            <text:p>0,030553217511624</text:p>
          </table:table-cell>
          <table:table-cell office:value-type="float" office:value="-19.353292929898" calcext:value-type="float">
            <text:p>-19,3532929298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47</text:p>
          </table:table-cell>
          <table:table-cell office:value-type="float" office:value="6.0497725009918" calcext:value-type="float">
            <text:p>6,0497725009918</text:p>
          </table:table-cell>
          <table:table-cell office:value-type="float" office:value="1.0141672939062" calcext:value-type="float">
            <text:p>1,0141672939062</text:p>
          </table:table-cell>
          <table:table-cell office:value-type="float" office:value="-161.00048107706" calcext:value-type="float">
            <text:p>-161,0004810770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58</text:p>
          </table:table-cell>
          <table:table-cell office:value-type="float" office:value="7.7846479415894" calcext:value-type="float">
            <text:p>7,7846479415894</text:p>
          </table:table-cell>
          <table:table-cell office:value-type="float" office:value="0.1272205542773" calcext:value-type="float">
            <text:p>0,1272205542773</text:p>
          </table:table-cell>
          <table:table-cell office:value-type="float" office:value="81.692036549756" calcext:value-type="float">
            <text:p>81,6920365497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69</text:p>
          </table:table-cell>
          <table:table-cell office:value-type="float" office:value="7.1611499786377" calcext:value-type="float">
            <text:p>7,1611499786377</text:p>
          </table:table-cell>
          <table:table-cell office:value-type="float" office:value="-0.32722879201174" calcext:value-type="float">
            <text:p>-0,32722879201174</text:p>
          </table:table-cell>
          <table:table-cell office:value-type="float" office:value="19.050310941259" calcext:value-type="float">
            <text:p>19,0503109412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80</text:p>
          </table:table-cell>
          <table:table-cell office:value-type="float" office:value="-1.2790286540985" calcext:value-type="float">
            <text:p>-1,2790286540985</text:p>
          </table:table-cell>
          <table:table-cell office:value-type="float" office:value="1.5328724682331" calcext:value-type="float">
            <text:p>1,5328724682331</text:p>
          </table:table-cell>
          <table:table-cell office:value-type="float" office:value="-2.4734624679301" calcext:value-type="float">
            <text:p>-2,47346246793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91</text:p>
          </table:table-cell>
          <table:table-cell office:value-type="float" office:value="0.79320088028908" calcext:value-type="float">
            <text:p>0,79320088028908</text:p>
          </table:table-cell>
          <table:table-cell office:value-type="float" office:value="0.95258109271526" calcext:value-type="float">
            <text:p>0,95258109271526</text:p>
          </table:table-cell>
          <table:table-cell office:value-type="float" office:value="66.12887579924" calcext:value-type="float">
            <text:p>66,128875799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02</text:p>
          </table:table-cell>
          <table:table-cell office:value-type="float" office:value="2.1549348533154" calcext:value-type="float">
            <text:p>2,1549348533154</text:p>
          </table:table-cell>
          <table:table-cell office:value-type="float" office:value="2.7526196837425" calcext:value-type="float">
            <text:p>2,7526196837425</text:p>
          </table:table-cell>
          <table:table-cell office:value-type="float" office:value="-53.193333422302" calcext:value-type="float">
            <text:p>-53,19333342230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13</text:p>
          </table:table-cell>
          <table:table-cell office:value-type="float" office:value="4.5444902777672" calcext:value-type="float">
            <text:p>4,5444902777672</text:p>
          </table:table-cell>
          <table:table-cell office:value-type="float" office:value="2.3767134547234" calcext:value-type="float">
            <text:p>2,3767134547234</text:p>
          </table:table-cell>
          <table:table-cell office:value-type="float" office:value="-48.843976039036" calcext:value-type="float">
            <text:p>-48,8439760390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24</text:p>
          </table:table-cell>
          <table:table-cell office:value-type="float" office:value="5.3660380840302" calcext:value-type="float">
            <text:p>5,3660380840302</text:p>
          </table:table-cell>
          <table:table-cell office:value-type="float" office:value="2.1059834957123" calcext:value-type="float">
            <text:p>2,1059834957123</text:p>
          </table:table-cell>
          <table:table-cell office:value-type="float" office:value="-163.27262987756" calcext:value-type="float">
            <text:p>-163,272629877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35</text:p>
          </table:table-cell>
          <table:table-cell office:value-type="float" office:value="7.4186086654663" calcext:value-type="float">
            <text:p>7,4186086654663</text:p>
          </table:table-cell>
          <table:table-cell office:value-type="float" office:value="1.0431721061468" calcext:value-type="float">
            <text:p>1,0431721061468</text:p>
          </table:table-cell>
          <table:table-cell office:value-type="float" office:value="-125.82650457977" calcext:value-type="float">
            <text:p>-125,8265045797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46</text:p>
          </table:table-cell>
          <table:table-cell office:value-type="float" office:value="7.4138927459717" calcext:value-type="float">
            <text:p>7,4138927459717</text:p>
          </table:table-cell>
          <table:table-cell office:value-type="float" office:value="1.9569110870361" calcext:value-type="float">
            <text:p>1,9569110870361</text:p>
          </table:table-cell>
          <table:table-cell office:value-type="float" office:value="-62.526228321586" calcext:value-type="float">
            <text:p>-62,52622832158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57</text:p>
          </table:table-cell>
          <table:table-cell office:value-type="float" office:value="-1.5850093960762" calcext:value-type="float">
            <text:p>-1,5850093960762</text:p>
          </table:table-cell>
          <table:table-cell office:value-type="float" office:value="3.2289338111877" calcext:value-type="float">
            <text:p>3,2289338111877</text:p>
          </table:table-cell>
          <table:table-cell office:value-type="float" office:value="-5.6532646060749" calcext:value-type="float">
            <text:p>-5,653264606074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68</text:p>
          </table:table-cell>
          <table:table-cell office:value-type="float" office:value="0.73138169944286" calcext:value-type="float">
            <text:p>0,73138169944286</text:p>
          </table:table-cell>
          <table:table-cell office:value-type="float" office:value="1.9452551007271" calcext:value-type="float">
            <text:p>1,9452551007271</text:p>
          </table:table-cell>
          <table:table-cell office:value-type="float" office:value="59.665223595443" calcext:value-type="float">
            <text:p>59,66522359544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79</text:p>
          </table:table-cell>
          <table:table-cell office:value-type="float" office:value="2.6260930299759" calcext:value-type="float">
            <text:p>2,6260930299759</text:p>
          </table:table-cell>
          <table:table-cell office:value-type="float" office:value="4.3670958280563" calcext:value-type="float">
            <text:p>4,3670958280563</text:p>
          </table:table-cell>
          <table:table-cell office:value-type="float" office:value="-84.436472813795" calcext:value-type="float">
            <text:p>-84,43647281379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90</text:p>
          </table:table-cell>
          <table:table-cell office:value-type="float" office:value="3.3535259962082" calcext:value-type="float">
            <text:p>3,3535259962082</text:p>
          </table:table-cell>
          <table:table-cell office:value-type="float" office:value="2.409645318985" calcext:value-type="float">
            <text:p>2,409645318985</text:p>
          </table:table-cell>
          <table:table-cell office:value-type="float" office:value="16.190980460234" calcext:value-type="float">
            <text:p>16,19098046023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01</text:p>
          </table:table-cell>
          <table:table-cell office:value-type="float" office:value="4.6699514985085" calcext:value-type="float">
            <text:p>4,6699514985085</text:p>
          </table:table-cell>
          <table:table-cell office:value-type="float" office:value="3.1282809376717" calcext:value-type="float">
            <text:p>3,1282809376717</text:p>
          </table:table-cell>
          <table:table-cell office:value-type="float" office:value="-18.819681967899" calcext:value-type="float">
            <text:p>-18,81968196789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12</text:p>
          </table:table-cell>
          <table:table-cell office:value-type="float" office:value="6.2799036502838" calcext:value-type="float">
            <text:p>6,2799036502838</text:p>
          </table:table-cell>
          <table:table-cell office:value-type="float" office:value="3.5202568769455" calcext:value-type="float">
            <text:p>3,5202568769455</text:p>
          </table:table-cell>
          <table:table-cell office:value-type="float" office:value="-50.75952771363" calcext:value-type="float">
            <text:p>-50,759527713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23</text:p>
          </table:table-cell>
          <table:table-cell office:value-type="float" office:value="8.64805996418" calcext:value-type="float">
            <text:p>8,64805996418</text:p>
          </table:table-cell>
          <table:table-cell office:value-type="float" office:value="2.6647216081619" calcext:value-type="float">
            <text:p>2,6647216081619</text:p>
          </table:table-cell>
          <table:table-cell office:value-type="float" office:value="67.836106962459" calcext:value-type="float">
            <text:p>67,83610696245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34</text:p>
          </table:table-cell>
          <table:table-cell office:value-type="float" office:value="-1.5855212509632" calcext:value-type="float">
            <text:p>-1,5855212509632</text:p>
          </table:table-cell>
          <table:table-cell office:value-type="float" office:value="3.9411848783493" calcext:value-type="float">
            <text:p>3,9411848783493</text:p>
          </table:table-cell>
          <table:table-cell office:value-type="float" office:value="25.691981528215" calcext:value-type="float">
            <text:p>25,69198152821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45</text:p>
          </table:table-cell>
          <table:table-cell office:value-type="float" office:value="0.83529777824879" calcext:value-type="float">
            <text:p>0,83529777824879</text:p>
          </table:table-cell>
          <table:table-cell office:value-type="float" office:value="3.3258140087128" calcext:value-type="float">
            <text:p>3,3258140087128</text:p>
          </table:table-cell>
          <table:table-cell office:value-type="float" office:value="117.51398007581" calcext:value-type="float">
            <text:p>117,5139800758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56</text:p>
          </table:table-cell>
          <table:table-cell office:value-type="float" office:value="2.2064089775085" calcext:value-type="float">
            <text:p>2,2064089775085</text:p>
          </table:table-cell>
          <table:table-cell office:value-type="float" office:value="5.1630842685699" calcext:value-type="float">
            <text:p>5,1630842685699</text:p>
          </table:table-cell>
          <table:table-cell office:value-type="float" office:value="-142.94939891548" calcext:value-type="float">
            <text:p>-142,949398915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67</text:p>
          </table:table-cell>
          <table:table-cell office:value-type="float" office:value="3.8539975881577" calcext:value-type="float">
            <text:p>3,8539975881577</text:p>
          </table:table-cell>
          <table:table-cell office:value-type="float" office:value="5.7209378480911" calcext:value-type="float">
            <text:p>5,7209378480911</text:p>
          </table:table-cell>
          <table:table-cell office:value-type="float" office:value="-114.67653778708" calcext:value-type="float">
            <text:p>-114,676537787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78</text:p>
          </table:table-cell>
          <table:table-cell office:value-type="float" office:value="6.0601311922073" calcext:value-type="float">
            <text:p>6,0601311922073</text:p>
          </table:table-cell>
          <table:table-cell office:value-type="float" office:value="4.5205417275429" calcext:value-type="float">
            <text:p>4,5205417275429</text:p>
          </table:table-cell>
          <table:table-cell office:value-type="float" office:value="-30.822162415571" calcext:value-type="float">
            <text:p>-30,82216241557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89</text:p>
          </table:table-cell>
          <table:table-cell office:value-type="float" office:value="6.1822664737701" calcext:value-type="float">
            <text:p>6,1822664737701</text:p>
          </table:table-cell>
          <table:table-cell office:value-type="float" office:value="5.4843986034393" calcext:value-type="float">
            <text:p>5,4843986034393</text:p>
          </table:table-cell>
          <table:table-cell office:value-type="float" office:value="-69.75463469317" calcext:value-type="float">
            <text:p>-69,7546346931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00</text:p>
          </table:table-cell>
          <table:table-cell office:value-type="float" office:value="9.2743587493896" calcext:value-type="float">
            <text:p>9,2743587493896</text:p>
          </table:table-cell>
          <table:table-cell office:value-type="float" office:value="3.9582151174545" calcext:value-type="float">
            <text:p>3,9582151174545</text:p>
          </table:table-cell>
          <table:table-cell office:value-type="float" office:value="-150.08057606448" calcext:value-type="float">
            <text:p>-150,0805760644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11</text:p>
          </table:table-cell>
          <table:table-cell office:value-type="float" office:value="-0.43099954724312" calcext:value-type="float">
            <text:p>-0,43099954724312</text:p>
          </table:table-cell>
          <table:table-cell office:value-type="float" office:value="4.836662709713" calcext:value-type="float">
            <text:p>4,836662709713</text:p>
          </table:table-cell>
          <table:table-cell office:value-type="float" office:value="115.0621471891" calcext:value-type="float">
            <text:p>115,062147189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22</text:p>
          </table:table-cell>
          <table:table-cell office:value-type="float" office:value="0.65117247402668" calcext:value-type="float">
            <text:p>0,65117247402668</text:p>
          </table:table-cell>
          <table:table-cell office:value-type="float" office:value="5.2127748727798" calcext:value-type="float">
            <text:p>5,2127748727798</text:p>
          </table:table-cell>
          <table:table-cell office:value-type="float" office:value="10.688877978902" calcext:value-type="float">
            <text:p>10,6888779789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33</text:p>
          </table:table-cell>
          <table:table-cell office:value-type="float" office:value="1.5712268650532" calcext:value-type="float">
            <text:p>1,5712268650532</text:p>
          </table:table-cell>
          <table:table-cell office:value-type="float" office:value="5.6247615814209" calcext:value-type="float">
            <text:p>5,6247615814209</text:p>
          </table:table-cell>
          <table:table-cell office:value-type="float" office:value="-25.417574461858" calcext:value-type="float">
            <text:p>-25,4175744618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44</text:p>
          </table:table-cell>
          <table:table-cell office:value-type="float" office:value="4.3720012903214" calcext:value-type="float">
            <text:p>4,3720012903214</text:p>
          </table:table-cell>
          <table:table-cell office:value-type="float" office:value="6.8559801578522" calcext:value-type="float">
            <text:p>6,8559801578522</text:p>
          </table:table-cell>
          <table:table-cell office:value-type="float" office:value="173.97715179784" calcext:value-type="float">
            <text:p>173,977151797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55</text:p>
          </table:table-cell>
          <table:table-cell office:value-type="float" office:value="4.5457077026367" calcext:value-type="float">
            <text:p>4,5457077026367</text:p>
          </table:table-cell>
          <table:table-cell office:value-type="float" office:value="5.1605021953583" calcext:value-type="float">
            <text:p>5,1605021953583</text:p>
          </table:table-cell>
          <table:table-cell office:value-type="float" office:value="60.338304300976" calcext:value-type="float">
            <text:p>60,3383043009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66</text:p>
          </table:table-cell>
          <table:table-cell office:value-type="float" office:value="7.7374202013016" calcext:value-type="float">
            <text:p>7,7374202013016</text:p>
          </table:table-cell>
          <table:table-cell office:value-type="float" office:value="6.0674726963043" calcext:value-type="float">
            <text:p>6,0674726963043</text:p>
          </table:table-cell>
          <table:table-cell office:value-type="float" office:value="69.613608585042" calcext:value-type="float">
            <text:p>69,6136085850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77</text:p>
          </table:table-cell>
          <table:table-cell office:value-type="float" office:value="8.4538638591766" calcext:value-type="float">
            <text:p>8,4538638591766</text:p>
          </table:table-cell>
          <table:table-cell office:value-type="float" office:value="6.8627482652664" calcext:value-type="float">
            <text:p>6,8627482652664</text:p>
          </table:table-cell>
          <table:table-cell office:value-type="float" office:value="-83.951577259477" calcext:value-type="float">
            <text:p>-83,95157725947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88</text:p>
          </table:table-cell>
          <table:table-cell office:value-type="float" office:value="-1.5850020945072" calcext:value-type="float">
            <text:p>-1,5850020945072</text:p>
          </table:table-cell>
          <table:table-cell office:value-type="float" office:value="7.7223169803619" calcext:value-type="float">
            <text:p>7,7223169803619</text:p>
          </table:table-cell>
          <table:table-cell office:value-type="float" office:value="2.9158362537433" calcext:value-type="float">
            <text:p>2,91583625374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99</text:p>
          </table:table-cell>
          <table:table-cell office:value-type="float" office:value="0.18716603517532" calcext:value-type="float">
            <text:p>0,18716603517532</text:p>
          </table:table-cell>
          <table:table-cell office:value-type="float" office:value="8.1488341093063" calcext:value-type="float">
            <text:p>8,1488341093063</text:p>
          </table:table-cell>
          <table:table-cell office:value-type="float" office:value="-26.456650275334" calcext:value-type="float">
            <text:p>-26,4566502753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10</text:p>
          </table:table-cell>
          <table:table-cell office:value-type="float" office:value="2.5075089931488" calcext:value-type="float">
            <text:p>2,5075089931488</text:p>
          </table:table-cell>
          <table:table-cell office:value-type="float" office:value="6.3333237171173" calcext:value-type="float">
            <text:p>6,3333237171173</text:p>
          </table:table-cell>
          <table:table-cell office:value-type="float" office:value="58.689316366888" calcext:value-type="float">
            <text:p>58,68931636688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21</text:p>
          </table:table-cell>
          <table:table-cell office:value-type="float" office:value="4.6798461675644" calcext:value-type="float">
            <text:p>4,6798461675644</text:p>
          </table:table-cell>
          <table:table-cell office:value-type="float" office:value="7.7474743127823" calcext:value-type="float">
            <text:p>7,7474743127823</text:p>
          </table:table-cell>
          <table:table-cell office:value-type="float" office:value="84.153033365869" calcext:value-type="float">
            <text:p>84,1530333658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32</text:p>
          </table:table-cell>
          <table:table-cell office:value-type="float" office:value="4.6442002058029" calcext:value-type="float">
            <text:p>4,6442002058029</text:p>
          </table:table-cell>
          <table:table-cell office:value-type="float" office:value="7.1463686227798" calcext:value-type="float">
            <text:p>7,1463686227798</text:p>
          </table:table-cell>
          <table:table-cell office:value-type="float" office:value="71.150428929906" calcext:value-type="float">
            <text:p>71,1504289299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43</text:p>
          </table:table-cell>
          <table:table-cell office:value-type="float" office:value="5.9846842288971" calcext:value-type="float">
            <text:p>5,9846842288971</text:p>
          </table:table-cell>
          <table:table-cell office:value-type="float" office:value="6.6707795858383" calcext:value-type="float">
            <text:p>6,6707795858383</text:p>
          </table:table-cell>
          <table:table-cell office:value-type="float" office:value="53.151846311654" calcext:value-type="float">
            <text:p>53,1518463116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54</text:p>
          </table:table-cell>
          <table:table-cell office:value-type="float" office:value="8.0562734603882" calcext:value-type="float">
            <text:p>8,0562734603882</text:p>
          </table:table-cell>
          <table:table-cell office:value-type="float" office:value="8.1562411785126" calcext:value-type="float">
            <text:p>8,1562411785126</text:p>
          </table:table-cell>
          <table:table-cell office:value-type="float" office:value="-153.44956726026" calcext:value-type="float">
            <text:p>-153,449567260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65</text:p>
          </table:table-cell>
          <table:table-cell office:value-type="float" office:value="0.16648985445499" calcext:value-type="float">
            <text:p>0,16648985445499</text:p>
          </table:table-cell>
          <table:table-cell office:value-type="float" office:value="9.1993111371994" calcext:value-type="float">
            <text:p>9,1993111371994</text:p>
          </table:table-cell>
          <table:table-cell office:value-type="float" office:value="106.46962056494" calcext:value-type="float">
            <text:p>106,4696205649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76</text:p>
          </table:table-cell>
          <table:table-cell office:value-type="float" office:value="0.50152648240328" calcext:value-type="float">
            <text:p>0,50152648240328</text:p>
          </table:table-cell>
          <table:table-cell office:value-type="float" office:value="9.0131330490112" calcext:value-type="float">
            <text:p>9,0131330490112</text:p>
          </table:table-cell>
          <table:table-cell office:value-type="float" office:value="70.056429334507" calcext:value-type="float">
            <text:p>70,0564293345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87</text:p>
          </table:table-cell>
          <table:table-cell office:value-type="float" office:value="2.9578238725662" calcext:value-type="float">
            <text:p>2,9578238725662</text:p>
          </table:table-cell>
          <table:table-cell office:value-type="float" office:value="9.8410922288895" calcext:value-type="float">
            <text:p>9,8410922288895</text:p>
          </table:table-cell>
          <table:table-cell office:value-type="float" office:value="176.33804242322" calcext:value-type="float">
            <text:p>176,3380424232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98</text:p>
          </table:table-cell>
          <table:table-cell office:value-type="float" office:value="2.7368193864822" calcext:value-type="float">
            <text:p>2,7368193864822</text:p>
          </table:table-cell>
          <table:table-cell office:value-type="float" office:value="8.844598531723" calcext:value-type="float">
            <text:p>8,844598531723</text:p>
          </table:table-cell>
          <table:table-cell office:value-type="float" office:value="43.327027445386" calcext:value-type="float">
            <text:p>43,32702744538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09</text:p>
          </table:table-cell>
          <table:table-cell office:value-type="float" office:value="5.1704734563828" calcext:value-type="float">
            <text:p>5,1704734563828</text:p>
          </table:table-cell>
          <table:table-cell office:value-type="float" office:value="8.3209735155106" calcext:value-type="float">
            <text:p>8,3209735155106</text:p>
          </table:table-cell>
          <table:table-cell office:value-type="float" office:value="174.0594836557" calcext:value-type="float">
            <text:p>174,05948365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20</text:p>
          </table:table-cell>
          <table:table-cell office:value-type="float" office:value="6.6557455062866" calcext:value-type="float">
            <text:p>6,6557455062866</text:p>
          </table:table-cell>
          <table:table-cell office:value-type="float" office:value="9.9660539627075" calcext:value-type="float">
            <text:p>9,9660539627075</text:p>
          </table:table-cell>
          <table:table-cell office:value-type="float" office:value="-75.38064498051" calcext:value-type="float">
            <text:p>-75,3806449805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31</text:p>
          </table:table-cell>
          <table:table-cell office:value-type="float" office:value="8.1142854690552" calcext:value-type="float">
            <text:p>8,1142854690552</text:p>
          </table:table-cell>
          <table:table-cell office:value-type="float" office:value="8.5376423597336" calcext:value-type="float">
            <text:p>8,5376423597336</text:p>
          </table:table-cell>
          <table:table-cell office:value-type="float" office:value="-82.110987347402" calcext:value-type="float">
            <text:p>-82,1109873474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42</text:p>
          </table:table-cell>
          <table:table-cell office:value-type="float" office:value="0.42725972831249" calcext:value-type="float">
            <text:p>0,42725972831249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141.77500821982" calcext:value-type="float">
            <text:p>-141,7750082198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53</text:p>
          </table:table-cell>
          <table:table-cell office:value-type="float" office:value="0.74655428528786" calcext:value-type="float">
            <text:p>0,74655428528786</text:p>
          </table:table-cell>
          <table:table-cell office:value-type="float" office:value="11.037245988846" calcext:value-type="float">
            <text:p>11,037245988846</text:p>
          </table:table-cell>
          <table:table-cell office:value-type="float" office:value="172.20086656558" calcext:value-type="float">
            <text:p>172,200866565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-1.5848484635353" calcext:value-type="float">
            <text:p>-1,5848484635353</text:p>
          </table:table-cell>
          <table:table-cell office:value-type="float" office:value="0.79465009272099" calcext:value-type="float">
            <text:p>0,79465009272099</text:p>
          </table:table-cell>
          <table:table-cell office:value-type="float" office:value="-1.8390948368106" calcext:value-type="float">
            <text:p>-1,83909483681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14</text:p>
          </table:table-cell>
          <table:table-cell office:value-type="float" office:value="-0.21117640659213" calcext:value-type="float">
            <text:p>-0,21117640659213</text:p>
          </table:table-cell>
          <table:table-cell office:value-type="float" office:value="-0.58501310646534" calcext:value-type="float">
            <text:p>-0,58501310646534</text:p>
          </table:table-cell>
          <table:table-cell office:value-type="float" office:value="48.038582133639" calcext:value-type="float">
            <text:p>48,0385821336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25</text:p>
          </table:table-cell>
          <table:table-cell office:value-type="float" office:value="3.2261091470718" calcext:value-type="float">
            <text:p>3,2261091470718</text:p>
          </table:table-cell>
          <table:table-cell office:value-type="float" office:value="-0.58149050921202" calcext:value-type="float">
            <text:p>-0,58149050921202</text:p>
          </table:table-cell>
          <table:table-cell office:value-type="float" office:value="176.51365365192" calcext:value-type="float">
            <text:p>176,513653651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36</text:p>
          </table:table-cell>
          <table:table-cell office:value-type="float" office:value="2.8131249547005" calcext:value-type="float">
            <text:p>2,8131249547005</text:p>
          </table:table-cell>
          <table:table-cell office:value-type="float" office:value="0.12627020478249" calcext:value-type="float">
            <text:p>0,12627020478249</text:p>
          </table:table-cell>
          <table:table-cell office:value-type="float" office:value="-21.236041359081" calcext:value-type="float">
            <text:p>-21,2360413590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47</text:p>
          </table:table-cell>
          <table:table-cell office:value-type="float" office:value="6.3470661640167" calcext:value-type="float">
            <text:p>6,3470661640167</text:p>
          </table:table-cell>
          <table:table-cell office:value-type="float" office:value="1.0079552978277" calcext:value-type="float">
            <text:p>1,0079552978277</text:p>
          </table:table-cell>
          <table:table-cell office:value-type="float" office:value="174.413015888" calcext:value-type="float">
            <text:p>174,4130158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58</text:p>
          </table:table-cell>
          <table:table-cell office:value-type="float" office:value="7.5546580553055" calcext:value-type="float">
            <text:p>7,5546580553055</text:p>
          </table:table-cell>
          <table:table-cell office:value-type="float" office:value="-0.016946758842096" calcext:value-type="float">
            <text:p>-0,016946758842096</text:p>
          </table:table-cell>
          <table:table-cell office:value-type="float" office:value="22.28179536048" calcext:value-type="float">
            <text:p>22,281795360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69</text:p>
          </table:table-cell>
          <table:table-cell office:value-type="float" office:value="6.8002307415009" calcext:value-type="float">
            <text:p>6,8002307415009</text:p>
          </table:table-cell>
          <table:table-cell office:value-type="float" office:value="-0.47288361936808" calcext:value-type="float">
            <text:p>-0,47288361936808</text:p>
          </table:table-cell>
          <table:table-cell office:value-type="float" office:value="23.193469662575" calcext:value-type="float">
            <text:p>23,1934696625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80</text:p>
          </table:table-cell>
          <table:table-cell office:value-type="float" office:value="-1.5385416150093" calcext:value-type="float">
            <text:p>-1,5385416150093</text:p>
          </table:table-cell>
          <table:table-cell office:value-type="float" office:value="1.5442657470703" calcext:value-type="float">
            <text:p>1,5442657470703</text:p>
          </table:table-cell>
          <table:table-cell office:value-type="float" office:value="-1.8769885134545" calcext:value-type="float">
            <text:p>-1,876988513454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91</text:p>
          </table:table-cell>
          <table:table-cell office:value-type="float" office:value="0.77036038041115" calcext:value-type="float">
            <text:p>0,77036038041115</text:p>
          </table:table-cell>
          <table:table-cell office:value-type="float" office:value="0.7682166993618" calcext:value-type="float">
            <text:p>0,7682166993618</text:p>
          </table:table-cell>
          <table:table-cell office:value-type="float" office:value="83.464447100451" calcext:value-type="float">
            <text:p>83,464447100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02</text:p>
          </table:table-cell>
          <table:table-cell office:value-type="float" office:value="1.8932822346687" calcext:value-type="float">
            <text:p>1,8932822346687</text:p>
          </table:table-cell>
          <table:table-cell office:value-type="float" office:value="3.0212831497192" calcext:value-type="float">
            <text:p>3,0212831497192</text:p>
          </table:table-cell>
          <table:table-cell office:value-type="float" office:value="-43.165537961729" calcext:value-type="float">
            <text:p>-43,16553796172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13</text:p>
          </table:table-cell>
          <table:table-cell office:value-type="float" office:value="4.2394399642944" calcext:value-type="float">
            <text:p>4,2394399642944</text:p>
          </table:table-cell>
          <table:table-cell office:value-type="float" office:value="2.336024492979" calcext:value-type="float">
            <text:p>2,336024492979</text:p>
          </table:table-cell>
          <table:table-cell office:value-type="float" office:value="3.0107552743262" calcext:value-type="float">
            <text:p>3,01075527432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24</text:p>
          </table:table-cell>
          <table:table-cell office:value-type="float" office:value="5.6001669168472" calcext:value-type="float">
            <text:p>5,6001669168472</text:p>
          </table:table-cell>
          <table:table-cell office:value-type="float" office:value="1.9070680439472" calcext:value-type="float">
            <text:p>1,9070680439472</text:p>
          </table:table-cell>
          <table:table-cell office:value-type="float" office:value="144.55098862861" calcext:value-type="float">
            <text:p>144,550988628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35</text:p>
          </table:table-cell>
          <table:table-cell office:value-type="float" office:value="7.3173385858536" calcext:value-type="float">
            <text:p>7,3173385858536</text:p>
          </table:table-cell>
          <table:table-cell office:value-type="float" office:value="1.2366952747107" calcext:value-type="float">
            <text:p>1,2366952747107</text:p>
          </table:table-cell>
          <table:table-cell office:value-type="float" office:value="-56.884517715235" calcext:value-type="float">
            <text:p>-56,8845177152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46</text:p>
          </table:table-cell>
          <table:table-cell office:value-type="float" office:value="7.3788225650787" calcext:value-type="float">
            <text:p>7,3788225650787</text:p>
          </table:table-cell>
          <table:table-cell office:value-type="float" office:value="2.2910329699516" calcext:value-type="float">
            <text:p>2,2910329699516</text:p>
          </table:table-cell>
          <table:table-cell office:value-type="float" office:value="-90.154915098931" calcext:value-type="float">
            <text:p>-90,15491509893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57</text:p>
          </table:table-cell>
          <table:table-cell office:value-type="float" office:value="-1.5849469602108" calcext:value-type="float">
            <text:p>-1,5849469602108</text:p>
          </table:table-cell>
          <table:table-cell office:value-type="float" office:value="3.4052342176437" calcext:value-type="float">
            <text:p>3,4052342176437</text:p>
          </table:table-cell>
          <table:table-cell office:value-type="float" office:value="-32.208358785909" calcext:value-type="float">
            <text:p>-32,2083587859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68</text:p>
          </table:table-cell>
          <table:table-cell office:value-type="float" office:value="0.45806854963303" calcext:value-type="float">
            <text:p>0,45806854963303</text:p>
          </table:table-cell>
          <table:table-cell office:value-type="float" office:value="1.8576475977898" calcext:value-type="float">
            <text:p>1,8576475977898</text:p>
          </table:table-cell>
          <table:table-cell office:value-type="float" office:value="8.4162918245716" calcext:value-type="float">
            <text:p>8,41629182457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79</text:p>
          </table:table-cell>
          <table:table-cell office:value-type="float" office:value="2.477421015501" calcext:value-type="float">
            <text:p>2,477421015501</text:p>
          </table:table-cell>
          <table:table-cell office:value-type="float" office:value="4.6068090200424" calcext:value-type="float">
            <text:p>4,6068090200424</text:p>
          </table:table-cell>
          <table:table-cell office:value-type="float" office:value="-37.513385532768" calcext:value-type="float">
            <text:p>-37,5133855327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90</text:p>
          </table:table-cell>
          <table:table-cell office:value-type="float" office:value="3.1081688404083" calcext:value-type="float">
            <text:p>3,1081688404083</text:p>
          </table:table-cell>
          <table:table-cell office:value-type="float" office:value="2.4520155787468" calcext:value-type="float">
            <text:p>2,4520155787468</text:p>
          </table:table-cell>
          <table:table-cell office:value-type="float" office:value="-13.815491442468" calcext:value-type="float">
            <text:p>-13,81549144246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01</text:p>
          </table:table-cell>
          <table:table-cell office:value-type="float" office:value="4.3927112221718" calcext:value-type="float">
            <text:p>4,3927112221718</text:p>
          </table:table-cell>
          <table:table-cell office:value-type="float" office:value="3.3344820141792" calcext:value-type="float">
            <text:p>3,3344820141792</text:p>
          </table:table-cell>
          <table:table-cell office:value-type="float" office:value="-41.912683256113" calcext:value-type="float">
            <text:p>-41,91268325611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12</text:p>
          </table:table-cell>
          <table:table-cell office:value-type="float" office:value="6.1468124389648" calcext:value-type="float">
            <text:p>6,1468124389648</text:p>
          </table:table-cell>
          <table:table-cell office:value-type="float" office:value="3.8477692008018" calcext:value-type="float">
            <text:p>3,8477692008018</text:p>
          </table:table-cell>
          <table:table-cell office:value-type="float" office:value="-70.316777867117" calcext:value-type="float">
            <text:p>-70,3167778671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23</text:p>
          </table:table-cell>
          <table:table-cell office:value-type="float" office:value="8.6373817920685" calcext:value-type="float">
            <text:p>8,6373817920685</text:p>
          </table:table-cell>
          <table:table-cell office:value-type="float" office:value="2.5747326016426" calcext:value-type="float">
            <text:p>2,5747326016426</text:p>
          </table:table-cell>
          <table:table-cell office:value-type="float" office:value="77.830550776925" calcext:value-type="float">
            <text:p>77,83055077692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34</text:p>
          </table:table-cell>
          <table:table-cell office:value-type="float" office:value="-1.5823611617088" calcext:value-type="float">
            <text:p>-1,5823611617088</text:p>
          </table:table-cell>
          <table:table-cell office:value-type="float" office:value="3.7351387739182" calcext:value-type="float">
            <text:p>3,7351387739182</text:p>
          </table:table-cell>
          <table:table-cell office:value-type="float" office:value="66.01038708049" calcext:value-type="float">
            <text:p>66,010387080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45</text:p>
          </table:table-cell>
          <table:table-cell office:value-type="float" office:value="1.0874539613724" calcext:value-type="float">
            <text:p>1,0874539613724</text:p>
          </table:table-cell>
          <table:table-cell office:value-type="float" office:value="3.1006440520287" calcext:value-type="float">
            <text:p>3,1006440520287</text:p>
          </table:table-cell>
          <table:table-cell office:value-type="float" office:value="144.27962424649" calcext:value-type="float">
            <text:p>144,279624246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56</text:p>
          </table:table-cell>
          <table:table-cell office:value-type="float" office:value="2.3638394474983" calcext:value-type="float">
            <text:p>2,3638394474983</text:p>
          </table:table-cell>
          <table:table-cell office:value-type="float" office:value="5.0075262784958" calcext:value-type="float">
            <text:p>5,0075262784958</text:p>
          </table:table-cell>
          <table:table-cell office:value-type="float" office:value="126.5446258958" calcext:value-type="float">
            <text:p>126,54462589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67</text:p>
          </table:table-cell>
          <table:table-cell office:value-type="float" office:value="4.0897908806801" calcext:value-type="float">
            <text:p>4,0897908806801</text:p>
          </table:table-cell>
          <table:table-cell office:value-type="float" office:value="5.9701377153397" calcext:value-type="float">
            <text:p>5,9701377153397</text:p>
          </table:table-cell>
          <table:table-cell office:value-type="float" office:value="-139.0126541162" calcext:value-type="float">
            <text:p>-139,012654116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78</text:p>
          </table:table-cell>
          <table:table-cell office:value-type="float" office:value="5.8415776491165" calcext:value-type="float">
            <text:p>5,8415776491165</text:p>
          </table:table-cell>
          <table:table-cell office:value-type="float" office:value="4.396844804287" calcext:value-type="float">
            <text:p>4,396844804287</text:p>
          </table:table-cell>
          <table:table-cell office:value-type="float" office:value="39.528062768803" calcext:value-type="float">
            <text:p>39,5280627688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89</text:p>
          </table:table-cell>
          <table:table-cell office:value-type="float" office:value="6.3247019052505" calcext:value-type="float">
            <text:p>6,3247019052505</text:p>
          </table:table-cell>
          <table:table-cell office:value-type="float" office:value="5.7085227966309" calcext:value-type="float">
            <text:p>5,7085227966309</text:p>
          </table:table-cell>
          <table:table-cell office:value-type="float" office:value="-132.39160920404" calcext:value-type="float">
            <text:p>-132,3916092040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00</text:p>
          </table:table-cell>
          <table:table-cell office:value-type="float" office:value="9.3561220169067" calcext:value-type="float">
            <text:p>9,3561220169067</text:p>
          </table:table-cell>
          <table:table-cell office:value-type="float" office:value="4.2040458321571" calcext:value-type="float">
            <text:p>4,2040458321571</text:p>
          </table:table-cell>
          <table:table-cell office:value-type="float" office:value="-101.51056802956" calcext:value-type="float">
            <text:p>-101,5105680295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11</text:p>
          </table:table-cell>
          <table:table-cell office:value-type="float" office:value="-0.23655269294977" calcext:value-type="float">
            <text:p>-0,23655269294977</text:p>
          </table:table-cell>
          <table:table-cell office:value-type="float" office:value="4.6144112944603" calcext:value-type="float">
            <text:p>4,6144112944603</text:p>
          </table:table-cell>
          <table:table-cell office:value-type="float" office:value="135.00723109883" calcext:value-type="float">
            <text:p>135,0072310988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22</text:p>
          </table:table-cell>
          <table:table-cell office:value-type="float" office:value="0.42779672890902" calcext:value-type="float">
            <text:p>0,42779672890902</text:p>
          </table:table-cell>
          <table:table-cell office:value-type="float" office:value="5.3232312202454" calcext:value-type="float">
            <text:p>5,3232312202454</text:p>
          </table:table-cell>
          <table:table-cell office:value-type="float" office:value="-32.02950840543" calcext:value-type="float">
            <text:p>-32,0295084054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33</text:p>
          </table:table-cell>
          <table:table-cell office:value-type="float" office:value="1.6373804211617" calcext:value-type="float">
            <text:p>1,6373804211617</text:p>
          </table:table-cell>
          <table:table-cell office:value-type="float" office:value="5.8368313312531" calcext:value-type="float">
            <text:p>5,8368313312531</text:p>
          </table:table-cell>
          <table:table-cell office:value-type="float" office:value="-116.25672449732" calcext:value-type="float">
            <text:p>-116,256724497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44</text:p>
          </table:table-cell>
          <table:table-cell office:value-type="float" office:value="4.3794456124306" calcext:value-type="float">
            <text:p>4,3794456124306</text:p>
          </table:table-cell>
          <table:table-cell office:value-type="float" office:value="6.6342961788177" calcext:value-type="float">
            <text:p>6,6342961788177</text:p>
          </table:table-cell>
          <table:table-cell office:value-type="float" office:value="83.233763457863" calcext:value-type="float">
            <text:p>83,23376345786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55</text:p>
          </table:table-cell>
          <table:table-cell office:value-type="float" office:value="4.4293889403343" calcext:value-type="float">
            <text:p>4,4293889403343</text:p>
          </table:table-cell>
          <table:table-cell office:value-type="float" office:value="4.814538359642" calcext:value-type="float">
            <text:p>4,814538359642</text:p>
          </table:table-cell>
          <table:table-cell office:value-type="float" office:value="74.813048551037" calcext:value-type="float">
            <text:p>74,81304855103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66</text:p>
          </table:table-cell>
          <table:table-cell office:value-type="float" office:value="7.4909508228302" calcext:value-type="float">
            <text:p>7,4909508228302</text:p>
          </table:table-cell>
          <table:table-cell office:value-type="float" office:value="5.9833598136902" calcext:value-type="float">
            <text:p>5,9833598136902</text:p>
          </table:table-cell>
          <table:table-cell office:value-type="float" office:value="10.33670564366" calcext:value-type="float">
            <text:p>10,336705643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77</text:p>
          </table:table-cell>
          <table:table-cell office:value-type="float" office:value="8.4282284975052" calcext:value-type="float">
            <text:p>8,4282284975052</text:p>
          </table:table-cell>
          <table:table-cell office:value-type="float" office:value="7.0532292127609" calcext:value-type="float">
            <text:p>7,0532292127609</text:p>
          </table:table-cell>
          <table:table-cell office:value-type="float" office:value="-84.49595976787" calcext:value-type="float">
            <text:p>-84,4959597678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88</text:p>
          </table:table-cell>
          <table:table-cell office:value-type="float" office:value="-1.581864207983" calcext:value-type="float">
            <text:p>-1,581864207983</text:p>
          </table:table-cell>
          <table:table-cell office:value-type="float" office:value="7.6394355297089" calcext:value-type="float">
            <text:p>7,6394355297089</text:p>
          </table:table-cell>
          <table:table-cell office:value-type="float" office:value="34.474425634761" calcext:value-type="float">
            <text:p>34,47442563476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99</text:p>
          </table:table-cell>
          <table:table-cell office:value-type="float" office:value="-0.014576559187844" calcext:value-type="float">
            <text:p>-0,014576559187844</text:p>
          </table:table-cell>
          <table:table-cell office:value-type="float" office:value="8.0938184261322" calcext:value-type="float">
            <text:p>8,0938184261322</text:p>
          </table:table-cell>
          <table:table-cell office:value-type="float" office:value="18.043766735466" calcext:value-type="float">
            <text:p>18,04376673546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10</text:p>
          </table:table-cell>
          <table:table-cell office:value-type="float" office:value="2.306422740221" calcext:value-type="float">
            <text:p>2,306422740221</text:p>
          </table:table-cell>
          <table:table-cell office:value-type="float" office:value="6.086174249649" calcext:value-type="float">
            <text:p>6,086174249649</text:p>
          </table:table-cell>
          <table:table-cell office:value-type="float" office:value="48.716015876478" calcext:value-type="float">
            <text:p>48,71601587647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21</text:p>
          </table:table-cell>
          <table:table-cell office:value-type="float" office:value="4.4070249795914" calcext:value-type="float">
            <text:p>4,4070249795914</text:p>
          </table:table-cell>
          <table:table-cell office:value-type="float" office:value="7.6106506586075" calcext:value-type="float">
            <text:p>7,6106506586075</text:p>
          </table:table-cell>
          <table:table-cell office:value-type="float" office:value="31.176080749293" calcext:value-type="float">
            <text:p>31,1760807492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32</text:p>
          </table:table-cell>
          <table:table-cell office:value-type="float" office:value="4.8426732420921" calcext:value-type="float">
            <text:p>4,8426732420921</text:p>
          </table:table-cell>
          <table:table-cell office:value-type="float" office:value="7.0450043678284" calcext:value-type="float">
            <text:p>7,0450043678284</text:p>
          </table:table-cell>
          <table:table-cell office:value-type="float" office:value="161.88567155486" calcext:value-type="float">
            <text:p>161,885671554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43</text:p>
          </table:table-cell>
          <table:table-cell office:value-type="float" office:value="5.7996934652328" calcext:value-type="float">
            <text:p>5,7996934652328</text:p>
          </table:table-cell>
          <table:table-cell office:value-type="float" office:value="6.3410949707031" calcext:value-type="float">
            <text:p>6,3410949707031</text:p>
          </table:table-cell>
          <table:table-cell office:value-type="float" office:value="61.965923400442" calcext:value-type="float">
            <text:p>61,9659234004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54</text:p>
          </table:table-cell>
          <table:table-cell office:value-type="float" office:value="8.1471586227417" calcext:value-type="float">
            <text:p>8,1471586227417</text:p>
          </table:table-cell>
          <table:table-cell office:value-type="float" office:value="8.3171570301056" calcext:value-type="float">
            <text:p>8,3171570301056</text:p>
          </table:table-cell>
          <table:table-cell office:value-type="float" office:value="-102.27114683504" calcext:value-type="float">
            <text:p>-102,271146835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65</text:p>
          </table:table-cell>
          <table:table-cell office:value-type="float" office:value="-0.046930657699704" calcext:value-type="float">
            <text:p>-0,046930657699704</text:p>
          </table:table-cell>
          <table:table-cell office:value-type="float" office:value="9.093656539917" calcext:value-type="float">
            <text:p>9,093656539917</text:p>
          </table:table-cell>
          <table:table-cell office:value-type="float" office:value="20.906030562273" calcext:value-type="float">
            <text:p>20,9060305622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76</text:p>
          </table:table-cell>
          <table:table-cell office:value-type="float" office:value="0.70808097720146" calcext:value-type="float">
            <text:p>0,70808097720146</text:p>
          </table:table-cell>
          <table:table-cell office:value-type="float" office:value="8.8935726881027" calcext:value-type="float">
            <text:p>8,8935726881027</text:p>
          </table:table-cell>
          <table:table-cell office:value-type="float" office:value="155.13433620429" calcext:value-type="float">
            <text:p>155,134336204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87</text:p>
          </table:table-cell>
          <table:table-cell office:value-type="float" office:value="3.1492254137993" calcext:value-type="float">
            <text:p>3,1492254137993</text:p>
          </table:table-cell>
          <table:table-cell office:value-type="float" office:value="9.6345978975296" calcext:value-type="float">
            <text:p>9,6345978975296</text:p>
          </table:table-cell>
          <table:table-cell office:value-type="float" office:value="123.62974464514" calcext:value-type="float">
            <text:p>123,6297446451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98</text:p>
          </table:table-cell>
          <table:table-cell office:value-type="float" office:value="2.7004832029343" calcext:value-type="float">
            <text:p>2,7004832029343</text:p>
          </table:table-cell>
          <table:table-cell office:value-type="float" office:value="8.555104136467" calcext:value-type="float">
            <text:p>8,555104136467</text:p>
          </table:table-cell>
          <table:table-cell office:value-type="float" office:value="91.854205556736" calcext:value-type="float">
            <text:p>91,85420555673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09</text:p>
          </table:table-cell>
          <table:table-cell office:value-type="float" office:value="5.362177491188" calcext:value-type="float">
            <text:p>5,362177491188</text:p>
          </table:table-cell>
          <table:table-cell office:value-type="float" office:value="8.5588455200195" calcext:value-type="float">
            <text:p>8,5588455200195</text:p>
          </table:table-cell>
          <table:table-cell office:value-type="float" office:value="-133.24451750251" calcext:value-type="float">
            <text:p>-133,244517502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20</text:p>
          </table:table-cell>
          <table:table-cell office:value-type="float" office:value="6.575465798378" calcext:value-type="float">
            <text:p>6,575465798378</text:p>
          </table:table-cell>
          <table:table-cell office:value-type="float" office:value="10.211602449417" calcext:value-type="float">
            <text:p>10,211602449417</text:p>
          </table:table-cell>
          <table:table-cell office:value-type="float" office:value="-70.367661251384" calcext:value-type="float">
            <text:p>-70,36766125138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31</text:p>
          </table:table-cell>
          <table:table-cell office:value-type="float" office:value="8.3255165815353" calcext:value-type="float">
            <text:p>8,3255165815353</text:p>
          </table:table-cell>
          <table:table-cell office:value-type="float" office:value="8.6058968305588" calcext:value-type="float">
            <text:p>8,6058968305588</text:p>
          </table:table-cell>
          <table:table-cell office:value-type="float" office:value="-171.77563564033" calcext:value-type="float">
            <text:p>-171,775635640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42</text:p>
          </table:table-cell>
          <table:table-cell office:value-type="float" office:value="0.33141128718853" calcext:value-type="float">
            <text:p>0,33141128718853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62.968960233555" calcext:value-type="float">
            <text:p>-62,9689602335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53</text:p>
          </table:table-cell>
          <table:table-cell office:value-type="float" office:value="0.75433522462845" calcext:value-type="float">
            <text:p>0,75433522462845</text:p>
          </table:table-cell>
          <table:table-cell office:value-type="float" office:value="10.809595584869" calcext:value-type="float">
            <text:p>10,809595584869</text:p>
          </table:table-cell>
          <table:table-cell office:value-type="float" office:value="82.380315300765" calcext:value-type="float">
            <text:p>82,3803153007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-1.5850046277046" calcext:value-type="float">
            <text:p>-1,5850046277046</text:p>
          </table:table-cell>
          <table:table-cell office:value-type="float" office:value="1.1031083762646" calcext:value-type="float">
            <text:p>1,1031083762646</text:p>
          </table:table-cell>
          <table:table-cell office:value-type="float" office:value="-13.386336291672" calcext:value-type="float">
            <text:p>-13,3863362916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14</text:p>
          </table:table-cell>
          <table:table-cell office:value-type="float" office:value="-0.42876802384853" calcext:value-type="float">
            <text:p>-0,42876802384853</text:p>
          </table:table-cell>
          <table:table-cell office:value-type="float" office:value="-0.58307312428951" calcext:value-type="float">
            <text:p>-0,58307312428951</text:p>
          </table:table-cell>
          <table:table-cell office:value-type="float" office:value="53.578826652211" calcext:value-type="float">
            <text:p>53,5788266522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25</text:p>
          </table:table-cell>
          <table:table-cell office:value-type="float" office:value="3.4987777471542" calcext:value-type="float">
            <text:p>3,4987777471542</text:p>
          </table:table-cell>
          <table:table-cell office:value-type="float" office:value="-0.47445319592953" calcext:value-type="float">
            <text:p>-0,47445319592953</text:p>
          </table:table-cell>
          <table:table-cell office:value-type="float" office:value="-153.0575205566" calcext:value-type="float">
            <text:p>-153,05752055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36</text:p>
          </table:table-cell>
          <table:table-cell office:value-type="float" office:value="2.566611468792" calcext:value-type="float">
            <text:p>2,566611468792</text:p>
          </table:table-cell>
          <table:table-cell office:value-type="float" office:value="0.23052554577589" calcext:value-type="float">
            <text:p>0,23052554577589</text:p>
          </table:table-cell>
          <table:table-cell office:value-type="float" office:value="-23.118900835134" calcext:value-type="float">
            <text:p>-23,1189008351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47</text:p>
          </table:table-cell>
          <table:table-cell office:value-type="float" office:value="6.6179615259171" calcext:value-type="float">
            <text:p>6,6179615259171</text:p>
          </table:table-cell>
          <table:table-cell office:value-type="float" office:value="0.88101074099541" calcext:value-type="float">
            <text:p>0,88101074099541</text:p>
          </table:table-cell>
          <table:table-cell office:value-type="float" office:value="150.42924273546" calcext:value-type="float">
            <text:p>150,429242735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58</text:p>
          </table:table-cell>
          <table:table-cell office:value-type="float" office:value="7.2493612766266" calcext:value-type="float">
            <text:p>7,2493612766266</text:p>
          </table:table-cell>
          <table:table-cell office:value-type="float" office:value="0.079491352662444" calcext:value-type="float">
            <text:p>0,079491352662444</text:p>
          </table:table-cell>
          <table:table-cell office:value-type="float" office:value="-17.351907150001" calcext:value-type="float">
            <text:p>-17,351907150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69</text:p>
          </table:table-cell>
          <table:table-cell office:value-type="float" office:value="6.4882981777191" calcext:value-type="float">
            <text:p>6,4882981777191</text:p>
          </table:table-cell>
          <table:table-cell office:value-type="float" office:value="-0.58500684797764" calcext:value-type="float">
            <text:p>-0,58500684797764</text:p>
          </table:table-cell>
          <table:table-cell office:value-type="float" office:value="23.352791169646" calcext:value-type="float">
            <text:p>23,3527911696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80</text:p>
          </table:table-cell>
          <table:table-cell office:value-type="float" office:value="-1.5850068628788" calcext:value-type="float">
            <text:p>-1,5850068628788</text:p>
          </table:table-cell>
          <table:table-cell office:value-type="float" office:value="1.5664817392826" calcext:value-type="float">
            <text:p>1,5664817392826</text:p>
          </table:table-cell>
          <table:table-cell office:value-type="float" office:value="13.787939005597" calcext:value-type="float">
            <text:p>13,7879390055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91</text:p>
          </table:table-cell>
          <table:table-cell office:value-type="float" office:value="0.80734834074974" calcext:value-type="float">
            <text:p>0,80734834074974</text:p>
          </table:table-cell>
          <table:table-cell office:value-type="float" office:value="0.58826960623264" calcext:value-type="float">
            <text:p>0,58826960623264</text:p>
          </table:table-cell>
          <table:table-cell office:value-type="float" office:value="101.63021163576" calcext:value-type="float">
            <text:p>101,630211635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02</text:p>
          </table:table-cell>
          <table:table-cell office:value-type="float" office:value="1.8238791823387" calcext:value-type="float">
            <text:p>1,8238791823387</text:p>
          </table:table-cell>
          <table:table-cell office:value-type="float" office:value="3.2525485754013" calcext:value-type="float">
            <text:p>3,2525485754013</text:p>
          </table:table-cell>
          <table:table-cell office:value-type="float" office:value="-96.646100092845" calcext:value-type="float">
            <text:p>-96,6461000928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13</text:p>
          </table:table-cell>
          <table:table-cell office:value-type="float" office:value="3.8418129086494" calcext:value-type="float">
            <text:p>3,8418129086494</text:p>
          </table:table-cell>
          <table:table-cell office:value-type="float" office:value="2.3155932128429" calcext:value-type="float">
            <text:p>2,3155932128429</text:p>
          </table:table-cell>
          <table:table-cell office:value-type="float" office:value="2.9713989822728" calcext:value-type="float">
            <text:p>2,97139898227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24</text:p>
          </table:table-cell>
          <table:table-cell office:value-type="float" office:value="5.92404961586" calcext:value-type="float">
            <text:p>5,92404961586</text:p>
          </table:table-cell>
          <table:table-cell office:value-type="float" office:value="1.6763684153557" calcext:value-type="float">
            <text:p>1,6763684153557</text:p>
          </table:table-cell>
          <table:table-cell office:value-type="float" office:value="144.53659695425" calcext:value-type="float">
            <text:p>144,536596954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35</text:p>
          </table:table-cell>
          <table:table-cell office:value-type="float" office:value="7.1123015880585" calcext:value-type="float">
            <text:p>7,1123015880585</text:p>
          </table:table-cell>
          <table:table-cell office:value-type="float" office:value="1.2260122597218" calcext:value-type="float">
            <text:p>1,2260122597218</text:p>
          </table:table-cell>
          <table:table-cell office:value-type="float" office:value="6.3990092581245" calcext:value-type="float">
            <text:p>6,3990092581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46</text:p>
          </table:table-cell>
          <table:table-cell office:value-type="float" office:value="7.5019216537476" calcext:value-type="float">
            <text:p>7,5019216537476</text:p>
          </table:table-cell>
          <table:table-cell office:value-type="float" office:value="2.6033908128738" calcext:value-type="float">
            <text:p>2,6033908128738</text:p>
          </table:table-cell>
          <table:table-cell office:value-type="float" office:value="-117.79258813068" calcext:value-type="float">
            <text:p>-117,7925881306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57</text:p>
          </table:table-cell>
          <table:table-cell office:value-type="float" office:value="-1.4529630541801" calcext:value-type="float">
            <text:p>-1,4529630541801</text:p>
          </table:table-cell>
          <table:table-cell office:value-type="float" office:value="3.4493115544319" calcext:value-type="float">
            <text:p>3,4493115544319</text:p>
          </table:table-cell>
          <table:table-cell office:value-type="float" office:value="-121.6541354064" calcext:value-type="float">
            <text:p>-121,65413540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68</text:p>
          </table:table-cell>
          <table:table-cell office:value-type="float" office:value="0.21996898576617" calcext:value-type="float">
            <text:p>0,21996898576617</text:p>
          </table:table-cell>
          <table:table-cell office:value-type="float" office:value="2.01595261693" calcext:value-type="float">
            <text:p>2,01595261693</text:p>
          </table:table-cell>
          <table:table-cell office:value-type="float" office:value="-42.862181830558" calcext:value-type="float">
            <text:p>-42,86218183055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79</text:p>
          </table:table-cell>
          <table:table-cell office:value-type="float" office:value="2.3191213607788" calcext:value-type="float">
            <text:p>2,3191213607788</text:p>
          </table:table-cell>
          <table:table-cell office:value-type="float" office:value="4.4518691301346" calcext:value-type="float">
            <text:p>4,4518691301346</text:p>
          </table:table-cell>
          <table:table-cell office:value-type="float" office:value="53.231431040794" calcext:value-type="float">
            <text:p>53,2314310407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90</text:p>
          </table:table-cell>
          <table:table-cell office:value-type="float" office:value="2.916522026062" calcext:value-type="float">
            <text:p>2,916522026062</text:p>
          </table:table-cell>
          <table:table-cell office:value-type="float" office:value="2.6122277975082" calcext:value-type="float">
            <text:p>2,6122277975082</text:p>
          </table:table-cell>
          <table:table-cell office:value-type="float" office:value="-43.889898403435" calcext:value-type="float">
            <text:p>-43,8898984034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01</text:p>
          </table:table-cell>
          <table:table-cell office:value-type="float" office:value="4.2189693450928" calcext:value-type="float">
            <text:p>4,2189693450928</text:p>
          </table:table-cell>
          <table:table-cell office:value-type="float" office:value="3.6331525444984" calcext:value-type="float">
            <text:p>3,6331525444984</text:p>
          </table:table-cell>
          <table:table-cell office:value-type="float" office:value="-65.010261383786" calcext:value-type="float">
            <text:p>-65,01026138378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12</text:p>
          </table:table-cell>
          <table:table-cell office:value-type="float" office:value="5.9337520599365" calcext:value-type="float">
            <text:p>5,9337520599365</text:p>
          </table:table-cell>
          <table:table-cell office:value-type="float" office:value="3.8530898094177" calcext:value-type="float">
            <text:p>3,8530898094177</text:p>
          </table:table-cell>
          <table:table-cell office:value-type="float" office:value="11.352499199521" calcext:value-type="float">
            <text:p>11,3524991995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23</text:p>
          </table:table-cell>
          <table:table-cell office:value-type="float" office:value="8.563386797905" calcext:value-type="float">
            <text:p>8,563386797905</text:p>
          </table:table-cell>
          <table:table-cell office:value-type="float" office:value="2.4431332945824" calcext:value-type="float">
            <text:p>2,4431332945824</text:p>
          </table:table-cell>
          <table:table-cell office:value-type="float" office:value="59.906909420232" calcext:value-type="float">
            <text:p>59,90690942023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34</text:p>
          </table:table-cell>
          <table:table-cell office:value-type="float" office:value="-1.4021107554436" calcext:value-type="float">
            <text:p>-1,4021107554436</text:p>
          </table:table-cell>
          <table:table-cell office:value-type="float" office:value="3.7734287977219" calcext:value-type="float">
            <text:p>3,7734287977219</text:p>
          </table:table-cell>
          <table:table-cell office:value-type="float" office:value="156.13654616532" calcext:value-type="float">
            <text:p>156,136546165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45</text:p>
          </table:table-cell>
          <table:table-cell office:value-type="float" office:value="1.1984310299158" calcext:value-type="float">
            <text:p>1,1984310299158</text:p>
          </table:table-cell>
          <table:table-cell office:value-type="float" office:value="2.9035747051239" calcext:value-type="float">
            <text:p>2,9035747051239</text:p>
          </table:table-cell>
          <table:table-cell office:value-type="float" office:value="96.817228444822" calcext:value-type="float">
            <text:p>96,8172284448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56</text:p>
          </table:table-cell>
          <table:table-cell office:value-type="float" office:value="2.5516423583031" calcext:value-type="float">
            <text:p>2,5516423583031</text:p>
          </table:table-cell>
          <table:table-cell office:value-type="float" office:value="4.9870520830154" calcext:value-type="float">
            <text:p>4,9870520830154</text:p>
          </table:table-cell>
          <table:table-cell office:value-type="float" office:value="-171.65172783432" calcext:value-type="float">
            <text:p>-171,651727834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67</text:p>
          </table:table-cell>
          <table:table-cell office:value-type="float" office:value="4.1452473402023" calcext:value-type="float">
            <text:p>4,1452473402023</text:p>
          </table:table-cell>
          <table:table-cell office:value-type="float" office:value="6.183534860611" calcext:value-type="float">
            <text:p>6,183534860611</text:p>
          </table:table-cell>
          <table:table-cell office:value-type="float" office:value="-82.846240632853" calcext:value-type="float">
            <text:p>-82,8462406328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78</text:p>
          </table:table-cell>
          <table:table-cell office:value-type="float" office:value="5.6590849161148" calcext:value-type="float">
            <text:p>5,6590849161148</text:p>
          </table:table-cell>
          <table:table-cell office:value-type="float" office:value="4.4844490289688" calcext:value-type="float">
            <text:p>4,4844490289688</text:p>
          </table:table-cell>
          <table:table-cell office:value-type="float" office:value="-37.017737224603" calcext:value-type="float">
            <text:p>-37,0177372246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89</text:p>
          </table:table-cell>
          <table:table-cell office:value-type="float" office:value="6.6155731678009" calcext:value-type="float">
            <text:p>6,6155731678009</text:p>
          </table:table-cell>
          <table:table-cell office:value-type="float" office:value="5.7290923595428" calcext:value-type="float">
            <text:p>5,7290923595428</text:p>
          </table:table-cell>
          <table:table-cell office:value-type="float" office:value="176.96177731654" calcext:value-type="float">
            <text:p>176,9617773165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00</text:p>
          </table:table-cell>
          <table:table-cell office:value-type="float" office:value="9.2673075199127" calcext:value-type="float">
            <text:p>9,2673075199127</text:p>
          </table:table-cell>
          <table:table-cell office:value-type="float" office:value="4.5031395554543" calcext:value-type="float">
            <text:p>4,5031395554543</text:p>
          </table:table-cell>
          <table:table-cell office:value-type="float" office:value="-76.317839561754" calcext:value-type="float">
            <text:p>-76,317839561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11</text:p>
          </table:table-cell>
          <table:table-cell office:value-type="float" office:value="0.021818685345352" calcext:value-type="float">
            <text:p>0,021818685345352</text:p>
          </table:table-cell>
          <table:table-cell office:value-type="float" office:value="4.4705286622047" calcext:value-type="float">
            <text:p>4,4705286622047</text:p>
          </table:table-cell>
          <table:table-cell office:value-type="float" office:value="154.91347252184" calcext:value-type="float">
            <text:p>154,9134725218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22</text:p>
          </table:table-cell>
          <table:table-cell office:value-type="float" office:value="0.32955460250378" calcext:value-type="float">
            <text:p>0,32955460250378</text:p>
          </table:table-cell>
          <table:table-cell office:value-type="float" office:value="5.5337405204773" calcext:value-type="float">
            <text:p>5,5337405204773</text:p>
          </table:table-cell>
          <table:table-cell office:value-type="float" office:value="-66.727558518671" calcext:value-type="float">
            <text:p>-66,72755851867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33</text:p>
          </table:table-cell>
          <table:table-cell office:value-type="float" office:value="1.860166490078" calcext:value-type="float">
            <text:p>1,860166490078</text:p>
          </table:table-cell>
          <table:table-cell office:value-type="float" office:value="5.8121985197067" calcext:value-type="float">
            <text:p>5,8121985197067</text:p>
          </table:table-cell>
          <table:table-cell office:value-type="float" office:value="160.76444668375" calcext:value-type="float">
            <text:p>160,764446683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44</text:p>
          </table:table-cell>
          <table:table-cell office:value-type="float" office:value="4.3502157926559" calcext:value-type="float">
            <text:p>4,3502157926559</text:p>
          </table:table-cell>
          <table:table-cell office:value-type="float" office:value="6.4489150047302" calcext:value-type="float">
            <text:p>6,4489150047302</text:p>
          </table:table-cell>
          <table:table-cell office:value-type="float" office:value="103.58309897648" calcext:value-type="float">
            <text:p>103,583098976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55</text:p>
          </table:table-cell>
          <table:table-cell office:value-type="float" office:value="4.4027405977249" calcext:value-type="float">
            <text:p>4,4027405977249</text:p>
          </table:table-cell>
          <table:table-cell office:value-type="float" office:value="4.4499978423119" calcext:value-type="float">
            <text:p>4,4499978423119</text:p>
          </table:table-cell>
          <table:table-cell office:value-type="float" office:value="89.294564951757" calcext:value-type="float">
            <text:p>89,29456495175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66</text:p>
          </table:table-cell>
          <table:table-cell office:value-type="float" office:value="7.29119181633" calcext:value-type="float">
            <text:p>7,29119181633</text:p>
          </table:table-cell>
          <table:table-cell office:value-type="float" office:value="6.120924949646" calcext:value-type="float">
            <text:p>6,120924949646</text:p>
          </table:table-cell>
          <table:table-cell office:value-type="float" office:value="-40.952978620104" calcext:value-type="float">
            <text:p>-40,952978620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77</text:p>
          </table:table-cell>
          <table:table-cell office:value-type="float" office:value="8.4957247972488" calcext:value-type="float">
            <text:p>8,4957247972488</text:p>
          </table:table-cell>
          <table:table-cell office:value-type="float" office:value="7.2834545373917" calcext:value-type="float">
            <text:p>7,2834545373917</text:p>
          </table:table-cell>
          <table:table-cell office:value-type="float" office:value="-109.47415935006" calcext:value-type="float">
            <text:p>-109,4741593500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88</text:p>
          </table:table-cell>
          <table:table-cell office:value-type="float" office:value="-1.5850082039833" calcext:value-type="float">
            <text:p>-1,5850082039833</text:p>
          </table:table-cell>
          <table:table-cell office:value-type="float" office:value="7.3838460445404" calcext:value-type="float">
            <text:p>7,3838460445404</text:p>
          </table:table-cell>
          <table:table-cell office:value-type="float" office:value="34.69221075629" calcext:value-type="float">
            <text:p>34,692210756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99</text:p>
          </table:table-cell>
          <table:table-cell office:value-type="float" office:value="-0.11979712173343" calcext:value-type="float">
            <text:p>-0,11979712173343</text:p>
          </table:table-cell>
          <table:table-cell office:value-type="float" office:value="7.9122602939606" calcext:value-type="float">
            <text:p>7,9122602939606</text:p>
          </table:table-cell>
          <table:table-cell office:value-type="float" office:value="62.626348179617" calcext:value-type="float">
            <text:p>62,62634817961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10</text:p>
          </table:table-cell>
          <table:table-cell office:value-type="float" office:value="2.0927345752716" calcext:value-type="float">
            <text:p>2,0927345752716</text:p>
          </table:table-cell>
          <table:table-cell office:value-type="float" office:value="6.1100673675537" calcext:value-type="float">
            <text:p>6,1100673675537</text:p>
          </table:table-cell>
          <table:table-cell office:value-type="float" office:value="-23.312269312561" calcext:value-type="float">
            <text:p>-23,3122693125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21</text:p>
          </table:table-cell>
          <table:table-cell office:value-type="float" office:value="4.0669950842857" calcext:value-type="float">
            <text:p>4,0669950842857</text:p>
          </table:table-cell>
          <table:table-cell office:value-type="float" office:value="7.4055606126785" calcext:value-type="float">
            <text:p>7,4055606126785</text:p>
          </table:table-cell>
          <table:table-cell office:value-type="float" office:value="31.203917636993" calcext:value-type="float">
            <text:p>31,2039176369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32</text:p>
          </table:table-cell>
          <table:table-cell office:value-type="float" office:value="5.1601827144623" calcext:value-type="float">
            <text:p>5,1601827144623</text:p>
          </table:table-cell>
          <table:table-cell office:value-type="float" office:value="7.1649372577667" calcext:value-type="float">
            <text:p>7,1649372577667</text:p>
          </table:table-cell>
          <table:table-cell office:value-type="float" office:value="-164.48716145412" calcext:value-type="float">
            <text:p>-164,487161454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43</text:p>
          </table:table-cell>
          <table:table-cell office:value-type="float" office:value="5.638467669487" calcext:value-type="float">
            <text:p>5,638467669487</text:p>
          </table:table-cell>
          <table:table-cell office:value-type="float" office:value="5.9887552261353" calcext:value-type="float">
            <text:p>5,9887552261353</text:p>
          </table:table-cell>
          <table:table-cell office:value-type="float" office:value="66.50532127186" calcext:value-type="float">
            <text:p>66,505321271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54</text:p>
          </table:table-cell>
          <table:table-cell office:value-type="float" office:value="7.9409217834473" calcext:value-type="float">
            <text:p>7,9409217834473</text:p>
          </table:table-cell>
          <table:table-cell office:value-type="float" office:value="8.3940583467484" calcext:value-type="float">
            <text:p>8,3940583467484</text:p>
          </table:table-cell>
          <table:table-cell office:value-type="float" office:value="-12.219433571882" calcext:value-type="float">
            <text:p>-12,21943357188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65</text:p>
          </table:table-cell>
          <table:table-cell office:value-type="float" office:value="-0.41846096515656" calcext:value-type="float">
            <text:p>-0,41846096515656</text:p>
          </table:table-cell>
          <table:table-cell office:value-type="float" office:value="8.9524459838867" calcext:value-type="float">
            <text:p>8,9524459838867</text:p>
          </table:table-cell>
          <table:table-cell office:value-type="float" office:value="20.899143947917" calcext:value-type="float">
            <text:p>20,8991439479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76</text:p>
          </table:table-cell>
          <table:table-cell office:value-type="float" office:value="1.0690083354712" calcext:value-type="float">
            <text:p>1,0690083354712</text:p>
          </table:table-cell>
          <table:table-cell office:value-type="float" office:value="8.7264692783356" calcext:value-type="float">
            <text:p>8,7264692783356</text:p>
          </table:table-cell>
          <table:table-cell office:value-type="float" office:value="155.13723367339" calcext:value-type="float">
            <text:p>155,137233673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87</text:p>
          </table:table-cell>
          <table:table-cell office:value-type="float" office:value="3.0993348360062" calcext:value-type="float">
            <text:p>3,0993348360062</text:p>
          </table:table-cell>
          <table:table-cell office:value-type="float" office:value="9.3554276227951" calcext:value-type="float">
            <text:p>9,3554276227951</text:p>
          </table:table-cell>
          <table:table-cell office:value-type="float" office:value="70.6152855211" calcext:value-type="float">
            <text:p>70,615285521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98</text:p>
          </table:table-cell>
          <table:table-cell office:value-type="float" office:value="2.8771451115608" calcext:value-type="float">
            <text:p>2,8771451115608</text:p>
          </table:table-cell>
          <table:table-cell office:value-type="float" office:value="8.3336746692657" calcext:value-type="float">
            <text:p>8,3336746692657</text:p>
          </table:table-cell>
          <table:table-cell office:value-type="float" office:value="135.96931384627" calcext:value-type="float">
            <text:p>135,9693138462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09</text:p>
          </table:table-cell>
          <table:table-cell office:value-type="float" office:value="5.6343162059784" calcext:value-type="float">
            <text:p>5,6343162059784</text:p>
          </table:table-cell>
          <table:table-cell office:value-type="float" office:value="8.8483893871307" calcext:value-type="float">
            <text:p>8,8483893871307</text:p>
          </table:table-cell>
          <table:table-cell office:value-type="float" office:value="-133.24667693703" calcext:value-type="float">
            <text:p>-133,246676937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20</text:p>
          </table:table-cell>
          <table:table-cell office:value-type="float" office:value="6.4498645067215" calcext:value-type="float">
            <text:p>6,4498645067215</text:p>
          </table:table-cell>
          <table:table-cell office:value-type="float" office:value="10.447038412094" calcext:value-type="float">
            <text:p>10,447038412094</text:p>
          </table:table-cell>
          <table:table-cell office:value-type="float" office:value="-57.860073010633" calcext:value-type="float">
            <text:p>-57,86007301063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31</text:p>
          </table:table-cell>
          <table:table-cell office:value-type="float" office:value="8.386617898941" calcext:value-type="float">
            <text:p>8,386617898941</text:p>
          </table:table-cell>
          <table:table-cell office:value-type="float" office:value="8.3972036838531" calcext:value-type="float">
            <text:p>8,3972036838531</text:p>
          </table:table-cell>
          <table:table-cell office:value-type="float" office:value="97.395540043047" calcext:value-type="float">
            <text:p>97,3955400430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42</text:p>
          </table:table-cell>
          <table:table-cell office:value-type="float" office:value="0.11070583947003" calcext:value-type="float">
            <text:p>0,11070583947003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50.233701991427" calcext:value-type="float">
            <text:p>-50,2337019914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53</text:p>
          </table:table-cell>
          <table:table-cell office:value-type="float" office:value="0.96418283879757" calcext:value-type="float">
            <text:p>0,96418283879757</text:p>
          </table:table-cell>
          <table:table-cell office:value-type="float" office:value="10.746601819992" calcext:value-type="float">
            <text:p>10,746601819992</text:p>
          </table:table-cell>
          <table:table-cell office:value-type="float" office:value="172.45279603703" calcext:value-type="float">
            <text:p>172,452796037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-1.5849938988686" calcext:value-type="float">
            <text:p>-1,5849938988686</text:p>
          </table:table-cell>
          <table:table-cell office:value-type="float" office:value="1.2830381095409" calcext:value-type="float">
            <text:p>1,2830381095409</text:p>
          </table:table-cell>
          <table:table-cell office:value-type="float" office:value="-24.421359323392" calcext:value-type="float">
            <text:p>-24,4213593233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14</text:p>
          </table:table-cell>
          <table:table-cell office:value-type="float" office:value="-0.44875632971525" calcext:value-type="float">
            <text:p>-0,44875632971525</text:p>
          </table:table-cell>
          <table:table-cell office:value-type="float" office:value="-0.55922143161297" calcext:value-type="float">
            <text:p>-0,55922143161297</text:p>
          </table:table-cell>
          <table:table-cell office:value-type="float" office:value="48.042289390685" calcext:value-type="float">
            <text:p>48,04228939068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25</text:p>
          </table:table-cell>
          <table:table-cell office:value-type="float" office:value="3.6862224340439" calcext:value-type="float">
            <text:p>3,6862224340439</text:p>
          </table:table-cell>
          <table:table-cell office:value-type="float" office:value="-0.31536966562271" calcext:value-type="float">
            <text:p>-0,31536966562271</text:p>
          </table:table-cell>
          <table:table-cell office:value-type="float" office:value="-144.71088245416" calcext:value-type="float">
            <text:p>-144,710882454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36</text:p>
          </table:table-cell>
          <table:table-cell office:value-type="float" office:value="2.3024022579193" calcext:value-type="float">
            <text:p>2,3024022579193</text:p>
          </table:table-cell>
          <table:table-cell office:value-type="float" office:value="0.3289133682847" calcext:value-type="float">
            <text:p>0,3289133682847</text:p>
          </table:table-cell>
          <table:table-cell office:value-type="float" office:value="-18.36486815647" calcext:value-type="float">
            <text:p>-18,364868156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47</text:p>
          </table:table-cell>
          <table:table-cell office:value-type="float" office:value="6.7843747138977" calcext:value-type="float">
            <text:p>6,7843747138977</text:p>
          </table:table-cell>
          <table:table-cell office:value-type="float" office:value="0.99181808531284" calcext:value-type="float">
            <text:p>0,99181808531284</text:p>
          </table:table-cell>
          <table:table-cell office:value-type="float" office:value="-141.2637689311" calcext:value-type="float">
            <text:p>-141,26376893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58</text:p>
          </table:table-cell>
          <table:table-cell office:value-type="float" office:value="6.8697464466095" calcext:value-type="float">
            <text:p>6,8697464466095</text:p>
          </table:table-cell>
          <table:table-cell office:value-type="float" office:value="0.19732359796762" calcext:value-type="float">
            <text:p>0,19732359796762</text:p>
          </table:table-cell>
          <table:table-cell office:value-type="float" office:value="-17.309046474991" calcext:value-type="float">
            <text:p>-17,3090464749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69</text:p>
          </table:table-cell>
          <table:table-cell office:value-type="float" office:value="6.2519562244415" calcext:value-type="float">
            <text:p>6,2519562244415</text:p>
          </table:table-cell>
          <table:table-cell office:value-type="float" office:value="-0.58500457555056" calcext:value-type="float">
            <text:p>-0,58500457555056</text:p>
          </table:table-cell>
          <table:table-cell office:value-type="float" office:value="20.470511571617" calcext:value-type="float">
            <text:p>20,4705115716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80</text:p>
          </table:table-cell>
          <table:table-cell office:value-type="float" office:value="-1.5849986672401" calcext:value-type="float">
            <text:p>-1,5849986672401</text:p>
          </table:table-cell>
          <table:table-cell office:value-type="float" office:value="1.6128405928612" calcext:value-type="float">
            <text:p>1,6128405928612</text:p>
          </table:table-cell>
          <table:table-cell office:value-type="float" office:value="29.807433201249" calcext:value-type="float">
            <text:p>29,8074332012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91</text:p>
          </table:table-cell>
          <table:table-cell office:value-type="float" office:value="1.0278870165348" calcext:value-type="float">
            <text:p>1,0278870165348</text:p>
          </table:table-cell>
          <table:table-cell office:value-type="float" office:value="0.44283419847488" calcext:value-type="float">
            <text:p>0,44283419847488</text:p>
          </table:table-cell>
          <table:table-cell office:value-type="float" office:value="156.04612326166" calcext:value-type="float">
            <text:p>156,046123261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02</text:p>
          </table:table-cell>
          <table:table-cell office:value-type="float" office:value="2.0454835891724" calcext:value-type="float">
            <text:p>2,0454835891724</text:p>
          </table:table-cell>
          <table:table-cell office:value-type="float" office:value="3.2588964700699" calcext:value-type="float">
            <text:p>3,2588964700699</text:p>
          </table:table-cell>
          <table:table-cell office:value-type="float" office:value="172.80891139037" calcext:value-type="float">
            <text:p>172,808911390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13</text:p>
          </table:table-cell>
          <table:table-cell office:value-type="float" office:value="3.4507915377617" calcext:value-type="float">
            <text:p>3,4507915377617</text:p>
          </table:table-cell>
          <table:table-cell office:value-type="float" office:value="2.2992944717407" calcext:value-type="float">
            <text:p>2,2992944717407</text:p>
          </table:table-cell>
          <table:table-cell office:value-type="float" office:value="1.5994783277345" calcext:value-type="float">
            <text:p>1,59947832773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24</text:p>
          </table:table-cell>
          <table:table-cell office:value-type="float" office:value="6.2477600574493" calcext:value-type="float">
            <text:p>6,2477600574493</text:p>
          </table:table-cell>
          <table:table-cell office:value-type="float" office:value="1.4529806375504" calcext:value-type="float">
            <text:p>1,4529806375504</text:p>
          </table:table-cell>
          <table:table-cell office:value-type="float" office:value="146.53571396117" calcext:value-type="float">
            <text:p>146,535713961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35</text:p>
          </table:table-cell>
          <table:table-cell office:value-type="float" office:value="7.1117150783539" calcext:value-type="float">
            <text:p>7,1117150783539</text:p>
          </table:table-cell>
          <table:table-cell office:value-type="float" office:value="1.0321356356144" calcext:value-type="float">
            <text:p>1,0321356356144</text:p>
          </table:table-cell>
          <table:table-cell office:value-type="float" office:value="91.770049113377" calcext:value-type="float">
            <text:p>91,7700491133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46</text:p>
          </table:table-cell>
          <table:table-cell office:value-type="float" office:value="7.7083641290665" calcext:value-type="float">
            <text:p>7,7083641290665</text:p>
          </table:table-cell>
          <table:table-cell office:value-type="float" office:value="2.9225772619247" calcext:value-type="float">
            <text:p>2,9225772619247</text:p>
          </table:table-cell>
          <table:table-cell office:value-type="float" office:value="-120.33819241129" calcext:value-type="float">
            <text:p>-120,3381924112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57</text:p>
          </table:table-cell>
          <table:table-cell office:value-type="float" office:value="-1.2535199522972" calcext:value-type="float">
            <text:p>-1,2535199522972</text:p>
          </table:table-cell>
          <table:table-cell office:value-type="float" office:value="3.5141602158546" calcext:value-type="float">
            <text:p>3,5141602158546</text:p>
          </table:table-cell>
          <table:table-cell office:value-type="float" office:value="-141.15996573381" calcext:value-type="float">
            <text:p>-141,159965733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68</text:p>
          </table:table-cell>
          <table:table-cell office:value-type="float" office:value="0.19431296736002" calcext:value-type="float">
            <text:p>0,19431296736002</text:p>
          </table:table-cell>
          <table:table-cell office:value-type="float" office:value="2.3014786839485" calcext:value-type="float">
            <text:p>2,3014786839485</text:p>
          </table:table-cell>
          <table:table-cell office:value-type="float" office:value="-94.123238211225" calcext:value-type="float">
            <text:p>-94,1232382112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79</text:p>
          </table:table-cell>
          <table:table-cell office:value-type="float" office:value="2.4151857197285" calcext:value-type="float">
            <text:p>2,4151857197285</text:p>
          </table:table-cell>
          <table:table-cell office:value-type="float" office:value="4.1552409529686" calcext:value-type="float">
            <text:p>4,1552409529686</text:p>
          </table:table-cell>
          <table:table-cell office:value-type="float" office:value="103.39572019638" calcext:value-type="float">
            <text:p>103,395720196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90</text:p>
          </table:table-cell>
          <table:table-cell office:value-type="float" office:value="2.8310328722" calcext:value-type="float">
            <text:p>2,8310328722</text:p>
          </table:table-cell>
          <table:table-cell office:value-type="float" office:value="2.847883105278" calcext:value-type="float">
            <text:p>2,847883105278</text:p>
          </table:table-cell>
          <table:table-cell office:value-type="float" office:value="-74.143172829014" calcext:value-type="float">
            <text:p>-74,1431728290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01</text:p>
          </table:table-cell>
          <table:table-cell office:value-type="float" office:value="4.045050740242" calcext:value-type="float">
            <text:p>4,045050740242</text:p>
          </table:table-cell>
          <table:table-cell office:value-type="float" office:value="3.7927502393723" calcext:value-type="float">
            <text:p>3,7927502393723</text:p>
          </table:table-cell>
          <table:table-cell office:value-type="float" office:value="-20.061626745637" calcext:value-type="float">
            <text:p>-20,0616267456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12</text:p>
          </table:table-cell>
          <table:table-cell office:value-type="float" office:value="5.9462672472" calcext:value-type="float">
            <text:p>5,9462672472</text:p>
          </table:table-cell>
          <table:table-cell office:value-type="float" office:value="3.631246984005" calcext:value-type="float">
            <text:p>3,631246984005</text:p>
          </table:table-cell>
          <table:table-cell office:value-type="float" office:value="102.13089292976" calcext:value-type="float">
            <text:p>102,130892929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23</text:p>
          </table:table-cell>
          <table:table-cell office:value-type="float" office:value="8.4138596057892" calcext:value-type="float">
            <text:p>8,4138596057892</text:p>
          </table:table-cell>
          <table:table-cell office:value-type="float" office:value="2.3513706028461" calcext:value-type="float">
            <text:p>2,3513706028461</text:p>
          </table:table-cell>
          <table:table-cell office:value-type="float" office:value="32.219391719551" calcext:value-type="float">
            <text:p>32,21939171955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34</text:p>
          </table:table-cell>
          <table:table-cell office:value-type="float" office:value="-1.1984843015671" calcext:value-type="float">
            <text:p>-1,1984843015671</text:p>
          </table:table-cell>
          <table:table-cell office:value-type="float" office:value="3.8372668623924" calcext:value-type="float">
            <text:p>3,8372668623924</text:p>
          </table:table-cell>
          <table:table-cell office:value-type="float" office:value="176.47132600189" calcext:value-type="float">
            <text:p>176,471326001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45</text:p>
          </table:table-cell>
          <table:table-cell office:value-type="float" office:value="0.98381116986275" calcext:value-type="float">
            <text:p>0,98381116986275</text:p>
          </table:table-cell>
          <table:table-cell office:value-type="float" office:value="2.8467282652855" calcext:value-type="float">
            <text:p>2,8467282652855</text:p>
          </table:table-cell>
          <table:table-cell office:value-type="float" office:value="6.0816975251125" calcext:value-type="float">
            <text:p>6,08169752511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56</text:p>
          </table:table-cell>
          <table:table-cell office:value-type="float" office:value="2.5494205951691" calcext:value-type="float">
            <text:p>2,5494205951691</text:p>
          </table:table-cell>
          <table:table-cell office:value-type="float" office:value="5.2088457345963" calcext:value-type="float">
            <text:p>5,2088457345963</text:p>
          </table:table-cell>
          <table:table-cell office:value-type="float" office:value="-80.9057290387" calcext:value-type="float">
            <text:p>-80,90572903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67</text:p>
          </table:table-cell>
          <table:table-cell office:value-type="float" office:value="4.0079340338707" calcext:value-type="float">
            <text:p>4,0079340338707</text:p>
          </table:table-cell>
          <table:table-cell office:value-type="float" office:value="6.0690027475357" calcext:value-type="float">
            <text:p>6,0690027475357</text:p>
          </table:table-cell>
          <table:table-cell office:value-type="float" office:value="-11.416455363012" calcext:value-type="float">
            <text:p>-11,4164553630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78</text:p>
          </table:table-cell>
          <table:table-cell office:value-type="float" office:value="5.7662916183472" calcext:value-type="float">
            <text:p>5,7662916183472</text:p>
          </table:table-cell>
          <table:table-cell office:value-type="float" office:value="4.6792063117027" calcext:value-type="float">
            <text:p>4,6792063117027</text:p>
          </table:table-cell>
          <table:table-cell office:value-type="float" office:value="-127.76057887229" calcext:value-type="float">
            <text:p>-127,760578872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89</text:p>
          </table:table-cell>
          <table:table-cell office:value-type="float" office:value="6.8414974212646" calcext:value-type="float">
            <text:p>6,8414974212646</text:p>
          </table:table-cell>
          <table:table-cell office:value-type="float" office:value="5.5361878871918" calcext:value-type="float">
            <text:p>5,5361878871918</text:p>
          </table:table-cell>
          <table:table-cell office:value-type="float" office:value="130.68065369964" calcext:value-type="float">
            <text:p>130,680653699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00</text:p>
          </table:table-cell>
          <table:table-cell office:value-type="float" office:value="9.2171114683151" calcext:value-type="float">
            <text:p>9,2171114683151</text:p>
          </table:table-cell>
          <table:table-cell office:value-type="float" office:value="4.8794969916344" calcext:value-type="float">
            <text:p>4,8794969916344</text:p>
          </table:table-cell>
          <table:table-cell office:value-type="float" office:value="-84.449607095901" calcext:value-type="float">
            <text:p>-84,44960709590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11</text:p>
          </table:table-cell>
          <table:table-cell office:value-type="float" office:value="0.31364023685455" calcext:value-type="float">
            <text:p>0,31364023685455</text:p>
          </table:table-cell>
          <table:table-cell office:value-type="float" office:value="4.4236689805984" calcext:value-type="float">
            <text:p>4,4236689805984</text:p>
          </table:table-cell>
          <table:table-cell office:value-type="float" office:value="174.73758709658" calcext:value-type="float">
            <text:p>174,7375870965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22</text:p>
          </table:table-cell>
          <table:table-cell office:value-type="float" office:value="0.29473096132278" calcext:value-type="float">
            <text:p>0,29473096132278</text:p>
          </table:table-cell>
          <table:table-cell office:value-type="float" office:value="5.7093793153763" calcext:value-type="float">
            <text:p>5,7093793153763</text:p>
          </table:table-cell>
          <table:table-cell office:value-type="float" office:value="-78.545234765217" calcext:value-type="float">
            <text:p>-78,54523476521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33</text:p>
          </table:table-cell>
          <table:table-cell office:value-type="float" office:value="1.8163499236107" calcext:value-type="float">
            <text:p>1,8163499236107</text:p>
          </table:table-cell>
          <table:table-cell office:value-type="float" office:value="5.5944317579269" calcext:value-type="float">
            <text:p>5,5944317579269</text:p>
          </table:table-cell>
          <table:table-cell office:value-type="float" office:value="69.953658018902" calcext:value-type="float">
            <text:p>69,9536580189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44</text:p>
          </table:table-cell>
          <table:table-cell office:value-type="float" office:value="4.3054309487343" calcext:value-type="float">
            <text:p>4,3054309487343</text:p>
          </table:table-cell>
          <table:table-cell office:value-type="float" office:value="6.2854743003845" calcext:value-type="float">
            <text:p>6,2854743003845</text:p>
          </table:table-cell>
          <table:table-cell office:value-type="float" office:value="95.347248065244" calcext:value-type="float">
            <text:p>95,3472480652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55</text:p>
          </table:table-cell>
          <table:table-cell office:value-type="float" office:value="4.2963981628418" calcext:value-type="float">
            <text:p>4,2963981628418</text:p>
          </table:table-cell>
          <table:table-cell office:value-type="float" office:value="4.2303642630577" calcext:value-type="float">
            <text:p>4,2303642630577</text:p>
          </table:table-cell>
          <table:table-cell office:value-type="float" office:value="41.239851978934" calcext:value-type="float">
            <text:p>41,2398519789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66</text:p>
          </table:table-cell>
          <table:table-cell office:value-type="float" office:value="7.2727811336517" calcext:value-type="float">
            <text:p>7,2727811336517</text:p>
          </table:table-cell>
          <table:table-cell office:value-type="float" office:value="6.3624322414398" calcext:value-type="float">
            <text:p>6,3624322414398</text:p>
          </table:table-cell>
          <table:table-cell office:value-type="float" office:value="-92.253174751428" calcext:value-type="float">
            <text:p>-92,2531747514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77</text:p>
          </table:table-cell>
          <table:table-cell office:value-type="float" office:value="8.6542385816574" calcext:value-type="float">
            <text:p>8,6542385816574</text:p>
          </table:table-cell>
          <table:table-cell office:value-type="float" office:value="7.4638140201569" calcext:value-type="float">
            <text:p>7,4638140201569</text:p>
          </table:table-cell>
          <table:table-cell office:value-type="float" office:value="-134.44365969129" calcext:value-type="float">
            <text:p>-134,443659691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88</text:p>
          </table:table-cell>
          <table:table-cell office:value-type="float" office:value="-1.5835738182068" calcext:value-type="float">
            <text:p>-1,5835738182068</text:p>
          </table:table-cell>
          <table:table-cell office:value-type="float" office:value="7.1056193113327" calcext:value-type="float">
            <text:p>7,1056193113327</text:p>
          </table:table-cell>
          <table:table-cell office:value-type="float" office:value="34.974929253766" calcext:value-type="float">
            <text:p>34,9749292537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99</text:p>
          </table:table-cell>
          <table:table-cell office:value-type="float" office:value="-0.077747628092766" calcext:value-type="float">
            <text:p>-0,077747628092766</text:p>
          </table:table-cell>
          <table:table-cell office:value-type="float" office:value="7.6906895637512" calcext:value-type="float">
            <text:p>7,6906895637512</text:p>
          </table:table-cell>
          <table:table-cell office:value-type="float" office:value="100.34327749993" calcext:value-type="float">
            <text:p>100,3432774999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10</text:p>
          </table:table-cell>
          <table:table-cell office:value-type="float" office:value="2.1512916684151" calcext:value-type="float">
            <text:p>2,1512916684151</text:p>
          </table:table-cell>
          <table:table-cell office:value-type="float" office:value="6.3242244720459" calcext:value-type="float">
            <text:p>6,3242244720459</text:p>
          </table:table-cell>
          <table:table-cell office:value-type="float" office:value="-114.06465244901" calcext:value-type="float">
            <text:p>-114,064652449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21</text:p>
          </table:table-cell>
          <table:table-cell office:value-type="float" office:value="3.7452274560928" calcext:value-type="float">
            <text:p>3,7452274560928</text:p>
          </table:table-cell>
          <table:table-cell office:value-type="float" office:value="7.2720354795456" calcext:value-type="float">
            <text:p>7,2720354795456</text:p>
          </table:table-cell>
          <table:table-cell office:value-type="float" office:value="11.526766761093" calcext:value-type="float">
            <text:p>11,5267667610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32</text:p>
          </table:table-cell>
          <table:table-cell office:value-type="float" office:value="5.5442160367966" calcext:value-type="float">
            <text:p>5,5442160367966</text:p>
          </table:table-cell>
          <table:table-cell office:value-type="float" office:value="7.271329164505" calcext:value-type="float">
            <text:p>7,271329164505</text:p>
          </table:table-cell>
          <table:table-cell office:value-type="float" office:value="-164.49191767699" calcext:value-type="float">
            <text:p>-164,491917676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43</text:p>
          </table:table-cell>
          <table:table-cell office:value-type="float" office:value="5.5055034160614" calcext:value-type="float">
            <text:p>5,5055034160614</text:p>
          </table:table-cell>
          <table:table-cell office:value-type="float" office:value="5.6249463558197" calcext:value-type="float">
            <text:p>5,6249463558197</text:p>
          </table:table-cell>
          <table:table-cell office:value-type="float" office:value="71.004851608519" calcext:value-type="float">
            <text:p>71,0048516085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54</text:p>
          </table:table-cell>
          <table:table-cell office:value-type="float" office:value="7.8574788570404" calcext:value-type="float">
            <text:p>7,8574788570404</text:p>
          </table:table-cell>
          <table:table-cell office:value-type="float" office:value="8.1888645887375" calcext:value-type="float">
            <text:p>8,1888645887375</text:p>
          </table:table-cell>
          <table:table-cell office:value-type="float" office:value="77.997824948305" calcext:value-type="float">
            <text:p>77,9978249483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65</text:p>
          </table:table-cell>
          <table:table-cell office:value-type="float" office:value="-0.78962124884129" calcext:value-type="float">
            <text:p>-0,78962124884129</text:p>
          </table:table-cell>
          <table:table-cell office:value-type="float" office:value="8.812467455864" calcext:value-type="float">
            <text:p>8,812467455864</text:p>
          </table:table-cell>
          <table:table-cell office:value-type="float" office:value="20.367916222591" calcext:value-type="float">
            <text:p>20,3679162225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76</text:p>
          </table:table-cell>
          <table:table-cell office:value-type="float" office:value="1.419937312603" calcext:value-type="float">
            <text:p>1,419937312603</text:p>
          </table:table-cell>
          <table:table-cell office:value-type="float" office:value="8.5590809583664" calcext:value-type="float">
            <text:p>8,5590809583664</text:p>
          </table:table-cell>
          <table:table-cell office:value-type="float" office:value="153.27317699505" calcext:value-type="float">
            <text:p>153,2731769950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87</text:p>
          </table:table-cell>
          <table:table-cell office:value-type="float" office:value="2.8439328074455" calcext:value-type="float">
            <text:p>2,8439328074455</text:p>
          </table:table-cell>
          <table:table-cell office:value-type="float" office:value="9.2219126224518" calcext:value-type="float">
            <text:p>9,2219126224518</text:p>
          </table:table-cell>
          <table:table-cell office:value-type="float" office:value="19.386316560636" calcext:value-type="float">
            <text:p>19,38631656063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98</text:p>
          </table:table-cell>
          <table:table-cell office:value-type="float" office:value="3.1525307893753" calcext:value-type="float">
            <text:p>3,1525307893753</text:p>
          </table:table-cell>
          <table:table-cell office:value-type="float" office:value="8.2893770933151" calcext:value-type="float">
            <text:p>8,2893770933151</text:p>
          </table:table-cell>
          <table:table-cell office:value-type="float" office:value="178.14045954662" calcext:value-type="float">
            <text:p>178,1404595466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09</text:p>
          </table:table-cell>
          <table:table-cell office:value-type="float" office:value="5.9110486507416" calcext:value-type="float">
            <text:p>5,9110486507416</text:p>
          </table:table-cell>
          <table:table-cell office:value-type="float" office:value="9.0987092256546" calcext:value-type="float">
            <text:p>9,0987092256546</text:p>
          </table:table-cell>
          <table:table-cell office:value-type="float" office:value="-143.51302499224" calcext:value-type="float">
            <text:p>-143,513024992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20</text:p>
          </table:table-cell>
          <table:table-cell office:value-type="float" office:value="6.1759459972382" calcext:value-type="float">
            <text:p>6,1759459972382</text:p>
          </table:table-cell>
          <table:table-cell office:value-type="float" office:value="10.605818033218" calcext:value-type="float">
            <text:p>10,605818033218</text:p>
          </table:table-cell>
          <table:table-cell office:value-type="float" office:value="-22.934694578693" calcext:value-type="float">
            <text:p>-22,9346945786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31</text:p>
          </table:table-cell>
          <table:table-cell office:value-type="float" office:value="8.5139262676239" calcext:value-type="float">
            <text:p>8,5139262676239</text:p>
          </table:table-cell>
          <table:table-cell office:value-type="float" office:value="8.2647484540939" calcext:value-type="float">
            <text:p>8,2647484540939</text:p>
          </table:table-cell>
          <table:table-cell office:value-type="float" office:value="150.67096272851" calcext:value-type="float">
            <text:p>150,670962728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42</text:p>
          </table:table-cell>
          <table:table-cell office:value-type="float" office:value="-0.10756875388324" calcext:value-type="float">
            <text:p>-0,10756875388324</text:p>
          </table:table-cell>
          <table:table-cell office:value-type="float" office:value="11.0555768013" calcext:value-type="float">
            <text:p>11,0555768013</text:p>
          </table:table-cell>
          <table:table-cell office:value-type="float" office:value="-49.751574066794" calcext:value-type="float">
            <text:p>-49,7515740667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53</text:p>
          </table:table-cell>
          <table:table-cell office:value-type="float" office:value="1.030051112175" calcext:value-type="float">
            <text:p>1,030051112175</text:p>
          </table:table-cell>
          <table:table-cell office:value-type="float" office:value="10.966141223907" calcext:value-type="float">
            <text:p>10,966141223907</text:p>
          </table:table-cell>
          <table:table-cell office:value-type="float" office:value="-99.176854844306" calcext:value-type="float">
            <text:p>-99,1768548443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-1.5850049257278" calcext:value-type="float">
            <text:p>-1,5850049257278</text:p>
          </table:table-cell>
          <table:table-cell office:value-type="float" office:value="1.3844773173332" calcext:value-type="float">
            <text:p>1,3844773173332</text:p>
          </table:table-cell>
          <table:table-cell office:value-type="float" office:value="-33.086640439975" calcext:value-type="float">
            <text:p>-33,0866404399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14</text:p>
          </table:table-cell>
          <table:table-cell office:value-type="float" office:value="-0.46446606516838" calcext:value-type="float">
            <text:p>-0,46446606516838</text:p>
          </table:table-cell>
          <table:table-cell office:value-type="float" office:value="-0.54063875228167" calcext:value-type="float">
            <text:p>-0,54063875228167</text:p>
          </table:table-cell>
          <table:table-cell office:value-type="float" office:value="39.955340373288" calcext:value-type="float">
            <text:p>39,95534037328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25</text:p>
          </table:table-cell>
          <table:table-cell office:value-type="float" office:value="3.8628906011581" calcext:value-type="float">
            <text:p>3,8628906011581</text:p>
          </table:table-cell>
          <table:table-cell office:value-type="float" office:value="-0.27530390769243" calcext:value-type="float">
            <text:p>-0,27530390769243</text:p>
          </table:table-cell>
          <table:table-cell office:value-type="float" office:value="-167.30637155521" calcext:value-type="float">
            <text:p>-167,306371555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36</text:p>
          </table:table-cell>
          <table:table-cell office:value-type="float" office:value="2.0169293880463" calcext:value-type="float">
            <text:p>2,0169293880463</text:p>
          </table:table-cell>
          <table:table-cell office:value-type="float" office:value="0.38435645401478" calcext:value-type="float">
            <text:p>0,38435645401478</text:p>
          </table:table-cell>
          <table:table-cell office:value-type="float" office:value="-9.3198776434941" calcext:value-type="float">
            <text:p>-9,31987764349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47</text:p>
          </table:table-cell>
          <table:table-cell office:value-type="float" office:value="6.7125934362411" calcext:value-type="float">
            <text:p>6,7125934362411</text:p>
          </table:table-cell>
          <table:table-cell office:value-type="float" office:value="1.1798723042011" calcext:value-type="float">
            <text:p>1,1798723042011</text:p>
          </table:table-cell>
          <table:table-cell office:value-type="float" office:value="-59.633617947815" calcext:value-type="float">
            <text:p>-59,6336179478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58</text:p>
          </table:table-cell>
          <table:table-cell office:value-type="float" office:value="6.4885348081589" calcext:value-type="float">
            <text:p>6,4885348081589</text:p>
          </table:table-cell>
          <table:table-cell office:value-type="float" office:value="0.31465243548155" calcext:value-type="float">
            <text:p>0,31465243548155</text:p>
          </table:table-cell>
          <table:table-cell office:value-type="float" office:value="-17.202728493198" calcext:value-type="float">
            <text:p>-17,2027284931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69</text:p>
          </table:table-cell>
          <table:table-cell office:value-type="float" office:value="6.0169172286987" calcext:value-type="float">
            <text:p>6,0169172286987</text:p>
          </table:table-cell>
          <table:table-cell office:value-type="float" office:value="-0.58056958019733" calcext:value-type="float">
            <text:p>-0,58056958019733</text:p>
          </table:table-cell>
          <table:table-cell office:value-type="float" office:value="4.2017487583646" calcext:value-type="float">
            <text:p>4,20174875836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80</text:p>
          </table:table-cell>
          <table:table-cell office:value-type="float" office:value="-1.5847803652287" calcext:value-type="float">
            <text:p>-1,5847803652287</text:p>
          </table:table-cell>
          <table:table-cell office:value-type="float" office:value="1.7143319547176" calcext:value-type="float">
            <text:p>1,7143319547176</text:p>
          </table:table-cell>
          <table:table-cell office:value-type="float" office:value="46.766043088998" calcext:value-type="float">
            <text:p>46,7660430889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91</text:p>
          </table:table-cell>
          <table:table-cell office:value-type="float" office:value="1.277462542057" calcext:value-type="float">
            <text:p>1,277462542057</text:p>
          </table:table-cell>
          <table:table-cell office:value-type="float" office:value="0.55497534573078" calcext:value-type="float">
            <text:p>0,55497534573078</text:p>
          </table:table-cell>
          <table:table-cell office:value-type="float" office:value="-146.05703019792" calcext:value-type="float">
            <text:p>-146,0570301979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02</text:p>
          </table:table-cell>
          <table:table-cell office:value-type="float" office:value="2.2915358841419" calcext:value-type="float">
            <text:p>2,2915358841419</text:p>
          </table:table-cell>
          <table:table-cell office:value-type="float" office:value="3.027286529541" calcext:value-type="float">
            <text:p>3,027286529541</text:p>
          </table:table-cell>
          <table:table-cell office:value-type="float" office:value="142.35403735167" calcext:value-type="float">
            <text:p>142,354037351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13</text:p>
          </table:table-cell>
          <table:table-cell office:value-type="float" office:value="3.067941069603" calcext:value-type="float">
            <text:p>3,067941069603</text:p>
          </table:table-cell>
          <table:table-cell office:value-type="float" office:value="2.3045668005943" calcext:value-type="float">
            <text:p>2,3045668005943</text:p>
          </table:table-cell>
          <table:table-cell office:value-type="float" office:value="-1.5653361133329" calcext:value-type="float">
            <text:p>-1,56533611333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24</text:p>
          </table:table-cell>
          <table:table-cell office:value-type="float" office:value="6.3046735525131" calcext:value-type="float">
            <text:p>6,3046735525131</text:p>
          </table:table-cell>
          <table:table-cell office:value-type="float" office:value="1.2310137599707" calcext:value-type="float">
            <text:p>1,2310137599707</text:p>
          </table:table-cell>
          <table:table-cell office:value-type="float" office:value="82.255587456333" calcext:value-type="float">
            <text:p>82,2555874563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35</text:p>
          </table:table-cell>
          <table:table-cell office:value-type="float" office:value="7.3357653617859" calcext:value-type="float">
            <text:p>7,3357653617859</text:p>
          </table:table-cell>
          <table:table-cell office:value-type="float" office:value="1.017017364502" calcext:value-type="float">
            <text:p>1,017017364502</text:p>
          </table:table-cell>
          <table:table-cell office:value-type="float" office:value="-177.957864324" calcext:value-type="float">
            <text:p>-177,9578643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46</text:p>
          </table:table-cell>
          <table:table-cell office:value-type="float" office:value="7.8282427787781" calcext:value-type="float">
            <text:p>7,8282427787781</text:p>
          </table:table-cell>
          <table:table-cell office:value-type="float" office:value="3.2671365141869" calcext:value-type="float">
            <text:p>3,2671365141869</text:p>
          </table:table-cell>
          <table:table-cell office:value-type="float" office:value="-105.88168718253" calcext:value-type="float">
            <text:p>-105,8816871825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57</text:p>
          </table:table-cell>
          <table:table-cell office:value-type="float" office:value="-1.3024191558361" calcext:value-type="float">
            <text:p>-1,3024191558361</text:p>
          </table:table-cell>
          <table:table-cell office:value-type="float" office:value="3.5680666565895" calcext:value-type="float">
            <text:p>3,5680666565895</text:p>
          </table:table-cell>
          <table:table-cell office:value-type="float" office:value="-68.659924397803" calcext:value-type="float">
            <text:p>-68,6599243978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68</text:p>
          </table:table-cell>
          <table:table-cell office:value-type="float" office:value="0.39947099983692" calcext:value-type="float">
            <text:p>0,39947099983692</text:p>
          </table:table-cell>
          <table:table-cell office:value-type="float" office:value="2.4999184906483" calcext:value-type="float">
            <text:p>2,4999184906483</text:p>
          </table:table-cell>
          <table:table-cell office:value-type="float" office:value="-145.5013994958" calcext:value-type="float">
            <text:p>-145,50139949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79</text:p>
          </table:table-cell>
          <table:table-cell office:value-type="float" office:value="2.5062334537506" calcext:value-type="float">
            <text:p>2,5062334537506</text:p>
          </table:table-cell>
          <table:table-cell office:value-type="float" office:value="3.7675669789314" calcext:value-type="float">
            <text:p>3,7675669789314</text:p>
          </table:table-cell>
          <table:table-cell office:value-type="float" office:value="103.39846049145" calcext:value-type="float">
            <text:p>103,398460491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90</text:p>
          </table:table-cell>
          <table:table-cell office:value-type="float" office:value="2.8863495588303" calcext:value-type="float">
            <text:p>2,8863495588303</text:p>
          </table:table-cell>
          <table:table-cell office:value-type="float" office:value="3.096210360527" calcext:value-type="float">
            <text:p>3,096210360527</text:p>
          </table:table-cell>
          <table:table-cell office:value-type="float" office:value="-107.76871177042" calcext:value-type="float">
            <text:p>-107,768711770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01</text:p>
          </table:table-cell>
          <table:table-cell office:value-type="float" office:value="3.939933180809" calcext:value-type="float">
            <text:p>3,939933180809</text:p>
          </table:table-cell>
          <table:table-cell office:value-type="float" office:value="3.5969105362892" calcext:value-type="float">
            <text:p>3,5969105362892</text:p>
          </table:table-cell>
          <table:table-cell office:value-type="float" office:value="70.700740358632" calcext:value-type="float">
            <text:p>70,7007403586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12</text:p>
          </table:table-cell>
          <table:table-cell office:value-type="float" office:value="6.0718011856079" calcext:value-type="float">
            <text:p>6,0718011856079</text:p>
          </table:table-cell>
          <table:table-cell office:value-type="float" office:value="3.2626622915268" calcext:value-type="float">
            <text:p>3,2626622915268</text:p>
          </table:table-cell>
          <table:table-cell office:value-type="float" office:value="107.69755976975" calcext:value-type="float">
            <text:p>107,697559769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23</text:p>
          </table:table-cell>
          <table:table-cell office:value-type="float" office:value="8.2389628887177" calcext:value-type="float">
            <text:p>8,2389628887177</text:p>
          </table:table-cell>
          <table:table-cell office:value-type="float" office:value="2.3391222953796" calcext:value-type="float">
            <text:p>2,3391222953796</text:p>
          </table:table-cell>
          <table:table-cell office:value-type="float" office:value="4.6039408749076" calcext:value-type="float">
            <text:p>4,603940874907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34</text:p>
          </table:table-cell>
          <table:table-cell office:value-type="float" office:value="-1.130201369524" calcext:value-type="float">
            <text:p>-1,130201369524</text:p>
          </table:table-cell>
          <table:table-cell office:value-type="float" office:value="3.8339453935623" calcext:value-type="float">
            <text:p>3,8339453935623</text:p>
          </table:table-cell>
          <table:table-cell office:value-type="float" office:value="103.27395132393" calcext:value-type="float">
            <text:p>103,273951323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45</text:p>
          </table:table-cell>
          <table:table-cell office:value-type="float" office:value="0.69011330604553" calcext:value-type="float">
            <text:p>0,69011330604553</text:p>
          </table:table-cell>
          <table:table-cell office:value-type="float" office:value="3.0183988809586" calcext:value-type="float">
            <text:p>3,0183988809586</text:p>
          </table:table-cell>
          <table:table-cell office:value-type="float" office:value="-25.89075371718" calcext:value-type="float">
            <text:p>-25,890753717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56</text:p>
          </table:table-cell>
          <table:table-cell office:value-type="float" office:value="2.3979005217552" calcext:value-type="float">
            <text:p>2,3979005217552</text:p>
          </table:table-cell>
          <table:table-cell office:value-type="float" office:value="5.552237033844" calcext:value-type="float">
            <text:p>5,552237033844</text:p>
          </table:table-cell>
          <table:table-cell office:value-type="float" office:value="-68.581624395528" calcext:value-type="float">
            <text:p>-68,5816243955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67</text:p>
          </table:table-cell>
          <table:table-cell office:value-type="float" office:value="3.8494053483009" calcext:value-type="float">
            <text:p>3,8494053483009</text:p>
          </table:table-cell>
          <table:table-cell office:value-type="float" office:value="6.1585420370102" calcext:value-type="float">
            <text:p>6,1585420370102</text:p>
          </table:table-cell>
          <table:table-cell office:value-type="float" office:value="-49.9238675567" calcext:value-type="float">
            <text:p>-49,92386755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78</text:p>
          </table:table-cell>
          <table:table-cell office:value-type="float" office:value="6.0357517004013" calcext:value-type="float">
            <text:p>6,0357517004013</text:p>
          </table:table-cell>
          <table:table-cell office:value-type="float" office:value="4.9595150351524" calcext:value-type="float">
            <text:p>4,9595150351524</text:p>
          </table:table-cell>
          <table:table-cell office:value-type="float" office:value="-132.90544528111" calcext:value-type="float">
            <text:p>-132,905445281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89</text:p>
          </table:table-cell>
          <table:table-cell office:value-type="float" office:value="6.8578392267227" calcext:value-type="float">
            <text:p>6,8578392267227</text:p>
          </table:table-cell>
          <table:table-cell office:value-type="float" office:value="5.2399599552155" calcext:value-type="float">
            <text:p>5,2399599552155</text:p>
          </table:table-cell>
          <table:table-cell office:value-type="float" office:value="84.436295138802" calcext:value-type="float">
            <text:p>84,43629513880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00</text:p>
          </table:table-cell>
          <table:table-cell office:value-type="float" office:value="9.2200708389282" calcext:value-type="float">
            <text:p>9,2200708389282</text:p>
          </table:table-cell>
          <table:table-cell office:value-type="float" office:value="5.2595067024231" calcext:value-type="float">
            <text:p>5,2595067024231</text:p>
          </table:table-cell>
          <table:table-cell office:value-type="float" office:value="-92.593593202579" calcext:value-type="float">
            <text:p>-92,59359320257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11</text:p>
          </table:table-cell>
          <table:table-cell office:value-type="float" office:value="0.64996801316738" calcext:value-type="float">
            <text:p>0,64996801316738</text:p>
          </table:table-cell>
          <table:table-cell office:value-type="float" office:value="4.4046702980995" calcext:value-type="float">
            <text:p>4,4046702980995</text:p>
          </table:table-cell>
          <table:table-cell office:value-type="float" office:value="171.70694375494" calcext:value-type="float">
            <text:p>171,7069437549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22</text:p>
          </table:table-cell>
          <table:table-cell office:value-type="float" office:value="0.29600420966744" calcext:value-type="float">
            <text:p>0,29600420966744</text:p>
          </table:table-cell>
          <table:table-cell office:value-type="float" office:value="5.8878195285797" calcext:value-type="float">
            <text:p>5,8878195285797</text:p>
          </table:table-cell>
          <table:table-cell office:value-type="float" office:value="-90.353733415057" calcext:value-type="float">
            <text:p>-90,35373341505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33</text:p>
          </table:table-cell>
          <table:table-cell office:value-type="float" office:value="1.5703693032265" calcext:value-type="float">
            <text:p>1,5703693032265</text:p>
          </table:table-cell>
          <table:table-cell office:value-type="float" office:value="5.3264737129211" calcext:value-type="float">
            <text:p>5,3264737129211</text:p>
          </table:table-cell>
          <table:table-cell office:value-type="float" office:value="51.01406764073" calcext:value-type="float">
            <text:p>51,014067640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44</text:p>
          </table:table-cell>
          <table:table-cell office:value-type="float" office:value="4.3220859766006" calcext:value-type="float">
            <text:p>4,3220859766006</text:p>
          </table:table-cell>
          <table:table-cell office:value-type="float" office:value="6.1000001430511" calcext:value-type="float">
            <text:p>6,1000001430511</text:p>
          </table:table-cell>
          <table:table-cell office:value-type="float" office:value="72.724882204821" calcext:value-type="float">
            <text:p>72,7248822048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55</text:p>
          </table:table-cell>
          <table:table-cell office:value-type="float" office:value="4.1278356313705" calcext:value-type="float">
            <text:p>4,1278356313705</text:p>
          </table:table-cell>
          <table:table-cell office:value-type="float" office:value="4.3746334314346" calcext:value-type="float">
            <text:p>4,3746334314346</text:p>
          </table:table-cell>
          <table:table-cell office:value-type="float" office:value="-49.499805186205" calcext:value-type="float">
            <text:p>-49,4998051862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66</text:p>
          </table:table-cell>
          <table:table-cell office:value-type="float" office:value="7.3659098148346" calcext:value-type="float">
            <text:p>7,3659098148346</text:p>
          </table:table-cell>
          <table:table-cell office:value-type="float" office:value="6.680536866188" calcext:value-type="float">
            <text:p>6,680536866188</text:p>
          </table:table-cell>
          <table:table-cell office:value-type="float" office:value="-101.40186510268" calcext:value-type="float">
            <text:p>-101,401865102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77</text:p>
          </table:table-cell>
          <table:table-cell office:value-type="float" office:value="8.8741910457611" calcext:value-type="float">
            <text:p>8,8741910457611</text:p>
          </table:table-cell>
          <table:table-cell office:value-type="float" office:value="7.5607115030289" calcext:value-type="float">
            <text:p>7,5607115030289</text:p>
          </table:table-cell>
          <table:table-cell office:value-type="float" office:value="-159.38624910488" calcext:value-type="float">
            <text:p>-159,3862491048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88</text:p>
          </table:table-cell>
          <table:table-cell office:value-type="float" office:value="-1.5828493237495" calcext:value-type="float">
            <text:p>-1,5828493237495</text:p>
          </table:table-cell>
          <table:table-cell office:value-type="float" office:value="6.853055357933" calcext:value-type="float">
            <text:p>6,853055357933</text:p>
          </table:table-cell>
          <table:table-cell office:value-type="float" office:value="34.671501369233" calcext:value-type="float">
            <text:p>34,6715013692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99</text:p>
          </table:table-cell>
          <table:table-cell office:value-type="float" office:value="-0.068030715920031" calcext:value-type="float">
            <text:p>-0,068030715920031</text:p>
          </table:table-cell>
          <table:table-cell office:value-type="float" office:value="7.3679423332214" calcext:value-type="float">
            <text:p>7,3679423332214</text:p>
          </table:table-cell>
          <table:table-cell office:value-type="float" office:value="89.44617638922" calcext:value-type="float">
            <text:p>89,446176389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10</text:p>
          </table:table-cell>
          <table:table-cell office:value-type="float" office:value="2.4126105010509" calcext:value-type="float">
            <text:p>2,4126105010509</text:p>
          </table:table-cell>
          <table:table-cell office:value-type="float" office:value="6.5773320198059" calcext:value-type="float">
            <text:p>6,5773320198059</text:p>
          </table:table-cell>
          <table:table-cell office:value-type="float" office:value="-132.56918852496" calcext:value-type="float">
            <text:p>-132,569188524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21</text:p>
          </table:table-cell>
          <table:table-cell office:value-type="float" office:value="3.3564227819443" calcext:value-type="float">
            <text:p>3,3564227819443</text:p>
          </table:table-cell>
          <table:table-cell office:value-type="float" office:value="7.2212678194046" calcext:value-type="float">
            <text:p>7,2212678194046</text:p>
          </table:table-cell>
          <table:table-cell office:value-type="float" office:value="8.1043765423404" calcext:value-type="float">
            <text:p>8,10437654234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32</text:p>
          </table:table-cell>
          <table:table-cell office:value-type="float" office:value="5.7762014865875" calcext:value-type="float">
            <text:p>5,7762014865875</text:p>
          </table:table-cell>
          <table:table-cell office:value-type="float" office:value="7.4543285369873" calcext:value-type="float">
            <text:p>7,4543285369873</text:p>
          </table:table-cell>
          <table:table-cell office:value-type="float" office:value="-124.04141760176" calcext:value-type="float">
            <text:p>-124,041417601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43</text:p>
          </table:table-cell>
          <table:table-cell office:value-type="float" office:value="5.3606563806534" calcext:value-type="float">
            <text:p>5,3606563806534</text:p>
          </table:table-cell>
          <table:table-cell office:value-type="float" office:value="5.3440469503403" calcext:value-type="float">
            <text:p>5,3440469503403</text:p>
          </table:table-cell>
          <table:table-cell office:value-type="float" office:value="46.794259244469" calcext:value-type="float">
            <text:p>46,7942592444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54</text:p>
          </table:table-cell>
          <table:table-cell office:value-type="float" office:value="8.0657529830933" calcext:value-type="float">
            <text:p>8,0657529830933</text:p>
          </table:table-cell>
          <table:table-cell office:value-type="float" office:value="8.1124842166901" calcext:value-type="float">
            <text:p>8,1124842166901</text:p>
          </table:table-cell>
          <table:table-cell office:value-type="float" office:value="168.75110158495" calcext:value-type="float">
            <text:p>168,751101584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65</text:p>
          </table:table-cell>
          <table:table-cell office:value-type="float" office:value="-1.1584129184484" calcext:value-type="float">
            <text:p>-1,1584129184484</text:p>
          </table:table-cell>
          <table:table-cell office:value-type="float" office:value="8.7163400650024" calcext:value-type="float">
            <text:p>8,7163400650024</text:p>
          </table:table-cell>
          <table:table-cell office:value-type="float" office:value="12.712237371761" calcext:value-type="float">
            <text:p>12,7122373717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76</text:p>
          </table:table-cell>
          <table:table-cell office:value-type="float" office:value="1.6085276007652" calcext:value-type="float">
            <text:p>1,6085276007652</text:p>
          </table:table-cell>
          <table:table-cell office:value-type="float" office:value="8.3393430709839" calcext:value-type="float">
            <text:p>8,3393430709839</text:p>
          </table:table-cell>
          <table:table-cell office:value-type="float" office:value="125.53365519092" calcext:value-type="float">
            <text:p>125,533655190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87</text:p>
          </table:table-cell>
          <table:table-cell office:value-type="float" office:value="2.5306725502014" calcext:value-type="float">
            <text:p>2,5306725502014</text:p>
          </table:table-cell>
          <table:table-cell office:value-type="float" office:value="9.2730331420898" calcext:value-type="float">
            <text:p>9,2730331420898</text:p>
          </table:table-cell>
          <table:table-cell office:value-type="float" office:value="-16.876465955358" calcext:value-type="float">
            <text:p>-16,87646595535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98</text:p>
          </table:table-cell>
          <table:table-cell office:value-type="float" office:value="3.3861631155014" calcext:value-type="float">
            <text:p>3,3861631155014</text:p>
          </table:table-cell>
          <table:table-cell office:value-type="float" office:value="8.4415352344513" calcext:value-type="float">
            <text:p>8,4415352344513</text:p>
          </table:table-cell>
          <table:table-cell office:value-type="float" office:value="-139.79484776782" calcext:value-type="float">
            <text:p>-139,7948477678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09</text:p>
          </table:table-cell>
          <table:table-cell office:value-type="float" office:value="6.2377393245697" calcext:value-type="float">
            <text:p>6,2377393245697</text:p>
          </table:table-cell>
          <table:table-cell office:value-type="float" office:value="9.2049658298492" calcext:value-type="float">
            <text:p>9,2049658298492</text:p>
          </table:table-cell>
          <table:table-cell office:value-type="float" office:value="-167.52149496868" calcext:value-type="float">
            <text:p>-167,521494968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20</text:p>
          </table:table-cell>
          <table:table-cell office:value-type="float" office:value="5.8548986911774" calcext:value-type="float">
            <text:p>5,8548986911774</text:p>
          </table:table-cell>
          <table:table-cell office:value-type="float" office:value="10.585808753967" calcext:value-type="float">
            <text:p>10,585808753967</text:p>
          </table:table-cell>
          <table:table-cell office:value-type="float" office:value="10.08644529209" calcext:value-type="float">
            <text:p>10,0864452920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31</text:p>
          </table:table-cell>
          <table:table-cell office:value-type="float" office:value="8.6491698026657" calcext:value-type="float">
            <text:p>8,6491698026657</text:p>
          </table:table-cell>
          <table:table-cell office:value-type="float" office:value="8.4404480457306" calcext:value-type="float">
            <text:p>8,4404480457306</text:p>
          </table:table-cell>
          <table:table-cell office:value-type="float" office:value="-118.75900341447" calcext:value-type="float">
            <text:p>-118,759003414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42</text:p>
          </table:table-cell>
          <table:table-cell office:value-type="float" office:value="0.02556114923209" calcext:value-type="float">
            <text:p>0,02556114923209</text:p>
          </table:table-cell>
          <table:table-cell office:value-type="float" office:value="11.085087060928" calcext:value-type="float">
            <text:p>11,085087060928</text:p>
          </table:table-cell>
          <table:table-cell office:value-type="float" office:value="-95.481317514067" calcext:value-type="float">
            <text:p>-95,48131751406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53</text:p>
          </table:table-cell>
          <table:table-cell office:value-type="float" office:value="1.1824005842209" calcext:value-type="float">
            <text:p>1,1824005842209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106.62529802626" calcext:value-type="float">
            <text:p>-106,625298026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-1.5850038826466" calcext:value-type="float">
            <text:p>-1,5850038826466</text:p>
          </table:table-cell>
          <table:table-cell office:value-type="float" office:value="1.3049972057343" calcext:value-type="float">
            <text:p>1,3049972057343</text:p>
          </table:table-cell>
          <table:table-cell office:value-type="float" office:value="29.531688447211" calcext:value-type="float">
            <text:p>29,5316884472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14</text:p>
          </table:table-cell>
          <table:table-cell office:value-type="float" office:value="-0.60945134609938" calcext:value-type="float">
            <text:p>-0,60945134609938</text:p>
          </table:table-cell>
          <table:table-cell office:value-type="float" office:value="-0.36784406751394" calcext:value-type="float">
            <text:p>-0,36784406751394</text:p>
          </table:table-cell>
          <table:table-cell office:value-type="float" office:value="20.289055860726" calcext:value-type="float">
            <text:p>20,2890558607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25</text:p>
          </table:table-cell>
          <table:table-cell office:value-type="float" office:value="4.1020280122757" calcext:value-type="float">
            <text:p>4,1020280122757</text:p>
          </table:table-cell>
          <table:table-cell office:value-type="float" office:value="-0.099810333922505" calcext:value-type="float">
            <text:p>-0,099810333922505</text:p>
          </table:table-cell>
          <table:table-cell office:value-type="float" office:value="-135.39449424501" calcext:value-type="float">
            <text:p>-135,394494245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36</text:p>
          </table:table-cell>
          <table:table-cell office:value-type="float" office:value="1.8255975842476" calcext:value-type="float">
            <text:p>1,8255975842476</text:p>
          </table:table-cell>
          <table:table-cell office:value-type="float" office:value="0.50899129360914" calcext:value-type="float">
            <text:p>0,50899129360914</text:p>
          </table:table-cell>
          <table:table-cell office:value-type="float" office:value="-52.202791924689" calcext:value-type="float">
            <text:p>-52,2027919246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47</text:p>
          </table:table-cell>
          <table:table-cell office:value-type="float" office:value="6.8664753437042" calcext:value-type="float">
            <text:p>6,8664753437042</text:p>
          </table:table-cell>
          <table:table-cell office:value-type="float" office:value="1.3316559791565" calcext:value-type="float">
            <text:p>1,3316559791565</text:p>
          </table:table-cell>
          <table:table-cell office:value-type="float" office:value="-146.07807785083" calcext:value-type="float">
            <text:p>-146,078077850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58</text:p>
          </table:table-cell>
          <table:table-cell office:value-type="float" office:value="6.1073446273804" calcext:value-type="float">
            <text:p>6,1073446273804</text:p>
          </table:table-cell>
          <table:table-cell office:value-type="float" office:value="0.43148122727871" calcext:value-type="float">
            <text:p>0,43148122727871</text:p>
          </table:table-cell>
          <table:table-cell office:value-type="float" office:value="-17.171315896283" calcext:value-type="float">
            <text:p>-17,1713158962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69</text:p>
          </table:table-cell>
          <table:table-cell office:value-type="float" office:value="5.7855546474457" calcext:value-type="float">
            <text:p>5,7855546474457</text:p>
          </table:table-cell>
          <table:table-cell office:value-type="float" office:value="-0.56501585990191" calcext:value-type="float">
            <text:p>-0,56501585990191</text:p>
          </table:table-cell>
          <table:table-cell office:value-type="float" office:value="-4.8631003518013" calcext:value-type="float">
            <text:p>-4,86310035180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80</text:p>
          </table:table-cell>
          <table:table-cell office:value-type="float" office:value="-1.5849953889847" calcext:value-type="float">
            <text:p>-1,5849953889847</text:p>
          </table:table-cell>
          <table:table-cell office:value-type="float" office:value="1.7252625524998" calcext:value-type="float">
            <text:p>1,7252625524998</text:p>
          </table:table-cell>
          <table:table-cell office:value-type="float" office:value="24.195290105358" calcext:value-type="float">
            <text:p>24,1952901053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91</text:p>
          </table:table-cell>
          <table:table-cell office:value-type="float" office:value="1.4860680699348" calcext:value-type="float">
            <text:p>1,4860680699348</text:p>
          </table:table-cell>
          <table:table-cell office:value-type="float" office:value="0.66695794463158" calcext:value-type="float">
            <text:p>0,66695794463158</text:p>
          </table:table-cell>
          <table:table-cell office:value-type="float" office:value="-176.19781585256" calcext:value-type="float">
            <text:p>-176,19781585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02</text:p>
          </table:table-cell>
          <table:table-cell office:value-type="float" office:value="2.4507884681225" calcext:value-type="float">
            <text:p>2,4507884681225</text:p>
          </table:table-cell>
          <table:table-cell office:value-type="float" office:value="3.1796938180923" calcext:value-type="float">
            <text:p>3,1796938180923</text:p>
          </table:table-cell>
          <table:table-cell office:value-type="float" office:value="-127.53311388052" calcext:value-type="float">
            <text:p>-127,533113880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13</text:p>
          </table:table-cell>
          <table:table-cell office:value-type="float" office:value="2.6856991648674" calcext:value-type="float">
            <text:p>2,6856991648674</text:p>
          </table:table-cell>
          <table:table-cell office:value-type="float" office:value="2.3306930065155" calcext:value-type="float">
            <text:p>2,3306930065155</text:p>
          </table:table-cell>
          <table:table-cell office:value-type="float" office:value="-4.7670251624599" calcext:value-type="float">
            <text:p>-4,76702516245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24</text:p>
          </table:table-cell>
          <table:table-cell office:value-type="float" office:value="6.0826259851456" calcext:value-type="float">
            <text:p>6,0826259851456</text:p>
          </table:table-cell>
          <table:table-cell office:value-type="float" office:value="1.2300060689449" calcext:value-type="float">
            <text:p>1,2300060689449</text:p>
          </table:table-cell>
          <table:table-cell office:value-type="float" office:value="-8.4801642758072" calcext:value-type="float">
            <text:p>-8,48016427580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35</text:p>
          </table:table-cell>
          <table:table-cell office:value-type="float" office:value="7.7320444583893" calcext:value-type="float">
            <text:p>7,7320444583893</text:p>
          </table:table-cell>
          <table:table-cell office:value-type="float" office:value="1.0492032766342" calcext:value-type="float">
            <text:p>1,0492032766342</text:p>
          </table:table-cell>
          <table:table-cell office:value-type="float" office:value="-175.94994557132" calcext:value-type="float">
            <text:p>-175,949945571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46</text:p>
          </table:table-cell>
          <table:table-cell office:value-type="float" office:value="7.8592312335968" calcext:value-type="float">
            <text:p>7,8592312335968</text:p>
          </table:table-cell>
          <table:table-cell office:value-type="float" office:value="3.630795776844" calcext:value-type="float">
            <text:p>3,630795776844</text:p>
          </table:table-cell>
          <table:table-cell office:value-type="float" office:value="-91.436231971546" calcext:value-type="float">
            <text:p>-91,43623197154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57</text:p>
          </table:table-cell>
          <table:table-cell office:value-type="float" office:value="-1.5638476610184" calcext:value-type="float">
            <text:p>-1,5638476610184</text:p>
          </table:table-cell>
          <table:table-cell office:value-type="float" office:value="3.5889500379562" calcext:value-type="float">
            <text:p>3,5889500379562</text:p>
          </table:table-cell>
          <table:table-cell office:value-type="float" office:value="-33.492470622822" calcext:value-type="float">
            <text:p>-33,4924706228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68</text:p>
          </table:table-cell>
          <table:table-cell office:value-type="float" office:value="0.5506581813097" calcext:value-type="float">
            <text:p>0,5506581813097</text:p>
          </table:table-cell>
          <table:table-cell office:value-type="float" office:value="2.3376214504242" calcext:value-type="float">
            <text:p>2,3376214504242</text:p>
          </table:table-cell>
          <table:table-cell office:value-type="float" office:value="124.07956305583" calcext:value-type="float">
            <text:p>124,079563055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79</text:p>
          </table:table-cell>
          <table:table-cell office:value-type="float" office:value="2.6828053593636" calcext:value-type="float">
            <text:p>2,6828053593636</text:p>
          </table:table-cell>
          <table:table-cell office:value-type="float" office:value="3.5876139998436" calcext:value-type="float">
            <text:p>3,5876139998436</text:p>
          </table:table-cell>
          <table:table-cell office:value-type="float" office:value="159.04742289501" calcext:value-type="float">
            <text:p>159,047422895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90</text:p>
          </table:table-cell>
          <table:table-cell office:value-type="float" office:value="3.1053093075752" calcext:value-type="float">
            <text:p>3,1053093075752</text:p>
          </table:table-cell>
          <table:table-cell office:value-type="float" office:value="3.0591607093811" calcext:value-type="float">
            <text:p>3,0591607093811</text:p>
          </table:table-cell>
          <table:table-cell office:value-type="float" office:value="161.67045247023" calcext:value-type="float">
            <text:p>161,670452470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01</text:p>
          </table:table-cell>
          <table:table-cell office:value-type="float" office:value="4.0533918142319" calcext:value-type="float">
            <text:p>4,0533918142319</text:p>
          </table:table-cell>
          <table:table-cell office:value-type="float" office:value="3.2775238156319" calcext:value-type="float">
            <text:p>3,2775238156319</text:p>
          </table:table-cell>
          <table:table-cell office:value-type="float" office:value="104.53671482718" calcext:value-type="float">
            <text:p>104,536714827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12</text:p>
          </table:table-cell>
          <table:table-cell office:value-type="float" office:value="6.1914521455765" calcext:value-type="float">
            <text:p>6,1914521455765</text:p>
          </table:table-cell>
          <table:table-cell office:value-type="float" office:value="2.8825837373734" calcext:value-type="float">
            <text:p>2,8825837373734</text:p>
          </table:table-cell>
          <table:table-cell office:value-type="float" office:value="107.71249813639" calcext:value-type="float">
            <text:p>107,712498136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23</text:p>
          </table:table-cell>
          <table:table-cell office:value-type="float" office:value="8.0783605575562" calcext:value-type="float">
            <text:p>8,0783605575562</text:p>
          </table:table-cell>
          <table:table-cell office:value-type="float" office:value="2.4097196757793" calcext:value-type="float">
            <text:p>2,4097196757793</text:p>
          </table:table-cell>
          <table:table-cell office:value-type="float" office:value="-23.149148294121" calcext:value-type="float">
            <text:p>-23,14914829412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34</text:p>
          </table:table-cell>
          <table:table-cell office:value-type="float" office:value="-1.3071569800377" calcext:value-type="float">
            <text:p>-1,3071569800377</text:p>
          </table:table-cell>
          <table:table-cell office:value-type="float" office:value="3.7919932603836" calcext:value-type="float">
            <text:p>3,7919932603836</text:p>
          </table:table-cell>
          <table:table-cell office:value-type="float" office:value="18.893926196797" calcext:value-type="float">
            <text:p>18,89392619679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45</text:p>
          </table:table-cell>
          <table:table-cell office:value-type="float" office:value="0.75683787465096" calcext:value-type="float">
            <text:p>0,75683787465096</text:p>
          </table:table-cell>
          <table:table-cell office:value-type="float" office:value="3.230387866497" calcext:value-type="float">
            <text:p>3,230387866497</text:p>
          </table:table-cell>
          <table:table-cell office:value-type="float" office:value="-116.4062585041" calcext:value-type="float">
            <text:p>-116,40625850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56</text:p>
          </table:table-cell>
          <table:table-cell office:value-type="float" office:value="2.2534564137459" calcext:value-type="float">
            <text:p>2,2534564137459</text:p>
          </table:table-cell>
          <table:table-cell office:value-type="float" office:value="5.9230655431747" calcext:value-type="float">
            <text:p>5,9230655431747</text:p>
          </table:table-cell>
          <table:table-cell office:value-type="float" office:value="-68.595647052595" calcext:value-type="float">
            <text:p>-68,5956470525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67</text:p>
          </table:table-cell>
          <table:table-cell office:value-type="float" office:value="3.9542439579964" calcext:value-type="float">
            <text:p>3,9542439579964</text:p>
          </table:table-cell>
          <table:table-cell office:value-type="float" office:value="6.3834142684937" calcext:value-type="float">
            <text:p>6,3834142684937</text:p>
          </table:table-cell>
          <table:table-cell office:value-type="float" office:value="-128.3918307845" calcext:value-type="float">
            <text:p>-128,39183078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78</text:p>
          </table:table-cell>
          <table:table-cell office:value-type="float" office:value="6.1557829380035" calcext:value-type="float">
            <text:p>6,1557829380035</text:p>
          </table:table-cell>
          <table:table-cell office:value-type="float" office:value="5.2239274978638" calcext:value-type="float">
            <text:p>5,2239274978638</text:p>
          </table:table-cell>
          <table:table-cell office:value-type="float" office:value="-91.829829914555" calcext:value-type="float">
            <text:p>-91,8298299145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89</text:p>
          </table:table-cell>
          <table:table-cell office:value-type="float" office:value="6.8159836530685" calcext:value-type="float">
            <text:p>6,8159836530685</text:p>
          </table:table-cell>
          <table:table-cell office:value-type="float" office:value="5.0041836500168" calcext:value-type="float">
            <text:p>5,0041836500168</text:p>
          </table:table-cell>
          <table:table-cell office:value-type="float" office:value="99.600889880186" calcext:value-type="float">
            <text:p>99,6008898801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00</text:p>
          </table:table-cell>
          <table:table-cell office:value-type="float" office:value="9.2772310972214" calcext:value-type="float">
            <text:p>9,2772310972214</text:p>
          </table:table-cell>
          <table:table-cell office:value-type="float" office:value="5.6355512142181" calcext:value-type="float">
            <text:p>5,6355512142181</text:p>
          </table:table-cell>
          <table:table-cell office:value-type="float" office:value="-100.77539674795" calcext:value-type="float">
            <text:p>-100,7753967479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11</text:p>
          </table:table-cell>
          <table:table-cell office:value-type="float" office:value="0.95371723175049" calcext:value-type="float">
            <text:p>0,95371723175049</text:p>
          </table:table-cell>
          <table:table-cell office:value-type="float" office:value="4.2481270432472" calcext:value-type="float">
            <text:p>4,2481270432472</text:p>
          </table:table-cell>
          <table:table-cell office:value-type="float" office:value="147.2449651949" calcext:value-type="float">
            <text:p>147,244965194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22</text:p>
          </table:table-cell>
          <table:table-cell office:value-type="float" office:value="0.33371303230524" calcext:value-type="float">
            <text:p>0,33371303230524</text:p>
          </table:table-cell>
          <table:table-cell office:value-type="float" office:value="6.0633438825607" calcext:value-type="float">
            <text:p>6,0633438825607</text:p>
          </table:table-cell>
          <table:table-cell office:value-type="float" office:value="-102.14745770594" calcext:value-type="float">
            <text:p>-102,1474577059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33</text:p>
          </table:table-cell>
          <table:table-cell office:value-type="float" office:value="1.3206477463245" calcext:value-type="float">
            <text:p>1,3206477463245</text:p>
          </table:table-cell>
          <table:table-cell office:value-type="float" office:value="5.0169956684113" calcext:value-type="float">
            <text:p>5,0169956684113</text:p>
          </table:table-cell>
          <table:table-cell office:value-type="float" office:value="51.033437631692" calcext:value-type="float">
            <text:p>51,0334376316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44</text:p>
          </table:table-cell>
          <table:table-cell office:value-type="float" office:value="4.1198939085007" calcext:value-type="float">
            <text:p>4,1198939085007</text:p>
          </table:table-cell>
          <table:table-cell office:value-type="float" office:value="6.0989439487457" calcext:value-type="float">
            <text:p>6,0989439487457</text:p>
          </table:table-cell>
          <table:table-cell office:value-type="float" office:value="-14.873528936107" calcext:value-type="float">
            <text:p>-14,8735289361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55</text:p>
          </table:table-cell>
          <table:table-cell office:value-type="float" office:value="4.1193079948425" calcext:value-type="float">
            <text:p>4,1193079948425</text:p>
          </table:table-cell>
          <table:table-cell office:value-type="float" office:value="4.7126346826553" calcext:value-type="float">
            <text:p>4,7126346826553</text:p>
          </table:table-cell>
          <table:table-cell office:value-type="float" office:value="-83.339363906034" calcext:value-type="float">
            <text:p>-83,3393639060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66</text:p>
          </table:table-cell>
          <table:table-cell office:value-type="float" office:value="7.386377453804" calcext:value-type="float">
            <text:p>7,386377453804</text:p>
          </table:table-cell>
          <table:table-cell office:value-type="float" office:value="7.0531409978867" calcext:value-type="float">
            <text:p>7,0531409978867</text:p>
          </table:table-cell>
          <table:table-cell office:value-type="float" office:value="-90.598829232963" calcext:value-type="float">
            <text:p>-90,5988292329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77</text:p>
          </table:table-cell>
          <table:table-cell office:value-type="float" office:value="9.113849401474" calcext:value-type="float">
            <text:p>9,113849401474</text:p>
          </table:table-cell>
          <table:table-cell office:value-type="float" office:value="7.5560557842255" calcext:value-type="float">
            <text:p>7,5560557842255</text:p>
          </table:table-cell>
          <table:table-cell office:value-type="float" office:value="175.88997342784" calcext:value-type="float">
            <text:p>175,8899734278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88</text:p>
          </table:table-cell>
          <table:table-cell office:value-type="float" office:value="-1.5850061178207" calcext:value-type="float">
            <text:p>-1,5850061178207</text:p>
          </table:table-cell>
          <table:table-cell office:value-type="float" office:value="6.5270400047302" calcext:value-type="float">
            <text:p>6,5270400047302</text:p>
          </table:table-cell>
          <table:table-cell office:value-type="float" office:value="34.520549379337" calcext:value-type="float">
            <text:p>34,5205493793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99</text:p>
          </table:table-cell>
          <table:table-cell office:value-type="float" office:value="-0.078466264531016" calcext:value-type="float">
            <text:p>-0,078466264531016</text:p>
          </table:table-cell>
          <table:table-cell office:value-type="float" office:value="7.0171201229095" calcext:value-type="float">
            <text:p>7,0171201229095</text:p>
          </table:table-cell>
          <table:table-cell office:value-type="float" office:value="91.458243169602" calcext:value-type="float">
            <text:p>91,45824316960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10</text:p>
          </table:table-cell>
          <table:table-cell office:value-type="float" office:value="2.6751047372818" calcext:value-type="float">
            <text:p>2,6751047372818</text:p>
          </table:table-cell>
          <table:table-cell office:value-type="float" office:value="6.8010669946671" calcext:value-type="float">
            <text:p>6,8010669946671</text:p>
          </table:table-cell>
          <table:table-cell office:value-type="float" office:value="-153.59297831347" calcext:value-type="float">
            <text:p>-153,592978313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21</text:p>
          </table:table-cell>
          <table:table-cell office:value-type="float" office:value="3.0239200592041" calcext:value-type="float">
            <text:p>3,0239200592041</text:p>
          </table:table-cell>
          <table:table-cell office:value-type="float" office:value="7.1328580379486" calcext:value-type="float">
            <text:p>7,1328580379486</text:p>
          </table:table-cell>
          <table:table-cell office:value-type="float" office:value="29.428247433559" calcext:value-type="float">
            <text:p>29,4282474335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32</text:p>
          </table:table-cell>
          <table:table-cell office:value-type="float" office:value="5.6859683990479" calcext:value-type="float">
            <text:p>5,6859683990479</text:p>
          </table:table-cell>
          <table:table-cell office:value-type="float" office:value="7.7017188072205" calcext:value-type="float">
            <text:p>7,7017188072205</text:p>
          </table:table-cell>
          <table:table-cell office:value-type="float" office:value="-60.098695906864" calcext:value-type="float">
            <text:p>-60,098695906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43</text:p>
          </table:table-cell>
          <table:table-cell office:value-type="float" office:value="5.1473432779312" calcext:value-type="float">
            <text:p>5,1473432779312</text:p>
          </table:table-cell>
          <table:table-cell office:value-type="float" office:value="5.4146182537079" calcext:value-type="float">
            <text:p>5,4146182537079</text:p>
          </table:table-cell>
          <table:table-cell office:value-type="float" office:value="-24.979443307136" calcext:value-type="float">
            <text:p>-24,9794433071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54</text:p>
          </table:table-cell>
          <table:table-cell office:value-type="float" office:value="8.4285897016525" calcext:value-type="float">
            <text:p>8,4285897016525</text:p>
          </table:table-cell>
          <table:table-cell office:value-type="float" office:value="8.1704032421112" calcext:value-type="float">
            <text:p>8,1704032421112</text:p>
          </table:table-cell>
          <table:table-cell office:value-type="float" office:value="-174.39576774646" calcext:value-type="float">
            <text:p>-174,395767746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65</text:p>
          </table:table-cell>
          <table:table-cell office:value-type="float" office:value="-1.5467830002308" calcext:value-type="float">
            <text:p>-1,5467830002308</text:p>
          </table:table-cell>
          <table:table-cell office:value-type="float" office:value="8.6313045024872" calcext:value-type="float">
            <text:p>8,6313045024872</text:p>
          </table:table-cell>
          <table:table-cell office:value-type="float" office:value="12.455432942718" calcext:value-type="float">
            <text:p>12,4554329427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76</text:p>
          </table:table-cell>
          <table:table-cell office:value-type="float" office:value="1.6729560494423" calcext:value-type="float">
            <text:p>1,6729560494423</text:p>
          </table:table-cell>
          <table:table-cell office:value-type="float" office:value="8.0575686693192" calcext:value-type="float">
            <text:p>8,0575686693192</text:p>
          </table:table-cell>
          <table:table-cell office:value-type="float" office:value="97.843602204778" calcext:value-type="float">
            <text:p>97,8436022047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87</text:p>
          </table:table-cell>
          <table:table-cell office:value-type="float" office:value="2.3092105984688" calcext:value-type="float">
            <text:p>2,3092105984688</text:p>
          </table:table-cell>
          <table:table-cell office:value-type="float" office:value="9.499363899231" calcext:value-type="float">
            <text:p>9,499363899231</text:p>
          </table:table-cell>
          <table:table-cell office:value-type="float" office:value="-53.187138715367" calcext:value-type="float">
            <text:p>-53,18713871536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98</text:p>
          </table:table-cell>
          <table:table-cell office:value-type="float" office:value="3.4565943479538" calcext:value-type="float">
            <text:p>3,4565943479538</text:p>
          </table:table-cell>
          <table:table-cell office:value-type="float" office:value="8.7111300230026" calcext:value-type="float">
            <text:p>8,7111300230026</text:p>
          </table:table-cell>
          <table:table-cell office:value-type="float" office:value="-97.597030317707" calcext:value-type="float">
            <text:p>-97,59703031770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09</text:p>
          </table:table-cell>
          <table:table-cell office:value-type="float" office:value="6.5792548656464" calcext:value-type="float">
            <text:p>6,5792548656464</text:p>
          </table:table-cell>
          <table:table-cell office:value-type="float" office:value="9.1699945926666" calcext:value-type="float">
            <text:p>9,1699945926666</text:p>
          </table:table-cell>
          <table:table-cell office:value-type="float" office:value="168.73513817028" calcext:value-type="float">
            <text:p>168,735138170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20</text:p>
          </table:table-cell>
          <table:table-cell office:value-type="float" office:value="5.5902183055878" calcext:value-type="float">
            <text:p>5,5902183055878</text:p>
          </table:table-cell>
          <table:table-cell office:value-type="float" office:value="10.40008187294" calcext:value-type="float">
            <text:p>10,40008187294</text:p>
          </table:table-cell>
          <table:table-cell office:value-type="float" office:value="41.88256392813" calcext:value-type="float">
            <text:p>41,8825639281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31</text:p>
          </table:table-cell>
          <table:table-cell office:value-type="float" office:value="8.7032830715179" calcext:value-type="float">
            <text:p>8,7032830715179</text:p>
          </table:table-cell>
          <table:table-cell office:value-type="float" office:value="8.8039380311966" calcext:value-type="float">
            <text:p>8,8039380311966</text:p>
          </table:table-cell>
          <table:table-cell office:value-type="float" office:value="-101.93830007201" calcext:value-type="float">
            <text:p>-101,938300072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42</text:p>
          </table:table-cell>
          <table:table-cell office:value-type="float" office:value="0.1991674490273" calcext:value-type="float">
            <text:p>0,1991674490273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142.8097190371" calcext:value-type="float">
            <text:p>-142,809719037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53</text:p>
          </table:table-cell>
          <table:table-cell office:value-type="float" office:value="1.4932064712048" calcext:value-type="float">
            <text:p>1,4932064712048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115.43126015147" calcext:value-type="float">
            <text:p>-115,431260151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-1.4890766143799" calcext:value-type="float">
            <text:p>-1,4890766143799</text:p>
          </table:table-cell>
          <table:table-cell office:value-type="float" office:value="1.0986856371164" calcext:value-type="float">
            <text:p>1,0986856371164</text:p>
          </table:table-cell>
          <table:table-cell office:value-type="float" office:value="120.16236250568" calcext:value-type="float">
            <text:p>120,162362505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14</text:p>
          </table:table-cell>
          <table:table-cell office:value-type="float" office:value="-0.72022639214993" calcext:value-type="float">
            <text:p>-0,72022639214993</text:p>
          </table:table-cell>
          <table:table-cell office:value-type="float" office:value="-0.21111262962222" calcext:value-type="float">
            <text:p>-0,21111262962222</text:p>
          </table:table-cell>
          <table:table-cell office:value-type="float" office:value="2.2888506768615" calcext:value-type="float">
            <text:p>2,28885067686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25</text:p>
          </table:table-cell>
          <table:table-cell office:value-type="float" office:value="4.1810575127602" calcext:value-type="float">
            <text:p>4,1810575127602</text:p>
          </table:table-cell>
          <table:table-cell office:value-type="float" office:value="0.20267220214009" calcext:value-type="float">
            <text:p>0,20267220214009</text:p>
          </table:table-cell>
          <table:table-cell office:value-type="float" office:value="-96.905266403393" calcext:value-type="float">
            <text:p>-96,9052664033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36</text:p>
          </table:table-cell>
          <table:table-cell office:value-type="float" office:value="1.9955541193485" calcext:value-type="float">
            <text:p>1,9955541193485</text:p>
          </table:table-cell>
          <table:table-cell office:value-type="float" office:value="0.65403386950493" calcext:value-type="float">
            <text:p>0,65403386950493</text:p>
          </table:table-cell>
          <table:table-cell office:value-type="float" office:value="-141.92663332459" calcext:value-type="float">
            <text:p>-141,926633324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47</text:p>
          </table:table-cell>
          <table:table-cell office:value-type="float" office:value="7.0153337717056" calcext:value-type="float">
            <text:p>7,0153337717056</text:p>
          </table:table-cell>
          <table:table-cell office:value-type="float" office:value="1.1680068820715" calcext:value-type="float">
            <text:p>1,1680068820715</text:p>
          </table:table-cell>
          <table:table-cell office:value-type="float" office:value="123.46267548336" calcext:value-type="float">
            <text:p>123,462675483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58</text:p>
          </table:table-cell>
          <table:table-cell office:value-type="float" office:value="5.8555978536606" calcext:value-type="float">
            <text:p>5,8555978536606</text:p>
          </table:table-cell>
          <table:table-cell office:value-type="float" office:value="0.32300874590874" calcext:value-type="float">
            <text:p>0,32300874590874</text:p>
          </table:table-cell>
          <table:table-cell office:value-type="float" office:value="36.221196317369" calcext:value-type="float">
            <text:p>36,2211963173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69</text:p>
          </table:table-cell>
          <table:table-cell office:value-type="float" office:value="5.559561252594" calcext:value-type="float">
            <text:p>5,559561252594</text:p>
          </table:table-cell>
          <table:table-cell office:value-type="float" office:value="-0.51280915737152" calcext:value-type="float">
            <text:p>-0,51280915737152</text:p>
          </table:table-cell>
          <table:table-cell office:value-type="float" office:value="-13.987665343436" calcext:value-type="float">
            <text:p>-13,9876653434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80</text:p>
          </table:table-cell>
          <table:table-cell office:value-type="float" office:value="-1.5850245952606" calcext:value-type="float">
            <text:p>-1,5850245952606</text:p>
          </table:table-cell>
          <table:table-cell office:value-type="float" office:value="1.715425401926" calcext:value-type="float">
            <text:p>1,715425401926</text:p>
          </table:table-cell>
          <table:table-cell office:value-type="float" office:value="-14.856625894073" calcext:value-type="float">
            <text:p>-14,8566258940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91</text:p>
          </table:table-cell>
          <table:table-cell office:value-type="float" office:value="1.5361067652702" calcext:value-type="float">
            <text:p>1,5361067652702</text:p>
          </table:table-cell>
          <table:table-cell office:value-type="float" office:value="0.47910217195749" calcext:value-type="float">
            <text:p>0,47910217195749</text:p>
          </table:table-cell>
          <table:table-cell office:value-type="float" office:value="96.67891529715" calcext:value-type="float">
            <text:p>96,678915297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02</text:p>
          </table:table-cell>
          <table:table-cell office:value-type="float" office:value="2.2927586734295" calcext:value-type="float">
            <text:p>2,2927586734295</text:p>
          </table:table-cell>
          <table:table-cell office:value-type="float" office:value="3.3488264679909" calcext:value-type="float">
            <text:p>3,3488264679909</text:p>
          </table:table-cell>
          <table:table-cell office:value-type="float" office:value="-39.878540357966" calcext:value-type="float">
            <text:p>-39,87854035796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13</text:p>
          </table:table-cell>
          <table:table-cell office:value-type="float" office:value="2.3053888976574" calcext:value-type="float">
            <text:p>2,3053888976574</text:p>
          </table:table-cell>
          <table:table-cell office:value-type="float" office:value="2.3778793215752" calcext:value-type="float">
            <text:p>2,3778793215752</text:p>
          </table:table-cell>
          <table:table-cell office:value-type="float" office:value="-7.9222844474635" calcext:value-type="float">
            <text:p>-7,92228444746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24</text:p>
          </table:table-cell>
          <table:table-cell office:value-type="float" office:value="5.7940924167633" calcext:value-type="float">
            <text:p>5,7940924167633</text:p>
          </table:table-cell>
          <table:table-cell office:value-type="float" office:value="1.4387640357018" calcext:value-type="float">
            <text:p>1,4387640357018</text:p>
          </table:table-cell>
          <table:table-cell office:value-type="float" office:value="-31.853565744534" calcext:value-type="float">
            <text:p>-31,8535657445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35</text:p>
          </table:table-cell>
          <table:table-cell office:value-type="float" office:value="8.1294202804565" calcext:value-type="float">
            <text:p>8,1294202804565</text:p>
          </table:table-cell>
          <table:table-cell office:value-type="float" office:value="1.0776665061712" calcext:value-type="float">
            <text:p>1,0776665061712</text:p>
          </table:table-cell>
          <table:table-cell office:value-type="float" office:value="-175.94081581019" calcext:value-type="float">
            <text:p>-175,940815810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46</text:p>
          </table:table-cell>
          <table:table-cell office:value-type="float" office:value="7.8029781579971" calcext:value-type="float">
            <text:p>7,8029781579971</text:p>
          </table:table-cell>
          <table:table-cell office:value-type="float" office:value="3.9877581596375" calcext:value-type="float">
            <text:p>3,9877581596375</text:p>
          </table:table-cell>
          <table:table-cell office:value-type="float" office:value="-78.741647635296" calcext:value-type="float">
            <text:p>-78,74164763529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57</text:p>
          </table:table-cell>
          <table:table-cell office:value-type="float" office:value="-1.5850110352039" calcext:value-type="float">
            <text:p>-1,5850110352039</text:p>
          </table:table-cell>
          <table:table-cell office:value-type="float" office:value="3.6874958872795" calcext:value-type="float">
            <text:p>3,6874958872795</text:p>
          </table:table-cell>
          <table:table-cell office:value-type="float" office:value="-34.644822785809" calcext:value-type="float">
            <text:p>-34,6448227858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68</text:p>
          </table:table-cell>
          <table:table-cell office:value-type="float" office:value="0.38295496255159" calcext:value-type="float">
            <text:p>0,38295496255159</text:p>
          </table:table-cell>
          <table:table-cell office:value-type="float" office:value="2.1817703545094" calcext:value-type="float">
            <text:p>2,1817703545094</text:p>
          </table:table-cell>
          <table:table-cell office:value-type="float" office:value="35.29655515768" calcext:value-type="float">
            <text:p>35,296555157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79</text:p>
          </table:table-cell>
          <table:table-cell office:value-type="float" office:value="2.7908301353455" calcext:value-type="float">
            <text:p>2,7908301353455</text:p>
          </table:table-cell>
          <table:table-cell office:value-type="float" office:value="3.7812620401382" calcext:value-type="float">
            <text:p>3,7812620401382</text:p>
          </table:table-cell>
          <table:table-cell office:value-type="float" office:value="-110.32486037844" calcext:value-type="float">
            <text:p>-110,324860378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90</text:p>
          </table:table-cell>
          <table:table-cell office:value-type="float" office:value="3.0686575174332" calcext:value-type="float">
            <text:p>3,0686575174332</text:p>
          </table:table-cell>
          <table:table-cell office:value-type="float" office:value="2.8309947252274" calcext:value-type="float">
            <text:p>2,8309947252274</text:p>
          </table:table-cell>
          <table:table-cell office:value-type="float" office:value="73.985233428372" calcext:value-type="float">
            <text:p>73,9852334283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01</text:p>
          </table:table-cell>
          <table:table-cell office:value-type="float" office:value="4.1522234678268" calcext:value-type="float">
            <text:p>4,1522234678268</text:p>
          </table:table-cell>
          <table:table-cell office:value-type="float" office:value="2.8919163346291" calcext:value-type="float">
            <text:p>2,8919163346291</text:p>
          </table:table-cell>
          <table:table-cell office:value-type="float" office:value="104.48929610526" calcext:value-type="float">
            <text:p>104,489296105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12</text:p>
          </table:table-cell>
          <table:table-cell office:value-type="float" office:value="6.3852339982986" calcext:value-type="float">
            <text:p>6,3852339982986</text:p>
          </table:table-cell>
          <table:table-cell office:value-type="float" office:value="2.756912112236" calcext:value-type="float">
            <text:p>2,756912112236</text:p>
          </table:table-cell>
          <table:table-cell office:value-type="float" office:value="154.09089197778" calcext:value-type="float">
            <text:p>154,090891977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23</text:p>
          </table:table-cell>
          <table:table-cell office:value-type="float" office:value="7.9694908857346" calcext:value-type="float">
            <text:p>7,9694908857346</text:p>
          </table:table-cell>
          <table:table-cell office:value-type="float" office:value="2.5475046038628" calcext:value-type="float">
            <text:p>2,5475046038628</text:p>
          </table:table-cell>
          <table:table-cell office:value-type="float" office:value="-50.886145063267" calcext:value-type="float">
            <text:p>-50,88614506326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34</text:p>
          </table:table-cell>
          <table:table-cell office:value-type="float" office:value="-1.3528703153133" calcext:value-type="float">
            <text:p>-1,3528703153133</text:p>
          </table:table-cell>
          <table:table-cell office:value-type="float" office:value="3.9221352338791" calcext:value-type="float">
            <text:p>3,9221352338791</text:p>
          </table:table-cell>
          <table:table-cell office:value-type="float" office:value="-22.677940547846" calcext:value-type="float">
            <text:p>-22,6779405478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45</text:p>
          </table:table-cell>
          <table:table-cell office:value-type="float" office:value="0.97708344459534" calcext:value-type="float">
            <text:p>0,97708344459534</text:p>
          </table:table-cell>
          <table:table-cell office:value-type="float" office:value="3.1611663103104" calcext:value-type="float">
            <text:p>3,1611663103104</text:p>
          </table:table-cell>
          <table:table-cell office:value-type="float" office:value="156.01811894945" calcext:value-type="float">
            <text:p>156,018118949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56</text:p>
          </table:table-cell>
          <table:table-cell office:value-type="float" office:value="2.0801468193531" calcext:value-type="float">
            <text:p>2,0801468193531</text:p>
          </table:table-cell>
          <table:table-cell office:value-type="float" office:value="6.2586969137192" calcext:value-type="float">
            <text:p>6,2586969137192</text:p>
          </table:table-cell>
          <table:table-cell office:value-type="float" office:value="-59.889367431592" calcext:value-type="float">
            <text:p>-59,8893674315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67</text:p>
          </table:table-cell>
          <table:table-cell office:value-type="float" office:value="3.9392694830894" calcext:value-type="float">
            <text:p>3,9392694830894</text:p>
          </table:table-cell>
          <table:table-cell office:value-type="float" office:value="6.610347032547" calcext:value-type="float">
            <text:p>6,610347032547</text:p>
          </table:table-cell>
          <table:table-cell office:value-type="float" office:value="-74.48527919259" calcext:value-type="float">
            <text:p>-74,485279192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78</text:p>
          </table:table-cell>
          <table:table-cell office:value-type="float" office:value="5.9372705221176" calcext:value-type="float">
            <text:p>5,9372705221176</text:p>
          </table:table-cell>
          <table:table-cell office:value-type="float" office:value="5.262268781662" calcext:value-type="float">
            <text:p>5,262268781662</text:p>
          </table:table-cell>
          <table:table-cell office:value-type="float" office:value="-1.0967617795156" calcext:value-type="float">
            <text:p>-1,09676177951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89</text:p>
          </table:table-cell>
          <table:table-cell office:value-type="float" office:value="7.0373797416687" calcext:value-type="float">
            <text:p>7,0373797416687</text:p>
          </table:table-cell>
          <table:table-cell office:value-type="float" office:value="5.009908080101" calcext:value-type="float">
            <text:p>5,009908080101</text:p>
          </table:table-cell>
          <table:table-cell office:value-type="float" office:value="-169.85977986816" calcext:value-type="float">
            <text:p>-169,859779868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00</text:p>
          </table:table-cell>
          <table:table-cell office:value-type="float" office:value="9.3345820903778" calcext:value-type="float">
            <text:p>9,3345820903778</text:p>
          </table:table-cell>
          <table:table-cell office:value-type="float" office:value="5.9777683019638" calcext:value-type="float">
            <text:p>5,9777683019638</text:p>
          </table:table-cell>
          <table:table-cell office:value-type="float" office:value="-94.715715973241" calcext:value-type="float">
            <text:p>-94,71571597324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11</text:p>
          </table:table-cell>
          <table:table-cell office:value-type="float" office:value="1.1647582054138" calcext:value-type="float">
            <text:p>1,1647582054138</text:p>
          </table:table-cell>
          <table:table-cell office:value-type="float" office:value="3.9790654182434" calcext:value-type="float">
            <text:p>3,9790654182434</text:p>
          </table:table-cell>
          <table:table-cell office:value-type="float" office:value="122.76437176261" calcext:value-type="float">
            <text:p>122,7643717626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22</text:p>
          </table:table-cell>
          <table:table-cell office:value-type="float" office:value="0.44592577964067" calcext:value-type="float">
            <text:p>0,44592577964067</text:p>
          </table:table-cell>
          <table:table-cell office:value-type="float" office:value="6.2338525056839" calcext:value-type="float">
            <text:p>6,2338525056839</text:p>
          </table:table-cell>
          <table:table-cell office:value-type="float" office:value="-124.88376107186" calcext:value-type="float">
            <text:p>-124,883761071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33</text:p>
          </table:table-cell>
          <table:table-cell office:value-type="float" office:value="1.0751329362392" calcext:value-type="float">
            <text:p>1,0751329362392</text:p>
          </table:table-cell>
          <table:table-cell office:value-type="float" office:value="4.7507056593895" calcext:value-type="float">
            <text:p>4,7507056593895</text:p>
          </table:table-cell>
          <table:table-cell office:value-type="float" office:value="45.576276672874" calcext:value-type="float">
            <text:p>45,57627667287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44</text:p>
          </table:table-cell>
          <table:table-cell office:value-type="float" office:value="3.9337521791458" calcext:value-type="float">
            <text:p>3,9337521791458</text:p>
          </table:table-cell>
          <table:table-cell office:value-type="float" office:value="6.0948610305786" calcext:value-type="float">
            <text:p>6,0948610305786</text:p>
          </table:table-cell>
          <table:table-cell office:value-type="float" office:value="15.745094817155" calcext:value-type="float">
            <text:p>15,7450948171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55</text:p>
          </table:table-cell>
          <table:table-cell office:value-type="float" office:value="4.0733122825623" calcext:value-type="float">
            <text:p>4,0733122825623</text:p>
          </table:table-cell>
          <table:table-cell office:value-type="float" office:value="5.1077306270599" calcext:value-type="float">
            <text:p>5,1077306270599</text:p>
          </table:table-cell>
          <table:table-cell office:value-type="float" office:value="-83.356871726407" calcext:value-type="float">
            <text:p>-83,3568717264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66</text:p>
          </table:table-cell>
          <table:table-cell office:value-type="float" office:value="7.3370373249054" calcext:value-type="float">
            <text:p>7,3370373249054</text:p>
          </table:table-cell>
          <table:table-cell office:value-type="float" office:value="7.4222493171692" calcext:value-type="float">
            <text:p>7,4222493171692</text:p>
          </table:table-cell>
          <table:table-cell office:value-type="float" office:value="-79.773618157502" calcext:value-type="float">
            <text:p>-79,7736181575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77</text:p>
          </table:table-cell>
          <table:table-cell office:value-type="float" office:value="9.3711078166962" calcext:value-type="float">
            <text:p>9,3711078166962</text:p>
          </table:table-cell>
          <table:table-cell office:value-type="float" office:value="7.4751287698746" calcext:value-type="float">
            <text:p>7,4751287698746</text:p>
          </table:table-cell>
          <table:table-cell office:value-type="float" office:value="164.57002633696" calcext:value-type="float">
            <text:p>164,5700263369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88</text:p>
          </table:table-cell>
          <table:table-cell office:value-type="float" office:value="-1.5850138664246" calcext:value-type="float">
            <text:p>-1,5850138664246</text:p>
          </table:table-cell>
          <table:table-cell office:value-type="float" office:value="6.2146008014679" calcext:value-type="float">
            <text:p>6,2146008014679</text:p>
          </table:table-cell>
          <table:table-cell office:value-type="float" office:value="34.270331738101" calcext:value-type="float">
            <text:p>34,2703317381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99</text:p>
          </table:table-cell>
          <table:table-cell office:value-type="float" office:value="-0.014722025953233" calcext:value-type="float">
            <text:p>-0,014722025953233</text:p>
          </table:table-cell>
          <table:table-cell office:value-type="float" office:value="6.6509807109833" calcext:value-type="float">
            <text:p>6,6509807109833</text:p>
          </table:table-cell>
          <table:table-cell office:value-type="float" office:value="102.79536323183" calcext:value-type="float">
            <text:p>102,795363231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10</text:p>
          </table:table-cell>
          <table:table-cell office:value-type="float" office:value="2.8004518151283" calcext:value-type="float">
            <text:p>2,8004518151283</text:p>
          </table:table-cell>
          <table:table-cell office:value-type="float" office:value="6.6191011667252" calcext:value-type="float">
            <text:p>6,6191011667252</text:p>
          </table:table-cell>
          <table:table-cell office:value-type="float" office:value="115.93973864416" calcext:value-type="float">
            <text:p>115,939738644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21</text:p>
          </table:table-cell>
          <table:table-cell office:value-type="float" office:value="3.1055590510368" calcext:value-type="float">
            <text:p>3,1055590510368</text:p>
          </table:table-cell>
          <table:table-cell office:value-type="float" office:value="6.9262140989304" calcext:value-type="float">
            <text:p>6,9262140989304</text:p>
          </table:table-cell>
          <table:table-cell office:value-type="float" office:value="120.14745147365" calcext:value-type="float">
            <text:p>120,1474514736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32</text:p>
          </table:table-cell>
          <table:table-cell office:value-type="float" office:value="5.5393183231354" calcext:value-type="float">
            <text:p>5,5393183231354</text:p>
          </table:table-cell>
          <table:table-cell office:value-type="float" office:value="7.7968281507492" calcext:value-type="float">
            <text:p>7,7968281507492</text:p>
          </table:table-cell>
          <table:table-cell office:value-type="float" office:value="-35.551289843906" calcext:value-type="float">
            <text:p>-35,5512898439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43</text:p>
          </table:table-cell>
          <table:table-cell office:value-type="float" office:value="5.1001560688019" calcext:value-type="float">
            <text:p>5,1001560688019</text:p>
          </table:table-cell>
          <table:table-cell office:value-type="float" office:value="5.5741274356842" calcext:value-type="float">
            <text:p>5,5741274356842</text:p>
          </table:table-cell>
          <table:table-cell office:value-type="float" office:value="-70.856615995905" calcext:value-type="float">
            <text:p>-70,8566159959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54</text:p>
          </table:table-cell>
          <table:table-cell office:value-type="float" office:value="8.8251256942749" calcext:value-type="float">
            <text:p>8,8251256942749</text:p>
          </table:table-cell>
          <table:table-cell office:value-type="float" office:value="8.209525346756" calcext:value-type="float">
            <text:p>8,209525346756</text:p>
          </table:table-cell>
          <table:table-cell office:value-type="float" office:value="-174.39265160044" calcext:value-type="float">
            <text:p>-174,392651600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65</text:p>
          </table:table-cell>
          <table:table-cell office:value-type="float" office:value="-1.5850189328194" calcext:value-type="float">
            <text:p>-1,5850189328194</text:p>
          </table:table-cell>
          <table:table-cell office:value-type="float" office:value="8.3811968564987" calcext:value-type="float">
            <text:p>8,3811968564987</text:p>
          </table:table-cell>
          <table:table-cell office:value-type="float" office:value="24.151348004675" calcext:value-type="float">
            <text:p>24,1513480046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76</text:p>
          </table:table-cell>
          <table:table-cell office:value-type="float" office:value="1.5994085371494" calcext:value-type="float">
            <text:p>1,5994085371494</text:p>
          </table:table-cell>
          <table:table-cell office:value-type="float" office:value="7.7784937620163" calcext:value-type="float">
            <text:p>7,7784937620163</text:p>
          </table:table-cell>
          <table:table-cell office:value-type="float" office:value="70.157184722317" calcext:value-type="float">
            <text:p>70,1571847223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87</text:p>
          </table:table-cell>
          <table:table-cell office:value-type="float" office:value="2.2598519921303" calcext:value-type="float">
            <text:p>2,2598519921303</text:p>
          </table:table-cell>
          <table:table-cell office:value-type="float" office:value="9.8067188262939" calcext:value-type="float">
            <text:p>9,8067188262939</text:p>
          </table:table-cell>
          <table:table-cell office:value-type="float" office:value="-86.524181305223" calcext:value-type="float">
            <text:p>-86,52418130522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98</text:p>
          </table:table-cell>
          <table:table-cell office:value-type="float" office:value="3.328572511673" calcext:value-type="float">
            <text:p>3,328572511673</text:p>
          </table:table-cell>
          <table:table-cell office:value-type="float" office:value="8.9585036039352" calcext:value-type="float">
            <text:p>8,9585036039352</text:p>
          </table:table-cell>
          <table:table-cell office:value-type="float" office:value="-55.418753699892" calcext:value-type="float">
            <text:p>-55,41875369989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09</text:p>
          </table:table-cell>
          <table:table-cell office:value-type="float" office:value="6.8762475252151" calcext:value-type="float">
            <text:p>6,8762475252151</text:p>
          </table:table-cell>
          <table:table-cell office:value-type="float" office:value="8.999137878418" calcext:value-type="float">
            <text:p>8,999137878418</text:p>
          </table:table-cell>
          <table:table-cell office:value-type="float" office:value="144.73221712052" calcext:value-type="float">
            <text:p>144,732217120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20</text:p>
          </table:table-cell>
          <table:table-cell office:value-type="float" office:value="5.4633283615112" calcext:value-type="float">
            <text:p>5,4633283615112</text:p>
          </table:table-cell>
          <table:table-cell office:value-type="float" office:value="10.102573633194" calcext:value-type="float">
            <text:p>10,102573633194</text:p>
          </table:table-cell>
          <table:table-cell office:value-type="float" office:value="73.609368816303" calcext:value-type="float">
            <text:p>73,60936881630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31</text:p>
          </table:table-cell>
          <table:table-cell office:value-type="float" office:value="8.7844848632812" calcext:value-type="float">
            <text:p>8,7844848632812</text:p>
          </table:table-cell>
          <table:table-cell office:value-type="float" office:value="9.1937130689621" calcext:value-type="float">
            <text:p>9,1937130689621</text:p>
          </table:table-cell>
          <table:table-cell office:value-type="float" office:value="-101.94597426493" calcext:value-type="float">
            <text:p>-101,945974264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42</text:p>
          </table:table-cell>
          <table:table-cell office:value-type="float" office:value="0.43442621827126" calcext:value-type="float">
            <text:p>0,43442621827126</text:p>
          </table:table-cell>
          <table:table-cell office:value-type="float" office:value="11.049711704254" calcext:value-type="float">
            <text:p>11,049711704254</text:p>
          </table:table-cell>
          <table:table-cell office:value-type="float" office:value="169.86187096614" calcext:value-type="float">
            <text:p>169,861870966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53</text:p>
          </table:table-cell>
          <table:table-cell office:value-type="float" office:value="1.4502534270287" calcext:value-type="float">
            <text:p>1,4502534270287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83.848436926581" calcext:value-type="float">
            <text:p>-83,8484369265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-1.1909868568182" calcext:value-type="float">
            <text:p>-1,1909868568182</text:p>
          </table:table-cell>
          <table:table-cell office:value-type="float" office:value="0.90057976543903" calcext:value-type="float">
            <text:p>0,90057976543903</text:p>
          </table:table-cell>
          <table:table-cell office:value-type="float" office:value="142.13624881331" calcext:value-type="float">
            <text:p>142,136248813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14</text:p>
          </table:table-cell>
          <table:table-cell office:value-type="float" office:value="-0.8758682757616" calcext:value-type="float">
            <text:p>-0,8758682757616</text:p>
          </table:table-cell>
          <table:table-cell office:value-type="float" office:value="-0.024089803919196" calcext:value-type="float">
            <text:p>-0,024089803919196</text:p>
          </table:table-cell>
          <table:table-cell office:value-type="float" office:value="-3.5566420407052" calcext:value-type="float">
            <text:p>-3,556642040705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25</text:p>
          </table:table-cell>
          <table:table-cell office:value-type="float" office:value="4.0692177414894" calcext:value-type="float">
            <text:p>4,0692177414894</text:p>
          </table:table-cell>
          <table:table-cell office:value-type="float" office:value="0.48535238951445" calcext:value-type="float">
            <text:p>0,48535238951445</text:p>
          </table:table-cell>
          <table:table-cell office:value-type="float" office:value="-62.928286327678" calcext:value-type="float">
            <text:p>-62,9282863276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36</text:p>
          </table:table-cell>
          <table:table-cell office:value-type="float" office:value="2.3192103207111" calcext:value-type="float">
            <text:p>2,3192103207111</text:p>
          </table:table-cell>
          <table:table-cell office:value-type="float" office:value="0.60938932001591" calcext:value-type="float">
            <text:p>0,60938932001591</text:p>
          </table:table-cell>
          <table:table-cell office:value-type="float" office:value="177.41244310027" calcext:value-type="float">
            <text:p>177,412443100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47</text:p>
          </table:table-cell>
          <table:table-cell office:value-type="float" office:value="7.2296261787415" calcext:value-type="float">
            <text:p>7,2296261787415</text:p>
          </table:table-cell>
          <table:table-cell office:value-type="float" office:value="0.83219736814499" calcext:value-type="float">
            <text:p>0,83219736814499</text:p>
          </table:table-cell>
          <table:table-cell office:value-type="float" office:value="122.8218564562" calcext:value-type="float">
            <text:p>122,82185645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58</text:p>
          </table:table-cell>
          <table:table-cell office:value-type="float" office:value="5.8197140693665" calcext:value-type="float">
            <text:p>5,8197140693665</text:p>
          </table:table-cell>
          <table:table-cell office:value-type="float" office:value="0.072484626434743" calcext:value-type="float">
            <text:p>0,072484626434743</text:p>
          </table:table-cell>
          <table:table-cell office:value-type="float" office:value="86.984578211596" calcext:value-type="float">
            <text:p>86,9845782115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69</text:p>
          </table:table-cell>
          <table:table-cell office:value-type="float" office:value="5.3315198421478" calcext:value-type="float">
            <text:p>5,3315198421478</text:p>
          </table:table-cell>
          <table:table-cell office:value-type="float" office:value="-0.4284855723381" calcext:value-type="float">
            <text:p>-0,4284855723381</text:p>
          </table:table-cell>
          <table:table-cell office:value-type="float" office:value="-18.57065850762" calcext:value-type="float">
            <text:p>-18,570658507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80</text:p>
          </table:table-cell>
          <table:table-cell office:value-type="float" office:value="-1.5724220871925" calcext:value-type="float">
            <text:p>-1,5724220871925</text:p>
          </table:table-cell>
          <table:table-cell office:value-type="float" office:value="1.9222167134285" calcext:value-type="float">
            <text:p>1,9222167134285</text:p>
          </table:table-cell>
          <table:table-cell office:value-type="float" office:value="-75.373654152937" calcext:value-type="float">
            <text:p>-75,3736541529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91</text:p>
          </table:table-cell>
          <table:table-cell office:value-type="float" office:value="1.3285127282143" calcext:value-type="float">
            <text:p>1,3285127282143</text:p>
          </table:table-cell>
          <table:table-cell office:value-type="float" office:value="0.22868599742651" calcext:value-type="float">
            <text:p>0,22868599742651</text:p>
          </table:table-cell>
          <table:table-cell office:value-type="float" office:value="55.55199285981" calcext:value-type="float">
            <text:p>55,551992859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02</text:p>
          </table:table-cell>
          <table:table-cell office:value-type="float" office:value="1.9872204959393" calcext:value-type="float">
            <text:p>1,9872204959393</text:p>
          </table:table-cell>
          <table:table-cell office:value-type="float" office:value="3.6029475927353" calcext:value-type="float">
            <text:p>3,6029475927353</text:p>
          </table:table-cell>
          <table:table-cell office:value-type="float" office:value="-39.904142640958" calcext:value-type="float">
            <text:p>-39,90414264095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13</text:p>
          </table:table-cell>
          <table:table-cell office:value-type="float" office:value="1.9502486288548" calcext:value-type="float">
            <text:p>1,9502486288548</text:p>
          </table:table-cell>
          <table:table-cell office:value-type="float" office:value="2.4610140919685" calcext:value-type="float">
            <text:p>2,4610140919685</text:p>
          </table:table-cell>
          <table:table-cell office:value-type="float" office:value="-18.775119713158" calcext:value-type="float">
            <text:p>-18,7751197131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24</text:p>
          </table:table-cell>
          <table:table-cell office:value-type="float" office:value="5.4568165540695" calcext:value-type="float">
            <text:p>5,4568165540695</text:p>
          </table:table-cell>
          <table:table-cell office:value-type="float" office:value="1.6477899253368" calcext:value-type="float">
            <text:p>1,6477899253368</text:p>
          </table:table-cell>
          <table:table-cell office:value-type="float" office:value="-31.845710459788" calcext:value-type="float">
            <text:p>-31,84571045978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35</text:p>
          </table:table-cell>
          <table:table-cell office:value-type="float" office:value="8.3468455076218" calcext:value-type="float">
            <text:p>8,3468455076218</text:p>
          </table:table-cell>
          <table:table-cell office:value-type="float" office:value="0.89982733130455" calcext:value-type="float">
            <text:p>0,89982733130455</text:p>
          </table:table-cell>
          <table:table-cell office:value-type="float" office:value="131.02039561909" calcext:value-type="float">
            <text:p>131,020395619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46</text:p>
          </table:table-cell>
          <table:table-cell office:value-type="float" office:value="7.7441984415054" calcext:value-type="float">
            <text:p>7,7441984415054</text:p>
          </table:table-cell>
          <table:table-cell office:value-type="float" office:value="4.3302989006042" calcext:value-type="float">
            <text:p>4,3302989006042</text:p>
          </table:table-cell>
          <table:table-cell office:value-type="float" office:value="-82.810480123872" calcext:value-type="float">
            <text:p>-82,81048012387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57</text:p>
          </table:table-cell>
          <table:table-cell office:value-type="float" office:value="-1.5850122272968" calcext:value-type="float">
            <text:p>-1,5850122272968</text:p>
          </table:table-cell>
          <table:table-cell office:value-type="float" office:value="3.9273479580879" calcext:value-type="float">
            <text:p>3,9273479580879</text:p>
          </table:table-cell>
          <table:table-cell office:value-type="float" office:value="-32.936843337527" calcext:value-type="float">
            <text:p>-32,9368433375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68</text:p>
          </table:table-cell>
          <table:table-cell office:value-type="float" office:value="0.057710609398782" calcext:value-type="float">
            <text:p>0,057710609398782</text:p>
          </table:table-cell>
          <table:table-cell office:value-type="float" office:value="1.9523683190346" calcext:value-type="float">
            <text:p>1,9523683190346</text:p>
          </table:table-cell>
          <table:table-cell office:value-type="float" office:value="35.289164561375" calcext:value-type="float">
            <text:p>35,2891645613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79</text:p>
          </table:table-cell>
          <table:table-cell office:value-type="float" office:value="2.689583003521" calcext:value-type="float">
            <text:p>2,689583003521</text:p>
          </table:table-cell>
          <table:table-cell office:value-type="float" office:value="4.1051894426346" calcext:value-type="float">
            <text:p>4,1051894426346</text:p>
          </table:table-cell>
          <table:table-cell office:value-type="float" office:value="-77.505262034714" calcext:value-type="float">
            <text:p>-77,5052620347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90</text:p>
          </table:table-cell>
          <table:table-cell office:value-type="float" office:value="2.9596143960953" calcext:value-type="float">
            <text:p>2,9596143960953</text:p>
          </table:table-cell>
          <table:table-cell office:value-type="float" office:value="2.4477401375771" calcext:value-type="float">
            <text:p>2,4477401375771</text:p>
          </table:table-cell>
          <table:table-cell office:value-type="float" office:value="74.019422197038" calcext:value-type="float">
            <text:p>74,0194221970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01</text:p>
          </table:table-cell>
          <table:table-cell office:value-type="float" office:value="4.2857345938683" calcext:value-type="float">
            <text:p>4,2857345938683</text:p>
          </table:table-cell>
          <table:table-cell office:value-type="float" office:value="2.5484043359756" calcext:value-type="float">
            <text:p>2,5484043359756</text:p>
          </table:table-cell>
          <table:table-cell office:value-type="float" office:value="116.74833753306" calcext:value-type="float">
            <text:p>116,748337533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12</text:p>
          </table:table-cell>
          <table:table-cell office:value-type="float" office:value="6.6018307209015" calcext:value-type="float">
            <text:p>6,6018307209015</text:p>
          </table:table-cell>
          <table:table-cell office:value-type="float" office:value="2.8260800242424" calcext:value-type="float">
            <text:p>2,8260800242424</text:p>
          </table:table-cell>
          <table:table-cell office:value-type="float" office:value="-157.53847018928" calcext:value-type="float">
            <text:p>-157,538470189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23</text:p>
          </table:table-cell>
          <table:table-cell office:value-type="float" office:value="7.8602439165115" calcext:value-type="float">
            <text:p>7,8602439165115</text:p>
          </table:table-cell>
          <table:table-cell office:value-type="float" office:value="2.7364557981491" calcext:value-type="float">
            <text:p>2,7364557981491</text:p>
          </table:table-cell>
          <table:table-cell office:value-type="float" office:value="-57.371986140111" calcext:value-type="float">
            <text:p>-57,3719861401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34</text:p>
          </table:table-cell>
          <table:table-cell office:value-type="float" office:value="-1.3017603754997" calcext:value-type="float">
            <text:p>-1,3017603754997</text:p>
          </table:table-cell>
          <table:table-cell office:value-type="float" office:value="4.1450753808022" calcext:value-type="float">
            <text:p>4,1450753808022</text:p>
          </table:table-cell>
          <table:table-cell office:value-type="float" office:value="-85.802964344146" calcext:value-type="float">
            <text:p>-85,8029643441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45</text:p>
          </table:table-cell>
          <table:table-cell office:value-type="float" office:value="1.3406959176064" calcext:value-type="float">
            <text:p>1,3406959176064</text:p>
          </table:table-cell>
          <table:table-cell office:value-type="float" office:value="2.9994863271713" calcext:value-type="float">
            <text:p>2,9994863271713</text:p>
          </table:table-cell>
          <table:table-cell office:value-type="float" office:value="156.03005050854" calcext:value-type="float">
            <text:p>156,030050508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56</text:p>
          </table:table-cell>
          <table:table-cell office:value-type="float" office:value="1.8517211079597" calcext:value-type="float">
            <text:p>1,8517211079597</text:p>
          </table:table-cell>
          <table:table-cell office:value-type="float" office:value="6.5565955638885" calcext:value-type="float">
            <text:p>6,5565955638885</text:p>
          </table:table-cell>
          <table:table-cell office:value-type="float" office:value="-49.938846925262" calcext:value-type="float">
            <text:p>-49,9388469252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67</text:p>
          </table:table-cell>
          <table:table-cell office:value-type="float" office:value="3.7199145555496" calcext:value-type="float">
            <text:p>3,7199145555496</text:p>
          </table:table-cell>
          <table:table-cell office:value-type="float" office:value="6.5813320875168" calcext:value-type="float">
            <text:p>6,5813320875168</text:p>
          </table:table-cell>
          <table:table-cell office:value-type="float" office:value="16.230827494032" calcext:value-type="float">
            <text:p>16,2308274940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78</text:p>
          </table:table-cell>
          <table:table-cell office:value-type="float" office:value="5.7413864135742" calcext:value-type="float">
            <text:p>5,7413864135742</text:p>
          </table:table-cell>
          <table:table-cell office:value-type="float" office:value="5.0156080722809" calcext:value-type="float">
            <text:p>5,0156080722809</text:p>
          </table:table-cell>
          <table:table-cell office:value-type="float" office:value="46.386915407363" calcext:value-type="float">
            <text:p>46,3869154073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89</text:p>
          </table:table-cell>
          <table:table-cell office:value-type="float" office:value="7.1816074848175" calcext:value-type="float">
            <text:p>7,1816074848175</text:p>
          </table:table-cell>
          <table:table-cell office:value-type="float" office:value="5.2901518344879" calcext:value-type="float">
            <text:p>5,2901518344879</text:p>
          </table:table-cell>
          <table:table-cell office:value-type="float" office:value="-122.48523068276" calcext:value-type="float">
            <text:p>-122,485230682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00</text:p>
          </table:table-cell>
          <table:table-cell office:value-type="float" office:value="9.2975890636444" calcext:value-type="float">
            <text:p>9,2975890636444</text:p>
          </table:table-cell>
          <table:table-cell office:value-type="float" office:value="6.2808591127396" calcext:value-type="float">
            <text:p>6,2808591127396</text:p>
          </table:table-cell>
          <table:table-cell office:value-type="float" office:value="-82.315183748865" calcext:value-type="float">
            <text:p>-82,31518374886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11</text:p>
          </table:table-cell>
          <table:table-cell office:value-type="float" office:value="1.2462326139212" calcext:value-type="float">
            <text:p>1,2462326139212</text:p>
          </table:table-cell>
          <table:table-cell office:value-type="float" office:value="3.6462384462357" calcext:value-type="float">
            <text:p>3,6462384462357</text:p>
          </table:table-cell>
          <table:table-cell office:value-type="float" office:value="98.332522781032" calcext:value-type="float">
            <text:p>98,3325227810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22</text:p>
          </table:table-cell>
          <table:table-cell office:value-type="float" office:value="0.32990500330925" calcext:value-type="float">
            <text:p>0,32990500330925</text:p>
          </table:table-cell>
          <table:table-cell office:value-type="float" office:value="6.4042717218399" calcext:value-type="float">
            <text:p>6,4042717218399</text:p>
          </table:table-cell>
          <table:table-cell office:value-type="float" office:value="-45.790764556569" calcext:value-type="float">
            <text:p>-45,7907645565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33</text:p>
          </table:table-cell>
          <table:table-cell office:value-type="float" office:value="0.80490753054619" calcext:value-type="float">
            <text:p>0,80490753054619</text:p>
          </table:table-cell>
          <table:table-cell office:value-type="float" office:value="4.5221471786499" calcext:value-type="float">
            <text:p>4,5221471786499</text:p>
          </table:table-cell>
          <table:table-cell office:value-type="float" office:value="38.773254983744" calcext:value-type="float">
            <text:p>38,7732549837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44</text:p>
          </table:table-cell>
          <table:table-cell office:value-type="float" office:value="3.9636981487274" calcext:value-type="float">
            <text:p>3,9636981487274</text:p>
          </table:table-cell>
          <table:table-cell office:value-type="float" office:value="5.8744525909424" calcext:value-type="float">
            <text:p>5,8744525909424</text:p>
          </table:table-cell>
          <table:table-cell office:value-type="float" office:value="106.51058831792" calcext:value-type="float">
            <text:p>106,510588317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55</text:p>
          </table:table-cell>
          <table:table-cell office:value-type="float" office:value="4.1039210557938" calcext:value-type="float">
            <text:p>4,1039210557938</text:p>
          </table:table-cell>
          <table:table-cell office:value-type="float" office:value="5.4254853725433" calcext:value-type="float">
            <text:p>5,4254853725433</text:p>
          </table:table-cell>
          <table:table-cell office:value-type="float" office:value="-114.60564546524" calcext:value-type="float">
            <text:p>-114,605645465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66</text:p>
          </table:table-cell>
          <table:table-cell office:value-type="float" office:value="7.2198110818863" calcext:value-type="float">
            <text:p>7,2198110818863</text:p>
          </table:table-cell>
          <table:table-cell office:value-type="float" office:value="7.7755331993103" calcext:value-type="float">
            <text:p>7,7755331993103</text:p>
          </table:table-cell>
          <table:table-cell office:value-type="float" office:value="-68.952213427064" calcext:value-type="float">
            <text:p>-68,9522134270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77</text:p>
          </table:table-cell>
          <table:table-cell office:value-type="float" office:value="9.660450220108" calcext:value-type="float">
            <text:p>9,660450220108</text:p>
          </table:table-cell>
          <table:table-cell office:value-type="float" office:value="7.4048203229904" calcext:value-type="float">
            <text:p>7,4048203229904</text:p>
          </table:table-cell>
          <table:table-cell office:value-type="float" office:value="166.74040836893" calcext:value-type="float">
            <text:p>166,7404083689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88</text:p>
          </table:table-cell>
          <table:table-cell office:value-type="float" office:value="-1.5850099921227" calcext:value-type="float">
            <text:p>-1,5850099921227</text:p>
          </table:table-cell>
          <table:table-cell office:value-type="float" office:value="5.9460425376892" calcext:value-type="float">
            <text:p>5,9460425376892</text:p>
          </table:table-cell>
          <table:table-cell office:value-type="float" office:value="34.592340326613" calcext:value-type="float">
            <text:p>34,5923403266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99</text:p>
          </table:table-cell>
          <table:table-cell office:value-type="float" office:value="-0.18625825643539" calcext:value-type="float">
            <text:p>-0,18625825643539</text:p>
          </table:table-cell>
          <table:table-cell office:value-type="float" office:value="6.523152589798" calcext:value-type="float">
            <text:p>6,523152589798</text:p>
          </table:table-cell>
          <table:table-cell office:value-type="float" office:value="22.912273361425" calcext:value-type="float">
            <text:p>22,9122733614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10</text:p>
          </table:table-cell>
          <table:table-cell office:value-type="float" office:value="2.6117652654648" calcext:value-type="float">
            <text:p>2,6117652654648</text:p>
          </table:table-cell>
          <table:table-cell office:value-type="float" office:value="6.4156174659729" calcext:value-type="float">
            <text:p>6,4156174659729</text:p>
          </table:table-cell>
          <table:table-cell office:value-type="float" office:value="48.797476443515" calcext:value-type="float">
            <text:p>48,7974764435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21</text:p>
          </table:table-cell>
          <table:table-cell office:value-type="float" office:value="3.3156299591064" calcext:value-type="float">
            <text:p>3,3156299591064</text:p>
          </table:table-cell>
          <table:table-cell office:value-type="float" office:value="7.0092642307281" calcext:value-type="float">
            <text:p>7,0092642307281</text:p>
          </table:table-cell>
          <table:table-cell office:value-type="float" office:value="-149.6709258693" calcext:value-type="float">
            <text:p>-149,67092586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32</text:p>
          </table:table-cell>
          <table:table-cell office:value-type="float" office:value="5.3841245174408" calcext:value-type="float">
            <text:p>5,3841245174408</text:p>
          </table:table-cell>
          <table:table-cell office:value-type="float" office:value="7.8395223617554" calcext:value-type="float">
            <text:p>7,8395223617554</text:p>
          </table:table-cell>
          <table:table-cell office:value-type="float" office:value="-16.552858291918" calcext:value-type="float">
            <text:p>-16,5528582919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43</text:p>
          </table:table-cell>
          <table:table-cell office:value-type="float" office:value="5.1819503307343" calcext:value-type="float">
            <text:p>5,1819503307343</text:p>
          </table:table-cell>
          <table:table-cell office:value-type="float" office:value="5.7191932201385" calcext:value-type="float">
            <text:p>5,7191932201385</text:p>
          </table:table-cell>
          <table:table-cell office:value-type="float" office:value="-116.73145840882" calcext:value-type="float">
            <text:p>-116,731458408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54</text:p>
          </table:table-cell>
          <table:table-cell office:value-type="float" office:value="9.0652811527252" calcext:value-type="float">
            <text:p>9,0652811527252</text:p>
          </table:table-cell>
          <table:table-cell office:value-type="float" office:value="8.3792817592621" calcext:value-type="float">
            <text:p>8,3792817592621</text:p>
          </table:table-cell>
          <table:table-cell office:value-type="float" office:value="-131.50339825138" calcext:value-type="float">
            <text:p>-131,503398251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65</text:p>
          </table:table-cell>
          <table:table-cell office:value-type="float" office:value="-1.5850012004375" calcext:value-type="float">
            <text:p>-1,5850012004375</text:p>
          </table:table-cell>
          <table:table-cell office:value-type="float" office:value="8.1460821628571" calcext:value-type="float">
            <text:p>8,1460821628571</text:p>
          </table:table-cell>
          <table:table-cell office:value-type="float" office:value="24.325867557222" calcext:value-type="float">
            <text:p>24,3258675572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76</text:p>
          </table:table-cell>
          <table:table-cell office:value-type="float" office:value="1.4074292778969" calcext:value-type="float">
            <text:p>1,4074292778969</text:p>
          </table:table-cell>
          <table:table-cell office:value-type="float" office:value="7.5656127929688" calcext:value-type="float">
            <text:p>7,5656127929688</text:p>
          </table:table-cell>
          <table:table-cell office:value-type="float" office:value="43.274015378041" calcext:value-type="float">
            <text:p>43,2740153780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87</text:p>
          </table:table-cell>
          <table:table-cell office:value-type="float" office:value="2.266253978014" calcext:value-type="float">
            <text:p>2,266253978014</text:p>
          </table:table-cell>
          <table:table-cell office:value-type="float" office:value="10.058070421219" calcext:value-type="float">
            <text:p>10,058070421219</text:p>
          </table:table-cell>
          <table:table-cell office:value-type="float" office:value="-92.35466817382" calcext:value-type="float">
            <text:p>-92,3546681738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98</text:p>
          </table:table-cell>
          <table:table-cell office:value-type="float" office:value="3.0505111813545" calcext:value-type="float">
            <text:p>3,0505111813545</text:p>
          </table:table-cell>
          <table:table-cell office:value-type="float" office:value="9.1087830066681" calcext:value-type="float">
            <text:p>9,1087830066681</text:p>
          </table:table-cell>
          <table:table-cell office:value-type="float" office:value="-29.350118272623" calcext:value-type="float">
            <text:p>-29,3501182726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09</text:p>
          </table:table-cell>
          <table:table-cell office:value-type="float" office:value="7.0775854587555" calcext:value-type="float">
            <text:p>7,0775854587555</text:p>
          </table:table-cell>
          <table:table-cell office:value-type="float" office:value="8.7218511104584" calcext:value-type="float">
            <text:p>8,7218511104584</text:p>
          </table:table-cell>
          <table:table-cell office:value-type="float" office:value="120.68340125357" calcext:value-type="float">
            <text:p>120,683401253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20</text:p>
          </table:table-cell>
          <table:table-cell office:value-type="float" office:value="5.5114233493805" calcext:value-type="float">
            <text:p>5,5114233493805</text:p>
          </table:table-cell>
          <table:table-cell office:value-type="float" office:value="9.7823143005371" calcext:value-type="float">
            <text:p>9,7823143005371</text:p>
          </table:table-cell>
          <table:table-cell office:value-type="float" office:value="105.36658687956" calcext:value-type="float">
            <text:p>105,3665868795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31</text:p>
          </table:table-cell>
          <table:table-cell office:value-type="float" office:value="8.9236211776733" calcext:value-type="float">
            <text:p>8,9236211776733</text:p>
          </table:table-cell>
          <table:table-cell office:value-type="float" office:value="9.4985377788544" calcext:value-type="float">
            <text:p>9,4985377788544</text:p>
          </table:table-cell>
          <table:table-cell office:value-type="float" office:value="-120.72549655939" calcext:value-type="float">
            <text:p>-120,725496559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42</text:p>
          </table:table-cell>
          <table:table-cell office:value-type="float" office:value="0.58591574430466" calcext:value-type="float">
            <text:p>0,58591574430466</text:p>
          </table:table-cell>
          <table:table-cell office:value-type="float" office:value="10.861322879791" calcext:value-type="float">
            <text:p>10,861322879791</text:p>
          </table:table-cell>
          <table:table-cell office:value-type="float" office:value="123.03901629843" calcext:value-type="float">
            <text:p>123,0390162984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53</text:p>
          </table:table-cell>
          <table:table-cell office:value-type="float" office:value="1.2256771326065" calcext:value-type="float">
            <text:p>1,2256771326065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49.224135602356" calcext:value-type="float">
            <text:p>-49,2241356023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-0.94016864895821" calcext:value-type="float">
            <text:p>-0,94016864895821</text:p>
          </table:table-cell>
          <table:table-cell office:value-type="float" office:value="0.6576369702816" calcext:value-type="float">
            <text:p>0,6576369702816</text:p>
          </table:table-cell>
          <table:table-cell office:value-type="float" office:value="122.55267884321" calcext:value-type="float">
            <text:p>122,552678843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14</text:p>
          </table:table-cell>
          <table:table-cell office:value-type="float" office:value="-1.033930927515" calcext:value-type="float">
            <text:p>-1,033930927515</text:p>
          </table:table-cell>
          <table:table-cell office:value-type="float" office:value="0.16736004501581" calcext:value-type="float">
            <text:p>0,16736004501581</text:p>
          </table:table-cell>
          <table:table-cell office:value-type="float" office:value="-17.209008620803" calcext:value-type="float">
            <text:p>-17,2090086208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25</text:p>
          </table:table-cell>
          <table:table-cell office:value-type="float" office:value="3.8676276803017" calcext:value-type="float">
            <text:p>3,8676276803017</text:p>
          </table:table-cell>
          <table:table-cell office:value-type="float" office:value="0.67859590053558" calcext:value-type="float">
            <text:p>0,67859590053558</text:p>
          </table:table-cell>
          <table:table-cell office:value-type="float" office:value="-39.810347329279" calcext:value-type="float">
            <text:p>-39,81034732927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36</text:p>
          </table:table-cell>
          <table:table-cell office:value-type="float" office:value="2.7179023623466" calcext:value-type="float">
            <text:p>2,7179023623466</text:p>
          </table:table-cell>
          <table:table-cell office:value-type="float" office:value="0.59105645865202" calcext:value-type="float">
            <text:p>0,59105645865202</text:p>
          </table:table-cell>
          <table:table-cell office:value-type="float" office:value="177.46185041537" calcext:value-type="float">
            <text:p>177,461850415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47</text:p>
          </table:table-cell>
          <table:table-cell office:value-type="float" office:value="7.4443733692169" calcext:value-type="float">
            <text:p>7,4443733692169</text:p>
          </table:table-cell>
          <table:table-cell office:value-type="float" office:value="0.49823146313429" calcext:value-type="float">
            <text:p>0,49823146313429</text:p>
          </table:table-cell>
          <table:table-cell office:value-type="float" office:value="122.7201580242" calcext:value-type="float">
            <text:p>122,72015802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58</text:p>
          </table:table-cell>
          <table:table-cell office:value-type="float" office:value="5.8547556400299" calcext:value-type="float">
            <text:p>5,8547556400299</text:p>
          </table:table-cell>
          <table:table-cell office:value-type="float" office:value="-0.093479035422206" calcext:value-type="float">
            <text:p>-0,093479035422206</text:p>
          </table:table-cell>
          <table:table-cell office:value-type="float" office:value="101.50760222392" calcext:value-type="float">
            <text:p>101,507602223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69</text:p>
          </table:table-cell>
          <table:table-cell office:value-type="float" office:value="5.0097519159317" calcext:value-type="float">
            <text:p>5,0097519159317</text:p>
          </table:table-cell>
          <table:table-cell office:value-type="float" office:value="-0.47024793922901" calcext:value-type="float">
            <text:p>-0,47024793922901</text:p>
          </table:table-cell>
          <table:table-cell office:value-type="float" office:value="14.48305568118" calcext:value-type="float">
            <text:p>14,483055681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80</text:p>
          </table:table-cell>
          <table:table-cell office:value-type="float" office:value="-1.4161947369576" calcext:value-type="float">
            <text:p>-1,4161947369576</text:p>
          </table:table-cell>
          <table:table-cell office:value-type="float" office:value="2.0988991856575" calcext:value-type="float">
            <text:p>2,0988991856575</text:p>
          </table:table-cell>
          <table:table-cell office:value-type="float" office:value="-138.88498780074" calcext:value-type="float">
            <text:p>-138,884987800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91</text:p>
          </table:table-cell>
          <table:table-cell office:value-type="float" office:value="1.1041937768459" calcext:value-type="float">
            <text:p>1,1041937768459</text:p>
          </table:table-cell>
          <table:table-cell office:value-type="float" office:value="-0.098561141639948" calcext:value-type="float">
            <text:p>-0,098561141639948</text:p>
          </table:table-cell>
          <table:table-cell office:value-type="float" office:value="55.542360825144" calcext:value-type="float">
            <text:p>55,5423608251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02</text:p>
          </table:table-cell>
          <table:table-cell office:value-type="float" office:value="1.6844242811203" calcext:value-type="float">
            <text:p>1,6844242811203</text:p>
          </table:table-cell>
          <table:table-cell office:value-type="float" office:value="3.8537427783012" calcext:value-type="float">
            <text:p>3,8537427783012</text:p>
          </table:table-cell>
          <table:table-cell office:value-type="float" office:value="-38.962683859904" calcext:value-type="float">
            <text:p>-38,9626838599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13</text:p>
          </table:table-cell>
          <table:table-cell office:value-type="float" office:value="1.8702326714993" calcext:value-type="float">
            <text:p>1,8702326714993</text:p>
          </table:table-cell>
          <table:table-cell office:value-type="float" office:value="2.6740363240242" calcext:value-type="float">
            <text:p>2,6740363240242</text:p>
          </table:table-cell>
          <table:table-cell office:value-type="float" office:value="-88.338447983857" calcext:value-type="float">
            <text:p>-88,3384479838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24</text:p>
          </table:table-cell>
          <table:table-cell office:value-type="float" office:value="5.1752138137817" calcext:value-type="float">
            <text:p>5,1752138137817</text:p>
          </table:table-cell>
          <table:table-cell office:value-type="float" office:value="1.8829986453056" calcext:value-type="float">
            <text:p>1,8829986453056</text:p>
          </table:table-cell>
          <table:table-cell office:value-type="float" office:value="-44.577124771798" calcext:value-type="float">
            <text:p>-44,57712477179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35</text:p>
          </table:table-cell>
          <table:table-cell office:value-type="float" office:value="8.3296000957489" calcext:value-type="float">
            <text:p>8,3296000957489</text:p>
          </table:table-cell>
          <table:table-cell office:value-type="float" office:value="0.61906151473522" calcext:value-type="float">
            <text:p>0,61906151473522</text:p>
          </table:table-cell>
          <table:table-cell office:value-type="float" office:value="77.069145099373" calcext:value-type="float">
            <text:p>77,0691450993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46</text:p>
          </table:table-cell>
          <table:table-cell office:value-type="float" office:value="7.7615004777908" calcext:value-type="float">
            <text:p>7,7615004777908</text:p>
          </table:table-cell>
          <table:table-cell office:value-type="float" office:value="4.6975237131119" calcext:value-type="float">
            <text:p>4,6975237131119</text:p>
          </table:table-cell>
          <table:table-cell office:value-type="float" office:value="-95.867446273755" calcext:value-type="float">
            <text:p>-95,86744627375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57</text:p>
          </table:table-cell>
          <table:table-cell office:value-type="float" office:value="-1.5850129723549" calcext:value-type="float">
            <text:p>-1,5850129723549</text:p>
          </table:table-cell>
          <table:table-cell office:value-type="float" office:value="4.273234307766" calcext:value-type="float">
            <text:p>4,273234307766</text:p>
          </table:table-cell>
          <table:table-cell office:value-type="float" office:value="-34.610743355599" calcext:value-type="float">
            <text:p>-34,6107433555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68</text:p>
          </table:table-cell>
          <table:table-cell office:value-type="float" office:value="-0.26746371760964" calcext:value-type="float">
            <text:p>-0,26746371760964</text:p>
          </table:table-cell>
          <table:table-cell office:value-type="float" office:value="1.7228415608406" calcext:value-type="float">
            <text:p>1,7228415608406</text:p>
          </table:table-cell>
          <table:table-cell office:value-type="float" office:value="35.382139834629" calcext:value-type="float">
            <text:p>35,3821398346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79</text:p>
          </table:table-cell>
          <table:table-cell office:value-type="float" office:value="2.6035076379776" calcext:value-type="float">
            <text:p>2,6035076379776</text:p>
          </table:table-cell>
          <table:table-cell office:value-type="float" office:value="4.4936242699623" calcext:value-type="float">
            <text:p>4,4936242699623</text:p>
          </table:table-cell>
          <table:table-cell office:value-type="float" office:value="-77.485519609634" calcext:value-type="float">
            <text:p>-77,4855196096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90</text:p>
          </table:table-cell>
          <table:table-cell office:value-type="float" office:value="2.8513452410698" calcext:value-type="float">
            <text:p>2,8513452410698</text:p>
          </table:table-cell>
          <table:table-cell office:value-type="float" office:value="2.0683065056801" calcext:value-type="float">
            <text:p>2,0683065056801</text:p>
          </table:table-cell>
          <table:table-cell office:value-type="float" office:value="73.862911029986" calcext:value-type="float">
            <text:p>73,8629110299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01</text:p>
          </table:table-cell>
          <table:table-cell office:value-type="float" office:value="4.5205560326576" calcext:value-type="float">
            <text:p>4,5205560326576</text:p>
          </table:table-cell>
          <table:table-cell office:value-type="float" office:value="2.2840139269829" calcext:value-type="float">
            <text:p>2,2840139269829</text:p>
          </table:table-cell>
          <table:table-cell office:value-type="float" office:value="136.22129798695" calcext:value-type="float">
            <text:p>136,2212979869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12</text:p>
          </table:table-cell>
          <table:table-cell office:value-type="float" office:value="6.6933691501617" calcext:value-type="float">
            <text:p>6,6933691501617</text:p>
          </table:table-cell>
          <table:table-cell office:value-type="float" office:value="3.0346497893333" calcext:value-type="float">
            <text:p>3,0346497893333</text:p>
          </table:table-cell>
          <table:table-cell office:value-type="float" office:value="-108.92464476786" calcext:value-type="float">
            <text:p>-108,924644767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23</text:p>
          </table:table-cell>
          <table:table-cell office:value-type="float" office:value="7.727392911911" calcext:value-type="float">
            <text:p>7,727392911911</text:p>
          </table:table-cell>
          <table:table-cell office:value-type="float" office:value="2.932833135128" calcext:value-type="float">
            <text:p>2,932833135128</text:p>
          </table:table-cell>
          <table:table-cell office:value-type="float" office:value="-55.40355223759" calcext:value-type="float">
            <text:p>-55,4035522375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34</text:p>
          </table:table-cell>
          <table:table-cell office:value-type="float" office:value="-1.0853393375874" calcext:value-type="float">
            <text:p>-1,0853393375874</text:p>
          </table:table-cell>
          <table:table-cell office:value-type="float" office:value="4.1935348510742" calcext:value-type="float">
            <text:p>4,1935348510742</text:p>
          </table:table-cell>
          <table:table-cell office:value-type="float" office:value="-176.54459643516" calcext:value-type="float">
            <text:p>-176,544596435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45</text:p>
          </table:table-cell>
          <table:table-cell office:value-type="float" office:value="1.4598286151886" calcext:value-type="float">
            <text:p>1,4598286151886</text:p>
          </table:table-cell>
          <table:table-cell office:value-type="float" office:value="2.7895838022232" calcext:value-type="float">
            <text:p>2,7895838022232</text:p>
          </table:table-cell>
          <table:table-cell office:value-type="float" office:value="95.824161912226" calcext:value-type="float">
            <text:p>95,8241619122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56</text:p>
          </table:table-cell>
          <table:table-cell office:value-type="float" office:value="1.5747085213661" calcext:value-type="float">
            <text:p>1,5747085213661</text:p>
          </table:table-cell>
          <table:table-cell office:value-type="float" office:value="6.8098080158234" calcext:value-type="float">
            <text:p>6,8098080158234</text:p>
          </table:table-cell>
          <table:table-cell office:value-type="float" office:value="-39.957407553484" calcext:value-type="float">
            <text:p>-39,9574075534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67</text:p>
          </table:table-cell>
          <table:table-cell office:value-type="float" office:value="3.4623470902443" calcext:value-type="float">
            <text:p>3,4623470902443</text:p>
          </table:table-cell>
          <table:table-cell office:value-type="float" office:value="6.3369297981262" calcext:value-type="float">
            <text:p>6,3369297981262</text:p>
          </table:table-cell>
          <table:table-cell office:value-type="float" office:value="39.108291932732" calcext:value-type="float">
            <text:p>39,1082919327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78</text:p>
          </table:table-cell>
          <table:table-cell office:value-type="float" office:value="5.4676419496536" calcext:value-type="float">
            <text:p>5,4676419496536</text:p>
          </table:table-cell>
          <table:table-cell office:value-type="float" office:value="4.7281962633133" calcext:value-type="float">
            <text:p>4,7281962633133</text:p>
          </table:table-cell>
          <table:table-cell office:value-type="float" office:value="46.387749113095" calcext:value-type="float">
            <text:p>46,3877491130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89</text:p>
          </table:table-cell>
          <table:table-cell office:value-type="float" office:value="7.3937767744064" calcext:value-type="float">
            <text:p>7,3937767744064</text:p>
          </table:table-cell>
          <table:table-cell office:value-type="float" office:value="5.6261765956879" calcext:value-type="float">
            <text:p>5,6261765956879</text:p>
          </table:table-cell>
          <table:table-cell office:value-type="float" office:value="-122.46544042211" calcext:value-type="float">
            <text:p>-122,465440422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00</text:p>
          </table:table-cell>
          <table:table-cell office:value-type="float" office:value="9.2428416013718" calcext:value-type="float">
            <text:p>9,2428416013718</text:p>
          </table:table-cell>
          <table:table-cell office:value-type="float" office:value="6.5621984004974" calcext:value-type="float">
            <text:p>6,5621984004974</text:p>
          </table:table-cell>
          <table:table-cell office:value-type="float" office:value="-78.234768217536" calcext:value-type="float">
            <text:p>-78,23476821753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11</text:p>
          </table:table-cell>
          <table:table-cell office:value-type="float" office:value="1.2122808396816" calcext:value-type="float">
            <text:p>1,2122808396816</text:p>
          </table:table-cell>
          <table:table-cell office:value-type="float" office:value="3.3226057887077" calcext:value-type="float">
            <text:p>3,3226057887077</text:p>
          </table:table-cell>
          <table:table-cell office:value-type="float" office:value="87.162123364248" calcext:value-type="float">
            <text:p>87,1621233642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22</text:p>
          </table:table-cell>
          <table:table-cell office:value-type="float" office:value="0.15056528151035" calcext:value-type="float">
            <text:p>0,15056528151035</text:p>
          </table:table-cell>
          <table:table-cell office:value-type="float" office:value="6.2732326984406" calcext:value-type="float">
            <text:p>6,2732326984406</text:p>
          </table:table-cell>
          <table:table-cell office:value-type="float" office:value="45.000285100026" calcext:value-type="float">
            <text:p>45,0002851000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33</text:p>
          </table:table-cell>
          <table:table-cell office:value-type="float" office:value="0.55780656635761" calcext:value-type="float">
            <text:p>0,55780656635761</text:p>
          </table:table-cell>
          <table:table-cell office:value-type="float" office:value="4.3113988637924" calcext:value-type="float">
            <text:p>4,3113988637924</text:p>
          </table:table-cell>
          <table:table-cell office:value-type="float" office:value="45.010532163511" calcext:value-type="float">
            <text:p>45,0105321635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44</text:p>
          </table:table-cell>
          <table:table-cell office:value-type="float" office:value="4.1853934526443" calcext:value-type="float">
            <text:p>4,1853934526443</text:p>
          </table:table-cell>
          <table:table-cell office:value-type="float" office:value="5.8988416194916" calcext:value-type="float">
            <text:p>5,8988416194916</text:p>
          </table:table-cell>
          <table:table-cell office:value-type="float" office:value="-163.73123636671" calcext:value-type="float">
            <text:p>-163,731236366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55</text:p>
          </table:table-cell>
          <table:table-cell office:value-type="float" office:value="4.3166011571884" calcext:value-type="float">
            <text:p>4,3166011571884</text:p>
          </table:table-cell>
          <table:table-cell office:value-type="float" office:value="5.3625404834747" calcext:value-type="float">
            <text:p>5,3625404834747</text:p>
          </table:table-cell>
          <table:table-cell office:value-type="float" office:value="154.8342841446" calcext:value-type="float">
            <text:p>154,83428414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66</text:p>
          </table:table-cell>
          <table:table-cell office:value-type="float" office:value="7.019989490509" calcext:value-type="float">
            <text:p>7,019989490509</text:p>
          </table:table-cell>
          <table:table-cell office:value-type="float" office:value="7.9719126224518" calcext:value-type="float">
            <text:p>7,9719126224518</text:p>
          </table:table-cell>
          <table:table-cell office:value-type="float" office:value="-22.740977584936" calcext:value-type="float">
            <text:p>-22,7409775849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77</text:p>
          </table:table-cell>
          <table:table-cell office:value-type="float" office:value="9.9523651599884" calcext:value-type="float">
            <text:p>9,9523651599884</text:p>
          </table:table-cell>
          <table:table-cell office:value-type="float" office:value="7.3448711633682" calcext:value-type="float">
            <text:p>7,3448711633682</text:p>
          </table:table-cell>
          <table:table-cell office:value-type="float" office:value="168.94096781494" calcext:value-type="float">
            <text:p>168,9409678149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88</text:p>
          </table:table-cell>
          <table:table-cell office:value-type="float" office:value="-1.5850253403187" calcext:value-type="float">
            <text:p>-1,5850253403187</text:p>
          </table:table-cell>
          <table:table-cell office:value-type="float" office:value="5.7205736637115" calcext:value-type="float">
            <text:p>5,7205736637115</text:p>
          </table:table-cell>
          <table:table-cell office:value-type="float" office:value="34.744881140958" calcext:value-type="float">
            <text:p>34,74488114095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99</text:p>
          </table:table-cell>
          <table:table-cell office:value-type="float" office:value="-0.30085543170571" calcext:value-type="float">
            <text:p>-0,30085543170571</text:p>
          </table:table-cell>
          <table:table-cell office:value-type="float" office:value="6.713462471962" calcext:value-type="float">
            <text:p>6,713462471962</text:p>
          </table:table-cell>
          <table:table-cell office:value-type="float" office:value="-67.896605297259" calcext:value-type="float">
            <text:p>-67,8966052972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10</text:p>
          </table:table-cell>
          <table:table-cell office:value-type="float" office:value="2.3495630919933" calcext:value-type="float">
            <text:p>2,3495630919933</text:p>
          </table:table-cell>
          <table:table-cell office:value-type="float" office:value="6.1163604259491" calcext:value-type="float">
            <text:p>6,1163604259491</text:p>
          </table:table-cell>
          <table:table-cell office:value-type="float" office:value="48.804863622993" calcext:value-type="float">
            <text:p>48,8048636229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21</text:p>
          </table:table-cell>
          <table:table-cell office:value-type="float" office:value="3.2311052083969" calcext:value-type="float">
            <text:p>3,2311052083969</text:p>
          </table:table-cell>
          <table:table-cell office:value-type="float" office:value="7.2145664691925" calcext:value-type="float">
            <text:p>7,2145664691925</text:p>
          </table:table-cell>
          <table:table-cell office:value-type="float" office:value="-58.907603761952" calcext:value-type="float">
            <text:p>-58,9076037619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32</text:p>
          </table:table-cell>
          <table:table-cell office:value-type="float" office:value="5.2232319116592" calcext:value-type="float">
            <text:p>5,2232319116592</text:p>
          </table:table-cell>
          <table:table-cell office:value-type="float" office:value="7.8287243843079" calcext:value-type="float">
            <text:p>7,8287243843079</text:p>
          </table:table-cell>
          <table:table-cell office:value-type="float" office:value="2.4760750590996" calcext:value-type="float">
            <text:p>2,47607505909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43</text:p>
          </table:table-cell>
          <table:table-cell office:value-type="float" office:value="5.342173576355" calcext:value-type="float">
            <text:p>5,342173576355</text:p>
          </table:table-cell>
          <table:table-cell office:value-type="float" office:value="5.7621914148331" calcext:value-type="float">
            <text:p>5,7621914148331</text:p>
          </table:table-cell>
          <table:table-cell office:value-type="float" office:value="-162.5430416909" calcext:value-type="float">
            <text:p>-162,54304169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54</text:p>
          </table:table-cell>
          <table:table-cell office:value-type="float" office:value="9.0563333034515" calcext:value-type="float">
            <text:p>9,0563333034515</text:p>
          </table:table-cell>
          <table:table-cell office:value-type="float" office:value="8.6635130643845" calcext:value-type="float">
            <text:p>8,6635130643845</text:p>
          </table:table-cell>
          <table:table-cell office:value-type="float" office:value="-78.876345780245" calcext:value-type="float">
            <text:p>-78,8763457802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65</text:p>
          </table:table-cell>
          <table:table-cell office:value-type="float" office:value="-1.5850004553795" calcext:value-type="float">
            <text:p>-1,5850004553795</text:p>
          </table:table-cell>
          <table:table-cell office:value-type="float" office:value="7.9588973522186" calcext:value-type="float">
            <text:p>7,9588973522186</text:p>
          </table:table-cell>
          <table:table-cell office:value-type="float" office:value="18.526130421146" calcext:value-type="float">
            <text:p>18,5261304211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76</text:p>
          </table:table-cell>
          <table:table-cell office:value-type="float" office:value="1.1518502235413" calcext:value-type="float">
            <text:p>1,1518502235413</text:p>
          </table:table-cell>
          <table:table-cell office:value-type="float" office:value="7.4525147676468" calcext:value-type="float">
            <text:p>7,4525147676468</text:p>
          </table:table-cell>
          <table:table-cell office:value-type="float" office:value="19.675605615992" calcext:value-type="float">
            <text:p>19,67560561599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87</text:p>
          </table:table-cell>
          <table:table-cell office:value-type="float" office:value="2.2984576225281" calcext:value-type="float">
            <text:p>2,2984576225281</text:p>
          </table:table-cell>
          <table:table-cell office:value-type="float" office:value="10.307500362396" calcext:value-type="float">
            <text:p>10,307500362396</text:p>
          </table:table-cell>
          <table:table-cell office:value-type="float" office:value="-98.273295505791" calcext:value-type="float">
            <text:p>-98,27329550579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98</text:p>
          </table:table-cell>
          <table:table-cell office:value-type="float" office:value="2.8814989328384" calcext:value-type="float">
            <text:p>2,8814989328384</text:p>
          </table:table-cell>
          <table:table-cell office:value-type="float" office:value="9.3464958667755" calcext:value-type="float">
            <text:p>9,3464958667755</text:p>
          </table:table-cell>
          <table:table-cell office:value-type="float" office:value="-69.06685479887" calcext:value-type="float">
            <text:p>-69,0668547988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09</text:p>
          </table:table-cell>
          <table:table-cell office:value-type="float" office:value="7.0660728216171" calcext:value-type="float">
            <text:p>7,0660728216171</text:p>
          </table:table-cell>
          <table:table-cell office:value-type="float" office:value="8.4563094377518" calcext:value-type="float">
            <text:p>8,4563094377518</text:p>
          </table:table-cell>
          <table:table-cell office:value-type="float" office:value="67.203064633023" calcext:value-type="float">
            <text:p>67,2030646330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20</text:p>
          </table:table-cell>
          <table:table-cell office:value-type="float" office:value="5.7195395231247" calcext:value-type="float">
            <text:p>5,7195395231247</text:p>
          </table:table-cell>
          <table:table-cell office:value-type="float" office:value="9.5358526706696" calcext:value-type="float">
            <text:p>9,5358526706696</text:p>
          </table:table-cell>
          <table:table-cell office:value-type="float" office:value="137.07348191814" calcext:value-type="float">
            <text:p>137,0734819181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31</text:p>
          </table:table-cell>
          <table:table-cell office:value-type="float" office:value="9.1660833358765" calcext:value-type="float">
            <text:p>9,1660833358765</text:p>
          </table:table-cell>
          <table:table-cell office:value-type="float" office:value="9.7124022245407" calcext:value-type="float">
            <text:p>9,7124022245407</text:p>
          </table:table-cell>
          <table:table-cell office:value-type="float" office:value="-143.41802354072" calcext:value-type="float">
            <text:p>-143,418023540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42</text:p>
          </table:table-cell>
          <table:table-cell office:value-type="float" office:value="0.55535607039928" calcext:value-type="float">
            <text:p>0,55535607039928</text:p>
          </table:table-cell>
          <table:table-cell office:value-type="float" office:value="10.624350309372" calcext:value-type="float">
            <text:p>10,624350309372</text:p>
          </table:table-cell>
          <table:table-cell office:value-type="float" office:value="77.267129709766" calcext:value-type="float">
            <text:p>77,2671297097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53</text:p>
          </table:table-cell>
          <table:table-cell office:value-type="float" office:value="0.97508177161217" calcext:value-type="float">
            <text:p>0,97508177161217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6.024468241224" calcext:value-type="float">
            <text:p>-16,0244682412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-0.95545008778572" calcext:value-type="float">
            <text:p>-0,95545008778572</text:p>
          </table:table-cell>
          <table:table-cell office:value-type="float" office:value="0.62616340816021" calcext:value-type="float">
            <text:p>0,62616340816021</text:p>
          </table:table-cell>
          <table:table-cell office:value-type="float" office:value="34.656556168939" calcext:value-type="float">
            <text:p>34,6565561689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14</text:p>
          </table:table-cell>
          <table:table-cell office:value-type="float" office:value="-1.1956479400396" calcext:value-type="float">
            <text:p>-1,1956479400396</text:p>
          </table:table-cell>
          <table:table-cell office:value-type="float" office:value="0.40008015930653" calcext:value-type="float">
            <text:p>0,40008015930653</text:p>
          </table:table-cell>
          <table:table-cell office:value-type="float" office:value="-71.77617291736" calcext:value-type="float">
            <text:p>-71,776172917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25</text:p>
          </table:table-cell>
          <table:table-cell office:value-type="float" office:value="3.6040523648262" calcext:value-type="float">
            <text:p>3,6040523648262</text:p>
          </table:table-cell>
          <table:table-cell office:value-type="float" office:value="0.88749222457409" calcext:value-type="float">
            <text:p>0,88749222457409</text:p>
          </table:table-cell>
          <table:table-cell office:value-type="float" office:value="-43.144992582358" calcext:value-type="float">
            <text:p>-43,1449925823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36</text:p>
          </table:table-cell>
          <table:table-cell office:value-type="float" office:value="3.0159255862236" calcext:value-type="float">
            <text:p>3,0159255862236</text:p>
          </table:table-cell>
          <table:table-cell office:value-type="float" office:value="0.61892539262772" calcext:value-type="float">
            <text:p>0,61892539262772</text:p>
          </table:table-cell>
          <table:table-cell office:value-type="float" office:value="-167.22215360897" calcext:value-type="float">
            <text:p>-167,222153608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47</text:p>
          </table:table-cell>
          <table:table-cell office:value-type="float" office:value="7.4315595626831" calcext:value-type="float">
            <text:p>7,4315595626831</text:p>
          </table:table-cell>
          <table:table-cell office:value-type="float" office:value="0.19746446982026" calcext:value-type="float">
            <text:p>0,19746446982026</text:p>
          </table:table-cell>
          <table:table-cell office:value-type="float" office:value="79.002556527496" calcext:value-type="float">
            <text:p>79,0025565274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58</text:p>
          </table:table-cell>
          <table:table-cell office:value-type="float" office:value="5.9304118156433" calcext:value-type="float">
            <text:p>5,9304118156433</text:p>
          </table:table-cell>
          <table:table-cell office:value-type="float" office:value="-0.24521891027689" calcext:value-type="float">
            <text:p>-0,24521891027689</text:p>
          </table:table-cell>
          <table:table-cell office:value-type="float" office:value="116.03065357087" calcext:value-type="float">
            <text:p>116,030653570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69</text:p>
          </table:table-cell>
          <table:table-cell office:value-type="float" office:value="4.6951341629028" calcext:value-type="float">
            <text:p>4,6951341629028</text:p>
          </table:table-cell>
          <table:table-cell office:value-type="float" office:value="-0.585011318326" calcext:value-type="float">
            <text:p>-0,585011318326</text:p>
          </table:table-cell>
          <table:table-cell office:value-type="float" office:value="48.339064713496" calcext:value-type="float">
            <text:p>48,3390647134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80</text:p>
          </table:table-cell>
          <table:table-cell office:value-type="float" office:value="-1.1881824582815" calcext:value-type="float">
            <text:p>-1,1881824582815</text:p>
          </table:table-cell>
          <table:table-cell office:value-type="float" office:value="2.0379063487053" calcext:value-type="float">
            <text:p>2,0379063487053</text:p>
          </table:table-cell>
          <table:table-cell office:value-type="float" office:value="157.79589391818" calcext:value-type="float">
            <text:p>157,795893918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91</text:p>
          </table:table-cell>
          <table:table-cell office:value-type="float" office:value="0.8677364885807" calcext:value-type="float">
            <text:p>0,8677364885807</text:p>
          </table:table-cell>
          <table:table-cell office:value-type="float" office:value="-0.39311822503805" calcext:value-type="float">
            <text:p>-0,39311822503805</text:p>
          </table:table-cell>
          <table:table-cell office:value-type="float" office:value="47.203738598307" calcext:value-type="float">
            <text:p>47,2037385983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02</text:p>
          </table:table-cell>
          <table:table-cell office:value-type="float" office:value="1.3743658363819" calcext:value-type="float">
            <text:p>1,3743658363819</text:p>
          </table:table-cell>
          <table:table-cell office:value-type="float" office:value="3.9535668492317" calcext:value-type="float">
            <text:p>3,9535668492317</text:p>
          </table:table-cell>
          <table:table-cell office:value-type="float" office:value="-12.207146662815" calcext:value-type="float">
            <text:p>-12,2071466628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13</text:p>
          </table:table-cell>
          <table:table-cell office:value-type="float" office:value="2.0885939896107" calcext:value-type="float">
            <text:p>2,0885939896107</text:p>
          </table:table-cell>
          <table:table-cell office:value-type="float" office:value="2.7125877141953" calcext:value-type="float">
            <text:p>2,7125877141953</text:p>
          </table:table-cell>
          <table:table-cell office:value-type="float" office:value="-179.06764965908" calcext:value-type="float">
            <text:p>-179,067649659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24</text:p>
          </table:table-cell>
          <table:table-cell office:value-type="float" office:value="5.1973992586136" calcext:value-type="float">
            <text:p>5,1973992586136</text:p>
          </table:table-cell>
          <table:table-cell office:value-type="float" office:value="2.1066406369209" calcext:value-type="float">
            <text:p>2,1066406369209</text:p>
          </table:table-cell>
          <table:table-cell office:value-type="float" office:value="-115.60089876697" calcext:value-type="float">
            <text:p>-115,600898766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35</text:p>
          </table:table-cell>
          <table:table-cell office:value-type="float" office:value="8.0928641557693" calcext:value-type="float">
            <text:p>8,0928641557693</text:p>
          </table:table-cell>
          <table:table-cell office:value-type="float" office:value="0.46799939125776" calcext:value-type="float">
            <text:p>0,46799939125776</text:p>
          </table:table-cell>
          <table:table-cell office:value-type="float" office:value="23.114161696404" calcext:value-type="float">
            <text:p>23,1141616964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46</text:p>
          </table:table-cell>
          <table:table-cell office:value-type="float" office:value="7.8605449199677" calcext:value-type="float">
            <text:p>7,8605449199677</text:p>
          </table:table-cell>
          <table:table-cell office:value-type="float" office:value="5.051184296608" calcext:value-type="float">
            <text:p>5,051184296608</text:p>
          </table:table-cell>
          <table:table-cell office:value-type="float" office:value="-108.95031197056" calcext:value-type="float">
            <text:p>-108,9503119705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57</text:p>
          </table:table-cell>
          <table:table-cell office:value-type="float" office:value="-1.5850187838078" calcext:value-type="float">
            <text:p>-1,5850187838078</text:p>
          </table:table-cell>
          <table:table-cell office:value-type="float" office:value="4.511975646019" calcext:value-type="float">
            <text:p>4,511975646019</text:p>
          </table:table-cell>
          <table:table-cell office:value-type="float" office:value="-26.458502195443" calcext:value-type="float">
            <text:p>-26,45850219544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68</text:p>
          </table:table-cell>
          <table:table-cell office:value-type="float" office:value="-0.58325581252575" calcext:value-type="float">
            <text:p>-0,58325581252575</text:p>
          </table:table-cell>
          <table:table-cell office:value-type="float" office:value="1.4881302416325" calcext:value-type="float">
            <text:p>1,4881302416325</text:p>
          </table:table-cell>
          <table:table-cell office:value-type="float" office:value="37.210183158802" calcext:value-type="float">
            <text:p>37,2101831588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79</text:p>
          </table:table-cell>
          <table:table-cell office:value-type="float" office:value="2.5171783566475" calcext:value-type="float">
            <text:p>2,5171783566475</text:p>
          </table:table-cell>
          <table:table-cell office:value-type="float" office:value="4.8827868700027" calcext:value-type="float">
            <text:p>4,8827868700027</text:p>
          </table:table-cell>
          <table:table-cell office:value-type="float" office:value="-77.429927838076" calcext:value-type="float">
            <text:p>-77,4299278380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90</text:p>
          </table:table-cell>
          <table:table-cell office:value-type="float" office:value="2.7399927377701" calcext:value-type="float">
            <text:p>2,7399927377701</text:p>
          </table:table-cell>
          <table:table-cell office:value-type="float" office:value="1.749495267868" calcext:value-type="float">
            <text:p>1,749495267868</text:p>
          </table:table-cell>
          <table:table-cell office:value-type="float" office:value="69.79124257519" calcext:value-type="float">
            <text:p>69,791242575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01</text:p>
          </table:table-cell>
          <table:table-cell office:value-type="float" office:value="4.7432589530945" calcext:value-type="float">
            <text:p>4,7432589530945</text:p>
          </table:table-cell>
          <table:table-cell office:value-type="float" office:value="2.3156496882439" calcext:value-type="float">
            <text:p>2,3156496882439</text:p>
          </table:table-cell>
          <table:table-cell office:value-type="float" office:value="-152.54081434505" calcext:value-type="float">
            <text:p>-152,540814345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12</text:p>
          </table:table-cell>
          <table:table-cell office:value-type="float" office:value="6.5977698564529" calcext:value-type="float">
            <text:p>6,5977698564529</text:p>
          </table:table-cell>
          <table:table-cell office:value-type="float" office:value="3.2413643598557" calcext:value-type="float">
            <text:p>3,2413643598557</text:p>
          </table:table-cell>
          <table:table-cell office:value-type="float" office:value="-60.345657312187" calcext:value-type="float">
            <text:p>-60,3456573121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23</text:p>
          </table:table-cell>
          <table:table-cell office:value-type="float" office:value="7.5850909948349" calcext:value-type="float">
            <text:p>7,5850909948349</text:p>
          </table:table-cell>
          <table:table-cell office:value-type="float" office:value="3.1356781721115" calcext:value-type="float">
            <text:p>3,1356781721115</text:p>
          </table:table-cell>
          <table:table-cell office:value-type="float" office:value="-55.306688615471" calcext:value-type="float">
            <text:p>-55,30668861547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34</text:p>
          </table:table-cell>
          <table:table-cell office:value-type="float" office:value="-0.89618265628815" calcext:value-type="float">
            <text:p>-0,89618265628815</text:p>
          </table:table-cell>
          <table:table-cell office:value-type="float" office:value="3.949302136898" calcext:value-type="float">
            <text:p>3,949302136898</text:p>
          </table:table-cell>
          <table:table-cell office:value-type="float" office:value="132.66233122273" calcext:value-type="float">
            <text:p>132,662331222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45</text:p>
          </table:table-cell>
          <table:table-cell office:value-type="float" office:value="1.2446230649948" calcext:value-type="float">
            <text:p>1,2446230649948</text:p>
          </table:table-cell>
          <table:table-cell office:value-type="float" office:value="2.7356737852097" calcext:value-type="float">
            <text:p>2,7356737852097</text:p>
          </table:table-cell>
          <table:table-cell office:value-type="float" office:value="5.1098674251016" calcext:value-type="float">
            <text:p>5,10986742510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56</text:p>
          </table:table-cell>
          <table:table-cell office:value-type="float" office:value="1.2779405713081" calcext:value-type="float">
            <text:p>1,2779405713081</text:p>
          </table:table-cell>
          <table:table-cell office:value-type="float" office:value="7.014644742012" calcext:value-type="float">
            <text:p>7,014644742012</text:p>
          </table:table-cell>
          <table:table-cell office:value-type="float" office:value="-37.372349174159" calcext:value-type="float">
            <text:p>-37,3723491741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67</text:p>
          </table:table-cell>
          <table:table-cell office:value-type="float" office:value="3.1540271639824" calcext:value-type="float">
            <text:p>3,1540271639824</text:p>
          </table:table-cell>
          <table:table-cell office:value-type="float" office:value="6.086505651474" calcext:value-type="float">
            <text:p>6,086505651474</text:p>
          </table:table-cell>
          <table:table-cell office:value-type="float" office:value="39.124808873341" calcext:value-type="float">
            <text:p>39,1248088733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78</text:p>
          </table:table-cell>
          <table:table-cell office:value-type="float" office:value="5.2299559116364" calcext:value-type="float">
            <text:p>5,2299559116364</text:p>
          </table:table-cell>
          <table:table-cell office:value-type="float" office:value="4.451612830162" calcext:value-type="float">
            <text:p>4,451612830162</text:p>
          </table:table-cell>
          <table:table-cell office:value-type="float" office:value="52.438303543504" calcext:value-type="float">
            <text:p>52,4383035435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89</text:p>
          </table:table-cell>
          <table:table-cell office:value-type="float" office:value="7.589510679245" calcext:value-type="float">
            <text:p>7,589510679245</text:p>
          </table:table-cell>
          <table:table-cell office:value-type="float" office:value="5.9611105918884" calcext:value-type="float">
            <text:p>5,9611105918884</text:p>
          </table:table-cell>
          <table:table-cell office:value-type="float" office:value="-118.28391415298" calcext:value-type="float">
            <text:p>-118,2839141529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00</text:p>
          </table:table-cell>
          <table:table-cell office:value-type="float" office:value="9.1683185100555" calcext:value-type="float">
            <text:p>9,1683185100555</text:p>
          </table:table-cell>
          <table:table-cell office:value-type="float" office:value="6.8388330936432" calcext:value-type="float">
            <text:p>6,8388330936432</text:p>
          </table:table-cell>
          <table:table-cell office:value-type="float" office:value="-74.165040520346" calcext:value-type="float">
            <text:p>-74,16504052034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11</text:p>
          </table:table-cell>
          <table:table-cell office:value-type="float" office:value="1.4301040768623" calcext:value-type="float">
            <text:p>1,4301040768623</text:p>
          </table:table-cell>
          <table:table-cell office:value-type="float" office:value="3.2801184058189" calcext:value-type="float">
            <text:p>3,2801184058189</text:p>
          </table:table-cell>
          <table:table-cell office:value-type="float" office:value="177.91470296823" calcext:value-type="float">
            <text:p>177,914702968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22</text:p>
          </table:table-cell>
          <table:table-cell office:value-type="float" office:value="-0.078719574958086" calcext:value-type="float">
            <text:p>-0,078719574958086</text:p>
          </table:table-cell>
          <table:table-cell office:value-type="float" office:value="5.9640777111053" calcext:value-type="float">
            <text:p>5,9640777111053</text:p>
          </table:table-cell>
          <table:table-cell office:value-type="float" office:value="51.926220298573" calcext:value-type="float">
            <text:p>51,9262202985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33</text:p>
          </table:table-cell>
          <table:table-cell office:value-type="float" office:value="0.40231999009848" calcext:value-type="float">
            <text:p>0,40231999009848</text:p>
          </table:table-cell>
          <table:table-cell office:value-type="float" office:value="4.0505677461624" calcext:value-type="float">
            <text:p>4,0505677461624</text:p>
          </table:table-cell>
          <table:table-cell office:value-type="float" office:value="63.214800919697" calcext:value-type="float">
            <text:p>63,2148009196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44</text:p>
          </table:table-cell>
          <table:table-cell office:value-type="float" office:value="4.1532373428345" calcext:value-type="float">
            <text:p>4,1532373428345</text:p>
          </table:table-cell>
          <table:table-cell office:value-type="float" office:value="6.1183172464371" calcext:value-type="float">
            <text:p>6,1183172464371</text:p>
          </table:table-cell>
          <table:table-cell office:value-type="float" office:value="-72.983652163463" calcext:value-type="float">
            <text:p>-72,9836521634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55</text:p>
          </table:table-cell>
          <table:table-cell office:value-type="float" office:value="4.3302983045578" calcext:value-type="float">
            <text:p>4,3302983045578</text:p>
          </table:table-cell>
          <table:table-cell office:value-type="float" office:value="5.0665819644928" calcext:value-type="float">
            <text:p>5,0665819644928</text:p>
          </table:table-cell>
          <table:table-cell office:value-type="float" office:value="96.650945153206" calcext:value-type="float">
            <text:p>96,6509451532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66</text:p>
          </table:table-cell>
          <table:table-cell office:value-type="float" office:value="6.9069582223892" calcext:value-type="float">
            <text:p>6,9069582223892</text:p>
          </table:table-cell>
          <table:table-cell office:value-type="float" office:value="7.7815324068069" calcext:value-type="float">
            <text:p>7,7815324068069</text:p>
          </table:table-cell>
          <table:table-cell office:value-type="float" office:value="68.062328229285" calcext:value-type="float">
            <text:p>68,0623282292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77</text:p>
          </table:table-cell>
          <table:table-cell office:value-type="float" office:value="10.085011720657" calcext:value-type="float">
            <text:p>10,085011720657</text:p>
          </table:table-cell>
          <table:table-cell office:value-type="float" office:value="7.1871781349182" calcext:value-type="float">
            <text:p>7,1871781349182</text:p>
          </table:table-cell>
          <table:table-cell office:value-type="float" office:value="166.28355129509" calcext:value-type="float">
            <text:p>166,2835512950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88</text:p>
          </table:table-cell>
          <table:table-cell office:value-type="float" office:value="-1.5850168466568" calcext:value-type="float">
            <text:p>-1,5850168466568</text:p>
          </table:table-cell>
          <table:table-cell office:value-type="float" office:value="5.4510229825974" calcext:value-type="float">
            <text:p>5,4510229825974</text:p>
          </table:table-cell>
          <table:table-cell office:value-type="float" office:value="34.510377486041" calcext:value-type="float">
            <text:p>34,5103774860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99</text:p>
          </table:table-cell>
          <table:table-cell office:value-type="float" office:value="-0.39301324635744" calcext:value-type="float">
            <text:p>-0,39301324635744</text:p>
          </table:table-cell>
          <table:table-cell office:value-type="float" office:value="7.0879858732224" calcext:value-type="float">
            <text:p>7,0879858732224</text:p>
          </table:table-cell>
          <table:table-cell office:value-type="float" office:value="-74.667484896957" calcext:value-type="float">
            <text:p>-74,6674848969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10</text:p>
          </table:table-cell>
          <table:table-cell office:value-type="float" office:value="2.1405927836895" calcext:value-type="float">
            <text:p>2,1405927836895</text:p>
          </table:table-cell>
          <table:table-cell office:value-type="float" office:value="5.8358764648438" calcext:value-type="float">
            <text:p>5,8358764648438</text:p>
          </table:table-cell>
          <table:table-cell office:value-type="float" office:value="61.597650977457" calcext:value-type="float">
            <text:p>61,5976509774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21</text:p>
          </table:table-cell>
          <table:table-cell office:value-type="float" office:value="2.9547408223152" calcext:value-type="float">
            <text:p>2,9547408223152</text:p>
          </table:table-cell>
          <table:table-cell office:value-type="float" office:value="7.1688497066498" calcext:value-type="float">
            <text:p>7,1688497066498</text:p>
          </table:table-cell>
          <table:table-cell office:value-type="float" office:value="7.2684532897488" calcext:value-type="float">
            <text:p>7,26845328974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32</text:p>
          </table:table-cell>
          <table:table-cell office:value-type="float" office:value="5.0875610113144" calcext:value-type="float">
            <text:p>5,0875610113144</text:p>
          </table:table-cell>
          <table:table-cell office:value-type="float" office:value="7.7586615085602" calcext:value-type="float">
            <text:p>7,7586615085602</text:p>
          </table:table-cell>
          <table:table-cell office:value-type="float" office:value="25.830586814577" calcext:value-type="float">
            <text:p>25,8305868145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43</text:p>
          </table:table-cell>
          <table:table-cell office:value-type="float" office:value="5.4850661754608" calcext:value-type="float">
            <text:p>5,4850661754608</text:p>
          </table:table-cell>
          <table:table-cell office:value-type="float" office:value="5.6771272420883" calcext:value-type="float">
            <text:p>5,6771272420883</text:p>
          </table:table-cell>
          <table:table-cell office:value-type="float" office:value="151.77584150035" calcext:value-type="float">
            <text:p>151,775841500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54</text:p>
          </table:table-cell>
          <table:table-cell office:value-type="float" office:value="8.8255441188812" calcext:value-type="float">
            <text:p>8,8255441188812</text:p>
          </table:table-cell>
          <table:table-cell office:value-type="float" office:value="8.8290101289749" calcext:value-type="float">
            <text:p>8,8290101289749</text:p>
          </table:table-cell>
          <table:table-cell office:value-type="float" office:value="-26.214373339513" calcext:value-type="float">
            <text:p>-26,2143733395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65</text:p>
          </table:table-cell>
          <table:table-cell office:value-type="float" office:value="-1.5850080549717" calcext:value-type="float">
            <text:p>-1,5850080549717</text:p>
          </table:table-cell>
          <table:table-cell office:value-type="float" office:value="7.9625755548477" calcext:value-type="float">
            <text:p>7,9625755548477</text:p>
          </table:table-cell>
          <table:table-cell office:value-type="float" office:value="4.1803389218203" calcext:value-type="float">
            <text:p>4,18033892182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76</text:p>
          </table:table-cell>
          <table:table-cell office:value-type="float" office:value="0.87874725461006" calcext:value-type="float">
            <text:p>0,87874725461006</text:p>
          </table:table-cell>
          <table:table-cell office:value-type="float" office:value="7.4364978075027" calcext:value-type="float">
            <text:p>7,4364978075027</text:p>
          </table:table-cell>
          <table:table-cell office:value-type="float" office:value="4.5359772007177" calcext:value-type="float">
            <text:p>4,535977200717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87</text:p>
          </table:table-cell>
          <table:table-cell office:value-type="float" office:value="2.2453191876411" calcext:value-type="float">
            <text:p>2,2453191876411</text:p>
          </table:table-cell>
          <table:table-cell office:value-type="float" office:value="10.619804859161" calcext:value-type="float">
            <text:p>10,619804859161</text:p>
          </table:table-cell>
          <table:table-cell office:value-type="float" office:value="-73.349812987504" calcext:value-type="float">
            <text:p>-73,34981298750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98</text:p>
          </table:table-cell>
          <table:table-cell office:value-type="float" office:value="2.9956644773483" calcext:value-type="float">
            <text:p>2,9956644773483</text:p>
          </table:table-cell>
          <table:table-cell office:value-type="float" office:value="9.5936214923859" calcext:value-type="float">
            <text:p>9,5936214923859</text:p>
          </table:table-cell>
          <table:table-cell office:value-type="float" office:value="-123.92124097059" calcext:value-type="float">
            <text:p>-123,9212409705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09</text:p>
          </table:table-cell>
          <table:table-cell office:value-type="float" office:value="6.8517345190048" calcext:value-type="float">
            <text:p>6,8517345190048</text:p>
          </table:table-cell>
          <table:table-cell office:value-type="float" office:value="8.5118663311005" calcext:value-type="float">
            <text:p>8,5118663311005</text:p>
          </table:table-cell>
          <table:table-cell office:value-type="float" office:value="-23.569136098692" calcext:value-type="float">
            <text:p>-23,5691360986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20</text:p>
          </table:table-cell>
          <table:table-cell office:value-type="float" office:value="6.0163247585297" calcext:value-type="float">
            <text:p>6,0163247585297</text:p>
          </table:table-cell>
          <table:table-cell office:value-type="float" office:value="9.4588530063629" calcext:value-type="float">
            <text:p>9,4588530063629</text:p>
          </table:table-cell>
          <table:table-cell office:value-type="float" office:value="175.70480875149" calcext:value-type="float">
            <text:p>175,7048087514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31</text:p>
          </table:table-cell>
          <table:table-cell office:value-type="float" office:value="9.4724589586258" calcext:value-type="float">
            <text:p>9,4724589586258</text:p>
          </table:table-cell>
          <table:table-cell office:value-type="float" office:value="9.8161089420319" calcext:value-type="float">
            <text:p>9,8161089420319</text:p>
          </table:table-cell>
          <table:table-cell office:value-type="float" office:value="-166.07296542757" calcext:value-type="float">
            <text:p>-166,072965427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42</text:p>
          </table:table-cell>
          <table:table-cell office:value-type="float" office:value="0.37036530673504" calcext:value-type="float">
            <text:p>0,37036530673504</text:p>
          </table:table-cell>
          <table:table-cell office:value-type="float" office:value="10.478868484497" calcext:value-type="float">
            <text:p>10,478868484497</text:p>
          </table:table-cell>
          <table:table-cell office:value-type="float" office:value="33.243308781059" calcext:value-type="float">
            <text:p>33,2433087810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53</text:p>
          </table:table-cell>
          <table:table-cell office:value-type="float" office:value="0.70542007684708" calcext:value-type="float">
            <text:p>0,70542007684708</text:p>
          </table:table-cell>
          <table:table-cell office:value-type="float" office:value="11.027929782867" calcext:value-type="float">
            <text:p>11,027929782867</text:p>
          </table:table-cell>
          <table:table-cell office:value-type="float" office:value="17.019451613639" calcext:value-type="float">
            <text:p>17,0194516136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-1.0772094875574" calcext:value-type="float">
            <text:p>-1,0772094875574</text:p>
          </table:table-cell>
          <table:table-cell office:value-type="float" office:value="0.76191753149033" calcext:value-type="float">
            <text:p>0,76191753149033</text:p>
          </table:table-cell>
          <table:table-cell office:value-type="float" office:value="-36.761058363945" calcext:value-type="float">
            <text:p>-36,7610583639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14</text:p>
          </table:table-cell>
          <table:table-cell office:value-type="float" office:value="-1.3908450305462" calcext:value-type="float">
            <text:p>-1,3908450305462</text:p>
          </table:table-cell>
          <table:table-cell office:value-type="float" office:value="0.66147595643997" calcext:value-type="float">
            <text:p>0,66147595643997</text:p>
          </table:table-cell>
          <table:table-cell office:value-type="float" office:value="-74.715190632328" calcext:value-type="float">
            <text:p>-74,7151906323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25</text:p>
          </table:table-cell>
          <table:table-cell office:value-type="float" office:value="3.3955213427544" calcext:value-type="float">
            <text:p>3,3955213427544</text:p>
          </table:table-cell>
          <table:table-cell office:value-type="float" office:value="0.84246903657913" calcext:value-type="float">
            <text:p>0,84246903657913</text:p>
          </table:table-cell>
          <table:table-cell office:value-type="float" office:value="29.35229137445" calcext:value-type="float">
            <text:p>29,352291374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36</text:p>
          </table:table-cell>
          <table:table-cell office:value-type="float" office:value="3.1558701395988" calcext:value-type="float">
            <text:p>3,1558701395988</text:p>
          </table:table-cell>
          <table:table-cell office:value-type="float" office:value="0.47907900065184" calcext:value-type="float">
            <text:p>0,47907900065184</text:p>
          </table:table-cell>
          <table:table-cell office:value-type="float" office:value="122.47312144869" calcext:value-type="float">
            <text:p>122,473121448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47</text:p>
          </table:table-cell>
          <table:table-cell office:value-type="float" office:value="7.2136235237122" calcext:value-type="float">
            <text:p>7,2136235237122</text:p>
          </table:table-cell>
          <table:table-cell office:value-type="float" office:value="-0.0097652815748006" calcext:value-type="float">
            <text:p>-0,0097652815748006</text:p>
          </table:table-cell>
          <table:table-cell office:value-type="float" office:value="35.027726061025" calcext:value-type="float">
            <text:p>35,0277260610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58</text:p>
          </table:table-cell>
          <table:table-cell office:value-type="float" office:value="6.041516661644" calcext:value-type="float">
            <text:p>6,041516661644</text:p>
          </table:table-cell>
          <table:table-cell office:value-type="float" office:value="-0.37307683378458" calcext:value-type="float">
            <text:p>-0,37307683378458</text:p>
          </table:table-cell>
          <table:table-cell office:value-type="float" office:value="130.55327439764" calcext:value-type="float">
            <text:p>130,553274397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69</text:p>
          </table:table-cell>
          <table:table-cell office:value-type="float" office:value="4.5054331421852" calcext:value-type="float">
            <text:p>4,5054331421852</text:p>
          </table:table-cell>
          <table:table-cell office:value-type="float" office:value="-0.58501046150923" calcext:value-type="float">
            <text:p>-0,58501046150923</text:p>
          </table:table-cell>
          <table:table-cell office:value-type="float" office:value="45.164326953281" calcext:value-type="float">
            <text:p>45,1643269532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80</text:p>
          </table:table-cell>
          <table:table-cell office:value-type="float" office:value="-1.1417013406754" calcext:value-type="float">
            <text:p>-1,1417013406754</text:p>
          </table:table-cell>
          <table:table-cell office:value-type="float" office:value="1.806500852108" calcext:value-type="float">
            <text:p>1,806500852108</text:p>
          </table:table-cell>
          <table:table-cell office:value-type="float" office:value="94.280542082088" calcext:value-type="float">
            <text:p>94,28054208208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91</text:p>
          </table:table-cell>
          <table:table-cell office:value-type="float" office:value="0.5721790343523" calcext:value-type="float">
            <text:p>0,5721790343523</text:p>
          </table:table-cell>
          <table:table-cell office:value-type="float" office:value="-0.58510482311249" calcext:value-type="float">
            <text:p>-0,58510482311249</text:p>
          </table:table-cell>
          <table:table-cell office:value-type="float" office:value="32.001586097061" calcext:value-type="float">
            <text:p>32,0015860970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02</text:p>
          </table:table-cell>
          <table:table-cell office:value-type="float" office:value="1.0760577768087" calcext:value-type="float">
            <text:p>1,0760577768087</text:p>
          </table:table-cell>
          <table:table-cell office:value-type="float" office:value="3.8919967412949" calcext:value-type="float">
            <text:p>3,8919967412949</text:p>
          </table:table-cell>
          <table:table-cell office:value-type="float" office:value="23.276797525442" calcext:value-type="float">
            <text:p>23,2767975254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13</text:p>
          </table:table-cell>
          <table:table-cell office:value-type="float" office:value="2.3809251189232" calcext:value-type="float">
            <text:p>2,3809251189232</text:p>
          </table:table-cell>
          <table:table-cell office:value-type="float" office:value="2.5249472260475" calcext:value-type="float">
            <text:p>2,5249472260475</text:p>
          </table:table-cell>
          <table:table-cell office:value-type="float" office:value="152.23208354537" calcext:value-type="float">
            <text:p>152,232083545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24</text:p>
          </table:table-cell>
          <table:table-cell office:value-type="float" office:value="5.4088866710663" calcext:value-type="float">
            <text:p>5,4088866710663</text:p>
          </table:table-cell>
          <table:table-cell office:value-type="float" office:value="2.0406119525433" calcext:value-type="float">
            <text:p>2,0406119525433</text:p>
          </table:table-cell>
          <table:table-cell office:value-type="float" office:value="153.81176456524" calcext:value-type="float">
            <text:p>153,811764565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35</text:p>
          </table:table-cell>
          <table:table-cell office:value-type="float" office:value="7.830502986908" calcext:value-type="float">
            <text:p>7,830502986908</text:p>
          </table:table-cell>
          <table:table-cell office:value-type="float" office:value="0.57016640901566" calcext:value-type="float">
            <text:p>0,57016640901566</text:p>
          </table:table-cell>
          <table:table-cell office:value-type="float" office:value="-30.797233247453" calcext:value-type="float">
            <text:p>-30,7972332474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46</text:p>
          </table:table-cell>
          <table:table-cell office:value-type="float" office:value="8.0213224887848" calcext:value-type="float">
            <text:p>8,0213224887848</text:p>
          </table:table-cell>
          <table:table-cell office:value-type="float" office:value="5.3711229562759" calcext:value-type="float">
            <text:p>5,3711229562759</text:p>
          </table:table-cell>
          <table:table-cell office:value-type="float" office:value="-117.37227743598" calcext:value-type="float">
            <text:p>-117,3722774359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57</text:p>
          </table:table-cell>
          <table:table-cell office:value-type="float" office:value="-1.5849995613098" calcext:value-type="float">
            <text:p>-1,5849995613098</text:p>
          </table:table-cell>
          <table:table-cell office:value-type="float" office:value="4.7715204954147" calcext:value-type="float">
            <text:p>4,7715204954147</text:p>
          </table:table-cell>
          <table:table-cell office:value-type="float" office:value="-11.858157955917" calcext:value-type="float">
            <text:p>-11,8581579559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68</text:p>
          </table:table-cell>
          <table:table-cell office:value-type="float" office:value="-0.84773942828178" calcext:value-type="float">
            <text:p>-0,84773942828178</text:p>
          </table:table-cell>
          <table:table-cell office:value-type="float" office:value="1.2450750917196" calcext:value-type="float">
            <text:p>1,2450750917196</text:p>
          </table:table-cell>
          <table:table-cell office:value-type="float" office:value="52.876894261427" calcext:value-type="float">
            <text:p>52,8768942614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79</text:p>
          </table:table-cell>
          <table:table-cell office:value-type="float" office:value="2.493477165699" calcext:value-type="float">
            <text:p>2,493477165699</text:p>
          </table:table-cell>
          <table:table-cell office:value-type="float" office:value="5.2182471752167" calcext:value-type="float">
            <text:p>5,2182471752167</text:p>
          </table:table-cell>
          <table:table-cell office:value-type="float" office:value="-101.82702085774" calcext:value-type="float">
            <text:p>-101,827020857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90</text:p>
          </table:table-cell>
          <table:table-cell office:value-type="float" office:value="2.6060870289803" calcext:value-type="float">
            <text:p>2,6060870289803</text:p>
          </table:table-cell>
          <table:table-cell office:value-type="float" office:value="1.4395329356194" calcext:value-type="float">
            <text:p>1,4395329356194</text:p>
          </table:table-cell>
          <table:table-cell office:value-type="float" office:value="65.712938642806" calcext:value-type="float">
            <text:p>65,7129386428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01</text:p>
          </table:table-cell>
          <table:table-cell office:value-type="float" office:value="4.6694216132164" calcext:value-type="float">
            <text:p>4,6694216132164</text:p>
          </table:table-cell>
          <table:table-cell office:value-type="float" office:value="2.5252586603165" calcext:value-type="float">
            <text:p>2,5252586603165</text:p>
          </table:table-cell>
          <table:table-cell office:value-type="float" office:value="-61.796243783015" calcext:value-type="float">
            <text:p>-61,7962437830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12</text:p>
          </table:table-cell>
          <table:table-cell office:value-type="float" office:value="6.3779264688492" calcext:value-type="float">
            <text:p>6,3779264688492</text:p>
          </table:table-cell>
          <table:table-cell office:value-type="float" office:value="3.4298920631409" calcext:value-type="float">
            <text:p>3,4298920631409</text:p>
          </table:table-cell>
          <table:table-cell office:value-type="float" office:value="-41.936624961294" calcext:value-type="float">
            <text:p>-41,9366249612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23</text:p>
          </table:table-cell>
          <table:table-cell office:value-type="float" office:value="7.4471390247345" calcext:value-type="float">
            <text:p>7,4471390247345</text:p>
          </table:table-cell>
          <table:table-cell office:value-type="float" office:value="3.3447939157486" calcext:value-type="float">
            <text:p>3,3447939157486</text:p>
          </table:table-cell>
          <table:table-cell office:value-type="float" office:value="-56.708141117339" calcext:value-type="float">
            <text:p>-56,70814111733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34</text:p>
          </table:table-cell>
          <table:table-cell office:value-type="float" office:value="-0.62794998288155" calcext:value-type="float">
            <text:p>-0,62794998288155</text:p>
          </table:table-cell>
          <table:table-cell office:value-type="float" office:value="3.65668207407" calcext:value-type="float">
            <text:p>3,65668207407</text:p>
          </table:table-cell>
          <table:table-cell office:value-type="float" office:value="132.59239561239" calcext:value-type="float">
            <text:p>132,592395612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45</text:p>
          </table:table-cell>
          <table:table-cell office:value-type="float" office:value="0.93775138258934" calcext:value-type="float">
            <text:p>0,93775138258934</text:p>
          </table:table-cell>
          <table:table-cell office:value-type="float" office:value="2.8982695937157" calcext:value-type="float">
            <text:p>2,8982695937157</text:p>
          </table:table-cell>
          <table:table-cell office:value-type="float" office:value="-23.467347120783" calcext:value-type="float">
            <text:p>-23,4673471207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56</text:p>
          </table:table-cell>
          <table:table-cell office:value-type="float" office:value="1.3862980902195" calcext:value-type="float">
            <text:p>1,3862980902195</text:p>
          </table:table-cell>
          <table:table-cell office:value-type="float" office:value="7.2085750102997" calcext:value-type="float">
            <text:p>7,2085750102997</text:p>
          </table:table-cell>
          <table:table-cell office:value-type="float" office:value="-128.13164625958" calcext:value-type="float">
            <text:p>-128,131646259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67</text:p>
          </table:table-cell>
          <table:table-cell office:value-type="float" office:value="2.8885939717293" calcext:value-type="float">
            <text:p>2,8885939717293</text:p>
          </table:table-cell>
          <table:table-cell office:value-type="float" office:value="6.0660821199417" calcext:value-type="float">
            <text:p>6,0660821199417</text:p>
          </table:table-cell>
          <table:table-cell office:value-type="float" office:value="-13.593505332424" calcext:value-type="float">
            <text:p>-13,5935053324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78</text:p>
          </table:table-cell>
          <table:table-cell office:value-type="float" office:value="5.0751847028732" calcext:value-type="float">
            <text:p>5,0751847028732</text:p>
          </table:table-cell>
          <table:table-cell office:value-type="float" office:value="4.1581201553345" calcext:value-type="float">
            <text:p>4,1581201553345</text:p>
          </table:table-cell>
          <table:table-cell office:value-type="float" office:value="64.644695087603" calcext:value-type="float">
            <text:p>64,6446950876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89</text:p>
          </table:table-cell>
          <table:table-cell office:value-type="float" office:value="7.7293539047241" calcext:value-type="float">
            <text:p>7,7293539047241</text:p>
          </table:table-cell>
          <table:table-cell office:value-type="float" office:value="6.3130044937134" calcext:value-type="float">
            <text:p>6,3130044937134</text:p>
          </table:table-cell>
          <table:table-cell office:value-type="float" office:value="-109.61700321003" calcext:value-type="float">
            <text:p>-109,617003210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00</text:p>
          </table:table-cell>
          <table:table-cell office:value-type="float" office:value="9.0741568803787" calcext:value-type="float">
            <text:p>9,0741568803787</text:p>
          </table:table-cell>
          <table:table-cell office:value-type="float" office:value="7.1092504262924" calcext:value-type="float">
            <text:p>7,1092504262924</text:p>
          </table:table-cell>
          <table:table-cell office:value-type="float" office:value="-70.091670485818" calcext:value-type="float">
            <text:p>-70,09167048581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11</text:p>
          </table:table-cell>
          <table:table-cell office:value-type="float" office:value="1.5148873627186" calcext:value-type="float">
            <text:p>1,5148873627186</text:p>
          </table:table-cell>
          <table:table-cell office:value-type="float" office:value="3.4918004274368" calcext:value-type="float">
            <text:p>3,4918004274368</text:p>
          </table:table-cell>
          <table:table-cell office:value-type="float" office:value="-116.26370849123" calcext:value-type="float">
            <text:p>-116,263708491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22</text:p>
          </table:table-cell>
          <table:table-cell office:value-type="float" office:value="-0.32393354922533" calcext:value-type="float">
            <text:p>-0,32393354922533</text:p>
          </table:table-cell>
          <table:table-cell office:value-type="float" office:value="5.6516140699387" calcext:value-type="float">
            <text:p>5,6516140699387</text:p>
          </table:table-cell>
          <table:table-cell office:value-type="float" office:value="51.968411275536" calcext:value-type="float">
            <text:p>51,9684112755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33</text:p>
          </table:table-cell>
          <table:table-cell office:value-type="float" office:value="0.37754341959953" calcext:value-type="float">
            <text:p>0,37754341959953</text:p>
          </table:table-cell>
          <table:table-cell office:value-type="float" office:value="3.7249082326889" calcext:value-type="float">
            <text:p>3,7249082326889</text:p>
          </table:table-cell>
          <table:table-cell office:value-type="float" office:value="91.751844260343" calcext:value-type="float">
            <text:p>91,7518442603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44</text:p>
          </table:table-cell>
          <table:table-cell office:value-type="float" office:value="3.881921172142" calcext:value-type="float">
            <text:p>3,881921172142</text:p>
          </table:table-cell>
          <table:table-cell office:value-type="float" office:value="6.330491900444" calcext:value-type="float">
            <text:p>6,330491900444</text:p>
          </table:table-cell>
          <table:table-cell office:value-type="float" office:value="-42.777499195876" calcext:value-type="float">
            <text:p>-42,7774991958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55</text:p>
          </table:table-cell>
          <table:table-cell office:value-type="float" office:value="4.3752211332321" calcext:value-type="float">
            <text:p>4,3752211332321</text:p>
          </table:table-cell>
          <table:table-cell office:value-type="float" office:value="4.671183526516" calcext:value-type="float">
            <text:p>4,671183526516</text:p>
          </table:table-cell>
          <table:table-cell office:value-type="float" office:value="96.610448922321" calcext:value-type="float">
            <text:p>96,6104489223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66</text:p>
          </table:table-cell>
          <table:table-cell office:value-type="float" office:value="7.0700687170029" calcext:value-type="float">
            <text:p>7,0700687170029</text:p>
          </table:table-cell>
          <table:table-cell office:value-type="float" office:value="7.5136512517929" calcext:value-type="float">
            <text:p>7,5136512517929</text:p>
          </table:table-cell>
          <table:table-cell office:value-type="float" office:value="116.28079262509" calcext:value-type="float">
            <text:p>116,280792625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77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7.0151197910309" calcext:value-type="float">
            <text:p>7,0151197910309</text:p>
          </table:table-cell>
          <table:table-cell office:value-type="float" office:value="160.70830138626" calcext:value-type="float">
            <text:p>160,7083013862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88</text:p>
          </table:table-cell>
          <table:table-cell office:value-type="float" office:value="-1.5850000083447" calcext:value-type="float">
            <text:p>-1,5850000083447</text:p>
          </table:table-cell>
          <table:table-cell office:value-type="float" office:value="5.2167570590973" calcext:value-type="float">
            <text:p>5,2167570590973</text:p>
          </table:table-cell>
          <table:table-cell office:value-type="float" office:value="21.846792310666" calcext:value-type="float">
            <text:p>21,8467923106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99</text:p>
          </table:table-cell>
          <table:table-cell office:value-type="float" office:value="-0.49790285527706" calcext:value-type="float">
            <text:p>-0,49790285527706</text:p>
          </table:table-cell>
          <table:table-cell office:value-type="float" office:value="7.471918463707" calcext:value-type="float">
            <text:p>7,471918463707</text:p>
          </table:table-cell>
          <table:table-cell office:value-type="float" office:value="-74.679143109899" calcext:value-type="float">
            <text:p>-74,6791431098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10</text:p>
          </table:table-cell>
          <table:table-cell office:value-type="float" office:value="2.2160664200783" calcext:value-type="float">
            <text:p>2,2160664200783</text:p>
          </table:table-cell>
          <table:table-cell office:value-type="float" office:value="5.6262999773026" calcext:value-type="float">
            <text:p>5,6262999773026</text:p>
          </table:table-cell>
          <table:table-cell office:value-type="float" office:value="120.57547052954" calcext:value-type="float">
            <text:p>120,575470529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21</text:p>
          </table:table-cell>
          <table:table-cell office:value-type="float" office:value="2.5604709982872" calcext:value-type="float">
            <text:p>2,5604709982872</text:p>
          </table:table-cell>
          <table:table-cell office:value-type="float" office:value="7.1190202236176" calcext:value-type="float">
            <text:p>7,1190202236176</text:p>
          </table:table-cell>
          <table:table-cell office:value-type="float" office:value="7.2350333071059" calcext:value-type="float">
            <text:p>7,235033307105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32</text:p>
          </table:table-cell>
          <table:table-cell office:value-type="float" office:value="5.0001311302185" calcext:value-type="float">
            <text:p>5,0001311302185</text:p>
          </table:table-cell>
          <table:table-cell office:value-type="float" office:value="7.63716340065" calcext:value-type="float">
            <text:p>7,63716340065</text:p>
          </table:table-cell>
          <table:table-cell office:value-type="float" office:value="51.285736120431" calcext:value-type="float">
            <text:p>51,2857361204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43</text:p>
          </table:table-cell>
          <table:table-cell office:value-type="float" office:value="5.5230736732483" calcext:value-type="float">
            <text:p>5,5230736732483</text:p>
          </table:table-cell>
          <table:table-cell office:value-type="float" office:value="5.5156379938126" calcext:value-type="float">
            <text:p>5,5156379938126</text:p>
          </table:table-cell>
          <table:table-cell office:value-type="float" office:value="105.91177575907" calcext:value-type="float">
            <text:p>105,911775759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54</text:p>
          </table:table-cell>
          <table:table-cell office:value-type="float" office:value="8.5738503932953" calcext:value-type="float">
            <text:p>8,5738503932953</text:p>
          </table:table-cell>
          <table:table-cell office:value-type="float" office:value="8.7946128845215" calcext:value-type="float">
            <text:p>8,7946128845215</text:p>
          </table:table-cell>
          <table:table-cell office:value-type="float" office:value="11.662679587959" calcext:value-type="float">
            <text:p>11,6626795879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65</text:p>
          </table:table-cell>
          <table:table-cell office:value-type="float" office:value="-1.5850009024143" calcext:value-type="float">
            <text:p>-1,5850009024143</text:p>
          </table:table-cell>
          <table:table-cell office:value-type="float" office:value="8.1108063459396" calcext:value-type="float">
            <text:p>8,1108063459396</text:p>
          </table:table-cell>
          <table:table-cell office:value-type="float" office:value="-3.0547742536114" calcext:value-type="float">
            <text:p>-3,05477425361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76</text:p>
          </table:table-cell>
          <table:table-cell office:value-type="float" office:value="0.86509719491005" calcext:value-type="float">
            <text:p>0,86509719491005</text:p>
          </table:table-cell>
          <table:table-cell office:value-type="float" office:value="7.2154206037521" calcext:value-type="float">
            <text:p>7,2154206037521</text:p>
          </table:table-cell>
          <table:table-cell office:value-type="float" office:value="95.254904904943" calcext:value-type="float">
            <text:p>95,2549049049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87</text:p>
          </table:table-cell>
          <table:table-cell office:value-type="float" office:value="2.0318803191185" calcext:value-type="float">
            <text:p>2,0318803191185</text:p>
          </table:table-cell>
          <table:table-cell office:value-type="float" office:value="10.87099313736" calcext:value-type="float">
            <text:p>10,87099313736</text:p>
          </table:table-cell>
          <table:table-cell office:value-type="float" office:value="-42.953271015435" calcext:value-type="float">
            <text:p>-42,95327101543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98</text:p>
          </table:table-cell>
          <table:table-cell office:value-type="float" office:value="3.2636502385139" calcext:value-type="float">
            <text:p>3,2636502385139</text:p>
          </table:table-cell>
          <table:table-cell office:value-type="float" office:value="9.6426618099213" calcext:value-type="float">
            <text:p>9,6426618099213</text:p>
          </table:table-cell>
          <table:table-cell office:value-type="float" office:value="-178.76832196667" calcext:value-type="float">
            <text:p>-178,7683219666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09</text:p>
          </table:table-cell>
          <table:table-cell office:value-type="float" office:value="6.7804658412933" calcext:value-type="float">
            <text:p>6,7804658412933</text:p>
          </table:table-cell>
          <table:table-cell office:value-type="float" office:value="8.8176947832108" calcext:value-type="float">
            <text:p>8,8176947832108</text:p>
          </table:table-cell>
          <table:table-cell office:value-type="float" office:value="-71.83097881876" calcext:value-type="float">
            <text:p>-71,830978818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20</text:p>
          </table:table-cell>
          <table:table-cell office:value-type="float" office:value="6.2551248073578" calcext:value-type="float">
            <text:p>6,2551248073578</text:p>
          </table:table-cell>
          <table:table-cell office:value-type="float" office:value="9.6234685182571" calcext:value-type="float">
            <text:p>9,6234685182571</text:p>
          </table:table-cell>
          <table:table-cell office:value-type="float" office:value="-136.58046114976" calcext:value-type="float">
            <text:p>-136,5804611497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31</text:p>
          </table:table-cell>
          <table:table-cell office:value-type="float" office:value="9.7946679592133" calcext:value-type="float">
            <text:p>9,7946679592133</text:p>
          </table:table-cell>
          <table:table-cell office:value-type="float" office:value="9.7944611310959" calcext:value-type="float">
            <text:p>9,7944611310959</text:p>
          </table:table-cell>
          <table:table-cell office:value-type="float" office:value="171.46668616374" calcext:value-type="float">
            <text:p>171,466686163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42</text:p>
          </table:table-cell>
          <table:table-cell office:value-type="float" office:value="0.090776272118092" calcext:value-type="float">
            <text:p>0,090776272118092</text:p>
          </table:table-cell>
          <table:table-cell office:value-type="float" office:value="10.387399196625" calcext:value-type="float">
            <text:p>10,387399196625</text:p>
          </table:table-cell>
          <table:table-cell office:value-type="float" office:value="17.350589963281" calcext:value-type="float">
            <text:p>17,35058996328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53</text:p>
          </table:table-cell>
          <table:table-cell office:value-type="float" office:value="0.5078986287117" calcext:value-type="float">
            <text:p>0,5078986287117</text:p>
          </table:table-cell>
          <table:table-cell office:value-type="float" office:value="10.836215019226" calcext:value-type="float">
            <text:p>10,836215019226</text:p>
          </table:table-cell>
          <table:table-cell office:value-type="float" office:value="49.743506938789" calcext:value-type="float">
            <text:p>49,7435069387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-1.1510074138641" calcext:value-type="float">
            <text:p>-1,1510074138641</text:p>
          </table:table-cell>
          <table:table-cell office:value-type="float" office:value="0.94786182045937" calcext:value-type="float">
            <text:p>0,94786182045937</text:p>
          </table:table-cell>
          <table:table-cell office:value-type="float" office:value="-63.207160895038" calcext:value-type="float">
            <text:p>-63,20716089503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14</text:p>
          </table:table-cell>
          <table:table-cell office:value-type="float" office:value="-1.4807279407978" calcext:value-type="float">
            <text:p>-1,4807279407978</text:p>
          </table:table-cell>
          <table:table-cell office:value-type="float" office:value="0.95336869359016" calcext:value-type="float">
            <text:p>0,95336869359016</text:p>
          </table:table-cell>
          <table:table-cell office:value-type="float" office:value="-84.928140518772" calcext:value-type="float">
            <text:p>-84,9281405187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25</text:p>
          </table:table-cell>
          <table:table-cell office:value-type="float" office:value="3.4760603308678" calcext:value-type="float">
            <text:p>3,4760603308678</text:p>
          </table:table-cell>
          <table:table-cell office:value-type="float" office:value="0.6353385746479" calcext:value-type="float">
            <text:p>0,6353385746479</text:p>
          </table:table-cell>
          <table:table-cell office:value-type="float" office:value="120.12700518225" calcext:value-type="float">
            <text:p>120,127005182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36</text:p>
          </table:table-cell>
          <table:table-cell office:value-type="float" office:value="2.987115085125" calcext:value-type="float">
            <text:p>2,987115085125</text:p>
          </table:table-cell>
          <table:table-cell office:value-type="float" office:value="0.33413577824831" calcext:value-type="float">
            <text:p>0,33413577824831</text:p>
          </table:table-cell>
          <table:table-cell office:value-type="float" office:value="31.721406301875" calcext:value-type="float">
            <text:p>31,7214063018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47</text:p>
          </table:table-cell>
          <table:table-cell office:value-type="float" office:value="6.9116359949112" calcext:value-type="float">
            <text:p>6,9116359949112</text:p>
          </table:table-cell>
          <table:table-cell office:value-type="float" office:value="-0.0074505771044642" calcext:value-type="float">
            <text:p>-0,0074505771044642</text:p>
          </table:table-cell>
          <table:table-cell office:value-type="float" office:value="-8.9658662012428" calcext:value-type="float">
            <text:p>-8,96586620124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58</text:p>
          </table:table-cell>
          <table:table-cell office:value-type="float" office:value="6.1810410022736" calcext:value-type="float">
            <text:p>6,1810410022736</text:p>
          </table:table-cell>
          <table:table-cell office:value-type="float" office:value="-0.46932317316532" calcext:value-type="float">
            <text:p>-0,46932317316532</text:p>
          </table:table-cell>
          <table:table-cell office:value-type="float" office:value="145.06761283632" calcext:value-type="float">
            <text:p>145,067612836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69</text:p>
          </table:table-cell>
          <table:table-cell office:value-type="float" office:value="4.3088513612747" calcext:value-type="float">
            <text:p>4,3088513612747</text:p>
          </table:table-cell>
          <table:table-cell office:value-type="float" office:value="-0.58501441031694" calcext:value-type="float">
            <text:p>-0,58501441031694</text:p>
          </table:table-cell>
          <table:table-cell office:value-type="float" office:value="37.850903097991" calcext:value-type="float">
            <text:p>37,8509030979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80</text:p>
          </table:table-cell>
          <table:table-cell office:value-type="float" office:value="-1.2801769375801" calcext:value-type="float">
            <text:p>-1,2801769375801</text:p>
          </table:table-cell>
          <table:table-cell office:value-type="float" office:value="1.5541779994965" calcext:value-type="float">
            <text:p>1,5541779994965</text:p>
          </table:table-cell>
          <table:table-cell office:value-type="float" office:value="56.944049088059" calcext:value-type="float">
            <text:p>56,9440490880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91</text:p>
          </table:table-cell>
          <table:table-cell office:value-type="float" office:value="0.22937681525946" calcext:value-type="float">
            <text:p>0,22937681525946</text:p>
          </table:table-cell>
          <table:table-cell office:value-type="float" office:value="-0.55891998112202" calcext:value-type="float">
            <text:p>-0,55891998112202</text:p>
          </table:table-cell>
          <table:table-cell office:value-type="float" office:value="7.6038045867993" calcext:value-type="float">
            <text:p>7,60380458679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02</text:p>
          </table:table-cell>
          <table:table-cell office:value-type="float" office:value="1.1341645568609" calcext:value-type="float">
            <text:p>1,1341645568609</text:p>
          </table:table-cell>
          <table:table-cell office:value-type="float" office:value="3.6776691675186" calcext:value-type="float">
            <text:p>3,6776691675186</text:p>
          </table:table-cell>
          <table:table-cell office:value-type="float" office:value="114.04991909197" calcext:value-type="float">
            <text:p>114,0499190919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13</text:p>
          </table:table-cell>
          <table:table-cell office:value-type="float" office:value="2.7330452203751" calcext:value-type="float">
            <text:p>2,7330452203751</text:p>
          </table:table-cell>
          <table:table-cell office:value-type="float" office:value="2.3399937152863" calcext:value-type="float">
            <text:p>2,3399937152863</text:p>
          </table:table-cell>
          <table:table-cell office:value-type="float" office:value="152.23171452808" calcext:value-type="float">
            <text:p>152,231714528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24</text:p>
          </table:table-cell>
          <table:table-cell office:value-type="float" office:value="5.6265407800674" calcext:value-type="float">
            <text:p>5,6265407800674</text:p>
          </table:table-cell>
          <table:table-cell office:value-type="float" office:value="1.7572766542435" calcext:value-type="float">
            <text:p>1,7572766542435</text:p>
          </table:table-cell>
          <table:table-cell office:value-type="float" office:value="131.60154318354" calcext:value-type="float">
            <text:p>131,601543183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35</text:p>
          </table:table-cell>
          <table:table-cell office:value-type="float" office:value="7.6672172546387" calcext:value-type="float">
            <text:p>7,6672172546387</text:p>
          </table:table-cell>
          <table:table-cell office:value-type="float" office:value="0.73210194706917" calcext:value-type="float">
            <text:p>0,73210194706917</text:p>
          </table:table-cell>
          <table:table-cell office:value-type="float" office:value="-39.708696732855" calcext:value-type="float">
            <text:p>-39,7086967328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46</text:p>
          </table:table-cell>
          <table:table-cell office:value-type="float" office:value="8.1762683391571" calcext:value-type="float">
            <text:p>8,1762683391571</text:p>
          </table:table-cell>
          <table:table-cell office:value-type="float" office:value="5.6724631786346" calcext:value-type="float">
            <text:p>5,6724631786346</text:p>
          </table:table-cell>
          <table:table-cell office:value-type="float" office:value="-117.34546217949" calcext:value-type="float">
            <text:p>-117,3454621794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57</text:p>
          </table:table-cell>
          <table:table-cell office:value-type="float" office:value="-1.5849979221821" calcext:value-type="float">
            <text:p>-1,5849979221821</text:p>
          </table:table-cell>
          <table:table-cell office:value-type="float" office:value="4.815302491188" calcext:value-type="float">
            <text:p>4,815302491188</text:p>
          </table:table-cell>
          <table:table-cell office:value-type="float" office:value="16.903716857266" calcext:value-type="float">
            <text:p>16,9037168572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68</text:p>
          </table:table-cell>
          <table:table-cell office:value-type="float" office:value="-0.69140240550041" calcext:value-type="float">
            <text:p>-0,69140240550041</text:p>
          </table:table-cell>
          <table:table-cell office:value-type="float" office:value="1.0875238478184" calcext:value-type="float">
            <text:p>1,0875238478184</text:p>
          </table:table-cell>
          <table:table-cell office:value-type="float" office:value="143.64690993242" calcext:value-type="float">
            <text:p>143,646909932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79</text:p>
          </table:table-cell>
          <table:table-cell office:value-type="float" office:value="2.7149492502213" calcext:value-type="float">
            <text:p>2,7149492502213</text:p>
          </table:table-cell>
          <table:table-cell office:value-type="float" office:value="5.2044576406479" calcext:value-type="float">
            <text:p>5,2044576406479</text:p>
          </table:table-cell>
          <table:table-cell office:value-type="float" office:value="167.59479273656" calcext:value-type="float">
            <text:p>167,594792736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90</text:p>
          </table:table-cell>
          <table:table-cell office:value-type="float" office:value="2.4498660862446" calcext:value-type="float">
            <text:p>2,4498660862446</text:p>
          </table:table-cell>
          <table:table-cell office:value-type="float" office:value="1.1396142095327" calcext:value-type="float">
            <text:p>1,1396142095327</text:p>
          </table:table-cell>
          <table:table-cell office:value-type="float" office:value="61.624240723385" calcext:value-type="float">
            <text:p>61,6242407233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01</text:p>
          </table:table-cell>
          <table:table-cell office:value-type="float" office:value="4.377366900444" calcext:value-type="float">
            <text:p>4,377366900444</text:p>
          </table:table-cell>
          <table:table-cell office:value-type="float" office:value="2.7308091521263" calcext:value-type="float">
            <text:p>2,7308091521263</text:p>
          </table:table-cell>
          <table:table-cell office:value-type="float" office:value="-39.19615221631" calcext:value-type="float">
            <text:p>-39,196152216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12</text:p>
          </table:table-cell>
          <table:table-cell office:value-type="float" office:value="6.1275553703308" calcext:value-type="float">
            <text:p>6,1275553703308</text:p>
          </table:table-cell>
          <table:table-cell office:value-type="float" office:value="3.6156135797501" calcext:value-type="float">
            <text:p>3,6156135797501</text:p>
          </table:table-cell>
          <table:table-cell office:value-type="float" office:value="-35.125337968207" calcext:value-type="float">
            <text:p>-35,1253379682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23</text:p>
          </table:table-cell>
          <table:table-cell office:value-type="float" office:value="7.3143136501312" calcext:value-type="float">
            <text:p>7,3143136501312</text:p>
          </table:table-cell>
          <table:table-cell office:value-type="float" office:value="3.5571685433388" calcext:value-type="float">
            <text:p>3,5571685433388</text:p>
          </table:table-cell>
          <table:table-cell office:value-type="float" office:value="-58.076481150973" calcext:value-type="float">
            <text:p>-58,07648115097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34</text:p>
          </table:table-cell>
          <table:table-cell office:value-type="float" office:value="-0.35389289259911" calcext:value-type="float">
            <text:p>-0,35389289259911</text:p>
          </table:table-cell>
          <table:table-cell office:value-type="float" office:value="3.4141212701797" calcext:value-type="float">
            <text:p>3,4141212701797</text:p>
          </table:table-cell>
          <table:table-cell office:value-type="float" office:value="145.60222322014" calcext:value-type="float">
            <text:p>145,602223220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45</text:p>
          </table:table-cell>
          <table:table-cell office:value-type="float" office:value="0.62801592051983" calcext:value-type="float">
            <text:p>0,62801592051983</text:p>
          </table:table-cell>
          <table:table-cell office:value-type="float" office:value="2.9577416181564" calcext:value-type="float">
            <text:p>2,9577416181564</text:p>
          </table:table-cell>
          <table:table-cell office:value-type="float" office:value="8.7260826947583" calcext:value-type="float">
            <text:p>8,72608269475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56</text:p>
          </table:table-cell>
          <table:table-cell office:value-type="float" office:value="1.5829509496689" calcext:value-type="float">
            <text:p>1,5829509496689</text:p>
          </table:table-cell>
          <table:table-cell office:value-type="float" office:value="7.0957106351852" calcext:value-type="float">
            <text:p>7,0957106351852</text:p>
          </table:table-cell>
          <table:table-cell office:value-type="float" office:value="141.63866316437" calcext:value-type="float">
            <text:p>141,6386631643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67</text:p>
          </table:table-cell>
          <table:table-cell office:value-type="float" office:value="2.8192892670631" calcext:value-type="float">
            <text:p>2,8192892670631</text:p>
          </table:table-cell>
          <table:table-cell office:value-type="float" office:value="6.308456659317" calcext:value-type="float">
            <text:p>6,308456659317</text:p>
          </table:table-cell>
          <table:table-cell office:value-type="float" office:value="-83.998633797761" calcext:value-type="float">
            <text:p>-83,9986337977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78</text:p>
          </table:table-cell>
          <table:table-cell office:value-type="float" office:value="4.9854603409767" calcext:value-type="float">
            <text:p>4,9854603409767</text:p>
          </table:table-cell>
          <table:table-cell office:value-type="float" office:value="3.8381054997444" calcext:value-type="float">
            <text:p>3,8381054997444</text:p>
          </table:table-cell>
          <table:table-cell office:value-type="float" office:value="76.872950906207" calcext:value-type="float">
            <text:p>76,8729509062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89</text:p>
          </table:table-cell>
          <table:table-cell office:value-type="float" office:value="7.8152811527252" calcext:value-type="float">
            <text:p>7,8152811527252</text:p>
          </table:table-cell>
          <table:table-cell office:value-type="float" office:value="6.681604385376" calcext:value-type="float">
            <text:p>6,681604385376</text:p>
          </table:table-cell>
          <table:table-cell office:value-type="float" office:value="-101.02402556474" calcext:value-type="float">
            <text:p>-101,024025564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00</text:p>
          </table:table-cell>
          <table:table-cell office:value-type="float" office:value="8.9609277248383" calcext:value-type="float">
            <text:p>8,9609277248383</text:p>
          </table:table-cell>
          <table:table-cell office:value-type="float" office:value="7.3722618818283" calcext:value-type="float">
            <text:p>7,3722618818283</text:p>
          </table:table-cell>
          <table:table-cell office:value-type="float" office:value="-66.021949622282" calcext:value-type="float">
            <text:p>-66,02194962228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11</text:p>
          </table:table-cell>
          <table:table-cell office:value-type="float" office:value="1.725769340992" calcext:value-type="float">
            <text:p>1,725769340992</text:p>
          </table:table-cell>
          <table:table-cell office:value-type="float" office:value="3.423165678978" calcext:value-type="float">
            <text:p>3,423165678978</text:p>
          </table:table-cell>
          <table:table-cell office:value-type="float" office:value="153.13677727037" calcext:value-type="float">
            <text:p>153,136777270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22</text:p>
          </table:table-cell>
          <table:table-cell office:value-type="float" office:value="-0.60288209468126" calcext:value-type="float">
            <text:p>-0,60288209468126</text:p>
          </table:table-cell>
          <table:table-cell office:value-type="float" office:value="5.4684865474701" calcext:value-type="float">
            <text:p>5,4684865474701</text:p>
          </table:table-cell>
          <table:table-cell office:value-type="float" office:value="26.680307213668" calcext:value-type="float">
            <text:p>26,6803072136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33</text:p>
          </table:table-cell>
          <table:table-cell office:value-type="float" office:value="0.52731573581696" calcext:value-type="float">
            <text:p>0,52731573581696</text:p>
          </table:table-cell>
          <table:table-cell office:value-type="float" office:value="3.4988018870354" calcext:value-type="float">
            <text:p>3,4988018870354</text:p>
          </table:table-cell>
          <table:table-cell office:value-type="float" office:value="141.78569605396" calcext:value-type="float">
            <text:p>141,785696053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44</text:p>
          </table:table-cell>
          <table:table-cell office:value-type="float" office:value="3.5899204015732" calcext:value-type="float">
            <text:p>3,5899204015732</text:p>
          </table:table-cell>
          <table:table-cell office:value-type="float" office:value="6.6003781557083" calcext:value-type="float">
            <text:p>6,6003781557083</text:p>
          </table:table-cell>
          <table:table-cell office:value-type="float" office:value="-42.812771098629" calcext:value-type="float">
            <text:p>-42,81277109862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55</text:p>
          </table:table-cell>
          <table:table-cell office:value-type="float" office:value="4.4377192854881" calcext:value-type="float">
            <text:p>4,4377192854881</text:p>
          </table:table-cell>
          <table:table-cell office:value-type="float" office:value="4.2958766222" calcext:value-type="float">
            <text:p>4,2958766222</text:p>
          </table:table-cell>
          <table:table-cell office:value-type="float" office:value="103.68526893057" calcext:value-type="float">
            <text:p>103,685268930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66</text:p>
          </table:table-cell>
          <table:table-cell office:value-type="float" office:value="7.2453337907791" calcext:value-type="float">
            <text:p>7,2453337907791</text:p>
          </table:table-cell>
          <table:table-cell office:value-type="float" office:value="7.1570259332657" calcext:value-type="float">
            <text:p>7,1570259332657</text:p>
          </table:table-cell>
          <table:table-cell office:value-type="float" office:value="116.31996312718" calcext:value-type="float">
            <text:p>116,319963127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77</text:p>
          </table:table-cell>
          <table:table-cell office:value-type="float" office:value="10.085011720657" calcext:value-type="float">
            <text:p>10,085011720657</text:p>
          </table:table-cell>
          <table:table-cell office:value-type="float" office:value="6.7281228303909" calcext:value-type="float">
            <text:p>6,7281228303909</text:p>
          </table:table-cell>
          <table:table-cell office:value-type="float" office:value="160.07263493386" calcext:value-type="float">
            <text:p>160,0726349338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88</text:p>
          </table:table-cell>
          <table:table-cell office:value-type="float" office:value="-1.5849995613098" calcext:value-type="float">
            <text:p>-1,5849995613098</text:p>
          </table:table-cell>
          <table:table-cell office:value-type="float" office:value="5.3115791082382" calcext:value-type="float">
            <text:p>5,3115791082382</text:p>
          </table:table-cell>
          <table:table-cell office:value-type="float" office:value="-0.72128091980318" calcext:value-type="float">
            <text:p>-0,721280919803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99</text:p>
          </table:table-cell>
          <table:table-cell office:value-type="float" office:value="-0.55786170065403" calcext:value-type="float">
            <text:p>-0,55786170065403</text:p>
          </table:table-cell>
          <table:table-cell office:value-type="float" office:value="7.7902573347092" calcext:value-type="float">
            <text:p>7,7902573347092</text:p>
          </table:table-cell>
          <table:table-cell office:value-type="float" office:value="-81.079577184786" calcext:value-type="float">
            <text:p>-81,0795771847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10</text:p>
          </table:table-cell>
          <table:table-cell office:value-type="float" office:value="2.4209363758564" calcext:value-type="float">
            <text:p>2,4209363758564</text:p>
          </table:table-cell>
          <table:table-cell office:value-type="float" office:value="5.710728764534" calcext:value-type="float">
            <text:p>5,710728764534</text:p>
          </table:table-cell>
          <table:table-cell office:value-type="float" office:value="-148.89429481166" calcext:value-type="float">
            <text:p>-148,8942948116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21</text:p>
          </table:table-cell>
          <table:table-cell office:value-type="float" office:value="2.1828261017799" calcext:value-type="float">
            <text:p>2,1828261017799</text:p>
          </table:table-cell>
          <table:table-cell office:value-type="float" office:value="7.0729827880859" calcext:value-type="float">
            <text:p>7,0729827880859</text:p>
          </table:table-cell>
          <table:table-cell office:value-type="float" office:value="6.5265081490681" calcext:value-type="float">
            <text:p>6,52650814906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32</text:p>
          </table:table-cell>
          <table:table-cell office:value-type="float" office:value="5.0023531913757" calcext:value-type="float">
            <text:p>5,0023531913757</text:p>
          </table:table-cell>
          <table:table-cell office:value-type="float" office:value="7.4493956565857" calcext:value-type="float">
            <text:p>7,4493956565857</text:p>
          </table:table-cell>
          <table:table-cell office:value-type="float" office:value="93.640351751048" calcext:value-type="float">
            <text:p>93,6403517510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43</text:p>
          </table:table-cell>
          <table:table-cell office:value-type="float" office:value="5.5020862817764" calcext:value-type="float">
            <text:p>5,5020862817764</text:p>
          </table:table-cell>
          <table:table-cell office:value-type="float" office:value="5.2902001142502" calcext:value-type="float">
            <text:p>5,2902001142502</text:p>
          </table:table-cell>
          <table:table-cell office:value-type="float" office:value="91.923163954619" calcext:value-type="float">
            <text:p>91,9231639546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54</text:p>
          </table:table-cell>
          <table:table-cell office:value-type="float" office:value="8.4062224626541" calcext:value-type="float">
            <text:p>8,4062224626541</text:p>
          </table:table-cell>
          <table:table-cell office:value-type="float" office:value="8.7240946292877" calcext:value-type="float">
            <text:p>8,7240946292877</text:p>
          </table:table-cell>
          <table:table-cell office:value-type="float" office:value="18.6537454842" calcext:value-type="float">
            <text:p>18,65374548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65</text:p>
          </table:table-cell>
          <table:table-cell office:value-type="float" office:value="-1.585004478693" calcext:value-type="float">
            <text:p>-1,585004478693</text:p>
          </table:table-cell>
          <table:table-cell office:value-type="float" office:value="8.417666554451" calcext:value-type="float">
            <text:p>8,417666554451</text:p>
          </table:table-cell>
          <table:table-cell office:value-type="float" office:value="-22.214319865415" calcext:value-type="float">
            <text:p>-22,2143198654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76</text:p>
          </table:table-cell>
          <table:table-cell office:value-type="float" office:value="1.0926742851734" calcext:value-type="float">
            <text:p>1,0926742851734</text:p>
          </table:table-cell>
          <table:table-cell office:value-type="float" office:value="7.2030919790268" calcext:value-type="float">
            <text:p>7,2030919790268</text:p>
          </table:table-cell>
          <table:table-cell office:value-type="float" office:value="-175.27570997833" calcext:value-type="float">
            <text:p>-175,275709978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87</text:p>
          </table:table-cell>
          <table:table-cell office:value-type="float" office:value="1.8635280430317" calcext:value-type="float">
            <text:p>1,8635280430317</text:p>
          </table:table-cell>
          <table:table-cell office:value-type="float" office:value="11.033283472061" calcext:value-type="float">
            <text:p>11,033283472061</text:p>
          </table:table-cell>
          <table:table-cell office:value-type="float" office:value="-54.427446833082" calcext:value-type="float">
            <text:p>-54,42744683308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98</text:p>
          </table:table-cell>
          <table:table-cell office:value-type="float" office:value="3.4574562311172" calcext:value-type="float">
            <text:p>3,4574562311172</text:p>
          </table:table-cell>
          <table:table-cell office:value-type="float" office:value="9.4522857666016" calcext:value-type="float">
            <text:p>9,4522857666016</text:p>
          </table:table-cell>
          <table:table-cell office:value-type="float" office:value="126.49886775169" calcext:value-type="float">
            <text:p>126,4988677516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09</text:p>
          </table:table-cell>
          <table:table-cell office:value-type="float" office:value="6.6570138931274" calcext:value-type="float">
            <text:p>6,6570138931274</text:p>
          </table:table-cell>
          <table:table-cell office:value-type="float" office:value="9.1959750652313" calcext:value-type="float">
            <text:p>9,1959750652313</text:p>
          </table:table-cell>
          <table:table-cell office:value-type="float" office:value="-71.817871871268" calcext:value-type="float">
            <text:p>-71,8178718712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20</text:p>
          </table:table-cell>
          <table:table-cell office:value-type="float" office:value="6.2905102968216" calcext:value-type="float">
            <text:p>6,2905102968216</text:p>
          </table:table-cell>
          <table:table-cell office:value-type="float" office:value="9.9135559797287" calcext:value-type="float">
            <text:p>9,9135559797287</text:p>
          </table:table-cell>
          <table:table-cell office:value-type="float" office:value="-88.050703334201" calcext:value-type="float">
            <text:p>-88,05070333420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31</text:p>
          </table:table-cell>
          <table:table-cell office:value-type="float" office:value="10.020432472229" calcext:value-type="float">
            <text:p>10,020432472229</text:p>
          </table:table-cell>
          <table:table-cell office:value-type="float" office:value="9.5872223377228" calcext:value-type="float">
            <text:p>9,5872223377228</text:p>
          </table:table-cell>
          <table:table-cell office:value-type="float" office:value="136.23340722102" calcext:value-type="float">
            <text:p>136,233407221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42</text:p>
          </table:table-cell>
          <table:table-cell office:value-type="float" office:value="-0.20854847505689" calcext:value-type="float">
            <text:p>-0,20854847505689</text:p>
          </table:table-cell>
          <table:table-cell office:value-type="float" office:value="10.343725681305" calcext:value-type="float">
            <text:p>10,343725681305</text:p>
          </table:table-cell>
          <table:table-cell office:value-type="float" office:value="6.078448549957" calcext:value-type="float">
            <text:p>6,0784485499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53</text:p>
          </table:table-cell>
          <table:table-cell office:value-type="float" office:value="0.44551607221365" calcext:value-type="float">
            <text:p>0,44551607221365</text:p>
          </table:table-cell>
          <table:table-cell office:value-type="float" office:value="10.568820238113" calcext:value-type="float">
            <text:p>10,568820238113</text:p>
          </table:table-cell>
          <table:table-cell office:value-type="float" office:value="82.444032286383" calcext:value-type="float">
            <text:p>82,4440322863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-0.96698276698589" calcext:value-type="float">
            <text:p>-0,96698276698589</text:p>
          </table:table-cell>
          <table:table-cell office:value-type="float" office:value="1.0763195902109" calcext:value-type="float">
            <text:p>1,0763195902109</text:p>
          </table:table-cell>
          <table:table-cell office:value-type="float" office:value="-152.60373862686" calcext:value-type="float">
            <text:p>-152,6037386268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14</text:p>
          </table:table-cell>
          <table:table-cell office:value-type="float" office:value="-1.2993070483208" calcext:value-type="float">
            <text:p>-1,2993070483208</text:p>
          </table:table-cell>
          <table:table-cell office:value-type="float" office:value="1.0492780059576" calcext:value-type="float">
            <text:p>1,0492780059576</text:p>
          </table:table-cell>
          <table:table-cell office:value-type="float" office:value="-166.05040070358" calcext:value-type="float">
            <text:p>-166,050400703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25</text:p>
          </table:table-cell>
          <table:table-cell office:value-type="float" office:value="3.7468951940536" calcext:value-type="float">
            <text:p>3,7468951940536</text:p>
          </table:table-cell>
          <table:table-cell office:value-type="float" office:value="0.37923343479633" calcext:value-type="float">
            <text:p>0,37923343479633</text:p>
          </table:table-cell>
          <table:table-cell office:value-type="float" office:value="133.89730909068" calcext:value-type="float">
            <text:p>133,897309090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36</text:p>
          </table:table-cell>
          <table:table-cell office:value-type="float" office:value="2.6276755332947" calcext:value-type="float">
            <text:p>2,6276755332947</text:p>
          </table:table-cell>
          <table:table-cell office:value-type="float" office:value="0.23371290415525" calcext:value-type="float">
            <text:p>0,23371290415525</text:p>
          </table:table-cell>
          <table:table-cell office:value-type="float" office:value="18.6210840371" calcext:value-type="float">
            <text:p>18,62108403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47</text:p>
          </table:table-cell>
          <table:table-cell office:value-type="float" office:value="6.6964554786682" calcext:value-type="float">
            <text:p>6,6964554786682</text:p>
          </table:table-cell>
          <table:table-cell office:value-type="float" office:value="0.203219037503" calcext:value-type="float">
            <text:p>0,203219037503</text:p>
          </table:table-cell>
          <table:table-cell office:value-type="float" office:value="-52.93027876289" calcext:value-type="float">
            <text:p>-52,930278762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58</text:p>
          </table:table-cell>
          <table:table-cell office:value-type="float" office:value="6.3401567935944" calcext:value-type="float">
            <text:p>6,3401567935944</text:p>
          </table:table-cell>
          <table:table-cell office:value-type="float" office:value="-0.52792359143496" calcext:value-type="float">
            <text:p>-0,52792359143496</text:p>
          </table:table-cell>
          <table:table-cell office:value-type="float" office:value="159.52907246389" calcext:value-type="float">
            <text:p>159,529072463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69</text:p>
          </table:table-cell>
          <table:table-cell office:value-type="float" office:value="4.0947532653809" calcext:value-type="float">
            <text:p>4,0947532653809</text:p>
          </table:table-cell>
          <table:table-cell office:value-type="float" office:value="-0.58501292020082" calcext:value-type="float">
            <text:p>-0,58501292020082</text:p>
          </table:table-cell>
          <table:table-cell office:value-type="float" office:value="33.155376744118" calcext:value-type="float">
            <text:p>33,1553767441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80</text:p>
          </table:table-cell>
          <table:table-cell office:value-type="float" office:value="-1.4865200221539" calcext:value-type="float">
            <text:p>-1,4865200221539</text:p>
          </table:table-cell>
          <table:table-cell office:value-type="float" office:value="1.6208200156689" calcext:value-type="float">
            <text:p>1,6208200156689</text:p>
          </table:table-cell>
          <table:table-cell office:value-type="float" office:value="-28.779966056727" calcext:value-type="float">
            <text:p>-28,7799660567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91</text:p>
          </table:table-cell>
          <table:table-cell office:value-type="float" office:value="-0.14013787731528" calcext:value-type="float">
            <text:p>-0,14013787731528</text:p>
          </table:table-cell>
          <table:table-cell office:value-type="float" office:value="-0.54110415279865" calcext:value-type="float">
            <text:p>-0,54110415279865</text:p>
          </table:table-cell>
          <table:table-cell office:value-type="float" office:value="-4.5115712341989" calcext:value-type="float">
            <text:p>-4,51157123419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02</text:p>
          </table:table-cell>
          <table:table-cell office:value-type="float" office:value="1.3623994588852" calcext:value-type="float">
            <text:p>1,3623994588852</text:p>
          </table:table-cell>
          <table:table-cell office:value-type="float" office:value="3.6885347962379" calcext:value-type="float">
            <text:p>3,6885347962379</text:p>
          </table:table-cell>
          <table:table-cell office:value-type="float" office:value="177.04279711292" calcext:value-type="float">
            <text:p>177,0427971129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13</text:p>
          </table:table-cell>
          <table:table-cell office:value-type="float" office:value="2.9642766714096" calcext:value-type="float">
            <text:p>2,9642766714096</text:p>
          </table:table-cell>
          <table:table-cell office:value-type="float" office:value="2.1071371436119" calcext:value-type="float">
            <text:p>2,1071371436119</text:p>
          </table:table-cell>
          <table:table-cell office:value-type="float" office:value="123.34141913493" calcext:value-type="float">
            <text:p>123,3414191349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24</text:p>
          </table:table-cell>
          <table:table-cell office:value-type="float" office:value="5.8898174762726" calcext:value-type="float">
            <text:p>5,8898174762726</text:p>
          </table:table-cell>
          <table:table-cell office:value-type="float" office:value="1.4594505727291" calcext:value-type="float">
            <text:p>1,4594505727291</text:p>
          </table:table-cell>
          <table:table-cell office:value-type="float" office:value="131.67972018005" calcext:value-type="float">
            <text:p>131,679720180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35</text:p>
          </table:table-cell>
          <table:table-cell office:value-type="float" office:value="7.5007563829422" calcext:value-type="float">
            <text:p>7,5007563829422</text:p>
          </table:table-cell>
          <table:table-cell office:value-type="float" office:value="0.82342445850372" calcext:value-type="float">
            <text:p>0,82342445850372</text:p>
          </table:table-cell>
          <table:table-cell office:value-type="float" office:value="-28.416883793606" calcext:value-type="float">
            <text:p>-28,4168837936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46</text:p>
          </table:table-cell>
          <table:table-cell office:value-type="float" office:value="8.3311539888382" calcext:value-type="float">
            <text:p>8,3311539888382</text:p>
          </table:table-cell>
          <table:table-cell office:value-type="float" office:value="5.9731614589691" calcext:value-type="float">
            <text:p>5,9731614589691</text:p>
          </table:table-cell>
          <table:table-cell office:value-type="float" office:value="-117.31753987112" calcext:value-type="float">
            <text:p>-117,3175398711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57</text:p>
          </table:table-cell>
          <table:table-cell office:value-type="float" office:value="-1.5829801559448" calcext:value-type="float">
            <text:p>-1,5829801559448</text:p>
          </table:table-cell>
          <table:table-cell office:value-type="float" office:value="4.6631917357445" calcext:value-type="float">
            <text:p>4,6631917357445</text:p>
          </table:table-cell>
          <table:table-cell office:value-type="float" office:value="50.523961425587" calcext:value-type="float">
            <text:p>50,5239614255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68</text:p>
          </table:table-cell>
          <table:table-cell office:value-type="float" office:value="-0.49541659653187" calcext:value-type="float">
            <text:p>-0,49541659653187</text:p>
          </table:table-cell>
          <table:table-cell office:value-type="float" office:value="1.2030965089798" calcext:value-type="float">
            <text:p>1,2030965089798</text:p>
          </table:table-cell>
          <table:table-cell office:value-type="float" office:value="-156.79371129176" calcext:value-type="float">
            <text:p>-156,793711291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79</text:p>
          </table:table-cell>
          <table:table-cell office:value-type="float" office:value="2.7702623605728" calcext:value-type="float">
            <text:p>2,7702623605728</text:p>
          </table:table-cell>
          <table:table-cell office:value-type="float" office:value="4.9244970083237" calcext:value-type="float">
            <text:p>4,9244970083237</text:p>
          </table:table-cell>
          <table:table-cell office:value-type="float" office:value="104.0281611643" calcext:value-type="float">
            <text:p>104,02816116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90</text:p>
          </table:table-cell>
          <table:table-cell office:value-type="float" office:value="2.271457016468" calcext:value-type="float">
            <text:p>2,271457016468</text:p>
          </table:table-cell>
          <table:table-cell office:value-type="float" office:value="0.89227005839348" calcext:value-type="float">
            <text:p>0,89227005839348</text:p>
          </table:table-cell>
          <table:table-cell office:value-type="float" office:value="49.236190167202" calcext:value-type="float">
            <text:p>49,2361901672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01</text:p>
          </table:table-cell>
          <table:table-cell office:value-type="float" office:value="4.0687990188599" calcext:value-type="float">
            <text:p>4,0687990188599</text:p>
          </table:table-cell>
          <table:table-cell office:value-type="float" office:value="2.9817849397659" calcext:value-type="float">
            <text:p>2,9817849397659</text:p>
          </table:table-cell>
          <table:table-cell office:value-type="float" office:value="-39.200737597836" calcext:value-type="float">
            <text:p>-39,2007375978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12</text:p>
          </table:table-cell>
          <table:table-cell office:value-type="float" office:value="5.8536946773529" calcext:value-type="float">
            <text:p>5,8536946773529</text:p>
          </table:table-cell>
          <table:table-cell office:value-type="float" office:value="3.7703201174736" calcext:value-type="float">
            <text:p>3,7703201174736</text:p>
          </table:table-cell>
          <table:table-cell office:value-type="float" office:value="-27.550755792363" calcext:value-type="float">
            <text:p>-27,55075579236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23</text:p>
          </table:table-cell>
          <table:table-cell office:value-type="float" office:value="7.2447317838669" calcext:value-type="float">
            <text:p>7,2447317838669</text:p>
          </table:table-cell>
          <table:table-cell office:value-type="float" office:value="3.8526803255081" calcext:value-type="float">
            <text:p>3,8526803255081</text:p>
          </table:table-cell>
          <table:table-cell office:value-type="float" office:value="-84.269451487596" calcext:value-type="float">
            <text:p>-84,26945148759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34</text:p>
          </table:table-cell>
          <table:table-cell office:value-type="float" office:value="-0.028739992994815" calcext:value-type="float">
            <text:p>-0,028739992994815</text:p>
          </table:table-cell>
          <table:table-cell office:value-type="float" office:value="3.3479860424995" calcext:value-type="float">
            <text:p>3,3479860424995</text:p>
          </table:table-cell>
          <table:table-cell office:value-type="float" office:value="175.05002173649" calcext:value-type="float">
            <text:p>175,050021736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45</text:p>
          </table:table-cell>
          <table:table-cell office:value-type="float" office:value="0.63043996691704" calcext:value-type="float">
            <text:p>0,63043996691704</text:p>
          </table:table-cell>
          <table:table-cell office:value-type="float" office:value="2.7358597517014" calcext:value-type="float">
            <text:p>2,7358597517014</text:p>
          </table:table-cell>
          <table:table-cell office:value-type="float" office:value="99.462959417112" calcext:value-type="float">
            <text:p>99,4629594171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56</text:p>
          </table:table-cell>
          <table:table-cell office:value-type="float" office:value="1.4710226655006" calcext:value-type="float">
            <text:p>1,4710226655006</text:p>
          </table:table-cell>
          <table:table-cell office:value-type="float" office:value="6.9049108028412" calcext:value-type="float">
            <text:p>6,9049108028412</text:p>
          </table:table-cell>
          <table:table-cell office:value-type="float" office:value="50.87760299634" calcext:value-type="float">
            <text:p>50,877602996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67</text:p>
          </table:table-cell>
          <table:table-cell office:value-type="float" office:value="2.8822377324104" calcext:value-type="float">
            <text:p>2,8822377324104</text:p>
          </table:table-cell>
          <table:table-cell office:value-type="float" office:value="6.5222775936127" calcext:value-type="float">
            <text:p>6,5222775936127</text:p>
          </table:table-cell>
          <table:table-cell office:value-type="float" office:value="-88.202991303365" calcext:value-type="float">
            <text:p>-88,2029913033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78</text:p>
          </table:table-cell>
          <table:table-cell office:value-type="float" office:value="4.9646911025047" calcext:value-type="float">
            <text:p>4,9646911025047</text:p>
          </table:table-cell>
          <table:table-cell office:value-type="float" office:value="3.5067310929298" calcext:value-type="float">
            <text:p>3,5067310929298</text:p>
          </table:table-cell>
          <table:table-cell office:value-type="float" office:value="89.079954062298" calcext:value-type="float">
            <text:p>89,0799540622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89</text:p>
          </table:table-cell>
          <table:table-cell office:value-type="float" office:value="7.9864108562469" calcext:value-type="float">
            <text:p>7,9864108562469</text:p>
          </table:table-cell>
          <table:table-cell office:value-type="float" office:value="6.8368738889694" calcext:value-type="float">
            <text:p>6,8368738889694</text:p>
          </table:table-cell>
          <table:table-cell office:value-type="float" office:value="-160.70321714802" calcext:value-type="float">
            <text:p>-160,703217148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00</text:p>
          </table:table-cell>
          <table:table-cell office:value-type="float" office:value="8.8389271497726" calcext:value-type="float">
            <text:p>8,8389271497726</text:p>
          </table:table-cell>
          <table:table-cell office:value-type="float" office:value="7.6487869024277" calcext:value-type="float">
            <text:p>7,6487869024277</text:p>
          </table:table-cell>
          <table:table-cell office:value-type="float" office:value="-69.230739478093" calcext:value-type="float">
            <text:p>-69,23073947809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11</text:p>
          </table:table-cell>
          <table:table-cell office:value-type="float" office:value="1.6971510648727" calcext:value-type="float">
            <text:p>1,6971510648727</text:p>
          </table:table-cell>
          <table:table-cell office:value-type="float" office:value="3.1970685720444" calcext:value-type="float">
            <text:p>3,1970685720444</text:p>
          </table:table-cell>
          <table:table-cell office:value-type="float" office:value="88.061069986623" calcext:value-type="float">
            <text:p>88,0610699866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22</text:p>
          </table:table-cell>
          <table:table-cell office:value-type="float" office:value="-0.93238011002541" calcext:value-type="float">
            <text:p>-0,93238011002541</text:p>
          </table:table-cell>
          <table:table-cell office:value-type="float" office:value="5.4371511936188" calcext:value-type="float">
            <text:p>5,4371511936188</text:p>
          </table:table-cell>
          <table:table-cell office:value-type="float" office:value="-0.48499619054377" calcext:value-type="float">
            <text:p>-0,484996190543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33</text:p>
          </table:table-cell>
          <table:table-cell office:value-type="float" office:value="0.68768218159676" calcext:value-type="float">
            <text:p>0,68768218159676</text:p>
          </table:table-cell>
          <table:table-cell office:value-type="float" office:value="3.6513790488243" calcext:value-type="float">
            <text:p>3,6513790488243</text:p>
          </table:table-cell>
          <table:table-cell office:value-type="float" office:value="-127.59355071244" calcext:value-type="float">
            <text:p>-127,593550712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44</text:p>
          </table:table-cell>
          <table:table-cell office:value-type="float" office:value="3.4183573722839" calcext:value-type="float">
            <text:p>3,4183573722839</text:p>
          </table:table-cell>
          <table:table-cell office:value-type="float" office:value="6.8262207508087" calcext:value-type="float">
            <text:p>6,8262207508087</text:p>
          </table:table-cell>
          <table:table-cell office:value-type="float" office:value="-70.448715216035" calcext:value-type="float">
            <text:p>-70,4487152160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55</text:p>
          </table:table-cell>
          <table:table-cell office:value-type="float" office:value="4.6061596274376" calcext:value-type="float">
            <text:p>4,6061596274376</text:p>
          </table:table-cell>
          <table:table-cell office:value-type="float" office:value="3.9849805831909" calcext:value-type="float">
            <text:p>3,9849805831909</text:p>
          </table:table-cell>
          <table:table-cell office:value-type="float" office:value="123.16832269073" calcext:value-type="float">
            <text:p>123,168322690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66</text:p>
          </table:table-cell>
          <table:table-cell office:value-type="float" office:value="7.4600428342819" calcext:value-type="float">
            <text:p>7,4600428342819</text:p>
          </table:table-cell>
          <table:table-cell office:value-type="float" office:value="7.05910384655" calcext:value-type="float">
            <text:p>7,05910384655</text:p>
          </table:table-cell>
          <table:table-cell office:value-type="float" office:value="179.06844236289" calcext:value-type="float">
            <text:p>179,068442362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77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6.5232443809509" calcext:value-type="float">
            <text:p>6,5232443809509</text:p>
          </table:table-cell>
          <table:table-cell office:value-type="float" office:value="148.43355622261" calcext:value-type="float">
            <text:p>148,4335562226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88</text:p>
          </table:table-cell>
          <table:table-cell office:value-type="float" office:value="-1.5849965810776" calcext:value-type="float">
            <text:p>-1,5849965810776</text:p>
          </table:table-cell>
          <table:table-cell office:value-type="float" office:value="5.4692804813385" calcext:value-type="float">
            <text:p>5,4692804813385</text:p>
          </table:table-cell>
          <table:table-cell office:value-type="float" office:value="-21.912053701984" calcext:value-type="float">
            <text:p>-21,9120537019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99</text:p>
          </table:table-cell>
          <table:table-cell office:value-type="float" office:value="-0.57761184871197" calcext:value-type="float">
            <text:p>-0,57761184871197</text:p>
          </table:table-cell>
          <table:table-cell office:value-type="float" office:value="8.1084382534027" calcext:value-type="float">
            <text:p>8,1084382534027</text:p>
          </table:table-cell>
          <table:table-cell office:value-type="float" office:value="-87.904039461901" calcext:value-type="float">
            <text:p>-87,9040394619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10</text:p>
          </table:table-cell>
          <table:table-cell office:value-type="float" office:value="2.3842731118202" calcext:value-type="float">
            <text:p>2,3842731118202</text:p>
          </table:table-cell>
          <table:table-cell office:value-type="float" office:value="5.9931266307831" calcext:value-type="float">
            <text:p>5,9931266307831</text:p>
          </table:table-cell>
          <table:table-cell office:value-type="float" office:value="-85.387273199239" calcext:value-type="float">
            <text:p>-85,3872731992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21</text:p>
          </table:table-cell>
          <table:table-cell office:value-type="float" office:value="2.1610853075981" calcext:value-type="float">
            <text:p>2,1610853075981</text:p>
          </table:table-cell>
          <table:table-cell office:value-type="float" office:value="6.8564766645432" calcext:value-type="float">
            <text:p>6,8564766645432</text:p>
          </table:table-cell>
          <table:table-cell office:value-type="float" office:value="94.126996720672" calcext:value-type="float">
            <text:p>94,1269967206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32</text:p>
          </table:table-cell>
          <table:table-cell office:value-type="float" office:value="5.2281248569489" calcext:value-type="float">
            <text:p>5,2281248569489</text:p>
          </table:table-cell>
          <table:table-cell office:value-type="float" office:value="7.3379963636398" calcext:value-type="float">
            <text:p>7,3379963636398</text:p>
          </table:table-cell>
          <table:table-cell office:value-type="float" office:value="163.88552659636" calcext:value-type="float">
            <text:p>163,885526596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43</text:p>
          </table:table-cell>
          <table:table-cell office:value-type="float" office:value="5.5682373046875" calcext:value-type="float">
            <text:p>5,5682373046875</text:p>
          </table:table-cell>
          <table:table-cell office:value-type="float" office:value="5.0136911869049" calcext:value-type="float">
            <text:p>5,0136911869049</text:p>
          </table:table-cell>
          <table:table-cell office:value-type="float" office:value="105.99913035229" calcext:value-type="float">
            <text:p>105,999130352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54</text:p>
          </table:table-cell>
          <table:table-cell office:value-type="float" office:value="8.2508277893066" calcext:value-type="float">
            <text:p>8,2508277893066</text:p>
          </table:table-cell>
          <table:table-cell office:value-type="float" office:value="8.7070196866989" calcext:value-type="float">
            <text:p>8,7070196866989</text:p>
          </table:table-cell>
          <table:table-cell office:value-type="float" office:value="6.0387364808162" calcext:value-type="float">
            <text:p>6,03873648081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65</text:p>
          </table:table-cell>
          <table:table-cell office:value-type="float" office:value="-1.5848734974861" calcext:value-type="float">
            <text:p>-1,5848734974861</text:p>
          </table:table-cell>
          <table:table-cell office:value-type="float" office:value="8.6464357376099" calcext:value-type="float">
            <text:p>8,6464357376099</text:p>
          </table:table-cell>
          <table:table-cell office:value-type="float" office:value="-45.086016700526" calcext:value-type="float">
            <text:p>-45,0860167005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76</text:p>
          </table:table-cell>
          <table:table-cell office:value-type="float" office:value="1.1044170707464" calcext:value-type="float">
            <text:p>1,1044170707464</text:p>
          </table:table-cell>
          <table:table-cell office:value-type="float" office:value="7.4246037006378" calcext:value-type="float">
            <text:p>7,4246037006378</text:p>
          </table:table-cell>
          <table:table-cell office:value-type="float" office:value="-84.526041510758" calcext:value-type="float">
            <text:p>-84,5260415107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87</text:p>
          </table:table-cell>
          <table:table-cell office:value-type="float" office:value="1.8983288109303" calcext:value-type="float">
            <text:p>1,8983288109303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100.87855074816" calcext:value-type="float">
            <text:p>-100,8785507481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98</text:p>
          </table:table-cell>
          <table:table-cell office:value-type="float" office:value="3.426867723465" calcext:value-type="float">
            <text:p>3,426867723465</text:p>
          </table:table-cell>
          <table:table-cell office:value-type="float" office:value="9.1918724775314" calcext:value-type="float">
            <text:p>9,1918724775314</text:p>
          </table:table-cell>
          <table:table-cell office:value-type="float" office:value="76.852402110009" calcext:value-type="float">
            <text:p>76,8524021100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09</text:p>
          </table:table-cell>
          <table:table-cell office:value-type="float" office:value="6.5420871973038" calcext:value-type="float">
            <text:p>6,5420871973038</text:p>
          </table:table-cell>
          <table:table-cell office:value-type="float" office:value="9.4982898235321" calcext:value-type="float">
            <text:p>9,4982898235321</text:p>
          </table:table-cell>
          <table:table-cell office:value-type="float" office:value="-66.141470222716" calcext:value-type="float">
            <text:p>-66,1414702227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20</text:p>
          </table:table-cell>
          <table:table-cell office:value-type="float" office:value="6.0974824428558" calcext:value-type="float">
            <text:p>6,0974824428558</text:p>
          </table:table-cell>
          <table:table-cell office:value-type="float" office:value="10.132646560669" calcext:value-type="float">
            <text:p>10,132646560669</text:p>
          </table:table-cell>
          <table:table-cell office:value-type="float" office:value="-39.518478569711" calcext:value-type="float">
            <text:p>-39,51847856971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31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9.2992770671844" calcext:value-type="float">
            <text:p>9,2992770671844</text:p>
          </table:table-cell>
          <table:table-cell office:value-type="float" office:value="108.82416955984" calcext:value-type="float">
            <text:p>108,824169559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42</text:p>
          </table:table-cell>
          <table:table-cell office:value-type="float" office:value="-0.51524199545383" calcext:value-type="float">
            <text:p>-0,51524199545383</text:p>
          </table:table-cell>
          <table:table-cell office:value-type="float" office:value="10.364596843719" calcext:value-type="float">
            <text:p>10,364596843719</text:p>
          </table:table-cell>
          <table:table-cell office:value-type="float" office:value="-7.529142650829" calcext:value-type="float">
            <text:p>-7,5291426508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53</text:p>
          </table:table-cell>
          <table:table-cell office:value-type="float" office:value="0.50833784043789" calcext:value-type="float">
            <text:p>0,50833784043789</text:p>
          </table:table-cell>
          <table:table-cell office:value-type="float" office:value="10.327255725861" calcext:value-type="float">
            <text:p>10,327255725861</text:p>
          </table:table-cell>
          <table:table-cell office:value-type="float" office:value="104.21918911539" calcext:value-type="float">
            <text:p>104,219189115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-0.83795644342899" calcext:value-type="float">
            <text:p>-0,83795644342899</text:p>
          </table:table-cell>
          <table:table-cell office:value-type="float" office:value="0.89616693556309" calcext:value-type="float">
            <text:p>0,89616693556309</text:p>
          </table:table-cell>
          <table:table-cell office:value-type="float" office:value="116.82397241046" calcext:value-type="float">
            <text:p>116,823972410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14</text:p>
          </table:table-cell>
          <table:table-cell office:value-type="float" office:value="-1.2084189802408" calcext:value-type="float">
            <text:p>-1,2084189802408</text:p>
          </table:table-cell>
          <table:table-cell office:value-type="float" office:value="0.84315791726112" calcext:value-type="float">
            <text:p>0,84315791726112</text:p>
          </table:table-cell>
          <table:table-cell office:value-type="float" office:value="104.12996893476" calcext:value-type="float">
            <text:p>104,129968934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25</text:p>
          </table:table-cell>
          <table:table-cell office:value-type="float" office:value="4.0221866965294" calcext:value-type="float">
            <text:p>4,0221866965294</text:p>
          </table:table-cell>
          <table:table-cell office:value-type="float" office:value="0.093025844544172" calcext:value-type="float">
            <text:p>0,093025844544172</text:p>
          </table:table-cell>
          <table:table-cell office:value-type="float" office:value="133.90031589824" calcext:value-type="float">
            <text:p>133,900315898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36</text:p>
          </table:table-cell>
          <table:table-cell office:value-type="float" office:value="2.250774204731" calcext:value-type="float">
            <text:p>2,250774204731</text:p>
          </table:table-cell>
          <table:table-cell office:value-type="float" office:value="0.107496175915" calcext:value-type="float">
            <text:p>0,107496175915</text:p>
          </table:table-cell>
          <table:table-cell office:value-type="float" office:value="18.645220501408" calcext:value-type="float">
            <text:p>18,64522050140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47</text:p>
          </table:table-cell>
          <table:table-cell office:value-type="float" office:value="6.6840398311615" calcext:value-type="float">
            <text:p>6,6840398311615</text:p>
          </table:table-cell>
          <table:table-cell office:value-type="float" office:value="0.50103414803743" calcext:value-type="float">
            <text:p>0,50103414803743</text:p>
          </table:table-cell>
          <table:table-cell office:value-type="float" office:value="-95.098755921528" calcext:value-type="float">
            <text:p>-95,0987559215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58</text:p>
          </table:table-cell>
          <table:table-cell office:value-type="float" office:value="6.5343528985977" calcext:value-type="float">
            <text:p>6,5343528985977</text:p>
          </table:table-cell>
          <table:table-cell office:value-type="float" office:value="-0.58500539511442" calcext:value-type="float">
            <text:p>-0,58500539511442</text:p>
          </table:table-cell>
          <table:table-cell office:value-type="float" office:value="157.1421319512" calcext:value-type="float">
            <text:p>157,14213195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69</text:p>
          </table:table-cell>
          <table:table-cell office:value-type="float" office:value="3.9198371767998" calcext:value-type="float">
            <text:p>3,9198371767998</text:p>
          </table:table-cell>
          <table:table-cell office:value-type="float" office:value="-0.58500446379185" calcext:value-type="float">
            <text:p>-0,58500446379185</text:p>
          </table:table-cell>
          <table:table-cell office:value-type="float" office:value="37.791392226128" calcext:value-type="float">
            <text:p>37,7913922261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80</text:p>
          </table:table-cell>
          <table:table-cell office:value-type="float" office:value="-1.408374607563" calcext:value-type="float">
            <text:p>-1,408374607563</text:p>
          </table:table-cell>
          <table:table-cell office:value-type="float" office:value="1.8285289406776" calcext:value-type="float">
            <text:p>1,8285289406776</text:p>
          </table:table-cell>
          <table:table-cell office:value-type="float" office:value="-119.53939298156" calcext:value-type="float">
            <text:p>-119,539392981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91</text:p>
          </table:table-cell>
          <table:table-cell office:value-type="float" office:value="-0.49925297498703" calcext:value-type="float">
            <text:p>-0,49925297498703</text:p>
          </table:table-cell>
          <table:table-cell office:value-type="float" office:value="-0.46252507716417" calcext:value-type="float">
            <text:p>-0,46252507716417</text:p>
          </table:table-cell>
          <table:table-cell office:value-type="float" office:value="1.2051533480549" calcext:value-type="float">
            <text:p>1,20515334805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02</text:p>
          </table:table-cell>
          <table:table-cell office:value-type="float" office:value="1.3820227980614" calcext:value-type="float">
            <text:p>1,3820227980614</text:p>
          </table:table-cell>
          <table:table-cell office:value-type="float" office:value="3.4677788615227" calcext:value-type="float">
            <text:p>3,4677788615227</text:p>
          </table:table-cell>
          <table:table-cell office:value-type="float" office:value="86.245286236903" calcext:value-type="float">
            <text:p>86,24528623690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13</text:p>
          </table:table-cell>
          <table:table-cell office:value-type="float" office:value="2.9651799798012" calcext:value-type="float">
            <text:p>2,9651799798012</text:p>
          </table:table-cell>
          <table:table-cell office:value-type="float" office:value="1.8003323674202" calcext:value-type="float">
            <text:p>1,8003323674202</text:p>
          </table:table-cell>
          <table:table-cell office:value-type="float" office:value="82.050536848178" calcext:value-type="float">
            <text:p>82,0505368481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24</text:p>
          </table:table-cell>
          <table:table-cell office:value-type="float" office:value="6.0577523708344" calcext:value-type="float">
            <text:p>6,0577523708344</text:p>
          </table:table-cell>
          <table:table-cell office:value-type="float" office:value="1.2174940109253" calcext:value-type="float">
            <text:p>1,2174940109253</text:p>
          </table:table-cell>
          <table:table-cell office:value-type="float" office:value="121.05101081216" calcext:value-type="float">
            <text:p>121,051010812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35</text:p>
          </table:table-cell>
          <table:table-cell office:value-type="float" office:value="7.3192512989044" calcext:value-type="float">
            <text:p>7,3192512989044</text:p>
          </table:table-cell>
          <table:table-cell office:value-type="float" office:value="0.87966524064541" calcext:value-type="float">
            <text:p>0,87966524064541</text:p>
          </table:table-cell>
          <table:table-cell office:value-type="float" office:value="-17.137943749215" calcext:value-type="float">
            <text:p>-17,1379437492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46</text:p>
          </table:table-cell>
          <table:table-cell office:value-type="float" office:value="8.4419333934784" calcext:value-type="float">
            <text:p>8,4419333934784</text:p>
          </table:table-cell>
          <table:table-cell office:value-type="float" office:value="6.2616854906082" calcext:value-type="float">
            <text:p>6,2616854906082</text:p>
          </table:table-cell>
          <table:table-cell office:value-type="float" office:value="-100.29301597814" calcext:value-type="float">
            <text:p>-100,293015978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57</text:p>
          </table:table-cell>
          <table:table-cell office:value-type="float" office:value="-1.5850165486336" calcext:value-type="float">
            <text:p>-1,5850165486336</text:p>
          </table:table-cell>
          <table:table-cell office:value-type="float" office:value="4.4381928443909" calcext:value-type="float">
            <text:p>4,4381928443909</text:p>
          </table:table-cell>
          <table:table-cell office:value-type="float" office:value="64.112537985395" calcext:value-type="float">
            <text:p>64,1125379853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68</text:p>
          </table:table-cell>
          <table:table-cell office:value-type="float" office:value="-0.38040608167648" calcext:value-type="float">
            <text:p>-0,38040608167648</text:p>
          </table:table-cell>
          <table:table-cell office:value-type="float" office:value="1.0143627971411" calcext:value-type="float">
            <text:p>1,0143627971411</text:p>
          </table:table-cell>
          <table:table-cell office:value-type="float" office:value="112.61132568311" calcext:value-type="float">
            <text:p>112,611325683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79</text:p>
          </table:table-cell>
          <table:table-cell office:value-type="float" office:value="2.8652909398079" calcext:value-type="float">
            <text:p>2,8652909398079</text:p>
          </table:table-cell>
          <table:table-cell office:value-type="float" office:value="4.538357257843" calcext:value-type="float">
            <text:p>4,538357257843</text:p>
          </table:table-cell>
          <table:table-cell office:value-type="float" office:value="104.02339127413" calcext:value-type="float">
            <text:p>104,023391274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90</text:p>
          </table:table-cell>
          <table:table-cell office:value-type="float" office:value="2.068358361721" calcext:value-type="float">
            <text:p>2,068358361721</text:p>
          </table:table-cell>
          <table:table-cell office:value-type="float" office:value="0.74986420571804" calcext:value-type="float">
            <text:p>0,74986420571804</text:p>
          </table:table-cell>
          <table:table-cell office:value-type="float" office:value="32.891584050124" calcext:value-type="float">
            <text:p>32,8915840501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01</text:p>
          </table:table-cell>
          <table:table-cell office:value-type="float" office:value="3.7564161419868" calcext:value-type="float">
            <text:p>3,7564161419868</text:p>
          </table:table-cell>
          <table:table-cell office:value-type="float" office:value="3.1648826599121" calcext:value-type="float">
            <text:p>3,1648826599121</text:p>
          </table:table-cell>
          <table:table-cell office:value-type="float" office:value="-25.414509568245" calcext:value-type="float">
            <text:p>-25,414509568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12</text:p>
          </table:table-cell>
          <table:table-cell office:value-type="float" office:value="5.5314421653748" calcext:value-type="float">
            <text:p>5,5314421653748</text:p>
          </table:table-cell>
          <table:table-cell office:value-type="float" office:value="3.8554292917252" calcext:value-type="float">
            <text:p>3,8554292917252</text:p>
          </table:table-cell>
          <table:table-cell office:value-type="float" office:value="-11.282338932821" calcext:value-type="float">
            <text:p>-11,2823389328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23</text:p>
          </table:table-cell>
          <table:table-cell office:value-type="float" office:value="7.3595774173737" calcext:value-type="float">
            <text:p>7,3595774173737</text:p>
          </table:table-cell>
          <table:table-cell office:value-type="float" office:value="4.1538763046265" calcext:value-type="float">
            <text:p>4,1538763046265</text:p>
          </table:table-cell>
          <table:table-cell office:value-type="float" office:value="-118.25637452921" calcext:value-type="float">
            <text:p>-118,2563745292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34</text:p>
          </table:table-cell>
          <table:table-cell office:value-type="float" office:value="0.24346908554435" calcext:value-type="float">
            <text:p>0,24346908554435</text:p>
          </table:table-cell>
          <table:table-cell office:value-type="float" office:value="3.3351236581802" calcext:value-type="float">
            <text:p>3,3351236581802</text:p>
          </table:table-cell>
          <table:table-cell office:value-type="float" office:value="160.05888562294" calcext:value-type="float">
            <text:p>160,058885622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45</text:p>
          </table:table-cell>
          <table:table-cell office:value-type="float" office:value="0.91220542788506" calcext:value-type="float">
            <text:p>0,91220542788506</text:p>
          </table:table-cell>
          <table:table-cell office:value-type="float" office:value="2.6335078477859" calcext:value-type="float">
            <text:p>2,6335078477859</text:p>
          </table:table-cell>
          <table:table-cell office:value-type="float" office:value="155.77127371624" calcext:value-type="float">
            <text:p>155,771273716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56</text:p>
          </table:table-cell>
          <table:table-cell office:value-type="float" office:value="1.2590008974075" calcext:value-type="float">
            <text:p>1,2590008974075</text:p>
          </table:table-cell>
          <table:table-cell office:value-type="float" office:value="6.9957649707794" calcext:value-type="float">
            <text:p>6,9957649707794</text:p>
          </table:table-cell>
          <table:table-cell office:value-type="float" office:value="-22.231656844449" calcext:value-type="float">
            <text:p>-22,2316568444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67</text:p>
          </table:table-cell>
          <table:table-cell office:value-type="float" office:value="2.6621752977371" calcext:value-type="float">
            <text:p>2,6621752977371</text:p>
          </table:table-cell>
          <table:table-cell office:value-type="float" office:value="6.546306014061" calcext:value-type="float">
            <text:p>6,546306014061</text:p>
          </table:table-cell>
          <table:table-cell office:value-type="float" office:value="2.4785740407789" calcext:value-type="float">
            <text:p>2,47857404077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78</text:p>
          </table:table-cell>
          <table:table-cell office:value-type="float" office:value="4.7466546297073" calcext:value-type="float">
            <text:p>4,7466546297073</text:p>
          </table:table-cell>
          <table:table-cell office:value-type="float" office:value="3.4737193584442" calcext:value-type="float">
            <text:p>3,4737193584442</text:p>
          </table:table-cell>
          <table:table-cell office:value-type="float" office:value="-0.32579285762967" calcext:value-type="float">
            <text:p>-0,325792857629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89</text:p>
          </table:table-cell>
          <table:table-cell office:value-type="float" office:value="8.0886858701706" calcext:value-type="float">
            <text:p>8,0886858701706</text:p>
          </table:table-cell>
          <table:table-cell office:value-type="float" office:value="6.6402494907379" calcext:value-type="float">
            <text:p>6,6402494907379</text:p>
          </table:table-cell>
          <table:table-cell office:value-type="float" office:value="108.74154385488" calcext:value-type="float">
            <text:p>108,7415438548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00</text:p>
          </table:table-cell>
          <table:table-cell office:value-type="float" office:value="8.8981831073761" calcext:value-type="float">
            <text:p>8,8981831073761</text:p>
          </table:table-cell>
          <table:table-cell office:value-type="float" office:value="7.9155868291855" calcext:value-type="float">
            <text:p>7,9155868291855</text:p>
          </table:table-cell>
          <table:table-cell office:value-type="float" office:value="-115.01596535847" calcext:value-type="float">
            <text:p>-115,0159653584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11</text:p>
          </table:table-cell>
          <table:table-cell office:value-type="float" office:value="1.9154255092144" calcext:value-type="float">
            <text:p>1,9154255092144</text:p>
          </table:table-cell>
          <table:table-cell office:value-type="float" office:value="3.1588116288185" calcext:value-type="float">
            <text:p>3,1588116288185</text:p>
          </table:table-cell>
          <table:table-cell office:value-type="float" office:value="178.87361490043" calcext:value-type="float">
            <text:p>178,873614900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22</text:p>
          </table:table-cell>
          <table:table-cell office:value-type="float" office:value="-1.0700373351574" calcext:value-type="float">
            <text:p>-1,0700373351574</text:p>
          </table:table-cell>
          <table:table-cell office:value-type="float" office:value="5.2806079387665" calcext:value-type="float">
            <text:p>5,2806079387665</text:p>
          </table:table-cell>
          <table:table-cell office:value-type="float" office:value="66.478205334609" calcext:value-type="float">
            <text:p>66,4782053346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33</text:p>
          </table:table-cell>
          <table:table-cell office:value-type="float" office:value="0.66877566277981" calcext:value-type="float">
            <text:p>0,66877566277981</text:p>
          </table:table-cell>
          <table:table-cell office:value-type="float" office:value="3.8639888167381" calcext:value-type="float">
            <text:p>3,8639888167381</text:p>
          </table:table-cell>
          <table:table-cell office:value-type="float" office:value="-104.16235361889" calcext:value-type="float">
            <text:p>-104,162353618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44</text:p>
          </table:table-cell>
          <table:table-cell office:value-type="float" office:value="3.6147052049637" calcext:value-type="float">
            <text:p>3,6147052049637</text:p>
          </table:table-cell>
          <table:table-cell office:value-type="float" office:value="6.9296085834503" calcext:value-type="float">
            <text:p>6,9296085834503</text:p>
          </table:table-cell>
          <table:table-cell office:value-type="float" office:value="-161.20852482547" calcext:value-type="float">
            <text:p>-161,2085248254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55</text:p>
          </table:table-cell>
          <table:table-cell office:value-type="float" office:value="4.4444647431374" calcext:value-type="float">
            <text:p>4,4444647431374</text:p>
          </table:table-cell>
          <table:table-cell office:value-type="float" office:value="3.8376098871231" calcext:value-type="float">
            <text:p>3,8376098871231</text:p>
          </table:table-cell>
          <table:table-cell office:value-type="float" office:value="33.417399521846" calcext:value-type="float">
            <text:p>33,4173995218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66</text:p>
          </table:table-cell>
          <table:table-cell office:value-type="float" office:value="7.4949115514755" calcext:value-type="float">
            <text:p>7,4949115514755</text:p>
          </table:table-cell>
          <table:table-cell office:value-type="float" office:value="7.2784835100174" calcext:value-type="float">
            <text:p>7,2784835100174</text:p>
          </table:table-cell>
          <table:table-cell office:value-type="float" office:value="-90.340742639675" calcext:value-type="float">
            <text:p>-90,3407426396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77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6.3342314958572" calcext:value-type="float">
            <text:p>6,3342314958572</text:p>
          </table:table-cell>
          <table:table-cell office:value-type="float" office:value="145.52090274301" calcext:value-type="float">
            <text:p>145,5209027430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88</text:p>
          </table:table-cell>
          <table:table-cell office:value-type="float" office:value="-1.5850016474724" calcext:value-type="float">
            <text:p>-1,5850016474724</text:p>
          </table:table-cell>
          <table:table-cell office:value-type="float" office:value="5.7051688432693" calcext:value-type="float">
            <text:p>5,7051688432693</text:p>
          </table:table-cell>
          <table:table-cell office:value-type="float" office:value="-32.965964952092" calcext:value-type="float">
            <text:p>-32,9659649520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99</text:p>
          </table:table-cell>
          <table:table-cell office:value-type="float" office:value="-0.56001134216785" calcext:value-type="float">
            <text:p>-0,56001134216785</text:p>
          </table:table-cell>
          <table:table-cell office:value-type="float" office:value="8.4267604351044" calcext:value-type="float">
            <text:p>8,4267604351044</text:p>
          </table:table-cell>
          <table:table-cell office:value-type="float" office:value="-94.703148884378" calcext:value-type="float">
            <text:p>-94,7031488843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10</text:p>
          </table:table-cell>
          <table:table-cell office:value-type="float" office:value="2.4837729334831" calcext:value-type="float">
            <text:p>2,4837729334831</text:p>
          </table:table-cell>
          <table:table-cell office:value-type="float" office:value="6.2375468015671" calcext:value-type="float">
            <text:p>6,2375468015671</text:p>
          </table:table-cell>
          <table:table-cell office:value-type="float" office:value="-136.58305793811" calcext:value-type="float">
            <text:p>-136,583057938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21</text:p>
          </table:table-cell>
          <table:table-cell office:value-type="float" office:value="2.3821930587292" calcext:value-type="float">
            <text:p>2,3821930587292</text:p>
          </table:table-cell>
          <table:table-cell office:value-type="float" office:value="6.8404096364975" calcext:value-type="float">
            <text:p>6,8404096364975</text:p>
          </table:table-cell>
          <table:table-cell office:value-type="float" office:value="-175.29280777949" calcext:value-type="float">
            <text:p>-175,2928077794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32</text:p>
          </table:table-cell>
          <table:table-cell office:value-type="float" office:value="5.4087632894516" calcext:value-type="float">
            <text:p>5,4087632894516</text:p>
          </table:table-cell>
          <table:table-cell office:value-type="float" office:value="7.5134056806564" calcext:value-type="float">
            <text:p>7,5134056806564</text:p>
          </table:table-cell>
          <table:table-cell office:value-type="float" office:value="-125.95937813923" calcext:value-type="float">
            <text:p>-125,959378139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43</text:p>
          </table:table-cell>
          <table:table-cell office:value-type="float" office:value="5.6992167234421" calcext:value-type="float">
            <text:p>5,6992167234421</text:p>
          </table:table-cell>
          <table:table-cell office:value-type="float" office:value="4.7614750266075" calcext:value-type="float">
            <text:p>4,7614750266075</text:p>
          </table:table-cell>
          <table:table-cell office:value-type="float" office:value="120.072294952" calcext:value-type="float">
            <text:p>120,0722949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54</text:p>
          </table:table-cell>
          <table:table-cell office:value-type="float" office:value="8.0644714832306" calcext:value-type="float">
            <text:p>8,0644714832306</text:p>
          </table:table-cell>
          <table:table-cell office:value-type="float" office:value="8.8980454206467" calcext:value-type="float">
            <text:p>8,8980454206467</text:p>
          </table:table-cell>
          <table:table-cell office:value-type="float" office:value="-55.669060178623" calcext:value-type="float">
            <text:p>-55,6690601786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65</text:p>
          </table:table-cell>
          <table:table-cell office:value-type="float" office:value="-1.5820530056953" calcext:value-type="float">
            <text:p>-1,5820530056953</text:p>
          </table:table-cell>
          <table:table-cell office:value-type="float" office:value="8.9325034618378" calcext:value-type="float">
            <text:p>8,9325034618378</text:p>
          </table:table-cell>
          <table:table-cell office:value-type="float" office:value="-58.940111451848" calcext:value-type="float">
            <text:p>-58,9401114518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76</text:p>
          </table:table-cell>
          <table:table-cell office:value-type="float" office:value="0.87607450783253" calcext:value-type="float">
            <text:p>0,87607450783253</text:p>
          </table:table-cell>
          <table:table-cell office:value-type="float" office:value="7.4395817518234" calcext:value-type="float">
            <text:p>7,4395817518234</text:p>
          </table:table-cell>
          <table:table-cell office:value-type="float" office:value="4.1114800390165" calcext:value-type="float">
            <text:p>4,11148003901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87</text:p>
          </table:table-cell>
          <table:table-cell office:value-type="float" office:value="2.0739710330963" calcext:value-type="float">
            <text:p>2,0739710330963</text:p>
          </table:table-cell>
          <table:table-cell office:value-type="float" office:value="11.083730459213" calcext:value-type="float">
            <text:p>11,083730459213</text:p>
          </table:table-cell>
          <table:table-cell office:value-type="float" office:value="-162.99754798792" calcext:value-type="float">
            <text:p>-162,9975479879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98</text:p>
          </table:table-cell>
          <table:table-cell office:value-type="float" office:value="3.2565924525261" calcext:value-type="float">
            <text:p>3,2565924525261</text:p>
          </table:table-cell>
          <table:table-cell office:value-type="float" office:value="9.0312176942825" calcext:value-type="float">
            <text:p>9,0312176942825</text:p>
          </table:table-cell>
          <table:table-cell office:value-type="float" office:value="39.183947311085" calcext:value-type="float">
            <text:p>39,18394731108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09</text:p>
          </table:table-cell>
          <table:table-cell office:value-type="float" office:value="6.4052587747574" calcext:value-type="float">
            <text:p>6,4052587747574</text:p>
          </table:table-cell>
          <table:table-cell office:value-type="float" office:value="9.6998471021652" calcext:value-type="float">
            <text:p>9,6998471021652</text:p>
          </table:table-cell>
          <table:table-cell office:value-type="float" office:value="-54.330173191751" calcext:value-type="float">
            <text:p>-54,3301731917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20</text:p>
          </table:table-cell>
          <table:table-cell office:value-type="float" office:value="5.8055585622787" calcext:value-type="float">
            <text:p>5,8055585622787</text:p>
          </table:table-cell>
          <table:table-cell office:value-type="float" office:value="10.133231878281" calcext:value-type="float">
            <text:p>10,133231878281</text:p>
          </table:table-cell>
          <table:table-cell office:value-type="float" office:value="8.9894961209814" calcext:value-type="float">
            <text:p>8,989496120981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31</text:p>
          </table:table-cell>
          <table:table-cell office:value-type="float" office:value="9.9608707427979" calcext:value-type="float">
            <text:p>9,9608707427979</text:p>
          </table:table-cell>
          <table:table-cell office:value-type="float" office:value="9.0851563215256" calcext:value-type="float">
            <text:p>9,0851563215256</text:p>
          </table:table-cell>
          <table:table-cell office:value-type="float" office:value="49.844053900166" calcext:value-type="float">
            <text:p>49,8440539001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42</text:p>
          </table:table-cell>
          <table:table-cell office:value-type="float" office:value="-0.76184704899788" calcext:value-type="float">
            <text:p>-0,76184704899788</text:p>
          </table:table-cell>
          <table:table-cell office:value-type="float" office:value="10.401272773743" calcext:value-type="float">
            <text:p>10,401272773743</text:p>
          </table:table-cell>
          <table:table-cell office:value-type="float" office:value="-27.405636325763" calcext:value-type="float">
            <text:p>-27,40563632576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53</text:p>
          </table:table-cell>
          <table:table-cell office:value-type="float" office:value="0.40304251015186" calcext:value-type="float">
            <text:p>0,40304251015186</text:p>
          </table:table-cell>
          <table:table-cell office:value-type="float" office:value="10.12610912323" calcext:value-type="float">
            <text:p>10,12610912323</text:p>
          </table:table-cell>
          <table:table-cell office:value-type="float" office:value="54.978054799851" calcext:value-type="float">
            <text:p>54,9780547998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-1.0204277932644" calcext:value-type="float">
            <text:p>-1,0204277932644</text:p>
          </table:table-cell>
          <table:table-cell office:value-type="float" office:value="0.76148435473442" calcext:value-type="float">
            <text:p>0,76148435473442</text:p>
          </table:table-cell>
          <table:table-cell office:value-type="float" office:value="27.10462584617" calcext:value-type="float">
            <text:p>27,104625846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14</text:p>
          </table:table-cell>
          <table:table-cell office:value-type="float" office:value="-1.4144696295261" calcext:value-type="float">
            <text:p>-1,4144696295261</text:p>
          </table:table-cell>
          <table:table-cell office:value-type="float" office:value="0.75939387083054" calcext:value-type="float">
            <text:p>0,75939387083054</text:p>
          </table:table-cell>
          <table:table-cell office:value-type="float" office:value="13.360668234764" calcext:value-type="float">
            <text:p>13,3606682347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25</text:p>
          </table:table-cell>
          <table:table-cell office:value-type="float" office:value="4.2607569694519" calcext:value-type="float">
            <text:p>4,2607569694519</text:p>
          </table:table-cell>
          <table:table-cell office:value-type="float" office:value="-0.20385302603245" calcext:value-type="float">
            <text:p>-0,20385302603245</text:p>
          </table:table-cell>
          <table:table-cell office:value-type="float" office:value="126.3566594215" calcext:value-type="float">
            <text:p>126,35665942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36</text:p>
          </table:table-cell>
          <table:table-cell office:value-type="float" office:value="2.0377314090729" calcext:value-type="float">
            <text:p>2,0377314090729</text:p>
          </table:table-cell>
          <table:table-cell office:value-type="float" office:value="-0.055074491538107" calcext:value-type="float">
            <text:p>-0,055074491538107</text:p>
          </table:table-cell>
          <table:table-cell office:value-type="float" office:value="43.851346346983" calcext:value-type="float">
            <text:p>43,8513463469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47</text:p>
          </table:table-cell>
          <table:table-cell office:value-type="float" office:value="6.8417322635651" calcext:value-type="float">
            <text:p>6,8417322635651</text:p>
          </table:table-cell>
          <table:table-cell office:value-type="float" office:value="0.67035466432571" calcext:value-type="float">
            <text:p>0,67035466432571</text:p>
          </table:table-cell>
          <table:table-cell office:value-type="float" office:value="-151.0823760063" calcext:value-type="float">
            <text:p>-151,082376006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58</text:p>
          </table:table-cell>
          <table:table-cell office:value-type="float" office:value="6.8363583087921" calcext:value-type="float">
            <text:p>6,8363583087921</text:p>
          </table:table-cell>
          <table:table-cell office:value-type="float" office:value="-0.5798327922821" calcext:value-type="float">
            <text:p>-0,5798327922821</text:p>
          </table:table-cell>
          <table:table-cell office:value-type="float" office:value="179.6452710583" calcext:value-type="float">
            <text:p>179,64527105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69</text:p>
          </table:table-cell>
          <table:table-cell office:value-type="float" office:value="3.7403389811516" calcext:value-type="float">
            <text:p>3,7403389811516</text:p>
          </table:table-cell>
          <table:table-cell office:value-type="float" office:value="-0.58500587940216" calcext:value-type="float">
            <text:p>-0,58500587940216</text:p>
          </table:table-cell>
          <table:table-cell office:value-type="float" office:value="44.044933501323" calcext:value-type="float">
            <text:p>44,0449335013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80</text:p>
          </table:table-cell>
          <table:table-cell office:value-type="float" office:value="-1.1800511181355" calcext:value-type="float">
            <text:p>-1,1800511181355</text:p>
          </table:table-cell>
          <table:table-cell office:value-type="float" office:value="2.1439237892628" calcext:value-type="float">
            <text:p>2,1439237892628</text:p>
          </table:table-cell>
          <table:table-cell office:value-type="float" office:value="-124.73299700743" calcext:value-type="float">
            <text:p>-124,732997007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91</text:p>
          </table:table-cell>
          <table:table-cell office:value-type="float" office:value="-0.72998762130737" calcext:value-type="float">
            <text:p>-0,72998762130737</text:p>
          </table:table-cell>
          <table:table-cell office:value-type="float" office:value="-0.22416349500418" calcext:value-type="float">
            <text:p>-0,22416349500418</text:p>
          </table:table-cell>
          <table:table-cell office:value-type="float" office:value="13.822893143459" calcext:value-type="float">
            <text:p>13,8228931434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02</text:p>
          </table:table-cell>
          <table:table-cell office:value-type="float" office:value="1.1654198169708" calcext:value-type="float">
            <text:p>1,1654198169708</text:p>
          </table:table-cell>
          <table:table-cell office:value-type="float" office:value="3.3949065208435" calcext:value-type="float">
            <text:p>3,3949065208435</text:p>
          </table:table-cell>
          <table:table-cell office:value-type="float" office:value="24.775436539559" calcext:value-type="float">
            <text:p>24,77543653955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13</text:p>
          </table:table-cell>
          <table:table-cell office:value-type="float" office:value="2.7651527523994" calcext:value-type="float">
            <text:p>2,7651527523994</text:p>
          </table:table-cell>
          <table:table-cell office:value-type="float" office:value="1.5547169744968" calcext:value-type="float">
            <text:p>1,5547169744968</text:p>
          </table:table-cell>
          <table:table-cell office:value-type="float" office:value="44.753945557175" calcext:value-type="float">
            <text:p>44,7539455571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24</text:p>
          </table:table-cell>
          <table:table-cell office:value-type="float" office:value="6.1441946029663" calcext:value-type="float">
            <text:p>6,1441946029663</text:p>
          </table:table-cell>
          <table:table-cell office:value-type="float" office:value="0.96716359257698" calcext:value-type="float">
            <text:p>0,96716359257698</text:p>
          </table:table-cell>
          <table:table-cell office:value-type="float" office:value="106.96503311206" calcext:value-type="float">
            <text:p>106,965033112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35</text:p>
          </table:table-cell>
          <table:table-cell office:value-type="float" office:value="7.2034341096878" calcext:value-type="float">
            <text:p>7,2034341096878</text:p>
          </table:table-cell>
          <table:table-cell office:value-type="float" office:value="1.0257359594107" calcext:value-type="float">
            <text:p>1,0257359594107</text:p>
          </table:table-cell>
          <table:table-cell office:value-type="float" office:value="-64.252703053177" calcext:value-type="float">
            <text:p>-64,2527030531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46</text:p>
          </table:table-cell>
          <table:table-cell office:value-type="float" office:value="8.3683729171753" calcext:value-type="float">
            <text:p>8,3683729171753</text:p>
          </table:table-cell>
          <table:table-cell office:value-type="float" office:value="6.3364678621292" calcext:value-type="float">
            <text:p>6,3364678621292</text:p>
          </table:table-cell>
          <table:table-cell office:value-type="float" office:value="-14.537384935245" calcext:value-type="float">
            <text:p>-14,5373849352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57</text:p>
          </table:table-cell>
          <table:table-cell office:value-type="float" office:value="-1.5799102187157" calcext:value-type="float">
            <text:p>-1,5799102187157</text:p>
          </table:table-cell>
          <table:table-cell office:value-type="float" office:value="4.2124852538109" calcext:value-type="float">
            <text:p>4,2124852538109</text:p>
          </table:table-cell>
          <table:table-cell office:value-type="float" office:value="77.496583294717" calcext:value-type="float">
            <text:p>77,4965832947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68</text:p>
          </table:table-cell>
          <table:table-cell office:value-type="float" office:value="-0.57229518890381" calcext:value-type="float">
            <text:p>-0,57229518890381</text:p>
          </table:table-cell>
          <table:table-cell office:value-type="float" office:value="0.89415833353996" calcext:value-type="float">
            <text:p>0,89415833353996</text:p>
          </table:table-cell>
          <table:table-cell office:value-type="float" office:value="23.049110439932" calcext:value-type="float">
            <text:p>23,0491104399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79</text:p>
          </table:table-cell>
          <table:table-cell office:value-type="float" office:value="2.9746425151825" calcext:value-type="float">
            <text:p>2,9746425151825</text:p>
          </table:table-cell>
          <table:table-cell office:value-type="float" office:value="4.1749113798141" calcext:value-type="float">
            <text:p>4,1749113798141</text:p>
          </table:table-cell>
          <table:table-cell office:value-type="float" office:value="111.69631997491" calcext:value-type="float">
            <text:p>111,6963199749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90</text:p>
          </table:table-cell>
          <table:table-cell office:value-type="float" office:value="1.8332794308662" calcext:value-type="float">
            <text:p>1,8332794308662</text:p>
          </table:table-cell>
          <table:table-cell office:value-type="float" office:value="0.66963993012905" calcext:value-type="float">
            <text:p>0,66963993012905</text:p>
          </table:table-cell>
          <table:table-cell office:value-type="float" office:value="16.586502076714" calcext:value-type="float">
            <text:p>16,5865020767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01</text:p>
          </table:table-cell>
          <table:table-cell office:value-type="float" office:value="3.4111401438713" calcext:value-type="float">
            <text:p>3,4111401438713</text:p>
          </table:table-cell>
          <table:table-cell office:value-type="float" office:value="3.2358852028847" calcext:value-type="float">
            <text:p>3,2358852028847</text:p>
          </table:table-cell>
          <table:table-cell office:value-type="float" office:value="-7.404807741475" calcext:value-type="float">
            <text:p>-7,4048077414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12</text:p>
          </table:table-cell>
          <table:table-cell office:value-type="float" office:value="5.2214980125427" calcext:value-type="float">
            <text:p>5,2214980125427</text:p>
          </table:table-cell>
          <table:table-cell office:value-type="float" office:value="3.879339993" calcext:value-type="float">
            <text:p>3,879339993</text:p>
          </table:table-cell>
          <table:table-cell office:value-type="float" office:value="-11.247059342208" calcext:value-type="float">
            <text:p>-11,2470593422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23</text:p>
          </table:table-cell>
          <table:table-cell office:value-type="float" office:value="7.6235544681549" calcext:value-type="float">
            <text:p>7,6235544681549</text:p>
          </table:table-cell>
          <table:table-cell office:value-type="float" office:value="4.33837890625" calcext:value-type="float">
            <text:p>4,33837890625</text:p>
          </table:table-cell>
          <table:table-cell office:value-type="float" office:value="-152.26615614192" calcext:value-type="float">
            <text:p>-152,2661561419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34</text:p>
          </table:table-cell>
          <table:table-cell office:value-type="float" office:value="0.19658559933305" calcext:value-type="float">
            <text:p>0,19658559933305</text:p>
          </table:table-cell>
          <table:table-cell office:value-type="float" office:value="3.1180089712143" calcext:value-type="float">
            <text:p>3,1180089712143</text:p>
          </table:table-cell>
          <table:table-cell office:value-type="float" office:value="69.251049096417" calcext:value-type="float">
            <text:p>69,2510490964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45</text:p>
          </table:table-cell>
          <table:table-cell office:value-type="float" office:value="1.2752766907215" calcext:value-type="float">
            <text:p>1,2752766907215</text:p>
          </table:table-cell>
          <table:table-cell office:value-type="float" office:value="2.470278441906" calcext:value-type="float">
            <text:p>2,470278441906</text:p>
          </table:table-cell>
          <table:table-cell office:value-type="float" office:value="155.76434439155" calcext:value-type="float">
            <text:p>155,7643443915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56</text:p>
          </table:table-cell>
          <table:table-cell office:value-type="float" office:value="1.1476342380047" calcext:value-type="float">
            <text:p>1,1476342380047</text:p>
          </table:table-cell>
          <table:table-cell office:value-type="float" office:value="6.8041014671326" calcext:value-type="float">
            <text:p>6,8041014671326</text:p>
          </table:table-cell>
          <table:table-cell office:value-type="float" office:value="68.564007236699" calcext:value-type="float">
            <text:p>68,56400723669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67</text:p>
          </table:table-cell>
          <table:table-cell office:value-type="float" office:value="2.5477805733681" calcext:value-type="float">
            <text:p>2,5477805733681</text:p>
          </table:table-cell>
          <table:table-cell office:value-type="float" office:value="6.4587527513504" calcext:value-type="float">
            <text:p>6,4587527513504</text:p>
          </table:table-cell>
          <table:table-cell office:value-type="float" office:value="19.493768928917" calcext:value-type="float">
            <text:p>19,4937689289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78</text:p>
          </table:table-cell>
          <table:table-cell office:value-type="float" office:value="4.7138634324074" calcext:value-type="float">
            <text:p>4,7138634324074</text:p>
          </table:table-cell>
          <table:table-cell office:value-type="float" office:value="3.6962139606476" calcext:value-type="float">
            <text:p>3,6962139606476</text:p>
          </table:table-cell>
          <table:table-cell office:value-type="float" office:value="-90.212714140582" calcext:value-type="float">
            <text:p>-90,2127141405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89</text:p>
          </table:table-cell>
          <table:table-cell office:value-type="float" office:value="8.0916339159012" calcext:value-type="float">
            <text:p>8,0916339159012</text:p>
          </table:table-cell>
          <table:table-cell office:value-type="float" office:value="6.4750921726227" calcext:value-type="float">
            <text:p>6,4750921726227</text:p>
          </table:table-cell>
          <table:table-cell office:value-type="float" office:value="134.43428391864" calcext:value-type="float">
            <text:p>134,434283918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00</text:p>
          </table:table-cell>
          <table:table-cell office:value-type="float" office:value="9.147612452507" calcext:value-type="float">
            <text:p>9,147612452507</text:p>
          </table:table-cell>
          <table:table-cell office:value-type="float" office:value="7.9979449510574" calcext:value-type="float">
            <text:p>7,9979449510574</text:p>
          </table:table-cell>
          <table:table-cell office:value-type="float" office:value="-170.36902373004" calcext:value-type="float">
            <text:p>-170,3690237300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11</text:p>
          </table:table-cell>
          <table:table-cell office:value-type="float" office:value="1.9873321056366" calcext:value-type="float">
            <text:p>1,9873321056366</text:p>
          </table:table-cell>
          <table:table-cell office:value-type="float" office:value="3.4077206254005" calcext:value-type="float">
            <text:p>3,4077206254005</text:p>
          </table:table-cell>
          <table:table-cell office:value-type="float" office:value="-105.19621022947" calcext:value-type="float">
            <text:p>-105,196210229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22</text:p>
          </table:table-cell>
          <table:table-cell office:value-type="float" office:value="-0.88151276111603" calcext:value-type="float">
            <text:p>-0,88151276111603</text:p>
          </table:table-cell>
          <table:table-cell office:value-type="float" office:value="5.1637315750122" calcext:value-type="float">
            <text:p>5,1637315750122</text:p>
          </table:table-cell>
          <table:table-cell office:value-type="float" office:value="157.21556639216" calcext:value-type="float">
            <text:p>157,215566392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33</text:p>
          </table:table-cell>
          <table:table-cell office:value-type="float" office:value="0.8888628333807" calcext:value-type="float">
            <text:p>0,8888628333807</text:p>
          </table:table-cell>
          <table:table-cell office:value-type="float" office:value="3.8410955667496" calcext:value-type="float">
            <text:p>3,8410955667496</text:p>
          </table:table-cell>
          <table:table-cell office:value-type="float" office:value="165.27732314578" calcext:value-type="float">
            <text:p>165,2773231457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44</text:p>
          </table:table-cell>
          <table:table-cell office:value-type="float" office:value="3.8624793291092" calcext:value-type="float">
            <text:p>3,8624793291092</text:p>
          </table:table-cell>
          <table:table-cell office:value-type="float" office:value="6.7438477277756" calcext:value-type="float">
            <text:p>6,7438477277756</text:p>
          </table:table-cell>
          <table:table-cell office:value-type="float" office:value="148.10465247768" calcext:value-type="float">
            <text:p>148,104652477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55</text:p>
          </table:table-cell>
          <table:table-cell office:value-type="float" office:value="4.2935830354691" calcext:value-type="float">
            <text:p>4,2935830354691</text:p>
          </table:table-cell>
          <table:table-cell office:value-type="float" office:value="4.0064692497253" calcext:value-type="float">
            <text:p>4,0064692497253</text:p>
          </table:table-cell>
          <table:table-cell office:value-type="float" office:value="-55.674011160614" calcext:value-type="float">
            <text:p>-55,6740111606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66</text:p>
          </table:table-cell>
          <table:table-cell office:value-type="float" office:value="7.3190796375275" calcext:value-type="float">
            <text:p>7,3190796375275</text:p>
          </table:table-cell>
          <table:table-cell office:value-type="float" office:value="7.5834858417511" calcext:value-type="float">
            <text:p>7,5834858417511</text:p>
          </table:table-cell>
          <table:table-cell office:value-type="float" office:value="-64.70082671779" calcext:value-type="float">
            <text:p>-64,7008267177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77</text:p>
          </table:table-cell>
          <table:table-cell office:value-type="float" office:value="10.084459781647" calcext:value-type="float">
            <text:p>10,084459781647</text:p>
          </table:table-cell>
          <table:table-cell office:value-type="float" office:value="6.1740434169769" calcext:value-type="float">
            <text:p>6,1740434169769</text:p>
          </table:table-cell>
          <table:table-cell office:value-type="float" office:value="145.52843342921" calcext:value-type="float">
            <text:p>145,5284334292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88</text:p>
          </table:table-cell>
          <table:table-cell office:value-type="float" office:value="-1.5845286846161" calcext:value-type="float">
            <text:p>-1,5845286846161</text:p>
          </table:table-cell>
          <table:table-cell office:value-type="float" office:value="5.9396708011627" calcext:value-type="float">
            <text:p>5,9396708011627</text:p>
          </table:table-cell>
          <table:table-cell office:value-type="float" office:value="-34.716808492211" calcext:value-type="float">
            <text:p>-34,7168084922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99</text:p>
          </table:table-cell>
          <table:table-cell office:value-type="float" office:value="-0.50441544502974" calcext:value-type="float">
            <text:p>-0,50441544502974</text:p>
          </table:table-cell>
          <table:table-cell office:value-type="float" office:value="8.7408131361008" calcext:value-type="float">
            <text:p>8,7408131361008</text:p>
          </table:table-cell>
          <table:table-cell office:value-type="float" office:value="-101.50484826155" calcext:value-type="float">
            <text:p>-101,504848261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10</text:p>
          </table:table-cell>
          <table:table-cell office:value-type="float" office:value="2.6139158010483" calcext:value-type="float">
            <text:p>2,6139158010483</text:p>
          </table:table-cell>
          <table:table-cell office:value-type="float" office:value="6.0499083995819" calcext:value-type="float">
            <text:p>6,0499083995819</text:p>
          </table:table-cell>
          <table:table-cell office:value-type="float" office:value="132.29878085434" calcext:value-type="float">
            <text:p>132,298780854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21</text:p>
          </table:table-cell>
          <table:table-cell office:value-type="float" office:value="2.4023768305779" calcext:value-type="float">
            <text:p>2,4023768305779</text:p>
          </table:table-cell>
          <table:table-cell office:value-type="float" office:value="7.0610415935516" calcext:value-type="float">
            <text:p>7,0610415935516</text:p>
          </table:table-cell>
          <table:table-cell office:value-type="float" office:value="-85.192999262719" calcext:value-type="float">
            <text:p>-85,1929992627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32</text:p>
          </table:table-cell>
          <table:table-cell office:value-type="float" office:value="5.3046953678131" calcext:value-type="float">
            <text:p>5,3046953678131</text:p>
          </table:table-cell>
          <table:table-cell office:value-type="float" office:value="7.7429693937302" calcext:value-type="float">
            <text:p>7,7429693937302</text:p>
          </table:table-cell>
          <table:table-cell office:value-type="float" office:value="-55.627685823258" calcext:value-type="float">
            <text:p>-55,6276858232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43</text:p>
          </table:table-cell>
          <table:table-cell office:value-type="float" office:value="5.9207236766815" calcext:value-type="float">
            <text:p>5,9207236766815</text:p>
          </table:table-cell>
          <table:table-cell office:value-type="float" office:value="4.6216058731079" calcext:value-type="float">
            <text:p>4,6216058731079</text:p>
          </table:table-cell>
          <table:table-cell office:value-type="float" office:value="157.05617825696" calcext:value-type="float">
            <text:p>157,056178256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54</text:p>
          </table:table-cell>
          <table:table-cell office:value-type="float" office:value="8.1441193819046" calcext:value-type="float">
            <text:p>8,1441193819046</text:p>
          </table:table-cell>
          <table:table-cell office:value-type="float" office:value="9.1534888744354" calcext:value-type="float">
            <text:p>9,1534888744354</text:p>
          </table:table-cell>
          <table:table-cell office:value-type="float" office:value="-117.34133465275" calcext:value-type="float">
            <text:p>-117,341334652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65</text:p>
          </table:table-cell>
          <table:table-cell office:value-type="float" office:value="-1.5373712778091" calcext:value-type="float">
            <text:p>-1,5373712778091</text:p>
          </table:table-cell>
          <table:table-cell office:value-type="float" office:value="9.25561606884" calcext:value-type="float">
            <text:p>9,25561606884</text:p>
          </table:table-cell>
          <table:table-cell office:value-type="float" office:value="-96.017410800715" calcext:value-type="float">
            <text:p>-96,0174108007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76</text:p>
          </table:table-cell>
          <table:table-cell office:value-type="float" office:value="0.86060278117657" calcext:value-type="float">
            <text:p>0,86060278117657</text:p>
          </table:table-cell>
          <table:table-cell office:value-type="float" office:value="7.2188341617584" calcext:value-type="float">
            <text:p>7,2188341617584</text:p>
          </table:table-cell>
          <table:table-cell office:value-type="float" office:value="94.865707834815" calcext:value-type="float">
            <text:p>94,8657078348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87</text:p>
          </table:table-cell>
          <table:table-cell office:value-type="float" office:value="2.3451471328735" calcext:value-type="float">
            <text:p>2,3451471328735</text:p>
          </table:table-cell>
          <table:table-cell office:value-type="float" office:value="10.97115278244" calcext:value-type="float">
            <text:p>10,97115278244</text:p>
          </table:table-cell>
          <table:table-cell office:value-type="float" office:value="160.51013910087" calcext:value-type="float">
            <text:p>160,5101391008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98</text:p>
          </table:table-cell>
          <table:table-cell office:value-type="float" office:value="3.023085296154" calcext:value-type="float">
            <text:p>3,023085296154</text:p>
          </table:table-cell>
          <table:table-cell office:value-type="float" office:value="9.007984995842" calcext:value-type="float">
            <text:p>9,007984995842</text:p>
          </table:table-cell>
          <table:table-cell office:value-type="float" office:value="1.5553376239956" calcext:value-type="float">
            <text:p>1,555337623995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09</text:p>
          </table:table-cell>
          <table:table-cell office:value-type="float" office:value="6.2296688556671" calcext:value-type="float">
            <text:p>6,2296688556671</text:p>
          </table:table-cell>
          <table:table-cell office:value-type="float" office:value="9.8694384098053" calcext:value-type="float">
            <text:p>9,8694384098053</text:p>
          </table:table-cell>
          <table:table-cell office:value-type="float" office:value="-42.549275668563" calcext:value-type="float">
            <text:p>-42,5492756685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20</text:p>
          </table:table-cell>
          <table:table-cell office:value-type="float" office:value="5.6122434139252" calcext:value-type="float">
            <text:p>5,6122434139252</text:p>
          </table:table-cell>
          <table:table-cell office:value-type="float" office:value="9.9146664142609" calcext:value-type="float">
            <text:p>9,9146664142609</text:p>
          </table:table-cell>
          <table:table-cell office:value-type="float" office:value="57.485650299461" calcext:value-type="float">
            <text:p>57,4856502994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31</text:p>
          </table:table-cell>
          <table:table-cell office:value-type="float" office:value="9.7223740816116" calcext:value-type="float">
            <text:p>9,7223740816116</text:p>
          </table:table-cell>
          <table:table-cell office:value-type="float" office:value="9.1166609525681" calcext:value-type="float">
            <text:p>9,1166609525681</text:p>
          </table:table-cell>
          <table:table-cell office:value-type="float" office:value="-15.468518065799" calcext:value-type="float">
            <text:p>-15,4685180657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42</text:p>
          </table:table-cell>
          <table:table-cell office:value-type="float" office:value="-1.0073430836201" calcext:value-type="float">
            <text:p>-1,0073430836201</text:p>
          </table:table-cell>
          <table:table-cell office:value-type="float" office:value="10.155764818192" calcext:value-type="float">
            <text:p>10,155764818192</text:p>
          </table:table-cell>
          <table:table-cell office:value-type="float" office:value="-25.780391920904" calcext:value-type="float">
            <text:p>-25,7803919209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53</text:p>
          </table:table-cell>
          <table:table-cell office:value-type="float" office:value="0.14023837633431" calcext:value-type="float">
            <text:p>0,14023837633431</text:p>
          </table:table-cell>
          <table:table-cell office:value-type="float" office:value="10.121512413025" calcext:value-type="float">
            <text:p>10,121512413025</text:p>
          </table:table-cell>
          <table:table-cell office:value-type="float" office:value="-8.9591521366387" calcext:value-type="float">
            <text:p>-8,95915213663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-1.1483193933964" calcext:value-type="float">
            <text:p>-1,1483193933964</text:p>
          </table:table-cell>
          <table:table-cell office:value-type="float" office:value="0.94260439276695" calcext:value-type="float">
            <text:p>0,94260439276695</text:p>
          </table:table-cell>
          <table:table-cell office:value-type="float" office:value="-63.596248626709" calcext:value-type="float">
            <text:p>-63,5962486267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14</text:p>
          </table:table-cell>
          <table:table-cell office:value-type="float" office:value="-1.5027344226837" calcext:value-type="float">
            <text:p>-1,5027344226837</text:p>
          </table:table-cell>
          <table:table-cell office:value-type="float" office:value="0.96626624464989" calcext:value-type="float">
            <text:p>0,96626624464989</text:p>
          </table:table-cell>
          <table:table-cell office:value-type="float" office:value="-76.611878006322" calcext:value-type="float">
            <text:p>-76,6118780063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25</text:p>
          </table:table-cell>
          <table:table-cell office:value-type="float" office:value="4.4486603140831" calcext:value-type="float">
            <text:p>4,4486603140831</text:p>
          </table:table-cell>
          <table:table-cell office:value-type="float" office:value="-0.53249232470989" calcext:value-type="float">
            <text:p>-0,53249232470989</text:p>
          </table:table-cell>
          <table:table-cell office:value-type="float" office:value="117.72743607782" calcext:value-type="float">
            <text:p>117,727436077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36</text:p>
          </table:table-cell>
          <table:table-cell office:value-type="float" office:value="1.9470123946667" calcext:value-type="float">
            <text:p>1,9470123946667</text:p>
          </table:table-cell>
          <table:table-cell office:value-type="float" office:value="-0.28970280662179" calcext:value-type="float">
            <text:p>-0,28970280662179</text:p>
          </table:table-cell>
          <table:table-cell office:value-type="float" office:value="72.927260854442" calcext:value-type="float">
            <text:p>72,9272608544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47</text:p>
          </table:table-cell>
          <table:table-cell office:value-type="float" office:value="6.9756662845612" calcext:value-type="float">
            <text:p>6,9756662845612</text:p>
          </table:table-cell>
          <table:table-cell office:value-type="float" office:value="0.49356009811163" calcext:value-type="float">
            <text:p>0,49356009811163</text:p>
          </table:table-cell>
          <table:table-cell office:value-type="float" office:value="118.36746240118" calcext:value-type="float">
            <text:p>118,367462401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58</text:p>
          </table:table-cell>
          <table:table-cell office:value-type="float" office:value="7.156857252121" calcext:value-type="float">
            <text:p>7,156857252121</text:p>
          </table:table-cell>
          <table:table-cell office:value-type="float" office:value="-0.46630971133709" calcext:value-type="float">
            <text:p>-0,46630971133709</text:p>
          </table:table-cell>
          <table:table-cell office:value-type="float" office:value="-154.76016633829" calcext:value-type="float">
            <text:p>-154,760166338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69</text:p>
          </table:table-cell>
          <table:table-cell office:value-type="float" office:value="3.4416389465332" calcext:value-type="float">
            <text:p>3,4416389465332</text:p>
          </table:table-cell>
          <table:table-cell office:value-type="float" office:value="-0.58501310646534" calcext:value-type="float">
            <text:p>-0,58501310646534</text:p>
          </table:table-cell>
          <table:table-cell office:value-type="float" office:value="36.776126570003" calcext:value-type="float">
            <text:p>36,7761265700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80</text:p>
          </table:table-cell>
          <table:table-cell office:value-type="float" office:value="-0.95513954758644" calcext:value-type="float">
            <text:p>-0,95513954758644</text:p>
          </table:table-cell>
          <table:table-cell office:value-type="float" office:value="2.4710103869438" calcext:value-type="float">
            <text:p>2,4710103869438</text:p>
          </table:table-cell>
          <table:table-cell office:value-type="float" office:value="-124.74609028762" calcext:value-type="float">
            <text:p>-124,7460902876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91</text:p>
          </table:table-cell>
          <table:table-cell office:value-type="float" office:value="-0.92246204614639" calcext:value-type="float">
            <text:p>-0,92246204614639</text:p>
          </table:table-cell>
          <table:table-cell office:value-type="float" office:value="0.0052221480291337" calcext:value-type="float">
            <text:p>0,0052221480291337</text:p>
          </table:table-cell>
          <table:table-cell office:value-type="float" office:value="10.55090822232" calcext:value-type="float">
            <text:p>10,550908222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02</text:p>
          </table:table-cell>
          <table:table-cell office:value-type="float" office:value="1.229293346405" calcext:value-type="float">
            <text:p>1,229293346405</text:p>
          </table:table-cell>
          <table:table-cell office:value-type="float" office:value="3.1822240352631" calcext:value-type="float">
            <text:p>3,1822240352631</text:p>
          </table:table-cell>
          <table:table-cell office:value-type="float" office:value="115.53822049669" calcext:value-type="float">
            <text:p>115,5382204966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13</text:p>
          </table:table-cell>
          <table:table-cell office:value-type="float" office:value="2.4561801552773" calcext:value-type="float">
            <text:p>2,4561801552773</text:p>
          </table:table-cell>
          <table:table-cell office:value-type="float" office:value="1.4268824458122" calcext:value-type="float">
            <text:p>1,4268824458122</text:p>
          </table:table-cell>
          <table:table-cell office:value-type="float" office:value="16.184413319181" calcext:value-type="float">
            <text:p>16,1844133191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24</text:p>
          </table:table-cell>
          <table:table-cell office:value-type="float" office:value="6.1673641204834" calcext:value-type="float">
            <text:p>6,1673641204834</text:p>
          </table:table-cell>
          <table:table-cell office:value-type="float" office:value="0.70337407290936" calcext:value-type="float">
            <text:p>0,70337407290936</text:p>
          </table:table-cell>
          <table:table-cell office:value-type="float" office:value="92.889907253776" calcext:value-type="float">
            <text:p>92,8899072537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35</text:p>
          </table:table-cell>
          <table:table-cell office:value-type="float" office:value="7.3875957727432" calcext:value-type="float">
            <text:p>7,3875957727432</text:p>
          </table:table-cell>
          <table:table-cell office:value-type="float" office:value="1.1496565490961" calcext:value-type="float">
            <text:p>1,1496565490961</text:p>
          </table:table-cell>
          <table:table-cell office:value-type="float" office:value="-155.00728491765" calcext:value-type="float">
            <text:p>-155,007284917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46</text:p>
          </table:table-cell>
          <table:table-cell office:value-type="float" office:value="8.4294307231903" calcext:value-type="float">
            <text:p>8,4294307231903</text:p>
          </table:table-cell>
          <table:table-cell office:value-type="float" office:value="6.2159007787704" calcext:value-type="float">
            <text:p>6,2159007787704</text:p>
          </table:table-cell>
          <table:table-cell office:value-type="float" office:value="28.059724599692" calcext:value-type="float">
            <text:p>28,0597245996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57</text:p>
          </table:table-cell>
          <table:table-cell office:value-type="float" office:value="-1.5816417336464" calcext:value-type="float">
            <text:p>-1,5816417336464</text:p>
          </table:table-cell>
          <table:table-cell office:value-type="float" office:value="3.9758232235909" calcext:value-type="float">
            <text:p>3,9758232235909</text:p>
          </table:table-cell>
          <table:table-cell office:value-type="float" office:value="81.836363312545" calcext:value-type="float">
            <text:p>81,8363633125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68</text:p>
          </table:table-cell>
          <table:table-cell office:value-type="float" office:value="-0.68602666258812" calcext:value-type="float">
            <text:p>-0,68602666258812</text:p>
          </table:table-cell>
          <table:table-cell office:value-type="float" office:value="1.0836066305637" calcext:value-type="float">
            <text:p>1,0836066305637</text:p>
          </table:table-cell>
          <table:table-cell office:value-type="float" office:value="-67.572225430968" calcext:value-type="float">
            <text:p>-67,5722254309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79</text:p>
          </table:table-cell>
          <table:table-cell office:value-type="float" office:value="3.1982871890068" calcext:value-type="float">
            <text:p>3,1982871890068</text:p>
          </table:table-cell>
          <table:table-cell office:value-type="float" office:value="3.9165490865707" calcext:value-type="float">
            <text:p>3,9165490865707</text:p>
          </table:table-cell>
          <table:table-cell office:value-type="float" office:value="136.63314861856" calcext:value-type="float">
            <text:p>136,633148618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90</text:p>
          </table:table-cell>
          <table:table-cell office:value-type="float" office:value="1.584744155407" calcext:value-type="float">
            <text:p>1,584744155407</text:p>
          </table:table-cell>
          <table:table-cell office:value-type="float" office:value="0.65944135189056" calcext:value-type="float">
            <text:p>0,65944135189056</text:p>
          </table:table-cell>
          <table:table-cell office:value-type="float" office:value="0.17475547375763" calcext:value-type="float">
            <text:p>0,174755473757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01</text:p>
          </table:table-cell>
          <table:table-cell office:value-type="float" office:value="3.0609926581383" calcext:value-type="float">
            <text:p>3,0609926581383</text:p>
          </table:table-cell>
          <table:table-cell office:value-type="float" office:value="3.1965643167496" calcext:value-type="float">
            <text:p>3,1965643167496</text:p>
          </table:table-cell>
          <table:table-cell office:value-type="float" office:value="10.676485148205" calcext:value-type="float">
            <text:p>10,6764851482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12</text:p>
          </table:table-cell>
          <table:table-cell office:value-type="float" office:value="5.2342599630356" calcext:value-type="float">
            <text:p>5,2342599630356</text:p>
          </table:table-cell>
          <table:table-cell office:value-type="float" office:value="4.1012138128281" calcext:value-type="float">
            <text:p>4,1012138128281</text:p>
          </table:table-cell>
          <table:table-cell office:value-type="float" office:value="-102.02144513464" calcext:value-type="float">
            <text:p>-102,021445134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23</text:p>
          </table:table-cell>
          <table:table-cell office:value-type="float" office:value="7.9451036453247" calcext:value-type="float">
            <text:p>7,9451036453247</text:p>
          </table:table-cell>
          <table:table-cell office:value-type="float" office:value="4.3448695540428" calcext:value-type="float">
            <text:p>4,3448695540428</text:p>
          </table:table-cell>
          <table:table-cell office:value-type="float" office:value="173.96986712316" calcext:value-type="float">
            <text:p>173,9698671231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34</text:p>
          </table:table-cell>
          <table:table-cell office:value-type="float" office:value="-0.10166723281145" calcext:value-type="float">
            <text:p>-0,10166723281145</text:p>
          </table:table-cell>
          <table:table-cell office:value-type="float" office:value="3.0639272928238" calcext:value-type="float">
            <text:p>3,0639272928238</text:p>
          </table:table-cell>
          <table:table-cell office:value-type="float" office:value="14.430569805157" calcext:value-type="float">
            <text:p>14,4305698051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45</text:p>
          </table:table-cell>
          <table:table-cell office:value-type="float" office:value="1.5788182616234" calcext:value-type="float">
            <text:p>1,5788182616234</text:p>
          </table:table-cell>
          <table:table-cell office:value-type="float" office:value="2.3446778953075" calcext:value-type="float">
            <text:p>2,3446778953075</text:p>
          </table:table-cell>
          <table:table-cell office:value-type="float" office:value="160.10143194988" calcext:value-type="float">
            <text:p>160,101431949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56</text:p>
          </table:table-cell>
          <table:table-cell office:value-type="float" office:value="1.3439776003361" calcext:value-type="float">
            <text:p>1,3439776003361</text:p>
          </table:table-cell>
          <table:table-cell office:value-type="float" office:value="6.6903018951416" calcext:value-type="float">
            <text:p>6,6903018951416</text:p>
          </table:table-cell>
          <table:table-cell office:value-type="float" office:value="158.45963301932" calcext:value-type="float">
            <text:p>158,459633019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67</text:p>
          </table:table-cell>
          <table:table-cell office:value-type="float" office:value="2.4448683857918" calcext:value-type="float">
            <text:p>2,4448683857918</text:p>
          </table:table-cell>
          <table:table-cell office:value-type="float" office:value="6.6549736261368" calcext:value-type="float">
            <text:p>6,6549736261368</text:p>
          </table:table-cell>
          <table:table-cell office:value-type="float" office:value="-71.248129674583" calcext:value-type="float">
            <text:p>-71,2481296745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78</text:p>
          </table:table-cell>
          <table:table-cell office:value-type="float" office:value="4.9337109923363" calcext:value-type="float">
            <text:p>4,9337109923363</text:p>
          </table:table-cell>
          <table:table-cell office:value-type="float" office:value="3.727214038372" calcext:value-type="float">
            <text:p>3,727214038372</text:p>
          </table:table-cell>
          <table:table-cell office:value-type="float" office:value="179.20939330083" calcext:value-type="float">
            <text:p>179,209393300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89</text:p>
          </table:table-cell>
          <table:table-cell office:value-type="float" office:value="8.15713763237" calcext:value-type="float">
            <text:p>8,15713763237</text:p>
          </table:table-cell>
          <table:table-cell office:value-type="float" office:value="6.4018976688385" calcext:value-type="float">
            <text:p>6,4018976688385</text:p>
          </table:table-cell>
          <table:table-cell office:value-type="float" office:value="-178.09981297536" calcext:value-type="float">
            <text:p>-178,099812975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00</text:p>
          </table:table-cell>
          <table:table-cell office:value-type="float" office:value="9.3569308519363" calcext:value-type="float">
            <text:p>9,3569308519363</text:p>
          </table:table-cell>
          <table:table-cell office:value-type="float" office:value="7.8398263454437" calcext:value-type="float">
            <text:p>7,8398263454437</text:p>
          </table:table-cell>
          <table:table-cell office:value-type="float" office:value="134.46245223853" calcext:value-type="float">
            <text:p>134,4624522385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11</text:p>
          </table:table-cell>
          <table:table-cell office:value-type="float" office:value="2.0903806388378" calcext:value-type="float">
            <text:p>2,0903806388378</text:p>
          </table:table-cell>
          <table:table-cell office:value-type="float" office:value="3.7912690639496" calcext:value-type="float">
            <text:p>3,7912690639496</text:p>
          </table:table-cell>
          <table:table-cell office:value-type="float" office:value="-105.19000527206" calcext:value-type="float">
            <text:p>-105,190005272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22</text:p>
          </table:table-cell>
          <table:table-cell office:value-type="float" office:value="-0.51359754055738" calcext:value-type="float">
            <text:p>-0,51359754055738</text:p>
          </table:table-cell>
          <table:table-cell office:value-type="float" office:value="5.1415491104126" calcext:value-type="float">
            <text:p>5,1415491104126</text:p>
          </table:table-cell>
          <table:table-cell office:value-type="float" office:value="173.09700455635" calcext:value-type="float">
            <text:p>173,097004556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33</text:p>
          </table:table-cell>
          <table:table-cell office:value-type="float" office:value="0.86691133677959" calcext:value-type="float">
            <text:p>0,86691133677959</text:p>
          </table:table-cell>
          <table:table-cell office:value-type="float" office:value="3.6159747838974" calcext:value-type="float">
            <text:p>3,6159747838974</text:p>
          </table:table-cell>
          <table:table-cell office:value-type="float" office:value="75.9207769564" calcext:value-type="float">
            <text:p>75,92077695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44</text:p>
          </table:table-cell>
          <table:table-cell office:value-type="float" office:value="4.2007818818092" calcext:value-type="float">
            <text:p>4,2007818818092</text:p>
          </table:table-cell>
          <table:table-cell office:value-type="float" office:value="6.5339195728302" calcext:value-type="float">
            <text:p>6,5339195728302</text:p>
          </table:table-cell>
          <table:table-cell office:value-type="float" office:value="148.13385951291" calcext:value-type="float">
            <text:p>148,1338595129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55</text:p>
          </table:table-cell>
          <table:table-cell office:value-type="float" office:value="4.0943312644958" calcext:value-type="float">
            <text:p>4,0943312644958</text:p>
          </table:table-cell>
          <table:table-cell office:value-type="float" office:value="3.9109522104263" calcext:value-type="float">
            <text:p>3,9109522104263</text:p>
          </table:table-cell>
          <table:table-cell office:value-type="float" office:value="34.653853458963" calcext:value-type="float">
            <text:p>34,6538534589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66</text:p>
          </table:table-cell>
          <table:table-cell office:value-type="float" office:value="7.1495485305786" calcext:value-type="float">
            <text:p>7,1495485305786</text:p>
          </table:table-cell>
          <table:table-cell office:value-type="float" office:value="7.9432570934296" calcext:value-type="float">
            <text:p>7,9432570934296</text:p>
          </table:table-cell>
          <table:table-cell office:value-type="float" office:value="-64.650763371947" calcext:value-type="float">
            <text:p>-64,6507633719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77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5.9932446479797" calcext:value-type="float">
            <text:p>5,9932446479797</text:p>
          </table:table-cell>
          <table:table-cell office:value-type="float" office:value="145.48922192519" calcext:value-type="float">
            <text:p>145,4892219251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88</text:p>
          </table:table-cell>
          <table:table-cell office:value-type="float" office:value="-1.585009843111" calcext:value-type="float">
            <text:p>-1,585009843111</text:p>
          </table:table-cell>
          <table:table-cell office:value-type="float" office:value="6.1688125133514" calcext:value-type="float">
            <text:p>6,1688125133514</text:p>
          </table:table-cell>
          <table:table-cell office:value-type="float" office:value="-34.679298567924" calcext:value-type="float">
            <text:p>-34,6792985679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99</text:p>
          </table:table-cell>
          <table:table-cell office:value-type="float" office:value="-0.49033410847187" calcext:value-type="float">
            <text:p>-0,49033410847187</text:p>
          </table:table-cell>
          <table:table-cell office:value-type="float" office:value="9.0148144960403" calcext:value-type="float">
            <text:p>9,0148144960403</text:p>
          </table:table-cell>
          <table:table-cell office:value-type="float" office:value="-88.238498967165" calcext:value-type="float">
            <text:p>-88,23849896716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10</text:p>
          </table:table-cell>
          <table:table-cell office:value-type="float" office:value="2.7153995633125" calcext:value-type="float">
            <text:p>2,7153995633125</text:p>
          </table:table-cell>
          <table:table-cell office:value-type="float" office:value="5.8900386095047" calcext:value-type="float">
            <text:p>5,8900386095047</text:p>
          </table:table-cell>
          <table:table-cell office:value-type="float" office:value="145.76412613984" calcext:value-type="float">
            <text:p>145,764126139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21</text:p>
          </table:table-cell>
          <table:table-cell office:value-type="float" office:value="2.1780845522881" calcext:value-type="float">
            <text:p>2,1780845522881</text:p>
          </table:table-cell>
          <table:table-cell office:value-type="float" office:value="7.0750439167023" calcext:value-type="float">
            <text:p>7,0750439167023</text:p>
          </table:table-cell>
          <table:table-cell office:value-type="float" office:value="5.1377393352758" calcext:value-type="float">
            <text:p>5,137739335275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32</text:p>
          </table:table-cell>
          <table:table-cell office:value-type="float" office:value="5.0488221645355" calcext:value-type="float">
            <text:p>5,0488221645355</text:p>
          </table:table-cell>
          <table:table-cell office:value-type="float" office:value="7.7237802743912" calcext:value-type="float">
            <text:p>7,7237802743912</text:p>
          </table:table-cell>
          <table:table-cell office:value-type="float" office:value="12.90853919497" calcext:value-type="float">
            <text:p>12,908539194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43</text:p>
          </table:table-cell>
          <table:table-cell office:value-type="float" office:value="6.1860263347626" calcext:value-type="float">
            <text:p>6,1860263347626</text:p>
          </table:table-cell>
          <table:table-cell office:value-type="float" office:value="4.7211536765099" calcext:value-type="float">
            <text:p>4,7211536765099</text:p>
          </table:table-cell>
          <table:table-cell office:value-type="float" office:value="-149.98021702858" calcext:value-type="float">
            <text:p>-149,980217028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54</text:p>
          </table:table-cell>
          <table:table-cell office:value-type="float" office:value="8.4054738283157" calcext:value-type="float">
            <text:p>8,4054738283157</text:p>
          </table:table-cell>
          <table:table-cell office:value-type="float" office:value="9.2045277357101" calcext:value-type="float">
            <text:p>9,2045277357101</text:p>
          </table:table-cell>
          <table:table-cell office:value-type="float" office:value="-178.99979147941" calcext:value-type="float">
            <text:p>-178,9997914794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65</text:p>
          </table:table-cell>
          <table:table-cell office:value-type="float" office:value="-1.3784638047218" calcext:value-type="float">
            <text:p>-1,3784638047218</text:p>
          </table:table-cell>
          <table:table-cell office:value-type="float" office:value="9.5196866989136" calcext:value-type="float">
            <text:p>9,5196866989136</text:p>
          </table:table-cell>
          <table:table-cell office:value-type="float" office:value="-132.17425801951" calcext:value-type="float">
            <text:p>-132,174258019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76</text:p>
          </table:table-cell>
          <table:table-cell office:value-type="float" office:value="1.0862632095814" calcext:value-type="float">
            <text:p>1,0862632095814</text:p>
          </table:table-cell>
          <table:table-cell office:value-type="float" office:value="7.201127409935" calcext:value-type="float">
            <text:p>7,201127409935</text:p>
          </table:table-cell>
          <table:table-cell office:value-type="float" office:value="-176.27293137228" calcext:value-type="float">
            <text:p>-176,272931372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87</text:p>
          </table:table-cell>
          <table:table-cell office:value-type="float" office:value="2.7154129743576" calcext:value-type="float">
            <text:p>2,7154129743576</text:p>
          </table:table-cell>
          <table:table-cell office:value-type="float" office:value="10.880539417267" calcext:value-type="float">
            <text:p>10,880539417267</text:p>
          </table:table-cell>
          <table:table-cell office:value-type="float" office:value="168.24575290558" calcext:value-type="float">
            <text:p>168,2457529055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98</text:p>
          </table:table-cell>
          <table:table-cell office:value-type="float" office:value="2.824487388134" calcext:value-type="float">
            <text:p>2,824487388134</text:p>
          </table:table-cell>
          <table:table-cell office:value-type="float" office:value="9.1323262453079" calcext:value-type="float">
            <text:p>9,1323262453079</text:p>
          </table:table-cell>
          <table:table-cell office:value-type="float" office:value="-36.179603285091" calcext:value-type="float">
            <text:p>-36,17960328509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09</text:p>
          </table:table-cell>
          <table:table-cell office:value-type="float" office:value="6.2718665599823" calcext:value-type="float">
            <text:p>6,2718665599823</text:p>
          </table:table-cell>
          <table:table-cell office:value-type="float" office:value="10.068811178207" calcext:value-type="float">
            <text:p>10,068811178207</text:p>
          </table:table-cell>
          <table:table-cell office:value-type="float" office:value="-114.56966627935" calcext:value-type="float">
            <text:p>-114,569666279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20</text:p>
          </table:table-cell>
          <table:table-cell office:value-type="float" office:value="5.4127579927444" calcext:value-type="float">
            <text:p>5,4127579927444</text:p>
          </table:table-cell>
          <table:table-cell office:value-type="float" office:value="9.8912918567657" calcext:value-type="float">
            <text:p>9,8912918567657</text:p>
          </table:table-cell>
          <table:table-cell office:value-type="float" office:value="-8.9016238785094" calcext:value-type="float">
            <text:p>-8,90162387850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31</text:p>
          </table:table-cell>
          <table:table-cell office:value-type="float" office:value="9.6288907527924" calcext:value-type="float">
            <text:p>9,6288907527924</text:p>
          </table:table-cell>
          <table:table-cell office:value-type="float" office:value="9.2877513170242" calcext:value-type="float">
            <text:p>9,2877513170242</text:p>
          </table:table-cell>
          <table:table-cell office:value-type="float" office:value="-60.251646740421" calcext:value-type="float">
            <text:p>-60,2516467404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42</text:p>
          </table:table-cell>
          <table:table-cell office:value-type="float" office:value="-1.2221829593182" calcext:value-type="float">
            <text:p>-1,2221829593182</text:p>
          </table:table-cell>
          <table:table-cell office:value-type="float" office:value="9.9409329891205" calcext:value-type="float">
            <text:p>9,9409329891205</text:p>
          </table:table-cell>
          <table:table-cell office:value-type="float" office:value="-22.34798612868" calcext:value-type="float">
            <text:p>-22,347986128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53</text:p>
          </table:table-cell>
          <table:table-cell office:value-type="float" office:value="0.021452321670949" calcext:value-type="float">
            <text:p>0,021452321670949</text:p>
          </table:table-cell>
          <table:table-cell office:value-type="float" office:value="10.355194807053" calcext:value-type="float">
            <text:p>10,355194807053</text:p>
          </table:table-cell>
          <table:table-cell office:value-type="float" office:value="-72.913279199296" calcext:value-type="float">
            <text:p>-72,9132791992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-0.9994300454855" calcext:value-type="float">
            <text:p>-0,9994300454855</text:p>
          </table:table-cell>
          <table:table-cell office:value-type="float" office:value="1.1241326481104" calcext:value-type="float">
            <text:p>1,1241326481104</text:p>
          </table:table-cell>
          <table:table-cell office:value-type="float" office:value="-112.63303620041" calcext:value-type="float">
            <text:p>-112,6330362004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14</text:p>
          </table:table-cell>
          <table:table-cell office:value-type="float" office:value="-1.3265211880207" calcext:value-type="float">
            <text:p>-1,3265211880207</text:p>
          </table:table-cell>
          <table:table-cell office:value-type="float" office:value="1.0815836489201" calcext:value-type="float">
            <text:p>1,0815836489201</text:p>
          </table:table-cell>
          <table:table-cell office:value-type="float" office:value="-161.99136084052" calcext:value-type="float">
            <text:p>-161,991360840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25</text:p>
          </table:table-cell>
          <table:table-cell office:value-type="float" office:value="4.7758612036705" calcext:value-type="float">
            <text:p>4,7758612036705</text:p>
          </table:table-cell>
          <table:table-cell office:value-type="float" office:value="-0.58501202613115" calcext:value-type="float">
            <text:p>-0,58501202613115</text:p>
          </table:table-cell>
          <table:table-cell office:value-type="float" office:value="117.8974027087" calcext:value-type="float">
            <text:p>117,89740270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36</text:p>
          </table:table-cell>
          <table:table-cell office:value-type="float" office:value="1.9814120233059" calcext:value-type="float">
            <text:p>1,9814120233059</text:p>
          </table:table-cell>
          <table:table-cell office:value-type="float" office:value="-0.53866676986217" calcext:value-type="float">
            <text:p>-0,53866676986217</text:p>
          </table:table-cell>
          <table:table-cell office:value-type="float" office:value="101.99139756002" calcext:value-type="float">
            <text:p>101,991397560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47</text:p>
          </table:table-cell>
          <table:table-cell office:value-type="float" office:value="6.8938630819321" calcext:value-type="float">
            <text:p>6,8938630819321</text:p>
          </table:table-cell>
          <table:table-cell office:value-type="float" office:value="0.16891121864319" calcext:value-type="float">
            <text:p>0,16891121864319</text:p>
          </table:table-cell>
          <table:table-cell office:value-type="float" office:value="81.14284314927" calcext:value-type="float">
            <text:p>81,142843149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58</text:p>
          </table:table-cell>
          <table:table-cell office:value-type="float" office:value="7.3956739902496" calcext:value-type="float">
            <text:p>7,3956739902496</text:p>
          </table:table-cell>
          <table:table-cell office:value-type="float" office:value="-0.22408248856664" calcext:value-type="float">
            <text:p>-0,22408248856664</text:p>
          </table:table-cell>
          <table:table-cell office:value-type="float" office:value="-128.85241903317" calcext:value-type="float">
            <text:p>-128,852419033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69</text:p>
          </table:table-cell>
          <table:table-cell office:value-type="float" office:value="3.074731528759" calcext:value-type="float">
            <text:p>3,074731528759</text:p>
          </table:table-cell>
          <table:table-cell office:value-type="float" office:value="-0.5850126221776" calcext:value-type="float">
            <text:p>-0,5850126221776</text:p>
          </table:table-cell>
          <table:table-cell office:value-type="float" office:value="24.238239617864" calcext:value-type="float">
            <text:p>24,23823961786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80</text:p>
          </table:table-cell>
          <table:table-cell office:value-type="float" office:value="-0.73052451014519" calcext:value-type="float">
            <text:p>-0,73052451014519</text:p>
          </table:table-cell>
          <table:table-cell office:value-type="float" office:value="2.6808360219002" calcext:value-type="float">
            <text:p>2,6808360219002</text:p>
          </table:table-cell>
          <table:table-cell office:value-type="float" office:value="-157.26840420134" calcext:value-type="float">
            <text:p>-157,268404201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91</text:p>
          </table:table-cell>
          <table:table-cell office:value-type="float" office:value="-1.1478419601917" calcext:value-type="float">
            <text:p>-1,1478419601917</text:p>
          </table:table-cell>
          <table:table-cell office:value-type="float" office:value="0.27375813573599" calcext:value-type="float">
            <text:p>0,27375813573599</text:p>
          </table:table-cell>
          <table:table-cell office:value-type="float" office:value="5.8312659051008" calcext:value-type="float">
            <text:p>5,83126590510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02</text:p>
          </table:table-cell>
          <table:table-cell office:value-type="float" office:value="1.4890919625759" calcext:value-type="float">
            <text:p>1,4890919625759</text:p>
          </table:table-cell>
          <table:table-cell office:value-type="float" office:value="3.2236906886101" calcext:value-type="float">
            <text:p>3,2236906886101</text:p>
          </table:table-cell>
          <table:table-cell office:value-type="float" office:value="-170.3793698815" calcext:value-type="float">
            <text:p>-170,37936988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13</text:p>
          </table:table-cell>
          <table:table-cell office:value-type="float" office:value="2.12436825037" calcext:value-type="float">
            <text:p>2,12436825037</text:p>
          </table:table-cell>
          <table:table-cell office:value-type="float" office:value="1.4621968567371" calcext:value-type="float">
            <text:p>1,4621968567371</text:p>
          </table:table-cell>
          <table:table-cell office:value-type="float" office:value="-12.347202392141" calcext:value-type="float">
            <text:p>-12,3472023921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24</text:p>
          </table:table-cell>
          <table:table-cell office:value-type="float" office:value="6.1262476444244" calcext:value-type="float">
            <text:p>6,1262476444244</text:p>
          </table:table-cell>
          <table:table-cell office:value-type="float" office:value="0.44222097843885" calcext:value-type="float">
            <text:p>0,44222097843885</text:p>
          </table:table-cell>
          <table:table-cell office:value-type="float" office:value="78.819790463539" calcext:value-type="float">
            <text:p>78,8197904635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35</text:p>
          </table:table-cell>
          <table:table-cell office:value-type="float" office:value="7.708283662796" calcext:value-type="float">
            <text:p>7,708283662796</text:p>
          </table:table-cell>
          <table:table-cell office:value-type="float" office:value="1.0556943714619" calcext:value-type="float">
            <text:p>1,0556943714619</text:p>
          </table:table-cell>
          <table:table-cell office:value-type="float" office:value="168.8494241921" calcext:value-type="float">
            <text:p>168,84942419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46</text:p>
          </table:table-cell>
          <table:table-cell office:value-type="float" office:value="8.4225273132324" calcext:value-type="float">
            <text:p>8,4225273132324</text:p>
          </table:table-cell>
          <table:table-cell office:value-type="float" office:value="6.3077414035797" calcext:value-type="float">
            <text:p>6,3077414035797</text:p>
          </table:table-cell>
          <table:table-cell office:value-type="float" office:value="-64.50240475357" calcext:value-type="float">
            <text:p>-64,502404753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57</text:p>
          </table:table-cell>
          <table:table-cell office:value-type="float" office:value="-1.5683004260063" calcext:value-type="float">
            <text:p>-1,5683004260063</text:p>
          </table:table-cell>
          <table:table-cell office:value-type="float" office:value="3.6680442094803" calcext:value-type="float">
            <text:p>3,6680442094803</text:p>
          </table:table-cell>
          <table:table-cell office:value-type="float" office:value="86.740076921548" calcext:value-type="float">
            <text:p>86,7400769215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68</text:p>
          </table:table-cell>
          <table:table-cell office:value-type="float" office:value="-0.53262162953615" calcext:value-type="float">
            <text:p>-0,53262162953615</text:p>
          </table:table-cell>
          <table:table-cell office:value-type="float" office:value="1.251066327095" calcext:value-type="float">
            <text:p>1,251066327095</text:p>
          </table:table-cell>
          <table:table-cell office:value-type="float" office:value="-123.36469455889" calcext:value-type="float">
            <text:p>-123,364694558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79</text:p>
          </table:table-cell>
          <table:table-cell office:value-type="float" office:value="3.5104316473007" calcext:value-type="float">
            <text:p>3,5104316473007</text:p>
          </table:table-cell>
          <table:table-cell office:value-type="float" office:value="3.776398897171" calcext:value-type="float">
            <text:p>3,776398897171</text:p>
          </table:table-cell>
          <table:table-cell office:value-type="float" office:value="161.60092687911" calcext:value-type="float">
            <text:p>161,600926879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90</text:p>
          </table:table-cell>
          <table:table-cell office:value-type="float" office:value="1.3263922929764" calcext:value-type="float">
            <text:p>1,3263922929764</text:p>
          </table:table-cell>
          <table:table-cell office:value-type="float" office:value="0.71547977626324" calcext:value-type="float">
            <text:p>0,71547977626324</text:p>
          </table:table-cell>
          <table:table-cell office:value-type="float" office:value="-12.695383873715" calcext:value-type="float">
            <text:p>-12,6953838737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01</text:p>
          </table:table-cell>
          <table:table-cell office:value-type="float" office:value="2.7398154139519" calcext:value-type="float">
            <text:p>2,7398154139519</text:p>
          </table:table-cell>
          <table:table-cell office:value-type="float" office:value="3.0504330992699" calcext:value-type="float">
            <text:p>3,0504330992699</text:p>
          </table:table-cell>
          <table:table-cell office:value-type="float" office:value="28.800931705791" calcext:value-type="float">
            <text:p>28,8009317057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12</text:p>
          </table:table-cell>
          <table:table-cell office:value-type="float" office:value="5.49764752388" calcext:value-type="float">
            <text:p>5,49764752388</text:p>
          </table:table-cell>
          <table:table-cell office:value-type="float" office:value="4.1191285848618" calcext:value-type="float">
            <text:p>4,1191285848618</text:p>
          </table:table-cell>
          <table:table-cell office:value-type="float" office:value="-176.39053854973" calcext:value-type="float">
            <text:p>-176,390538549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23</text:p>
          </table:table-cell>
          <table:table-cell office:value-type="float" office:value="8.1645220518112" calcext:value-type="float">
            <text:p>8,1645220518112</text:p>
          </table:table-cell>
          <table:table-cell office:value-type="float" office:value="4.1429272294044" calcext:value-type="float">
            <text:p>4,1429272294044</text:p>
          </table:table-cell>
          <table:table-cell office:value-type="float" office:value="128.66013368983" calcext:value-type="float">
            <text:p>128,6601336898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34</text:p>
          </table:table-cell>
          <table:table-cell office:value-type="float" office:value="-0.37541307508945" calcext:value-type="float">
            <text:p>-0,37541307508945</text:p>
          </table:table-cell>
          <table:table-cell office:value-type="float" office:value="2.9182994365692" calcext:value-type="float">
            <text:p>2,9182994365692</text:p>
          </table:table-cell>
          <table:table-cell office:value-type="float" office:value="48.449332547036" calcext:value-type="float">
            <text:p>48,4493325470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45</text:p>
          </table:table-cell>
          <table:table-cell office:value-type="float" office:value="1.796959489584" calcext:value-type="float">
            <text:p>1,796959489584</text:p>
          </table:table-cell>
          <table:table-cell office:value-type="float" office:value="2.3065689206123" calcext:value-type="float">
            <text:p>2,3065689206123</text:p>
          </table:table-cell>
          <table:table-cell office:value-type="float" office:value="171.29130727926" calcext:value-type="float">
            <text:p>171,2913072792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56</text:p>
          </table:table-cell>
          <table:table-cell office:value-type="float" office:value="1.4546367526054" calcext:value-type="float">
            <text:p>1,4546367526054</text:p>
          </table:table-cell>
          <table:table-cell office:value-type="float" office:value="6.8829792737961" calcext:value-type="float">
            <text:p>6,8829792737961</text:p>
          </table:table-cell>
          <table:table-cell office:value-type="float" office:value="-111.00812322775" calcext:value-type="float">
            <text:p>-111,008123227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67</text:p>
          </table:table-cell>
          <table:table-cell office:value-type="float" office:value="2.6435998082161" calcext:value-type="float">
            <text:p>2,6435998082161</text:p>
          </table:table-cell>
          <table:table-cell office:value-type="float" office:value="6.7614710330963" calcext:value-type="float">
            <text:p>6,7614710330963</text:p>
          </table:table-cell>
          <table:table-cell office:value-type="float" office:value="-161.37849145634" calcext:value-type="float">
            <text:p>-161,378491456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78</text:p>
          </table:table-cell>
          <table:table-cell office:value-type="float" office:value="4.9640670418739" calcext:value-type="float">
            <text:p>4,9640670418739</text:p>
          </table:table-cell>
          <table:table-cell office:value-type="float" office:value="3.5010451078415" calcext:value-type="float">
            <text:p>3,5010451078415</text:p>
          </table:table-cell>
          <table:table-cell office:value-type="float" office:value="90.476411163427" calcext:value-type="float">
            <text:p>90,4764111634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89</text:p>
          </table:table-cell>
          <table:table-cell office:value-type="float" office:value="8.2723295688629" calcext:value-type="float">
            <text:p>8,2723295688629</text:p>
          </table:table-cell>
          <table:table-cell office:value-type="float" office:value="6.6011965274811" calcext:value-type="float">
            <text:p>6,6011965274811</text:p>
          </table:table-cell>
          <table:table-cell office:value-type="float" office:value="-167.94172365954" calcext:value-type="float">
            <text:p>-167,941723659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00</text:p>
          </table:table-cell>
          <table:table-cell office:value-type="float" office:value="9.3454301357269" calcext:value-type="float">
            <text:p>9,3454301357269</text:p>
          </table:table-cell>
          <table:table-cell office:value-type="float" office:value="7.577418088913" calcext:value-type="float">
            <text:p>7,577418088913</text:p>
          </table:table-cell>
          <table:table-cell office:value-type="float" office:value="79.110972440926" calcext:value-type="float">
            <text:p>79,1109724409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11</text:p>
          </table:table-cell>
          <table:table-cell office:value-type="float" office:value="2.1806660294533" calcext:value-type="float">
            <text:p>2,1806660294533</text:p>
          </table:table-cell>
          <table:table-cell office:value-type="float" office:value="4.167166352272" calcext:value-type="float">
            <text:p>4,167166352272</text:p>
          </table:table-cell>
          <table:table-cell office:value-type="float" office:value="-100.65504927544" calcext:value-type="float">
            <text:p>-100,655049275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22</text:p>
          </table:table-cell>
          <table:table-cell office:value-type="float" office:value="-0.11826481670141" calcext:value-type="float">
            <text:p>-0,11826481670141</text:p>
          </table:table-cell>
          <table:table-cell office:value-type="float" office:value="5.0934028625488" calcext:value-type="float">
            <text:p>5,0934028625488</text:p>
          </table:table-cell>
          <table:table-cell office:value-type="float" office:value="173.10394754835" calcext:value-type="float">
            <text:p>173,103947548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33</text:p>
          </table:table-cell>
          <table:table-cell office:value-type="float" office:value="0.64572408795357" calcext:value-type="float">
            <text:p>0,64572408795357</text:p>
          </table:table-cell>
          <table:table-cell office:value-type="float" office:value="3.6393928527832" calcext:value-type="float">
            <text:p>3,6393928527832</text:p>
          </table:table-cell>
          <table:table-cell office:value-type="float" office:value="-14.819842045474" calcext:value-type="float">
            <text:p>-14,8198420454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44</text:p>
          </table:table-cell>
          <table:table-cell office:value-type="float" office:value="4.433388710022" calcext:value-type="float">
            <text:p>4,433388710022</text:p>
          </table:table-cell>
          <table:table-cell office:value-type="float" office:value="6.332111954689" calcext:value-type="float">
            <text:p>6,332111954689</text:p>
          </table:table-cell>
          <table:table-cell office:value-type="float" office:value="128.12113610043" calcext:value-type="float">
            <text:p>128,121136100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55</text:p>
          </table:table-cell>
          <table:table-cell office:value-type="float" office:value="4.1954407095909" calcext:value-type="float">
            <text:p>4,1954407095909</text:p>
          </table:table-cell>
          <table:table-cell office:value-type="float" office:value="3.705575466156" calcext:value-type="float">
            <text:p>3,705575466156</text:p>
          </table:table-cell>
          <table:table-cell office:value-type="float" office:value="123.38858501167" calcext:value-type="float">
            <text:p>123,388585011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66</text:p>
          </table:table-cell>
          <table:table-cell office:value-type="float" office:value="6.9302821159363" calcext:value-type="float">
            <text:p>6,9302821159363</text:p>
          </table:table-cell>
          <table:table-cell office:value-type="float" office:value="8.2023507356644" calcext:value-type="float">
            <text:p>8,2023507356644</text:p>
          </table:table-cell>
          <table:table-cell office:value-type="float" office:value="-40.420708762612" calcext:value-type="float">
            <text:p>-40,4207087626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77</text:p>
          </table:table-cell>
          <table:table-cell office:value-type="float" office:value="10.07669210434" calcext:value-type="float">
            <text:p>10,07669210434</text:p>
          </table:table-cell>
          <table:table-cell office:value-type="float" office:value="5.7911384105682" calcext:value-type="float">
            <text:p>5,7911384105682</text:p>
          </table:table-cell>
          <table:table-cell office:value-type="float" office:value="125.68033273053" calcext:value-type="float">
            <text:p>125,6803327305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88</text:p>
          </table:table-cell>
          <table:table-cell office:value-type="float" office:value="-1.5850128233433" calcext:value-type="float">
            <text:p>-1,5850128233433</text:p>
          </table:table-cell>
          <table:table-cell office:value-type="float" office:value="6.3891971111298" calcext:value-type="float">
            <text:p>6,3891971111298</text:p>
          </table:table-cell>
          <table:table-cell office:value-type="float" office:value="-31.804711955368" calcext:value-type="float">
            <text:p>-31,80471195536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99</text:p>
          </table:table-cell>
          <table:table-cell office:value-type="float" office:value="-0.57188231498003" calcext:value-type="float">
            <text:p>-0,57188231498003</text:p>
          </table:table-cell>
          <table:table-cell office:value-type="float" office:value="9.2650109529495" calcext:value-type="float">
            <text:p>9,2650109529495</text:p>
          </table:table-cell>
          <table:table-cell office:value-type="float" office:value="-69.17976725633" calcext:value-type="float">
            <text:p>-69,179767256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10</text:p>
          </table:table-cell>
          <table:table-cell office:value-type="float" office:value="2.8647351264954" calcext:value-type="float">
            <text:p>2,8647351264954</text:p>
          </table:table-cell>
          <table:table-cell office:value-type="float" office:value="6.0538518428802" calcext:value-type="float">
            <text:p>6,0538518428802</text:p>
          </table:table-cell>
          <table:table-cell office:value-type="float" office:value="-123.67704719495" calcext:value-type="float">
            <text:p>-123,677047194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21</text:p>
          </table:table-cell>
          <table:table-cell office:value-type="float" office:value="2.1639868617058" calcext:value-type="float">
            <text:p>2,1639868617058</text:p>
          </table:table-cell>
          <table:table-cell office:value-type="float" office:value="6.8548619747162" calcext:value-type="float">
            <text:p>6,8548619747162</text:p>
          </table:table-cell>
          <table:table-cell office:value-type="float" office:value="95.582421418208" calcext:value-type="float">
            <text:p>95,5824214182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32</text:p>
          </table:table-cell>
          <table:table-cell office:value-type="float" office:value="4.8416098952293" calcext:value-type="float">
            <text:p>4,8416098952293</text:p>
          </table:table-cell>
          <table:table-cell office:value-type="float" office:value="7.7140939235687" calcext:value-type="float">
            <text:p>7,7140939235687</text:p>
          </table:table-cell>
          <table:table-cell office:value-type="float" office:value="1.1940683078045" calcext:value-type="float">
            <text:p>1,19406830780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43</text:p>
          </table:table-cell>
          <table:table-cell office:value-type="float" office:value="6.2654316425323" calcext:value-type="float">
            <text:p>6,2654316425323</text:p>
          </table:table-cell>
          <table:table-cell office:value-type="float" office:value="4.9932044744492" calcext:value-type="float">
            <text:p>4,9932044744492</text:p>
          </table:table-cell>
          <table:table-cell office:value-type="float" office:value="-96.861859036099" calcext:value-type="float">
            <text:p>-96,8618590360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54</text:p>
          </table:table-cell>
          <table:table-cell office:value-type="float" office:value="8.5741913318634" calcext:value-type="float">
            <text:p>8,5741913318634</text:p>
          </table:table-cell>
          <table:table-cell office:value-type="float" office:value="8.9982128143311" calcext:value-type="float">
            <text:p>8,9982128143311</text:p>
          </table:table-cell>
          <table:table-cell office:value-type="float" office:value="119.45652809872" calcext:value-type="float">
            <text:p>119,4565280987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65</text:p>
          </table:table-cell>
          <table:table-cell office:value-type="float" office:value="-1.1949108541012" calcext:value-type="float">
            <text:p>-1,1949108541012</text:p>
          </table:table-cell>
          <table:table-cell office:value-type="float" office:value="9.3956959247589" calcext:value-type="float">
            <text:p>9,3956959247589</text:p>
          </table:table-cell>
          <table:table-cell office:value-type="float" office:value="137.24310686634" calcext:value-type="float">
            <text:p>137,243106866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76</text:p>
          </table:table-cell>
          <table:table-cell office:value-type="float" office:value="1.1023230850697" calcext:value-type="float">
            <text:p>1,1023230850697</text:p>
          </table:table-cell>
          <table:table-cell office:value-type="float" office:value="7.4228262901306" calcext:value-type="float">
            <text:p>7,4228262901306</text:p>
          </table:table-cell>
          <table:table-cell office:value-type="float" office:value="-85.461110825751" calcext:value-type="float">
            <text:p>-85,4611108257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87</text:p>
          </table:table-cell>
          <table:table-cell office:value-type="float" office:value="3.0950576066971" calcext:value-type="float">
            <text:p>3,0950576066971</text:p>
          </table:table-cell>
          <table:table-cell office:value-type="float" office:value="10.840753316879" calcext:value-type="float">
            <text:p>10,840753316879</text:p>
          </table:table-cell>
          <table:table-cell office:value-type="float" office:value="175.97439638369" calcext:value-type="float">
            <text:p>175,9743963836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98</text:p>
          </table:table-cell>
          <table:table-cell office:value-type="float" office:value="2.5660157203674" calcext:value-type="float">
            <text:p>2,5660157203674</text:p>
          </table:table-cell>
          <table:table-cell office:value-type="float" office:value="9.3188363313675" calcext:value-type="float">
            <text:p>9,3188363313675</text:p>
          </table:table-cell>
          <table:table-cell office:value-type="float" office:value="-33.360488855155" calcext:value-type="float">
            <text:p>-33,3604888551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09</text:p>
          </table:table-cell>
          <table:table-cell office:value-type="float" office:value="6.4837807416916" calcext:value-type="float">
            <text:p>6,4837807416916</text:p>
          </table:table-cell>
          <table:table-cell office:value-type="float" office:value="10.0062251091" calcext:value-type="float">
            <text:p>10,0062251091</text:p>
          </table:table-cell>
          <table:table-cell office:value-type="float" office:value="154.88202404824" calcext:value-type="float">
            <text:p>154,882024048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20</text:p>
          </table:table-cell>
          <table:table-cell office:value-type="float" office:value="5.4152154922485" calcext:value-type="float">
            <text:p>5,4152154922485</text:p>
          </table:table-cell>
          <table:table-cell office:value-type="float" office:value="10.112897157669" calcext:value-type="float">
            <text:p>10,112897157669</text:p>
          </table:table-cell>
          <table:table-cell office:value-type="float" office:value="-99.66349981393" calcext:value-type="float">
            <text:p>-99,663499813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31</text:p>
          </table:table-cell>
          <table:table-cell office:value-type="float" office:value="9.689793586731" calcext:value-type="float">
            <text:p>9,689793586731</text:p>
          </table:table-cell>
          <table:table-cell office:value-type="float" office:value="9.4865560531616" calcext:value-type="float">
            <text:p>9,4865560531616</text:p>
          </table:table-cell>
          <table:table-cell office:value-type="float" office:value="-112.29698445387" calcext:value-type="float">
            <text:p>-112,296984453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42</text:p>
          </table:table-cell>
          <table:table-cell office:value-type="float" office:value="-1.4392627775669" calcext:value-type="float">
            <text:p>-1,4392627775669</text:p>
          </table:table-cell>
          <table:table-cell office:value-type="float" office:value="9.7238910198212" calcext:value-type="float">
            <text:p>9,7238910198212</text:p>
          </table:table-cell>
          <table:table-cell office:value-type="float" office:value="-21.387131730462" calcext:value-type="float">
            <text:p>-21,3871317304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53</text:p>
          </table:table-cell>
          <table:table-cell office:value-type="float" office:value="0.17310865223408" calcext:value-type="float">
            <text:p>0,17310865223408</text:p>
          </table:table-cell>
          <table:table-cell office:value-type="float" office:value="10.565061569214" calcext:value-type="float">
            <text:p>10,565061569214</text:p>
          </table:table-cell>
          <table:table-cell office:value-type="float" office:value="-134.84044895051" calcext:value-type="float">
            <text:p>-134,840448950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-1.0119242966175" calcext:value-type="float">
            <text:p>-1,0119242966175</text:p>
          </table:table-cell>
          <table:table-cell office:value-type="float" office:value="1.3541711866856" calcext:value-type="float">
            <text:p>1,3541711866856</text:p>
          </table:table-cell>
          <table:table-cell office:value-type="float" office:value="-57.702823808998" calcext:value-type="float">
            <text:p>-57,7028238089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14</text:p>
          </table:table-cell>
          <table:table-cell office:value-type="float" office:value="-1.1854599416256" calcext:value-type="float">
            <text:p>-1,1854599416256</text:p>
          </table:table-cell>
          <table:table-cell office:value-type="float" office:value="1.0736242681742" calcext:value-type="float">
            <text:p>1,0736242681742</text:p>
          </table:table-cell>
          <table:table-cell office:value-type="float" office:value="-149.88158007336" calcext:value-type="float">
            <text:p>-149,881580073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25</text:p>
          </table:table-cell>
          <table:table-cell office:value-type="float" office:value="5.1068305969238" calcext:value-type="float">
            <text:p>5,1068305969238</text:p>
          </table:table-cell>
          <table:table-cell office:value-type="float" office:value="-0.585001334548" calcext:value-type="float">
            <text:p>-0,585001334548</text:p>
          </table:table-cell>
          <table:table-cell office:value-type="float" office:value="121.97418273634" calcext:value-type="float">
            <text:p>121,974182736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36</text:p>
          </table:table-cell>
          <table:table-cell office:value-type="float" office:value="2.1470561623573" calcext:value-type="float">
            <text:p>2,1470561623573</text:p>
          </table:table-cell>
          <table:table-cell office:value-type="float" office:value="-0.57824265211821" calcext:value-type="float">
            <text:p>-0,57824265211821</text:p>
          </table:table-cell>
          <table:table-cell office:value-type="float" office:value="124.19707456212" calcext:value-type="float">
            <text:p>124,197074562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47</text:p>
          </table:table-cell>
          <table:table-cell office:value-type="float" office:value="7.0154249668121" calcext:value-type="float">
            <text:p>7,0154249668121</text:p>
          </table:table-cell>
          <table:table-cell office:value-type="float" office:value="-0.014811953296885" calcext:value-type="float">
            <text:p>-0,014811953296885</text:p>
          </table:table-cell>
          <table:table-cell office:value-type="float" office:value="147.25376694066" calcext:value-type="float">
            <text:p>147,253766940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58</text:p>
          </table:table-cell>
          <table:table-cell office:value-type="float" office:value="7.3448741436005" calcext:value-type="float">
            <text:p>7,3448741436005</text:p>
          </table:table-cell>
          <table:table-cell office:value-type="float" office:value="0.0022504292428493" calcext:value-type="float">
            <text:p>0,0022504292428493</text:p>
          </table:table-cell>
          <table:table-cell office:value-type="float" office:value="-58.318324149794" calcext:value-type="float">
            <text:p>-58,3183241497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69</text:p>
          </table:table-cell>
          <table:table-cell office:value-type="float" office:value="2.690557539463" calcext:value-type="float">
            <text:p>2,690557539463</text:p>
          </table:table-cell>
          <table:table-cell office:value-type="float" office:value="-0.57782422751188" calcext:value-type="float">
            <text:p>-0,57782422751188</text:p>
          </table:table-cell>
          <table:table-cell office:value-type="float" office:value="7.3082465085254" calcext:value-type="float">
            <text:p>7,30824650852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80</text:p>
          </table:table-cell>
          <table:table-cell office:value-type="float" office:value="-0.62445037066936" calcext:value-type="float">
            <text:p>-0,62445037066936</text:p>
          </table:table-cell>
          <table:table-cell office:value-type="float" office:value="2.4815461039543" calcext:value-type="float">
            <text:p>2,4815461039543</text:p>
          </table:table-cell>
          <table:table-cell office:value-type="float" office:value="110.80737782132" calcext:value-type="float">
            <text:p>110,807377821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91</text:p>
          </table:table-cell>
          <table:table-cell office:value-type="float" office:value="-1.3126580417156" calcext:value-type="float">
            <text:p>-1,3126580417156</text:p>
          </table:table-cell>
          <table:table-cell office:value-type="float" office:value="0.47026731073856" calcext:value-type="float">
            <text:p>0,47026731073856</text:p>
          </table:table-cell>
          <table:table-cell office:value-type="float" office:value="1.3480340456887" calcext:value-type="float">
            <text:p>1,34803404568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02</text:p>
          </table:table-cell>
          <table:table-cell office:value-type="float" office:value="1.881667971611" calcext:value-type="float">
            <text:p>1,881667971611</text:p>
          </table:table-cell>
          <table:table-cell office:value-type="float" office:value="3.2902988791466" calcext:value-type="float">
            <text:p>3,2902988791466</text:p>
          </table:table-cell>
          <table:table-cell office:value-type="float" office:value="-170.35848623628" calcext:value-type="float">
            <text:p>-170,358486236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13</text:p>
          </table:table-cell>
          <table:table-cell office:value-type="float" office:value="1.8494413793087" calcext:value-type="float">
            <text:p>1,8494413793087</text:p>
          </table:table-cell>
          <table:table-cell office:value-type="float" office:value="1.6509775817394" calcext:value-type="float">
            <text:p>1,6509775817394</text:p>
          </table:table-cell>
          <table:table-cell office:value-type="float" office:value="-40.882202470379" calcext:value-type="float">
            <text:p>-40,8822024703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24</text:p>
          </table:table-cell>
          <table:table-cell office:value-type="float" office:value="6.0709035396576" calcext:value-type="float">
            <text:p>6,0709035396576</text:p>
          </table:table-cell>
          <table:table-cell office:value-type="float" office:value="0.10837072506547" calcext:value-type="float">
            <text:p>0,10837072506547</text:p>
          </table:table-cell>
          <table:table-cell office:value-type="float" office:value="84.342803924706" calcext:value-type="float">
            <text:p>84,3428039247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35</text:p>
          </table:table-cell>
          <table:table-cell office:value-type="float" office:value="8.0984723567963" calcext:value-type="float">
            <text:p>8,0984723567963</text:p>
          </table:table-cell>
          <table:table-cell office:value-type="float" office:value="0.9784310311079" calcext:value-type="float">
            <text:p>0,9784310311079</text:p>
          </table:table-cell>
          <table:table-cell office:value-type="float" office:value="168.84153815591" calcext:value-type="float">
            <text:p>168,841538155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46</text:p>
          </table:table-cell>
          <table:table-cell office:value-type="float" office:value="8.6037921905518" calcext:value-type="float">
            <text:p>8,6037921905518</text:p>
          </table:table-cell>
          <table:table-cell office:value-type="float" office:value="6.4187079668045" calcext:value-type="float">
            <text:p>6,4187079668045</text:p>
          </table:table-cell>
          <table:table-cell office:value-type="float" office:value="-120.36838349263" calcext:value-type="float">
            <text:p>-120,3683834926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57</text:p>
          </table:table-cell>
          <table:table-cell office:value-type="float" office:value="-1.5805387496948" calcext:value-type="float">
            <text:p>-1,5805387496948</text:p>
          </table:table-cell>
          <table:table-cell office:value-type="float" office:value="3.2746282219887" calcext:value-type="float">
            <text:p>3,2746282219887</text:p>
          </table:table-cell>
          <table:table-cell office:value-type="float" office:value="88.279425718222" calcext:value-type="float">
            <text:p>88,2794257182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68</text:p>
          </table:table-cell>
          <table:table-cell office:value-type="float" office:value="-0.68793922662735" calcext:value-type="float">
            <text:p>-0,68793922662735</text:p>
          </table:table-cell>
          <table:table-cell office:value-type="float" office:value="1.4148366451263" calcext:value-type="float">
            <text:p>1,4148366451263</text:p>
          </table:table-cell>
          <table:table-cell office:value-type="float" office:value="-37.915593879238" calcext:value-type="float">
            <text:p>-37,91559387923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79</text:p>
          </table:table-cell>
          <table:table-cell office:value-type="float" office:value="3.8835024833679" calcext:value-type="float">
            <text:p>3,8835024833679</text:p>
          </table:table-cell>
          <table:table-cell office:value-type="float" office:value="3.6955565214157" calcext:value-type="float">
            <text:p>3,6955565214157</text:p>
          </table:table-cell>
          <table:table-cell office:value-type="float" office:value="165.78716836917" calcext:value-type="float">
            <text:p>165,787168369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90</text:p>
          </table:table-cell>
          <table:table-cell office:value-type="float" office:value="1.0656585544348" calcext:value-type="float">
            <text:p>1,0656585544348</text:p>
          </table:table-cell>
          <table:table-cell office:value-type="float" office:value="0.80451846122742" calcext:value-type="float">
            <text:p>0,80451846122742</text:p>
          </table:table-cell>
          <table:table-cell office:value-type="float" office:value="-20.04680113428" calcext:value-type="float">
            <text:p>-20,046801134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01</text:p>
          </table:table-cell>
          <table:table-cell office:value-type="float" office:value="2.4728038907051" calcext:value-type="float">
            <text:p>2,4728038907051</text:p>
          </table:table-cell>
          <table:table-cell office:value-type="float" office:value="2.8635996580124" calcext:value-type="float">
            <text:p>2,8635996580124</text:p>
          </table:table-cell>
          <table:table-cell office:value-type="float" office:value="34.433748312057" calcext:value-type="float">
            <text:p>34,4337483120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12</text:p>
          </table:table-cell>
          <table:table-cell office:value-type="float" office:value="5.894912481308" calcext:value-type="float">
            <text:p>5,894912481308</text:p>
          </table:table-cell>
          <table:table-cell office:value-type="float" office:value="4.1444927453995" calcext:value-type="float">
            <text:p>4,1444927453995</text:p>
          </table:table-cell>
          <table:table-cell office:value-type="float" office:value="-176.39465240916" calcext:value-type="float">
            <text:p>-176,394652409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23</text:p>
          </table:table-cell>
          <table:table-cell office:value-type="float" office:value="8.2722359895706" calcext:value-type="float">
            <text:p>8,2722359895706</text:p>
          </table:table-cell>
          <table:table-cell office:value-type="float" office:value="3.8010373711586" calcext:value-type="float">
            <text:p>3,8010373711586</text:p>
          </table:table-cell>
          <table:table-cell office:value-type="float" office:value="109.2253801929" calcext:value-type="float">
            <text:p>109,22538019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34</text:p>
          </table:table-cell>
          <table:table-cell office:value-type="float" office:value="-0.24111874401569" calcext:value-type="float">
            <text:p>-0,24111874401569</text:p>
          </table:table-cell>
          <table:table-cell office:value-type="float" office:value="2.7492493391037" calcext:value-type="float">
            <text:p>2,7492493391037</text:p>
          </table:table-cell>
          <table:table-cell office:value-type="float" office:value="131.95436471587" calcext:value-type="float">
            <text:p>131,9543647158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45</text:p>
          </table:table-cell>
          <table:table-cell office:value-type="float" office:value="2.0178361237049" calcext:value-type="float">
            <text:p>2,0178361237049</text:p>
          </table:table-cell>
          <table:table-cell office:value-type="float" office:value="2.3131856322289" calcext:value-type="float">
            <text:p>2,3131856322289</text:p>
          </table:table-cell>
          <table:table-cell office:value-type="float" office:value="-177.52757649513" calcext:value-type="float">
            <text:p>-177,527576495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56</text:p>
          </table:table-cell>
          <table:table-cell office:value-type="float" office:value="1.2754282355309" calcext:value-type="float">
            <text:p>1,2754282355309</text:p>
          </table:table-cell>
          <table:table-cell office:value-type="float" office:value="7.0261198282242" calcext:value-type="float">
            <text:p>7,0261198282242</text:p>
          </table:table-cell>
          <table:table-cell office:value-type="float" office:value="-40.356058983286" calcext:value-type="float">
            <text:p>-40,35605898328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67</text:p>
          </table:table-cell>
          <table:table-cell office:value-type="float" office:value="2.7426248788834" calcext:value-type="float">
            <text:p>2,7426248788834</text:p>
          </table:table-cell>
          <table:table-cell office:value-type="float" office:value="6.563948392868" calcext:value-type="float">
            <text:p>6,563948392868</text:p>
          </table:table-cell>
          <table:table-cell office:value-type="float" office:value="107.99791251019" calcext:value-type="float">
            <text:p>107,997912510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78</text:p>
          </table:table-cell>
          <table:table-cell office:value-type="float" office:value="4.9670323729515" calcext:value-type="float">
            <text:p>4,9670323729515</text:p>
          </table:table-cell>
          <table:table-cell office:value-type="float" office:value="3.1033384799957" calcext:value-type="float">
            <text:p>3,1033384799957</text:p>
          </table:table-cell>
          <table:table-cell office:value-type="float" office:value="90.513476900234" calcext:value-type="float">
            <text:p>90,5134769002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89</text:p>
          </table:table-cell>
          <table:table-cell office:value-type="float" office:value="8.5625714063644" calcext:value-type="float">
            <text:p>8,5625714063644</text:p>
          </table:table-cell>
          <table:table-cell office:value-type="float" office:value="6.7448043823242" calcext:value-type="float">
            <text:p>6,7448043823242</text:p>
          </table:table-cell>
          <table:table-cell office:value-type="float" office:value="169.62236507683" calcext:value-type="float">
            <text:p>169,622365076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00</text:p>
          </table:table-cell>
          <table:table-cell office:value-type="float" office:value="9.1236913204193" calcext:value-type="float">
            <text:p>9,1236913204193</text:p>
          </table:table-cell>
          <table:table-cell office:value-type="float" office:value="7.4371933937073" calcext:value-type="float">
            <text:p>7,4371933937073</text:p>
          </table:table-cell>
          <table:table-cell office:value-type="float" office:value="23.768530150128" calcext:value-type="float">
            <text:p>23,76853015012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11</text:p>
          </table:table-cell>
          <table:table-cell office:value-type="float" office:value="2.1215915679932" calcext:value-type="float">
            <text:p>2,1215915679932</text:p>
          </table:table-cell>
          <table:table-cell office:value-type="float" office:value="4.4997817277908" calcext:value-type="float">
            <text:p>4,4997817277908</text:p>
          </table:table-cell>
          <table:table-cell office:value-type="float" office:value="-73.919158832283" calcext:value-type="float">
            <text:p>-73,9191588322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22</text:p>
          </table:table-cell>
          <table:table-cell office:value-type="float" office:value="0.21980099380016" calcext:value-type="float">
            <text:p>0,21980099380016</text:p>
          </table:table-cell>
          <table:table-cell office:value-type="float" office:value="5.145965218544" calcext:value-type="float">
            <text:p>5,145965218544</text:p>
          </table:table-cell>
          <table:table-cell office:value-type="float" office:value="-163.48001759523" calcext:value-type="float">
            <text:p>-163,480017595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33</text:p>
          </table:table-cell>
          <table:table-cell office:value-type="float" office:value="0.56178223341703" calcext:value-type="float">
            <text:p>0,56178223341703</text:p>
          </table:table-cell>
          <table:table-cell office:value-type="float" office:value="3.9299601316452" calcext:value-type="float">
            <text:p>3,9299601316452</text:p>
          </table:table-cell>
          <table:table-cell office:value-type="float" office:value="-69.286016901587" calcext:value-type="float">
            <text:p>-69,28601690158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44</text:p>
          </table:table-cell>
          <table:table-cell office:value-type="float" office:value="4.4217625260353" calcext:value-type="float">
            <text:p>4,4217625260353</text:p>
          </table:table-cell>
          <table:table-cell office:value-type="float" office:value="6.1180418729782" calcext:value-type="float">
            <text:p>6,1180418729782</text:p>
          </table:table-cell>
          <table:table-cell office:value-type="float" office:value="83.613003894782" calcext:value-type="float">
            <text:p>83,6130038947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55</text:p>
          </table:table-cell>
          <table:table-cell office:value-type="float" office:value="4.4135898351669" calcext:value-type="float">
            <text:p>4,4135898351669</text:p>
          </table:table-cell>
          <table:table-cell office:value-type="float" office:value="3.3731934428215" calcext:value-type="float">
            <text:p>3,3731934428215</text:p>
          </table:table-cell>
          <table:table-cell office:value-type="float" office:value="123.40527279362" calcext:value-type="float">
            <text:p>123,4052727936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66</text:p>
          </table:table-cell>
          <table:table-cell office:value-type="float" office:value="6.6167187690735" calcext:value-type="float">
            <text:p>6,6167187690735</text:p>
          </table:table-cell>
          <table:table-cell office:value-type="float" office:value="8.280748128891" calcext:value-type="float">
            <text:p>8,280748128891</text:p>
          </table:table-cell>
          <table:table-cell office:value-type="float" office:value="-6.9154113720936" calcext:value-type="float">
            <text:p>-6,91541137209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77</text:p>
          </table:table-cell>
          <table:table-cell office:value-type="float" office:value="10.068858861923" calcext:value-type="float">
            <text:p>10,068858861923</text:p>
          </table:table-cell>
          <table:table-cell office:value-type="float" office:value="5.4709947109222" calcext:value-type="float">
            <text:p>5,4709947109222</text:p>
          </table:table-cell>
          <table:table-cell office:value-type="float" office:value="85.785381353585" calcext:value-type="float">
            <text:p>85,78538135358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88</text:p>
          </table:table-cell>
          <table:table-cell office:value-type="float" office:value="-1.584996432066" calcext:value-type="float">
            <text:p>-1,584996432066</text:p>
          </table:table-cell>
          <table:table-cell office:value-type="float" office:value="6.5640079975128" calcext:value-type="float">
            <text:p>6,5640079975128</text:p>
          </table:table-cell>
          <table:table-cell office:value-type="float" office:value="-8.9033767106427" calcext:value-type="float">
            <text:p>-8,90337671064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99</text:p>
          </table:table-cell>
          <table:table-cell office:value-type="float" office:value="-0.78113861382008" calcext:value-type="float">
            <text:p>-0,78113861382008</text:p>
          </table:table-cell>
          <table:table-cell office:value-type="float" office:value="9.2877405881882" calcext:value-type="float">
            <text:p>9,2877405881882</text:p>
          </table:table-cell>
          <table:table-cell office:value-type="float" office:value="6.6635237567744" calcext:value-type="float">
            <text:p>6,66352375677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10</text:p>
          </table:table-cell>
          <table:table-cell office:value-type="float" office:value="2.6990979909897" calcext:value-type="float">
            <text:p>2,6990979909897</text:p>
          </table:table-cell>
          <table:table-cell office:value-type="float" office:value="6.2077969312668" calcext:value-type="float">
            <text:p>6,2077969312668</text:p>
          </table:table-cell>
          <table:table-cell office:value-type="float" office:value="-33.78387469395" calcext:value-type="float">
            <text:p>-33,783874693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21</text:p>
          </table:table-cell>
          <table:table-cell office:value-type="float" office:value="2.3900583386421" calcext:value-type="float">
            <text:p>2,3900583386421</text:p>
          </table:table-cell>
          <table:table-cell office:value-type="float" office:value="6.8428617715836" calcext:value-type="float">
            <text:p>6,8428617715836</text:p>
          </table:table-cell>
          <table:table-cell office:value-type="float" office:value="-174.62813930147" calcext:value-type="float">
            <text:p>-174,6281393014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32</text:p>
          </table:table-cell>
          <table:table-cell office:value-type="float" office:value="4.6388131380081" calcext:value-type="float">
            <text:p>4,6388131380081</text:p>
          </table:table-cell>
          <table:table-cell office:value-type="float" office:value="7.7527475357056" calcext:value-type="float">
            <text:p>7,7527475357056</text:p>
          </table:table-cell>
          <table:table-cell office:value-type="float" office:value="-11.516148971904" calcext:value-type="float">
            <text:p>-11,5161489719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43</text:p>
          </table:table-cell>
          <table:table-cell office:value-type="float" office:value="6.0985791683197" calcext:value-type="float">
            <text:p>6,0985791683197</text:p>
          </table:table-cell>
          <table:table-cell office:value-type="float" office:value="5.2458190917969" calcext:value-type="float">
            <text:p>5,2458190917969</text:p>
          </table:table-cell>
          <table:table-cell office:value-type="float" office:value="-51.56119386102" calcext:value-type="float">
            <text:p>-51,561193861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54</text:p>
          </table:table-cell>
          <table:table-cell office:value-type="float" office:value="8.4723937511444" calcext:value-type="float">
            <text:p>8,4723937511444</text:p>
          </table:table-cell>
          <table:table-cell office:value-type="float" office:value="8.7511956691742" calcext:value-type="float">
            <text:p>8,7511956691742</text:p>
          </table:table-cell>
          <table:table-cell office:value-type="float" office:value="57.755846126824" calcext:value-type="float">
            <text:p>57,7558461268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65</text:p>
          </table:table-cell>
          <table:table-cell office:value-type="float" office:value="-1.3225385546684" calcext:value-type="float">
            <text:p>-1,3225385546684</text:p>
          </table:table-cell>
          <table:table-cell office:value-type="float" office:value="9.2091262340546" calcext:value-type="float">
            <text:p>9,2091262340546</text:p>
          </table:table-cell>
          <table:table-cell office:value-type="float" office:value="47.081959475378" calcext:value-type="float">
            <text:p>47,0819594753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76</text:p>
          </table:table-cell>
          <table:table-cell office:value-type="float" office:value="0.87364852428436" calcext:value-type="float">
            <text:p>0,87364852428436</text:p>
          </table:table-cell>
          <table:table-cell office:value-type="float" office:value="7.4406850337982" calcext:value-type="float">
            <text:p>7,4406850337982</text:p>
          </table:table-cell>
          <table:table-cell office:value-type="float" office:value="2.7832556871852" calcext:value-type="float">
            <text:p>2,78325568718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87</text:p>
          </table:table-cell>
          <table:table-cell office:value-type="float" office:value="3.4758916497231" calcext:value-type="float">
            <text:p>3,4758916497231</text:p>
          </table:table-cell>
          <table:table-cell office:value-type="float" office:value="10.851708650589" calcext:value-type="float">
            <text:p>10,851708650589</text:p>
          </table:table-cell>
          <table:table-cell office:value-type="float" office:value="-176.49628250462" calcext:value-type="float">
            <text:p>-176,4962825046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98</text:p>
          </table:table-cell>
          <table:table-cell office:value-type="float" office:value="2.2759215533733" calcext:value-type="float">
            <text:p>2,2759215533733</text:p>
          </table:table-cell>
          <table:table-cell office:value-type="float" office:value="9.5182943344116" calcext:value-type="float">
            <text:p>9,5182943344116</text:p>
          </table:table-cell>
          <table:table-cell office:value-type="float" office:value="-37.658122314769" calcext:value-type="float">
            <text:p>-37,65812231476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09</text:p>
          </table:table-cell>
          <table:table-cell office:value-type="float" office:value="6.7596733570099" calcext:value-type="float">
            <text:p>6,7596733570099</text:p>
          </table:table-cell>
          <table:table-cell office:value-type="float" office:value="9.7577524185181" calcext:value-type="float">
            <text:p>9,7577524185181</text:p>
          </table:table-cell>
          <table:table-cell office:value-type="float" office:value="140.97231360757" calcext:value-type="float">
            <text:p>140,972313607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20</text:p>
          </table:table-cell>
          <table:table-cell office:value-type="float" office:value="5.5763620138168" calcext:value-type="float">
            <text:p>5,5763620138168</text:p>
          </table:table-cell>
          <table:table-cell office:value-type="float" office:value="10.450035333633" calcext:value-type="float">
            <text:p>10,450035333633</text:p>
          </table:table-cell>
          <table:table-cell office:value-type="float" office:value="-113.04334242632" calcext:value-type="float">
            <text:p>-113,043342426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31</text:p>
          </table:table-cell>
          <table:table-cell office:value-type="float" office:value="9.9392241239548" calcext:value-type="float">
            <text:p>9,9392241239548</text:p>
          </table:table-cell>
          <table:table-cell office:value-type="float" office:value="9.517348408699" calcext:value-type="float">
            <text:p>9,517348408699</text:p>
          </table:table-cell>
          <table:table-cell office:value-type="float" office:value="177.10548905051" calcext:value-type="float">
            <text:p>177,105489050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42</text:p>
          </table:table-cell>
          <table:table-cell office:value-type="float" office:value="-1.5850041806698" calcext:value-type="float">
            <text:p>-1,5850041806698</text:p>
          </table:table-cell>
          <table:table-cell office:value-type="float" office:value="9.5781594514847" calcext:value-type="float">
            <text:p>9,5781594514847</text:p>
          </table:table-cell>
          <table:table-cell office:value-type="float" office:value="-23.958953322878" calcext:value-type="float">
            <text:p>-23,9589533228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53</text:p>
          </table:table-cell>
          <table:table-cell office:value-type="float" office:value="0.41986010968685" calcext:value-type="float">
            <text:p>0,41986010968685</text:p>
          </table:table-cell>
          <table:table-cell office:value-type="float" office:value="10.549120903015" calcext:value-type="float">
            <text:p>10,549120903015</text:p>
          </table:table-cell>
          <table:table-cell office:value-type="float" office:value="169.09092550824" calcext:value-type="float">
            <text:p>169,090925508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-1.2376314401627" calcext:value-type="float">
            <text:p>-1,2376314401627</text:p>
          </table:table-cell>
          <table:table-cell office:value-type="float" office:value="1.517127007246" calcext:value-type="float">
            <text:p>1,517127007246</text:p>
          </table:table-cell>
          <table:table-cell office:value-type="float" office:value="-11.337343010173" calcext:value-type="float">
            <text:p>-11,3373430101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14</text:p>
          </table:table-cell>
          <table:table-cell office:value-type="float" office:value="-1.1962934583426" calcext:value-type="float">
            <text:p>-1,1962934583426</text:p>
          </table:table-cell>
          <table:table-cell office:value-type="float" office:value="1.191069856286" calcext:value-type="float">
            <text:p>1,191069856286</text:p>
          </table:table-cell>
          <table:table-cell office:value-type="float" office:value="-71.817010830922" calcext:value-type="float">
            <text:p>-71,8170108309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25</text:p>
          </table:table-cell>
          <table:table-cell office:value-type="float" office:value="5.4824006557465" calcext:value-type="float">
            <text:p>5,4824006557465</text:p>
          </table:table-cell>
          <table:table-cell office:value-type="float" office:value="-0.58502376079559" calcext:value-type="float">
            <text:p>-0,58502376079559</text:p>
          </table:table-cell>
          <table:table-cell office:value-type="float" office:value="121.78750098891" calcext:value-type="float">
            <text:p>121,787500988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36</text:p>
          </table:table-cell>
          <table:table-cell office:value-type="float" office:value="2.1144488453865" calcext:value-type="float">
            <text:p>2,1144488453865</text:p>
          </table:table-cell>
          <table:table-cell office:value-type="float" office:value="-0.58501072227955" calcext:value-type="float">
            <text:p>-0,58501072227955</text:p>
          </table:table-cell>
          <table:table-cell office:value-type="float" office:value="68.970664291625" calcext:value-type="float">
            <text:p>68,9706642916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47</text:p>
          </table:table-cell>
          <table:table-cell office:value-type="float" office:value="7.0380163192749" calcext:value-type="float">
            <text:p>7,0380163192749</text:p>
          </table:table-cell>
          <table:table-cell office:value-type="float" office:value="0.047364505007863" calcext:value-type="float">
            <text:p>0,047364505007863</text:p>
          </table:table-cell>
          <table:table-cell office:value-type="float" office:value="-126.38331067031" calcext:value-type="float">
            <text:p>-126,383310670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58</text:p>
          </table:table-cell>
          <table:table-cell office:value-type="float" office:value="7.3020708560944" calcext:value-type="float">
            <text:p>7,3020708560944</text:p>
          </table:table-cell>
          <table:table-cell office:value-type="float" office:value="0.24468217045069" calcext:value-type="float">
            <text:p>0,24468217045069</text:p>
          </table:table-cell>
          <table:table-cell office:value-type="float" office:value="-39.367694004326" calcext:value-type="float">
            <text:p>-39,3676940043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69</text:p>
          </table:table-cell>
          <table:table-cell office:value-type="float" office:value="2.4739494919777" calcext:value-type="float">
            <text:p>2,4739494919777</text:p>
          </table:table-cell>
          <table:table-cell office:value-type="float" office:value="-0.46324621886015" calcext:value-type="float">
            <text:p>-0,46324621886015</text:p>
          </table:table-cell>
          <table:table-cell office:value-type="float" office:value="-48.724800538106" calcext:value-type="float">
            <text:p>-48,72480053810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80</text:p>
          </table:table-cell>
          <table:table-cell office:value-type="float" office:value="-0.81127062439919" calcext:value-type="float">
            <text:p>-0,81127062439919</text:p>
          </table:table-cell>
          <table:table-cell office:value-type="float" office:value="2.2431537508965" calcext:value-type="float">
            <text:p>2,2431537508965</text:p>
          </table:table-cell>
          <table:table-cell office:value-type="float" office:value="56.26015070897" calcext:value-type="float">
            <text:p>56,2601507089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91</text:p>
          </table:table-cell>
          <table:table-cell office:value-type="float" office:value="-1.5109203755856" calcext:value-type="float">
            <text:p>-1,5109203755856</text:p>
          </table:table-cell>
          <table:table-cell office:value-type="float" office:value="0.70655301213264" calcext:value-type="float">
            <text:p>0,70655301213264</text:p>
          </table:table-cell>
          <table:table-cell office:value-type="float" office:value="-5.5070786624198" calcext:value-type="float">
            <text:p>-5,50707866241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02</text:p>
          </table:table-cell>
          <table:table-cell office:value-type="float" office:value="2.0904180407524" calcext:value-type="float">
            <text:p>2,0904180407524</text:p>
          </table:table-cell>
          <table:table-cell office:value-type="float" office:value="3.4468850493431" calcext:value-type="float">
            <text:p>3,4468850493431</text:p>
          </table:table-cell>
          <table:table-cell office:value-type="float" office:value="-118.72963237155" calcext:value-type="float">
            <text:p>-118,7296323715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13</text:p>
          </table:table-cell>
          <table:table-cell office:value-type="float" office:value="1.6987150907516" calcext:value-type="float">
            <text:p>1,6987150907516</text:p>
          </table:table-cell>
          <table:table-cell office:value-type="float" office:value="1.9488815963268" calcext:value-type="float">
            <text:p>1,9488815963268</text:p>
          </table:table-cell>
          <table:table-cell office:value-type="float" office:value="-69.45154165766" calcext:value-type="float">
            <text:p>-69,451541657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24</text:p>
          </table:table-cell>
          <table:table-cell office:value-type="float" office:value="6.0977846384048" calcext:value-type="float">
            <text:p>6,0977846384048</text:p>
          </table:table-cell>
          <table:table-cell office:value-type="float" office:value="-0.2575964294374" calcext:value-type="float">
            <text:p>-0,2575964294374</text:p>
          </table:table-cell>
          <table:table-cell office:value-type="float" office:value="97.455129501926" calcext:value-type="float">
            <text:p>97,4551295019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35</text:p>
          </table:table-cell>
          <table:table-cell office:value-type="float" office:value="8.4477156400681" calcext:value-type="float">
            <text:p>8,4477156400681</text:p>
          </table:table-cell>
          <table:table-cell office:value-type="float" office:value="0.97523346543312" calcext:value-type="float">
            <text:p>0,97523346543312</text:p>
          </table:table-cell>
          <table:table-cell office:value-type="float" office:value="-171.52988379169" calcext:value-type="float">
            <text:p>-171,529883791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46</text:p>
          </table:table-cell>
          <table:table-cell office:value-type="float" office:value="8.6164397001266" calcext:value-type="float">
            <text:p>8,6164397001266</text:p>
          </table:table-cell>
          <table:table-cell office:value-type="float" office:value="6.5432500839233" calcext:value-type="float">
            <text:p>6,5432500839233</text:p>
          </table:table-cell>
          <table:table-cell office:value-type="float" office:value="-61.591391350813" calcext:value-type="float">
            <text:p>-61,5913913508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57</text:p>
          </table:table-cell>
          <table:table-cell office:value-type="float" office:value="-1.5708477795124" calcext:value-type="float">
            <text:p>-1,5708477795124</text:p>
          </table:table-cell>
          <table:table-cell office:value-type="float" office:value="2.8803667426109" calcext:value-type="float">
            <text:p>2,8803667426109</text:p>
          </table:table-cell>
          <table:table-cell office:value-type="float" office:value="90.618783501303" calcext:value-type="float">
            <text:p>90,6187835013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68</text:p>
          </table:table-cell>
          <table:table-cell office:value-type="float" office:value="-0.85691675543785" calcext:value-type="float">
            <text:p>-0,85691675543785</text:p>
          </table:table-cell>
          <table:table-cell office:value-type="float" office:value="1.3226196169853" calcext:value-type="float">
            <text:p>1,3226196169853</text:p>
          </table:table-cell>
          <table:table-cell office:value-type="float" office:value="41.508178802053" calcext:value-type="float">
            <text:p>41,5081788020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79</text:p>
          </table:table-cell>
          <table:table-cell office:value-type="float" office:value="4.0080133080482" calcext:value-type="float">
            <text:p>4,0080133080482</text:p>
          </table:table-cell>
          <table:table-cell office:value-type="float" office:value="3.5011956095695" calcext:value-type="float">
            <text:p>3,5011956095695</text:p>
          </table:table-cell>
          <table:table-cell office:value-type="float" office:value="100.62473518833" calcext:value-type="float">
            <text:p>100,6247351883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90</text:p>
          </table:table-cell>
          <table:table-cell office:value-type="float" office:value="0.82525454461575" calcext:value-type="float">
            <text:p>0,82525454461575</text:p>
          </table:table-cell>
          <table:table-cell office:value-type="float" office:value="0.8991015702486" calcext:value-type="float">
            <text:p>0,8991015702486</text:p>
          </table:table-cell>
          <table:table-cell office:value-type="float" office:value="-19.533559585073" calcext:value-type="float">
            <text:p>-19,5335595850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01</text:p>
          </table:table-cell>
          <table:table-cell office:value-type="float" office:value="2.2627095878124" calcext:value-type="float">
            <text:p>2,2627095878124</text:p>
          </table:table-cell>
          <table:table-cell office:value-type="float" office:value="2.9094764590263" calcext:value-type="float">
            <text:p>2,9094764590263</text:p>
          </table:table-cell>
          <table:table-cell office:value-type="float" office:value="-30.818885678698" calcext:value-type="float">
            <text:p>-30,8188856786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12</text:p>
          </table:table-cell>
          <table:table-cell office:value-type="float" office:value="6.2693303823471" calcext:value-type="float">
            <text:p>6,2693303823471</text:p>
          </table:table-cell>
          <table:table-cell office:value-type="float" office:value="4.1702795028687" calcext:value-type="float">
            <text:p>4,1702795028687</text:p>
          </table:table-cell>
          <table:table-cell office:value-type="float" office:value="-175.54475091825" calcext:value-type="float">
            <text:p>-175,544750918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23</text:p>
          </table:table-cell>
          <table:table-cell office:value-type="float" office:value="8.4022903442383" calcext:value-type="float">
            <text:p>8,4022903442383</text:p>
          </table:table-cell>
          <table:table-cell office:value-type="float" office:value="3.4250476956367" calcext:value-type="float">
            <text:p>3,4250476956367</text:p>
          </table:table-cell>
          <table:table-cell office:value-type="float" office:value="109.23522748765" calcext:value-type="float">
            <text:p>109,2352274876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34</text:p>
          </table:table-cell>
          <table:table-cell office:value-type="float" office:value="0.056253429502249" calcext:value-type="float">
            <text:p>0,056253429502249</text:p>
          </table:table-cell>
          <table:table-cell office:value-type="float" office:value="2.8074568510056" calcext:value-type="float">
            <text:p>2,8074568510056</text:p>
          </table:table-cell>
          <table:table-cell office:value-type="float" office:value="-173.64172874742" calcext:value-type="float">
            <text:p>-173,641728747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45</text:p>
          </table:table-cell>
          <table:table-cell office:value-type="float" office:value="2.1228091418743" calcext:value-type="float">
            <text:p>2,1228091418743</text:p>
          </table:table-cell>
          <table:table-cell office:value-type="float" office:value="2.4857339262962" calcext:value-type="float">
            <text:p>2,4857339262962</text:p>
          </table:table-cell>
          <table:table-cell office:value-type="float" office:value="-108.84119219081" calcext:value-type="float">
            <text:p>-108,84119219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56</text:p>
          </table:table-cell>
          <table:table-cell office:value-type="float" office:value="1.393651664257" calcext:value-type="float">
            <text:p>1,393651664257</text:p>
          </table:table-cell>
          <table:table-cell office:value-type="float" office:value="7.2139197587967" calcext:value-type="float">
            <text:p>7,2139197587967</text:p>
          </table:table-cell>
          <table:table-cell office:value-type="float" office:value="-131.16438069921" calcext:value-type="float">
            <text:p>-131,164380699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67</text:p>
          </table:table-cell>
          <table:table-cell office:value-type="float" office:value="2.6899713277817" calcext:value-type="float">
            <text:p>2,6899713277817</text:p>
          </table:table-cell>
          <table:table-cell office:value-type="float" office:value="6.3693177700043" calcext:value-type="float">
            <text:p>6,3693177700043</text:p>
          </table:table-cell>
          <table:table-cell office:value-type="float" office:value="97.488935585994" calcext:value-type="float">
            <text:p>97,4889355859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78</text:p>
          </table:table-cell>
          <table:table-cell office:value-type="float" office:value="4.7749772667885" calcext:value-type="float">
            <text:p>4,7749772667885</text:p>
          </table:table-cell>
          <table:table-cell office:value-type="float" office:value="3.004783987999" calcext:value-type="float">
            <text:p>3,004783987999</text:p>
          </table:table-cell>
          <table:table-cell office:value-type="float" office:value="11.170577945983" calcext:value-type="float">
            <text:p>11,17057794598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89</text:p>
          </table:table-cell>
          <table:table-cell office:value-type="float" office:value="8.7123137712479" calcext:value-type="float">
            <text:p>8,7123137712479</text:p>
          </table:table-cell>
          <table:table-cell office:value-type="float" office:value="6.8888694047928" calcext:value-type="float">
            <text:p>6,8888694047928</text:p>
          </table:table-cell>
          <table:table-cell office:value-type="float" office:value="-146.25696923323" calcext:value-type="float">
            <text:p>-146,256969233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00</text:p>
          </table:table-cell>
          <table:table-cell office:value-type="float" office:value="8.8492488861084" calcext:value-type="float">
            <text:p>8,8492488861084</text:p>
          </table:table-cell>
          <table:table-cell office:value-type="float" office:value="7.4361377954483" calcext:value-type="float">
            <text:p>7,4361377954483</text:p>
          </table:table-cell>
          <table:table-cell office:value-type="float" office:value="8.4511255192909" calcext:value-type="float">
            <text:p>8,45112551929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11</text:p>
          </table:table-cell>
          <table:table-cell office:value-type="float" office:value="1.9187338650227" calcext:value-type="float">
            <text:p>1,9187338650227</text:p>
          </table:table-cell>
          <table:table-cell office:value-type="float" office:value="4.770111143589" calcext:value-type="float">
            <text:p>4,770111143589</text:p>
          </table:table-cell>
          <table:table-cell office:value-type="float" office:value="-47.15208301119" calcext:value-type="float">
            <text:p>-47,152083011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22</text:p>
          </table:table-cell>
          <table:table-cell office:value-type="float" office:value="0.47920323908329" calcext:value-type="float">
            <text:p>0,47920323908329</text:p>
          </table:table-cell>
          <table:table-cell office:value-type="float" office:value="5.3554970026016" calcext:value-type="float">
            <text:p>5,3554970026016</text:p>
          </table:table-cell>
          <table:table-cell office:value-type="float" office:value="-134.96640685258" calcext:value-type="float">
            <text:p>-134,966406852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33</text:p>
          </table:table-cell>
          <table:table-cell office:value-type="float" office:value="0.42160294950008" calcext:value-type="float">
            <text:p>0,42160294950008</text:p>
          </table:table-cell>
          <table:table-cell office:value-type="float" office:value="4.3022990226746" calcext:value-type="float">
            <text:p>4,3022990226746</text:p>
          </table:table-cell>
          <table:table-cell office:value-type="float" office:value="-69.285524878532" calcext:value-type="float">
            <text:p>-69,2855248785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44</text:p>
          </table:table-cell>
          <table:table-cell office:value-type="float" office:value="4.2635360360146" calcext:value-type="float">
            <text:p>4,2635360360146</text:p>
          </table:table-cell>
          <table:table-cell office:value-type="float" office:value="5.9731596708298" calcext:value-type="float">
            <text:p>5,9731596708298</text:p>
          </table:table-cell>
          <table:table-cell office:value-type="float" office:value="39.115897789123" calcext:value-type="float">
            <text:p>39,1158977891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55</text:p>
          </table:table-cell>
          <table:table-cell office:value-type="float" office:value="4.6286845207214" calcext:value-type="float">
            <text:p>4,6286845207214</text:p>
          </table:table-cell>
          <table:table-cell office:value-type="float" office:value="3.3963507413864" calcext:value-type="float">
            <text:p>3,3963507413864</text:p>
          </table:table-cell>
          <table:table-cell office:value-type="float" office:value="-157.77608999021" calcext:value-type="float">
            <text:p>-157,776089990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66</text:p>
          </table:table-cell>
          <table:table-cell office:value-type="float" office:value="6.3117587566376" calcext:value-type="float">
            <text:p>6,3117587566376</text:p>
          </table:table-cell>
          <table:table-cell office:value-type="float" office:value="8.1732147932053" calcext:value-type="float">
            <text:p>8,1732147932053</text:p>
          </table:table-cell>
          <table:table-cell office:value-type="float" office:value="26.678171696936" calcext:value-type="float">
            <text:p>26,6781716969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77</text:p>
          </table:table-cell>
          <table:table-cell office:value-type="float" office:value="9.9073076248169" calcext:value-type="float">
            <text:p>9,9073076248169</text:p>
          </table:table-cell>
          <table:table-cell office:value-type="float" office:value="5.1897704601288" calcext:value-type="float">
            <text:p>5,1897704601288</text:p>
          </table:table-cell>
          <table:table-cell office:value-type="float" office:value="53.123770246081" calcext:value-type="float">
            <text:p>53,12377024608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88</text:p>
          </table:table-cell>
          <table:table-cell office:value-type="float" office:value="-1.5845775604248" calcext:value-type="float">
            <text:p>-1,5845775604248</text:p>
          </table:table-cell>
          <table:table-cell office:value-type="float" office:value="6.5198862552643" calcext:value-type="float">
            <text:p>6,5198862552643</text:p>
          </table:table-cell>
          <table:table-cell office:value-type="float" office:value="35.213194834958" calcext:value-type="float">
            <text:p>35,2131948349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99</text:p>
          </table:table-cell>
          <table:table-cell office:value-type="float" office:value="-0.78666016459465" calcext:value-type="float">
            <text:p>-0,78666016459465</text:p>
          </table:table-cell>
          <table:table-cell office:value-type="float" office:value="9.0654385089874" calcext:value-type="float">
            <text:p>9,0654385089874</text:p>
          </table:table-cell>
          <table:table-cell office:value-type="float" office:value="97.430439511682" calcext:value-type="float">
            <text:p>97,4304395116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10</text:p>
          </table:table-cell>
          <table:table-cell office:value-type="float" office:value="2.5526016950607" calcext:value-type="float">
            <text:p>2,5526016950607</text:p>
          </table:table-cell>
          <table:table-cell office:value-type="float" office:value="6.0370600223541" calcext:value-type="float">
            <text:p>6,0370600223541</text:p>
          </table:table-cell>
          <table:table-cell office:value-type="float" office:value="57.720707480315" calcext:value-type="float">
            <text:p>57,7207074803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21</text:p>
          </table:table-cell>
          <table:table-cell office:value-type="float" office:value="2.4005210399628" calcext:value-type="float">
            <text:p>2,4005210399628</text:p>
          </table:table-cell>
          <table:table-cell office:value-type="float" office:value="7.0642918348312" calcext:value-type="float">
            <text:p>7,0642918348312</text:p>
          </table:table-cell>
          <table:table-cell office:value-type="float" office:value="-83.900666540595" calcext:value-type="float">
            <text:p>-83,90066654059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32</text:p>
          </table:table-cell>
          <table:table-cell office:value-type="float" office:value="4.4492793083191" calcext:value-type="float">
            <text:p>4,4492793083191</text:p>
          </table:table-cell>
          <table:table-cell office:value-type="float" office:value="7.8356277942657" calcext:value-type="float">
            <text:p>7,8356277942657</text:p>
          </table:table-cell>
          <table:table-cell office:value-type="float" office:value="-24.30795142605" calcext:value-type="float">
            <text:p>-24,307951426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43</text:p>
          </table:table-cell>
          <table:table-cell office:value-type="float" office:value="5.8112716674805" calcext:value-type="float">
            <text:p>5,8112716674805</text:p>
          </table:table-cell>
          <table:table-cell office:value-type="float" office:value="5.4397451877594" calcext:value-type="float">
            <text:p>5,4397451877594</text:p>
          </table:table-cell>
          <table:table-cell office:value-type="float" office:value="-28.909036687985" calcext:value-type="float">
            <text:p>-28,9090366879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54</text:p>
          </table:table-cell>
          <table:table-cell office:value-type="float" office:value="8.2063561677933" calcext:value-type="float">
            <text:p>8,2063561677933</text:p>
          </table:table-cell>
          <table:table-cell office:value-type="float" office:value="8.7234199047089" calcext:value-type="float">
            <text:p>8,7234199047089</text:p>
          </table:table-cell>
          <table:table-cell office:value-type="float" office:value="-3.9377446482136" calcext:value-type="float">
            <text:p>-3,93774464821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65</text:p>
          </table:table-cell>
          <table:table-cell office:value-type="float" office:value="-1.5275423228741" calcext:value-type="float">
            <text:p>-1,5275423228741</text:p>
          </table:table-cell>
          <table:table-cell office:value-type="float" office:value="9.2795670032501" calcext:value-type="float">
            <text:p>9,2795670032501</text:p>
          </table:table-cell>
          <table:table-cell office:value-type="float" office:value="-35.259571424715" calcext:value-type="float">
            <text:p>-35,2595714247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76</text:p>
          </table:table-cell>
          <table:table-cell office:value-type="float" office:value="0.85366077721119" calcext:value-type="float">
            <text:p>0,85366077721119</text:p>
          </table:table-cell>
          <table:table-cell office:value-type="float" office:value="7.2199594974518" calcext:value-type="float">
            <text:p>7,2199594974518</text:p>
          </table:table-cell>
          <table:table-cell office:value-type="float" office:value="93.570491310897" calcext:value-type="float">
            <text:p>93,5704913108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87</text:p>
          </table:table-cell>
          <table:table-cell office:value-type="float" office:value="3.717146217823" calcext:value-type="float">
            <text:p>3,717146217823</text:p>
          </table:table-cell>
          <table:table-cell office:value-type="float" office:value="10.720331668854" calcext:value-type="float">
            <text:p>10,720331668854</text:p>
          </table:table-cell>
          <table:table-cell office:value-type="float" office:value="144.1316346454" calcext:value-type="float">
            <text:p>144,131634645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98</text:p>
          </table:table-cell>
          <table:table-cell office:value-type="float" office:value="2.0240595936775" calcext:value-type="float">
            <text:p>2,0240595936775</text:p>
          </table:table-cell>
          <table:table-cell office:value-type="float" office:value="9.7883212566376" calcext:value-type="float">
            <text:p>9,7883212566376</text:p>
          </table:table-cell>
          <table:table-cell office:value-type="float" office:value="-49.854273629037" calcext:value-type="float">
            <text:p>-49,85427362903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09</text:p>
          </table:table-cell>
          <table:table-cell office:value-type="float" office:value="7.0679032802582" calcext:value-type="float">
            <text:p>7,0679032802582</text:p>
          </table:table-cell>
          <table:table-cell office:value-type="float" office:value="9.5074862241745" calcext:value-type="float">
            <text:p>9,5074862241745</text:p>
          </table:table-cell>
          <table:table-cell office:value-type="float" office:value="140.99793980835" calcext:value-type="float">
            <text:p>140,997939808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20</text:p>
          </table:table-cell>
          <table:table-cell office:value-type="float" office:value="5.7312524318695" calcext:value-type="float">
            <text:p>5,7312524318695</text:p>
          </table:table-cell>
          <table:table-cell office:value-type="float" office:value="10.81654548645" calcext:value-type="float">
            <text:p>10,81654548645</text:p>
          </table:table-cell>
          <table:table-cell office:value-type="float" office:value="-113.09592739032" calcext:value-type="float">
            <text:p>-113,095927390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31</text:p>
          </table:table-cell>
          <table:table-cell office:value-type="float" office:value="10.058839321136" calcext:value-type="float">
            <text:p>10,058839321136</text:p>
          </table:table-cell>
          <table:table-cell office:value-type="float" office:value="9.2887228727341" calcext:value-type="float">
            <text:p>9,2887228727341</text:p>
          </table:table-cell>
          <table:table-cell office:value-type="float" office:value="109.18718690325" calcext:value-type="float">
            <text:p>109,187186903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42</text:p>
          </table:table-cell>
          <table:table-cell office:value-type="float" office:value="-1.5586836636066" calcext:value-type="float">
            <text:p>-1,5586836636066</text:p>
          </table:table-cell>
          <table:table-cell office:value-type="float" office:value="9.6045744419098" calcext:value-type="float">
            <text:p>9,6045744419098</text:p>
          </table:table-cell>
          <table:table-cell office:value-type="float" office:value="-50.414376957401" calcext:value-type="float">
            <text:p>-50,4143769574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53</text:p>
          </table:table-cell>
          <table:table-cell office:value-type="float" office:value="0.54362326860428" calcext:value-type="float">
            <text:p>0,54362326860428</text:p>
          </table:table-cell>
          <table:table-cell office:value-type="float" office:value="10.335800647736" calcext:value-type="float">
            <text:p>10,335800647736</text:p>
          </table:table-cell>
          <table:table-cell office:value-type="float" office:value="112.82038764589" calcext:value-type="float">
            <text:p>112,820387645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5cm" svg:x="20.513cm" svg:y="0.558cm">
            <draw:object draw:notify-on-update-of-ranges="analyse.C1:analyse.C1 analyse.C2:analyse.C23 analyse.E1:analyse.E1 analyse.E2:analyse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380952380952381" calcext:value-type="float">
            <text:p>0,380952380952381</text:p>
          </table:table-cell>
          <table:table-cell office:value-type="float" office:value="0.896551724137931" calcext:value-type="float">
            <text:p>0,896551724137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421052631578947" calcext:value-type="float">
            <text:p>0,421052631578947</text:p>
          </table:table-cell>
          <table:table-cell office:value-type="float" office:value="1.06451612903226" calcext:value-type="float">
            <text:p>1,0645161290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1.33333333333333" calcext:value-type="float">
            <text:p>1,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1.63888888888889" calcext:value-type="float">
            <text:p>1,6388888888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615384615384615" calcext:value-type="float">
            <text:p>0,615384615384615</text:p>
          </table:table-cell>
          <table:table-cell office:value-type="float" office:value="1.7027027027027" calcext:value-type="float">
            <text:p>1,7027027027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1.81578947368421" calcext:value-type="float">
            <text:p>1,81578947368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2.07692307692308" calcext:value-type="float">
            <text:p>2,07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2.24390243902439" calcext:value-type="float">
            <text:p>2,2439024390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.35714285714286" calcext:value-type="float">
            <text:p>2,35714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2.3953488372093" calcext:value-type="float">
            <text:p>2,395348837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2.58139534883721" calcext:value-type="float">
            <text:p>2,58139534883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2.76744186046512" calcext:value-type="float">
            <text:p>2,76744186046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2.90697674418605" calcext:value-type="float">
            <text:p>2,90697674418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3.16279069767442" calcext:value-type="float">
            <text:p>3,16279069767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.15909090909091" calcext:value-type="float">
            <text:p>3,159090909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.15909090909091" calcext:value-type="float">
            <text:p>3,159090909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3.33333333333333" calcext:value-type="float">
            <text:p>3,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,8</text:p>
          </table:table-cell>
          <table:table-cell office:value-type="float" office:value="3.46666666666667" calcext:value-type="float">
            <text:p>3,4666666666666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12:55:30.092479</meta:creation-date>
    <dc:date>2023-04-13T12:56:09.797000000</dc:date>
    <meta:generator>LibreOffice/7.4.2.3$Windows_X86_64 LibreOffice_project/382eef1f22670f7f4118c8c2dd222ec7ad009daf</meta:generator>
    <meta:editing-cycles>2</meta:editing-cycles>
    <meta:editing-duration>PT37S</meta:editing-duration>
    <meta:document-statistic meta:table-count="2" meta:cell-count="957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analyse.C1:analyse.C23 analyse.E1:analyse.E23" chart:data-source-has-labels="row" svg:x="0.319cm" svg:y="0.18cm" svg:width="12.508cm" svg:height="8.646cm">
          <chart:coordinate-region svg:x="0.94cm" svg:y="0.38cm" svg:width="11.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23" chart:label-cell-address="analyse.C1:analyse.C1" chart:class="chart:line">
            <chart:data-point chart:repeated="22"/>
          </chart:series>
          <chart:series chart:style-name="ch7" chart:values-cell-range-address="analyse.E2:analyse.E23" chart:label-cell-address="analyse.E1:analyse.E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analyse.C2:analyse.C23</svg:desc>
                </draw:g>
              </table:table-cell>
              <table:table-cell office:value-type="float" office:value="26">
                <text:p>26</text:p>
                <draw:g>
                  <svg:desc>analyse.E2:analyse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